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7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fo:background-color="transparent"/>
    </style:style>
    <style:style style:name="ce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00(yang4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CER : 10/162</text:p>
          </table:table-cell>
          <table:table-cell table:style-name="ce3" table:formula="of:=10/162" office:value-type="percentage" office:value="0.0617283950617284" calcext:value-type="percentage">
            <text:p>6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WER : <text:s/>9/81</text:p>
          </table:table-cell>
          <table:table-cell table:style-name="ce3" table:formula="of:=9/81" office:value-type="percentage" office:value="0.111111111111111" calcext:value-type="percentage">
            <text:p>11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/>
          <table:table-cell office:value-type="string" calcext:value-type="string">
            <text:p>SER : <text:s/>9/27</text:p>
          </table:table-cell>
          <table:table-cell table:style-name="ce3" table:formula="of:=9/27" office:value-type="percentage" office:value="0.333333333333333" calcext:value-type="percentage">
            <text:p>33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py</text:p>
          </table:table-cell>
          <table:table-cell table:style-name="Default" office:value-type="string" calcext:value-type="string">
            <text:p>야구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pd</text:p>
          </table:table-cell>
          <table:table-cell table:style-name="ce2" office:value-type="string" calcext:value-type="string">
            <text:p>필통 늦쁜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po</text:p>
          </table:table-cell>
          <table:table-cell table:style-name="ce2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d</text:p>
          </table:table-cell>
          <table:table-cell table:style-name="ce2" office:value-type="string" calcext:value-type="string">
            <text:p>필통 늦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ld</text:p>
          </table:table-cell>
          <table:table-cell table:style-name="ce2" office:value-type="string" calcext:value-type="string">
            <text:p>볼펜 예게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pd</text:p>
          </table:table-cell>
          <table:table-cell table:style-name="ce2" office:value-type="string" calcext:value-type="string">
            <text:p>볼펜 늦쁜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vd</text:p>
          </table:table-cell>
          <table:table-cell table:style-name="ce2" office:value-type="string" calcext:value-type="string">
            <text:p>볼펜 늦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vo</text:p>
          </table:table-cell>
          <table:table-cell table:style-name="ce2" office:value-type="string" calcext:value-type="string">
            <text:p>볼펜 늦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vy</text:p>
          </table:table-cell>
          <table:table-cell table:style-name="ce2" office:value-type="string" calcext:value-type="string">
            <text:p>볼펜 늦우 노랑</text:p>
          </table:table-cell>
          <table:table-cell table:style-name="ce2"/>
          <table:table-cell table:number-columns-repeated="3"/>
        </table:table-row>
      </table:table>
      <table:table table:name="600(ch3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9/162</text:p>
          </table:table-cell>
          <table:table-cell table:style-name="ce3" table:formula="of:=9/162" office:value-type="percentage" office:value="0.0555555555555556" calcext:value-type="percentage">
            <text:p>6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9/81</text:p>
          </table:table-cell>
          <table:table-cell table:style-name="ce3" table:formula="of:=9/81" office:value-type="percentage" office:value="0.111111111111111" calcext:value-type="percentage">
            <text:p>11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9/27</text:p>
          </table:table-cell>
          <table:table-cell table:style-name="ce4" table:formula="of:=9/27" office:value-type="percentage" office:value="0.333333333333333" calcext:value-type="percentage">
            <text:p>33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pd</text:p>
          </table:table-cell>
          <table:table-cell table:style-name="ce2" office:value-type="string" calcext:value-type="string">
            <text:p>야구 매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늦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vd</text:p>
          </table:table-cell>
          <table:table-cell table:style-name="Default" office:value-type="string" calcext:value-type="string">
            <text:p>야구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d</text:p>
          </table:table-cell>
          <table:table-cell table:style-name="ce2" office:value-type="string" calcext:value-type="string">
            <text:p>필통 예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y</text:p>
          </table:table-cell>
          <table:table-cell table:style-name="ce2" office:value-type="string" calcext:value-type="string">
            <text:p>필통 예게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pd</text:p>
          </table:table-cell>
          <table:table-cell table:style-name="ce2" office:value-type="string" calcext:value-type="string">
            <text:p>필통 매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vd</text:p>
          </table:table-cell>
          <table:table-cell table:style-name="Default" office:value-type="string" calcext:value-type="string">
            <text:p>필통 예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y</text:p>
          </table:table-cell>
          <table:table-cell table:style-name="ce2" office:value-type="string" calcext:value-type="string">
            <text:p>필통 매우 다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ld</text:p>
          </table:table-cell>
          <table:table-cell table:style-name="ce2" office:value-type="string" calcext:value-type="string">
            <text:p>볼펜 매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pd</text:p>
          </table:table-cell>
          <table:table-cell table:style-name="ce2" office:value-type="string" calcext:value-type="string">
            <text:p>볼펜 매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number-columns-repeated="4"/>
        </table:table-row>
      </table:table>
      <table:table table:name="926(yang4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CER : 0/162</text:p>
          </table:table-cell>
          <table:table-cell table:style-name="ce3" table:formula="of:=0/162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WER : <text:s/>0/81</text:p>
          </table:table-cell>
          <table:table-cell table:style-name="ce3" table:formula="of:=0/81" office:value-type="percentage" office:value="0" calcext:value-type="percentage">
            <text:p>0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/>
          <table:table-cell office:value-type="string" calcext:value-type="string">
            <text:p>SER : <text:s/>0/27</text:p>
          </table:table-cell>
          <table:table-cell table:style-name="ce3" table:formula="of:=0/27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매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style-name="ce2"/>
          <table:table-cell table:number-columns-repeated="3"/>
        </table:table-row>
      </table:table>
      <table:table table:name="926(ch3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CER : 2/162</text:p>
          </table:table-cell>
          <table:table-cell table:style-name="ce3" table:formula="of:=2/162" office:value-type="percentage" office:value="0.0123456790123457" calcext:value-type="percentage">
            <text:p>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WER : <text:s/>1/81</text:p>
          </table:table-cell>
          <table:table-cell table:style-name="ce3" table:formula="of:=1/81" office:value-type="percentage" office:value="0.0123456790123457" calcext:value-type="percentage">
            <text:p>1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/>
          <table:table-cell office:value-type="string" calcext:value-type="string">
            <text:p>SER : <text:s/>0/27</text:p>
          </table:table-cell>
          <table:table-cell table:style-name="ce3" table:formula="of:=0/27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매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vy</text:p>
          </table:table-cell>
          <table:table-cell table:style-name="ce2" office:value-type="string" calcext:value-type="string">
            <text:p>필통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style-name="ce2"/>
          <table:table-cell table:number-columns-repeated="3"/>
        </table:table-row>
      </table:table>
      <table:table table:name="loss" table:style-name="ta1">
        <table:table-column table:style-name="co3" table:default-cell-style-name="ce5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.9178091684977" calcext:value-type="float">
            <text:p>36.9178091685</text:p>
          </table:table-cell>
          <table:table-cell office:value-type="float" office:value="25.624901453654" calcext:value-type="float">
            <text:p>25.62490145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.8119581434462" calcext:value-type="float">
            <text:p>23.8119581434</text:p>
          </table:table-cell>
          <table:table-cell office:value-type="float" office:value="22.9631440904405" calcext:value-type="float">
            <text:p>22.96314409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.3452256520589" calcext:value-type="float">
            <text:p>22.3452256521</text:p>
          </table:table-cell>
          <table:table-cell office:value-type="float" office:value="21.9623356925117" calcext:value-type="float">
            <text:p>21.96233569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0772669474284" calcext:value-type="float">
            <text:p>21.0772669474</text:p>
          </table:table-cell>
          <table:table-cell office:value-type="float" office:value="20.5225353240967" calcext:value-type="float">
            <text:p>20.52253532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.8946022457547" calcext:value-type="float">
            <text:p>19.8946022458</text:p>
          </table:table-cell>
          <table:table-cell office:value-type="float" office:value="19.4529843860202" calcext:value-type="float">
            <text:p>19.4529843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59490331014" calcext:value-type="float">
            <text:p>18.5949033101</text:p>
          </table:table-cell>
          <table:table-cell office:value-type="float" office:value="18.2470266554091" calcext:value-type="float">
            <text:p>18.24702665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.5550649007161" calcext:value-type="float">
            <text:p>17.5550649007</text:p>
          </table:table-cell>
          <table:table-cell office:value-type="float" office:value="16.8442878723145" calcext:value-type="float">
            <text:p>16.84428787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.5492302364773" calcext:value-type="float">
            <text:p>16.5492302365</text:p>
          </table:table-cell>
          <table:table-cell office:value-type="float" office:value="16.0447981622484" calcext:value-type="float">
            <text:p>16.04479816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.7323686599731" calcext:value-type="float">
            <text:p>15.73236866</text:p>
          </table:table-cell>
          <table:table-cell office:value-type="float" office:value="14.9441651768155" calcext:value-type="float">
            <text:p>14.94416517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.0026819229126" calcext:value-type="float">
            <text:p>15.0026819229</text:p>
          </table:table-cell>
          <table:table-cell office:value-type="float" office:value="14.1487146483527" calcext:value-type="float">
            <text:p>14.14871464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1574549569024" calcext:value-type="float">
            <text:p>14.1574549569</text:p>
          </table:table-cell>
          <table:table-cell office:value-type="float" office:value="13.1785901387533" calcext:value-type="float">
            <text:p>13.17859013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.2587747997708" calcext:value-type="float">
            <text:p>13.2587747998</text:p>
          </table:table-cell>
          <table:table-cell office:value-type="float" office:value="11.7413249015808" calcext:value-type="float">
            <text:p>11.74132490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.7888845443726" calcext:value-type="float">
            <text:p>11.7888845444</text:p>
          </table:table-cell>
          <table:table-cell office:value-type="float" office:value="10.6962769826253" calcext:value-type="float">
            <text:p>10.696276982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7988808314006" calcext:value-type="float">
            <text:p>10.7988808314</text:p>
          </table:table-cell>
          <table:table-cell office:value-type="float" office:value="9.80284886889988" calcext:value-type="float">
            <text:p>9.80284886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.0900882085164" calcext:value-type="float">
            <text:p>10.0900882085</text:p>
          </table:table-cell>
          <table:table-cell office:value-type="float" office:value="9.29720449447632" calcext:value-type="float">
            <text:p>9.297204494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.59973636203342" calcext:value-type="float">
            <text:p>9.599736362</text:p>
          </table:table-cell>
          <table:table-cell office:value-type="float" office:value="8.94893142912123" calcext:value-type="float">
            <text:p>8.948931429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.2261694378323" calcext:value-type="float">
            <text:p>9.2261694378</text:p>
          </table:table-cell>
          <table:table-cell office:value-type="float" office:value="8.6231304804484" calcext:value-type="float">
            <text:p>8.623130480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.8719492064582" calcext:value-type="float">
            <text:p>8.8719492065</text:p>
          </table:table-cell>
          <table:table-cell office:value-type="float" office:value="8.25967348946465" calcext:value-type="float">
            <text:p>8.259673489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.59721681806776" calcext:value-type="float">
            <text:p>8.5972168181</text:p>
          </table:table-cell>
          <table:table-cell office:value-type="float" office:value="8.04004592365689" calcext:value-type="float">
            <text:p>8.040045923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31242338816325" calcext:value-type="float">
            <text:p>8.3124233882</text:p>
          </table:table-cell>
          <table:table-cell office:value-type="float" office:value="7.89091629452176" calcext:value-type="float">
            <text:p>7.89091629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.1244485007392" calcext:value-type="float">
            <text:p>8.1244485007</text:p>
          </table:table-cell>
          <table:table-cell office:value-type="float" office:value="7.76761147711012" calcext:value-type="float">
            <text:p>7.767611477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.03971222771539" calcext:value-type="float">
            <text:p>8.0397122277</text:p>
          </table:table-cell>
          <table:table-cell office:value-type="float" office:value="7.50431858168708" calcext:value-type="float">
            <text:p>7.504318581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.67496185302734" calcext:value-type="float">
            <text:p>7.674961853</text:p>
          </table:table-cell>
          <table:table-cell office:value-type="float" office:value="7.20059985584683" calcext:value-type="float">
            <text:p>7.200599855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.47865989473131" calcext:value-type="float">
            <text:p>7.4786598947</text:p>
          </table:table-cell>
          <table:table-cell office:value-type="float" office:value="7.03085565567017" calcext:value-type="float">
            <text:p>7.03085565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.30720418294271" calcext:value-type="float">
            <text:p>7.3072041829</text:p>
          </table:table-cell>
          <table:table-cell office:value-type="float" office:value="6.96373581886292" calcext:value-type="float">
            <text:p>6.96373581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.11181013319227" calcext:value-type="float">
            <text:p>7.1118101332</text:p>
          </table:table-cell>
          <table:table-cell office:value-type="float" office:value="6.82323532634311" calcext:value-type="float">
            <text:p>6.823235326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.03761626349555" calcext:value-type="float">
            <text:p>7.0376162635</text:p>
          </table:table-cell>
          <table:table-cell office:value-type="float" office:value="6.79504073990716" calcext:value-type="float">
            <text:p>6.79504073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.06570870081584" calcext:value-type="float">
            <text:p>7.0657087008</text:p>
          </table:table-cell>
          <table:table-cell office:value-type="float" office:value="6.73633832401699" calcext:value-type="float">
            <text:p>6.73633832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.97224295934041" calcext:value-type="float">
            <text:p>6.9722429593</text:p>
          </table:table-cell>
          <table:table-cell office:value-type="float" office:value="6.73063781526354" calcext:value-type="float">
            <text:p>6.73063781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.99792107476129" calcext:value-type="float">
            <text:p>6.9979210748</text:p>
          </table:table-cell>
          <table:table-cell office:value-type="float" office:value="6.74328374862671" calcext:value-type="float">
            <text:p>6.743283748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.88547344207764" calcext:value-type="float">
            <text:p>6.8854734421</text:p>
          </table:table-cell>
          <table:table-cell office:value-type="float" office:value="6.70194286770291" calcext:value-type="float">
            <text:p>6.701942867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.93767844306098" calcext:value-type="float">
            <text:p>6.9376784431</text:p>
          </table:table-cell>
          <table:table-cell office:value-type="float" office:value="6.7008220884535" calcext:value-type="float">
            <text:p>6.700822088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.86195227305094" calcext:value-type="float">
            <text:p>6.8619522731</text:p>
          </table:table-cell>
          <table:table-cell office:value-type="float" office:value="6.67794516351488" calcext:value-type="float">
            <text:p>6.677945163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.8616717338562" calcext:value-type="float">
            <text:p>6.8616717339</text:p>
          </table:table-cell>
          <table:table-cell office:value-type="float" office:value="6.69768558608161" calcext:value-type="float">
            <text:p>6.697685586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.84592156940036" calcext:value-type="float">
            <text:p>6.8459215694</text:p>
          </table:table-cell>
          <table:table-cell office:value-type="float" office:value="6.67430954509311" calcext:value-type="float">
            <text:p>6.674309545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.87749765184191" calcext:value-type="float">
            <text:p>6.8774976518</text:p>
          </table:table-cell>
          <table:table-cell office:value-type="float" office:value="6.68068138758342" calcext:value-type="float">
            <text:p>6.68068138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.94316144519382" calcext:value-type="float">
            <text:p>6.9431614452</text:p>
          </table:table-cell>
          <table:table-cell office:value-type="float" office:value="6.67180003060235" calcext:value-type="float">
            <text:p>6.67180003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.87542026307848" calcext:value-type="float">
            <text:p>6.8754202631</text:p>
          </table:table-cell>
          <table:table-cell office:value-type="float" office:value="6.69804249869453" calcext:value-type="float">
            <text:p>6.698042498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.81954152848985" calcext:value-type="float">
            <text:p>6.8195415285</text:p>
          </table:table-cell>
          <table:table-cell office:value-type="float" office:value="6.67611553933885" calcext:value-type="float">
            <text:p>6.676115539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.81269943449232" calcext:value-type="float">
            <text:p>6.8126994345</text:p>
          </table:table-cell>
          <table:table-cell office:value-type="float" office:value="6.6034247080485" calcext:value-type="float">
            <text:p>6.60342470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.85201195610894" calcext:value-type="float">
            <text:p>6.8520119561</text:p>
          </table:table-cell>
          <table:table-cell office:value-type="float" office:value="6.64057032267253" calcext:value-type="float">
            <text:p>6.640570322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.68813688490126" calcext:value-type="float">
            <text:p>6.6881368849</text:p>
          </table:table-cell>
          <table:table-cell office:value-type="float" office:value="6.6186134285397" calcext:value-type="float">
            <text:p>6.618613428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.82059231864081" calcext:value-type="float">
            <text:p>6.8205923186</text:p>
          </table:table-cell>
          <table:table-cell office:value-type="float" office:value="6.66725007692973" calcext:value-type="float">
            <text:p>6.667250076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.67456079059177" calcext:value-type="float">
            <text:p>6.6745607906</text:p>
          </table:table-cell>
          <table:table-cell office:value-type="float" office:value="6.63225187195672" calcext:value-type="float">
            <text:p>6.63225187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.79213339487712" calcext:value-type="float">
            <text:p>6.7921333949</text:p>
          </table:table-cell>
          <table:table-cell office:value-type="float" office:value="6.61854139963786" calcext:value-type="float">
            <text:p>6.618541399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.8520655632019" calcext:value-type="float">
            <text:p>6.8520655632</text:p>
          </table:table-cell>
          <table:table-cell office:value-type="float" office:value="6.61443328857422" calcext:value-type="float">
            <text:p>6.614433288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.80315965016683" calcext:value-type="float">
            <text:p>6.8031596502</text:p>
          </table:table-cell>
          <table:table-cell office:value-type="float" office:value="6.63021678394741" calcext:value-type="float">
            <text:p>6.63021678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.80743970870972" calcext:value-type="float">
            <text:p>6.8074397087</text:p>
          </table:table-cell>
          <table:table-cell office:value-type="float" office:value="6.61626556184557" calcext:value-type="float">
            <text:p>6.616265561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.80056530634562" calcext:value-type="float">
            <text:p>6.8005653063</text:p>
          </table:table-cell>
          <table:table-cell office:value-type="float" office:value="6.64316447575887" calcext:value-type="float">
            <text:p>6.643164475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.77290198008219" calcext:value-type="float">
            <text:p>6.7729019801</text:p>
          </table:table-cell>
          <table:table-cell office:value-type="float" office:value="6.65227635701497" calcext:value-type="float">
            <text:p>6.6522763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69279840257433" calcext:value-type="float">
            <text:p>6.6927984026</text:p>
          </table:table-cell>
          <table:table-cell office:value-type="float" office:value="6.61864609188504" calcext:value-type="float">
            <text:p>6.618646091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.77740853627523" calcext:value-type="float">
            <text:p>6.7774085363</text:p>
          </table:table-cell>
          <table:table-cell office:value-type="float" office:value="6.65139089690314" calcext:value-type="float">
            <text:p>6.651390896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.72418630388048" calcext:value-type="float">
            <text:p>6.7241863039</text:p>
          </table:table-cell>
          <table:table-cell office:value-type="float" office:value="6.61730758349101" calcext:value-type="float">
            <text:p>6.61730758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.72409515380859" calcext:value-type="float">
            <text:p>6.7240951538</text:p>
          </table:table-cell>
          <table:table-cell office:value-type="float" office:value="6.63277302847968" calcext:value-type="float">
            <text:p>6.632773028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.7351081000434" calcext:value-type="float">
            <text:p>6.7351081</text:p>
          </table:table-cell>
          <table:table-cell office:value-type="float" office:value="6.65045258733961" calcext:value-type="float">
            <text:p>6.650452587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.68175130420261" calcext:value-type="float">
            <text:p>6.6817513042</text:p>
          </table:table-cell>
          <table:table-cell office:value-type="float" office:value="6.61667945649889" calcext:value-type="float">
            <text:p>6.616679456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.68304950926039" calcext:value-type="float">
            <text:p>6.6830495093</text:p>
          </table:table-cell>
          <table:table-cell office:value-type="float" office:value="6.59218205346002" calcext:value-type="float">
            <text:p>6.592182053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.75914274851481" calcext:value-type="float">
            <text:p>6.7591427485</text:p>
          </table:table-cell>
          <table:table-cell office:value-type="float" office:value="6.64204025268555" calcext:value-type="float">
            <text:p>6.642040252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.66785258187188" calcext:value-type="float">
            <text:p>6.6678525819</text:p>
          </table:table-cell>
          <table:table-cell office:value-type="float" office:value="6.61899002393087" calcext:value-type="float">
            <text:p>6.618990023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.83464160495334" calcext:value-type="float">
            <text:p>6.834641605</text:p>
          </table:table-cell>
          <table:table-cell office:value-type="float" office:value="6.57841496997409" calcext:value-type="float">
            <text:p>6.5784149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.77104740142822" calcext:value-type="float">
            <text:p>6.7710474014</text:p>
          </table:table-cell>
          <table:table-cell office:value-type="float" office:value="6.60338918368022" calcext:value-type="float">
            <text:p>6.603389183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.72979256312052" calcext:value-type="float">
            <text:p>6.7297925631</text:p>
          </table:table-cell>
          <table:table-cell office:value-type="float" office:value="6.61210939619276" calcext:value-type="float">
            <text:p>6.61210939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.65101757049561" calcext:value-type="float">
            <text:p>6.6510175705</text:p>
          </table:table-cell>
          <table:table-cell office:value-type="float" office:value="6.61707546975878" calcext:value-type="float">
            <text:p>6.617075469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.64854154586792" calcext:value-type="float">
            <text:p>6.6485415459</text:p>
          </table:table-cell>
          <table:table-cell office:value-type="float" office:value="6.583728339937" calcext:value-type="float">
            <text:p>6.583728339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.62157696617974" calcext:value-type="float">
            <text:p>6.6215769662</text:p>
          </table:table-cell>
          <table:table-cell office:value-type="float" office:value="6.61919683880276" calcext:value-type="float">
            <text:p>6.61919683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.68844935099284" calcext:value-type="float">
            <text:p>6.688449351</text:p>
          </table:table-cell>
          <table:table-cell office:value-type="float" office:value="6.6255108250512" calcext:value-type="float">
            <text:p>6.625510825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.6722674369812" calcext:value-type="float">
            <text:p>6.672267437</text:p>
          </table:table-cell>
          <table:table-cell office:value-type="float" office:value="6.59573928515116" calcext:value-type="float">
            <text:p>6.595739285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.65628496805827" calcext:value-type="float">
            <text:p>6.6562849681</text:p>
          </table:table-cell>
          <table:table-cell office:value-type="float" office:value="6.60334417555067" calcext:value-type="float">
            <text:p>6.603344175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.64373630947537" calcext:value-type="float">
            <text:p>6.6437363095</text:p>
          </table:table-cell>
          <table:table-cell office:value-type="float" office:value="6.58826671706306" calcext:value-type="float">
            <text:p>6.588266717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.59446330600315" calcext:value-type="float">
            <text:p>6.594463306</text:p>
          </table:table-cell>
          <table:table-cell office:value-type="float" office:value="6.5986926290724" calcext:value-type="float">
            <text:p>6.598692629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.61001195907593" calcext:value-type="float">
            <text:p>6.6100119591</text:p>
          </table:table-cell>
          <table:table-cell office:value-type="float" office:value="6.60634069972568" calcext:value-type="float">
            <text:p>6.606340699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.72038848665026" calcext:value-type="float">
            <text:p>6.7203884867</text:p>
          </table:table-cell>
          <table:table-cell office:value-type="float" office:value="6.55178350872464" calcext:value-type="float">
            <text:p>6.551783508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.52858397165934" calcext:value-type="float">
            <text:p>6.5285839717</text:p>
          </table:table-cell>
          <table:table-cell office:value-type="float" office:value="6.61669121848212" calcext:value-type="float">
            <text:p>6.616691218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.50132790671455" calcext:value-type="float">
            <text:p>6.5013279067</text:p>
          </table:table-cell>
          <table:table-cell office:value-type="float" office:value="6.62728537453546" calcext:value-type="float">
            <text:p>6.627285374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.61853045357598" calcext:value-type="float">
            <text:p>6.6185304536</text:p>
          </table:table-cell>
          <table:table-cell office:value-type="float" office:value="6.5873839325375" calcext:value-type="float">
            <text:p>6.587383932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.61343637042575" calcext:value-type="float">
            <text:p>6.6134363704</text:p>
          </table:table-cell>
          <table:table-cell office:value-type="float" office:value="6.66164602173699" calcext:value-type="float">
            <text:p>6.661646021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.63230534659492" calcext:value-type="float">
            <text:p>6.6323053466</text:p>
          </table:table-cell>
          <table:table-cell office:value-type="float" office:value="6.66857727368673" calcext:value-type="float">
            <text:p>6.668577273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.58708452648587" calcext:value-type="float">
            <text:p>6.5870845265</text:p>
          </table:table-cell>
          <table:table-cell office:value-type="float" office:value="6.64927461412218" calcext:value-type="float">
            <text:p>6.649274614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.58673176235623" calcext:value-type="float">
            <text:p>6.5867317624</text:p>
          </table:table-cell>
          <table:table-cell office:value-type="float" office:value="6.60353136062622" calcext:value-type="float">
            <text:p>6.603531360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64774380789863" calcext:value-type="float">
            <text:p>6.6477438079</text:p>
          </table:table-cell>
          <table:table-cell office:value-type="float" office:value="6.66929009225633" calcext:value-type="float">
            <text:p>6.669290092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.62967947853936" calcext:value-type="float">
            <text:p>6.6296794785</text:p>
          </table:table-cell>
          <table:table-cell office:value-type="float" office:value="6.66246636708577" calcext:value-type="float">
            <text:p>6.662466367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.71736604902479" calcext:value-type="float">
            <text:p>6.717366049</text:p>
          </table:table-cell>
          <table:table-cell office:value-type="float" office:value="6.66689191924201" calcext:value-type="float">
            <text:p>6.666891919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.46396471659342" calcext:value-type="float">
            <text:p>6.4639647166</text:p>
          </table:table-cell>
          <table:table-cell office:value-type="float" office:value="6.66800962554084" calcext:value-type="float">
            <text:p>6.668009625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.60394065645006" calcext:value-type="float">
            <text:p>6.6039406565</text:p>
          </table:table-cell>
          <table:table-cell office:value-type="float" office:value="6.59974633322822" calcext:value-type="float">
            <text:p>6.599746333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.70408605999417" calcext:value-type="float">
            <text:p>6.70408606</text:p>
          </table:table-cell>
          <table:table-cell office:value-type="float" office:value="6.59434419208103" calcext:value-type="float">
            <text:p>6.594344192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.41816748513116" calcext:value-type="float">
            <text:p>6.4181674851</text:p>
          </table:table-cell>
          <table:table-cell office:value-type="float" office:value="6.63553622033861" calcext:value-type="float">
            <text:p>6.63553622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.4552121480306" calcext:value-type="float">
            <text:p>6.455212148</text:p>
          </table:table-cell>
          <table:table-cell office:value-type="float" office:value="6.65019557211134" calcext:value-type="float">
            <text:p>6.650195572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.61376958423191" calcext:value-type="float">
            <text:p>6.6137695842</text:p>
          </table:table-cell>
          <table:table-cell office:value-type="float" office:value="6.66569195853339" calcext:value-type="float">
            <text:p>6.665691958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.49455525080363" calcext:value-type="float">
            <text:p>6.4945552508</text:p>
          </table:table-cell>
          <table:table-cell office:value-type="float" office:value="6.65659454133776" calcext:value-type="float">
            <text:p>6.656594541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.70717169443766" calcext:value-type="float">
            <text:p>6.7071716944</text:p>
          </table:table-cell>
          <table:table-cell office:value-type="float" office:value="6.6739137172699" calcext:value-type="float">
            <text:p>6.673913717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.50727666219076" calcext:value-type="float">
            <text:p>6.5072766622</text:p>
          </table:table-cell>
          <table:table-cell office:value-type="float" office:value="6.79053264194065" calcext:value-type="float">
            <text:p>6.790532641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.44501698811849" calcext:value-type="float">
            <text:p>6.4450169881</text:p>
          </table:table-cell>
          <table:table-cell office:value-type="float" office:value="6.68166293038262" calcext:value-type="float">
            <text:p>6.681662930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.53764609230889" calcext:value-type="float">
            <text:p>6.5376460923</text:p>
          </table:table-cell>
          <table:table-cell office:value-type="float" office:value="6.68680384423998" calcext:value-type="float">
            <text:p>6.686803844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.49337042702569" calcext:value-type="float">
            <text:p>6.493370427</text:p>
          </table:table-cell>
          <table:table-cell office:value-type="float" office:value="6.60425639152527" calcext:value-type="float">
            <text:p>6.604256391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.42288110521105" calcext:value-type="float">
            <text:p>6.4228811052</text:p>
          </table:table-cell>
          <table:table-cell office:value-type="float" office:value="6.67790998352899" calcext:value-type="float">
            <text:p>6.677909983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.64635079701742" calcext:value-type="float">
            <text:p>6.646350797</text:p>
          </table:table-cell>
          <table:table-cell office:value-type="float" office:value="6.6048239601983" calcext:value-type="float">
            <text:p>6.604823960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.67021345562405" calcext:value-type="float">
            <text:p>6.6702134556</text:p>
          </table:table-cell>
          <table:table-cell office:value-type="float" office:value="6.65669173664517" calcext:value-type="float">
            <text:p>6.656691736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.41459380255805" calcext:value-type="float">
            <text:p>6.4145938026</text:p>
          </table:table-cell>
          <table:table-cell office:value-type="float" office:value="6.61498112148709" calcext:value-type="float">
            <text:p>6.61498112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.3700198173523" calcext:value-type="float">
            <text:p>6.3700198174</text:p>
          </table:table-cell>
          <table:table-cell office:value-type="float" office:value="6.65275507503086" calcext:value-type="float">
            <text:p>6.65275507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.48382722006904" calcext:value-type="float">
            <text:p>6.4838272201</text:p>
          </table:table-cell>
          <table:table-cell office:value-type="float" office:value="6.71054471863641" calcext:value-type="float">
            <text:p>6.71054471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45309342278375" calcext:value-type="float">
            <text:p>6.4530934228</text:p>
          </table:table-cell>
          <table:table-cell office:value-type="float" office:value="6.71673308478461" calcext:value-type="float">
            <text:p>6.716733084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.45673676596748" calcext:value-type="float">
            <text:p>6.456736766</text:p>
          </table:table-cell>
          <table:table-cell office:value-type="float" office:value="6.69978393448724" calcext:value-type="float">
            <text:p>6.699783934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.51549377441406" calcext:value-type="float">
            <text:p>6.5154937744</text:p>
          </table:table-cell>
          <table:table-cell office:value-type="float" office:value="6.6208692656623" calcext:value-type="float">
            <text:p>6.620869265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.54414918687609" calcext:value-type="float">
            <text:p>6.5441491869</text:p>
          </table:table-cell>
          <table:table-cell office:value-type="float" office:value="6.710780594084" calcext:value-type="float">
            <text:p>6.710780594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.39999109903971" calcext:value-type="float">
            <text:p>6.399991099</text:p>
          </table:table-cell>
          <table:table-cell office:value-type="float" office:value="6.74330099423726" calcext:value-type="float">
            <text:p>6.743300994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.45986162821452" calcext:value-type="float">
            <text:p>6.4598616282</text:p>
          </table:table-cell>
          <table:table-cell office:value-type="float" office:value="6.69368296199375" calcext:value-type="float">
            <text:p>6.69368296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.40171624289619" calcext:value-type="float">
            <text:p>6.4017162429</text:p>
          </table:table-cell>
          <table:table-cell office:value-type="float" office:value="6.75993368360731" calcext:value-type="float">
            <text:p>6.759933683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.65254453023275" calcext:value-type="float">
            <text:p>6.6525445302</text:p>
          </table:table-cell>
          <table:table-cell office:value-type="float" office:value="6.73102458318075" calcext:value-type="float">
            <text:p>6.731024583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.36638354195489" calcext:value-type="float">
            <text:p>6.366383542</text:p>
          </table:table-cell>
          <table:table-cell office:value-type="float" office:value="6.63978078630236" calcext:value-type="float">
            <text:p>6.639780786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.40045239130656" calcext:value-type="float">
            <text:p>6.4004523913</text:p>
          </table:table-cell>
          <table:table-cell office:value-type="float" office:value="6.64796831872728" calcext:value-type="float">
            <text:p>6.647968318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.0241438653734" calcext:value-type="float">
            <text:p>6.0241438654</text:p>
          </table:table-cell>
          <table:table-cell office:value-type="float" office:value="6.62561329205831" calcext:value-type="float">
            <text:p>6.625613292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.35439907709757" calcext:value-type="float">
            <text:p>6.3543990771</text:p>
          </table:table-cell>
          <table:table-cell office:value-type="float" office:value="6.72092877493964" calcext:value-type="float">
            <text:p>6.720928774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.28146015803019" calcext:value-type="float">
            <text:p>6.281460158</text:p>
          </table:table-cell>
          <table:table-cell office:value-type="float" office:value="6.84249594476488" calcext:value-type="float">
            <text:p>6.842495944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.3780904452006" calcext:value-type="float">
            <text:p>6.3780904452</text:p>
          </table:table-cell>
          <table:table-cell office:value-type="float" office:value="6.67678305837843" calcext:value-type="float">
            <text:p>6.676783058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.34458941353692" calcext:value-type="float">
            <text:p>6.3445894135</text:p>
          </table:table-cell>
          <table:table-cell office:value-type="float" office:value="6.72668531205919" calcext:value-type="float">
            <text:p>6.726685312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.41248088412815" calcext:value-type="float">
            <text:p>6.4124808841</text:p>
          </table:table-cell>
          <table:table-cell office:value-type="float" office:value="6.74421972698636" calcext:value-type="float">
            <text:p>6.74421972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.34895576900906" calcext:value-type="float">
            <text:p>6.348955769</text:p>
          </table:table-cell>
          <table:table-cell office:value-type="float" office:value="6.91455441051059" calcext:value-type="float">
            <text:p>6.914554410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.36710172759162" calcext:value-type="float">
            <text:p>6.3671017276</text:p>
          </table:table-cell>
          <table:table-cell office:value-type="float" office:value="6.67155220773485" calcext:value-type="float">
            <text:p>6.671552207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6.29388708538479" calcext:value-type="float">
            <text:p>6.2938870854</text:p>
          </table:table-cell>
          <table:table-cell office:value-type="float" office:value="6.7555205821991" calcext:value-type="float">
            <text:p>6.755520582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.31729309293959" calcext:value-type="float">
            <text:p>6.3172930929</text:p>
          </table:table-cell>
          <table:table-cell office:value-type="float" office:value="6.79955866601732" calcext:value-type="float">
            <text:p>6.79955866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52141932381524" calcext:value-type="float">
            <text:p>6.5214193238</text:p>
          </table:table-cell>
          <table:table-cell office:value-type="float" office:value="6.90539211697049" calcext:value-type="float">
            <text:p>6.90539211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.4620007303026" calcext:value-type="float">
            <text:p>6.4620007303</text:p>
          </table:table-cell>
          <table:table-cell office:value-type="float" office:value="6.8471732934316" calcext:value-type="float">
            <text:p>6.847173293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.43401766883002" calcext:value-type="float">
            <text:p>6.4340176688</text:p>
          </table:table-cell>
          <table:table-cell office:value-type="float" office:value="6.87618517875671" calcext:value-type="float">
            <text:p>6.876185178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.36365234586928" calcext:value-type="float">
            <text:p>6.3636523459</text:p>
          </table:table-cell>
          <table:table-cell office:value-type="float" office:value="6.96074432796902" calcext:value-type="float">
            <text:p>6.96074432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.37911971410116" calcext:value-type="float">
            <text:p>6.3791197141</text:p>
          </table:table-cell>
          <table:table-cell office:value-type="float" office:value="6.97420117590163" calcext:value-type="float">
            <text:p>6.974201175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.13087408277724" calcext:value-type="float">
            <text:p>6.1308740828</text:p>
          </table:table-cell>
          <table:table-cell office:value-type="float" office:value="6.73998218112522" calcext:value-type="float">
            <text:p>6.739982181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.05255584716797" calcext:value-type="float">
            <text:p>6.0525558472</text:p>
          </table:table-cell>
          <table:table-cell office:value-type="float" office:value="6.80040955543518" calcext:value-type="float">
            <text:p>6.800409555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.50334100723267" calcext:value-type="float">
            <text:p>6.5033410072</text:p>
          </table:table-cell>
          <table:table-cell office:value-type="float" office:value="6.86427444881863" calcext:value-type="float">
            <text:p>6.864274448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.93618138101366" calcext:value-type="float">
            <text:p>5.936181381</text:p>
          </table:table-cell>
          <table:table-cell office:value-type="float" office:value="7.01804505454169" calcext:value-type="float">
            <text:p>7.018045054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.15313437779744" calcext:value-type="float">
            <text:p>6.1531343778</text:p>
          </table:table-cell>
          <table:table-cell office:value-type="float" office:value="6.81492087576124" calcext:value-type="float">
            <text:p>6.814920875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33614440494114" calcext:value-type="float">
            <text:p>6.3361444049</text:p>
          </table:table-cell>
          <table:table-cell office:value-type="float" office:value="6.72822300593058" calcext:value-type="float">
            <text:p>6.728223005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.40147225062052" calcext:value-type="float">
            <text:p>6.4014722506</text:p>
          </table:table-cell>
          <table:table-cell office:value-type="float" office:value="7.06104045444065" calcext:value-type="float">
            <text:p>7.061040454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.93574718369378" calcext:value-type="float">
            <text:p>5.9357471837</text:p>
          </table:table-cell>
          <table:table-cell office:value-type="float" office:value="6.83776521682739" calcext:value-type="float">
            <text:p>6.837765216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.38579064475166" calcext:value-type="float">
            <text:p>6.3857906448</text:p>
          </table:table-cell>
          <table:table-cell office:value-type="float" office:value="6.88967895507813" calcext:value-type="float">
            <text:p>6.889678955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.46248818503486" calcext:value-type="float">
            <text:p>6.462488185</text:p>
          </table:table-cell>
          <table:table-cell office:value-type="float" office:value="6.62952563497755" calcext:value-type="float">
            <text:p>6.62952563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.23208754857381" calcext:value-type="float">
            <text:p>6.2320875486</text:p>
          </table:table-cell>
          <table:table-cell office:value-type="float" office:value="6.78153528107537" calcext:value-type="float">
            <text:p>6.781535281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.43949512905545" calcext:value-type="float">
            <text:p>6.4394951291</text:p>
          </table:table-cell>
          <table:table-cell office:value-type="float" office:value="6.6751778655582" calcext:value-type="float">
            <text:p>6.675177865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.93064788182577" calcext:value-type="float">
            <text:p>5.9306478818</text:p>
          </table:table-cell>
          <table:table-cell office:value-type="float" office:value="6.67616682582431" calcext:value-type="float">
            <text:p>6.676166825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.15471607844035" calcext:value-type="float">
            <text:p>6.1547160784</text:p>
          </table:table-cell>
          <table:table-cell office:value-type="float" office:value="6.83302614423964" calcext:value-type="float">
            <text:p>6.833026144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.62369042502509" calcext:value-type="float">
            <text:p>6.623690425</text:p>
          </table:table-cell>
          <table:table-cell office:value-type="float" office:value="6.52531433105469" calcext:value-type="float">
            <text:p>6.525314331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.37774964703454" calcext:value-type="float">
            <text:p>5.377749647</text:p>
          </table:table-cell>
          <table:table-cell office:value-type="float" office:value="6.98356821801927" calcext:value-type="float">
            <text:p>6.98356821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.30211497412788" calcext:value-type="float">
            <text:p>6.3021149741</text:p>
          </table:table-cell>
          <table:table-cell office:value-type="float" office:value="6.78661621941461" calcext:value-type="float">
            <text:p>6.786616219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6.13714648352729" calcext:value-type="float">
            <text:p>6.1371464835</text:p>
          </table:table-cell>
          <table:table-cell office:value-type="float" office:value="6.72165536880493" calcext:value-type="float">
            <text:p>6.721655368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.69083449575636" calcext:value-type="float">
            <text:p>5.6908344958</text:p>
          </table:table-cell>
          <table:table-cell office:value-type="float" office:value="6.93278431892395" calcext:value-type="float">
            <text:p>6.932784318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.96648931503296" calcext:value-type="float">
            <text:p>5.966489315</text:p>
          </table:table-cell>
          <table:table-cell office:value-type="float" office:value="6.98828755484687" calcext:value-type="float">
            <text:p>6.988287554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.23096640374925" calcext:value-type="float">
            <text:p>6.2309664037</text:p>
          </table:table-cell>
          <table:table-cell office:value-type="float" office:value="6.66683877838983" calcext:value-type="float">
            <text:p>6.666838778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6.21095093091329" calcext:value-type="float">
            <text:p>6.2109509309</text:p>
          </table:table-cell>
          <table:table-cell office:value-type="float" office:value="6.53991198539734" calcext:value-type="float">
            <text:p>6.539911985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6.46039133071899" calcext:value-type="float">
            <text:p>6.4603913307</text:p>
          </table:table-cell>
          <table:table-cell office:value-type="float" office:value="6.69679954316881" calcext:value-type="float">
            <text:p>6.696799543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6.02053065829807" calcext:value-type="float">
            <text:p>6.0205306583</text:p>
          </table:table-cell>
          <table:table-cell office:value-type="float" office:value="6.56907616721259" calcext:value-type="float">
            <text:p>6.569076167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.7162243631151" calcext:value-type="float">
            <text:p>5.7162243631</text:p>
          </table:table-cell>
          <table:table-cell office:value-type="float" office:value="6.71787383821276" calcext:value-type="float">
            <text:p>6.717873838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.91948286692301" calcext:value-type="float">
            <text:p>5.9194828669</text:p>
          </table:table-cell>
          <table:table-cell office:value-type="float" office:value="6.89543996916877" calcext:value-type="float">
            <text:p>6.895439969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.95786974959903" calcext:value-type="float">
            <text:p>5.9578697496</text:p>
          </table:table-cell>
          <table:table-cell office:value-type="float" office:value="7.08666345808241" calcext:value-type="float">
            <text:p>7.086663458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6.46873271730211" calcext:value-type="float">
            <text:p>6.4687327173</text:p>
          </table:table-cell>
          <table:table-cell office:value-type="float" office:value="6.70617209540473" calcext:value-type="float">
            <text:p>6.706172095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.26662965350681" calcext:value-type="float">
            <text:p>6.2666296535</text:p>
          </table:table-cell>
          <table:table-cell office:value-type="float" office:value="6.84913794199626" calcext:value-type="float">
            <text:p>6.84913794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.01189007229275" calcext:value-type="float">
            <text:p>6.0118900723</text:p>
          </table:table-cell>
          <table:table-cell office:value-type="float" office:value="6.80783912870619" calcext:value-type="float">
            <text:p>6.807839128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.96660995483398" calcext:value-type="float">
            <text:p>5.9666099548</text:p>
          </table:table-cell>
          <table:table-cell office:value-type="float" office:value="6.83595331509908" calcext:value-type="float">
            <text:p>6.835953315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.99572584893968" calcext:value-type="float">
            <text:p>5.9957258489</text:p>
          </table:table-cell>
          <table:table-cell office:value-type="float" office:value="7.01532252629598" calcext:value-type="float">
            <text:p>7.015322526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.96967758602566" calcext:value-type="float">
            <text:p>5.969677586</text:p>
          </table:table-cell>
          <table:table-cell office:value-type="float" office:value="6.61422334776984" calcext:value-type="float">
            <text:p>6.614223347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.19440009858873" calcext:value-type="float">
            <text:p>6.1944000986</text:p>
          </table:table-cell>
          <table:table-cell office:value-type="float" office:value="6.65103753407796" calcext:value-type="float">
            <text:p>6.651037534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6.0588643444909" calcext:value-type="float">
            <text:p>6.0588643445</text:p>
          </table:table-cell>
          <table:table-cell office:value-type="float" office:value="6.67064388593038" calcext:value-type="float">
            <text:p>6.670643885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.64803801642524" calcext:value-type="float">
            <text:p>5.6480380164</text:p>
          </table:table-cell>
          <table:table-cell office:value-type="float" office:value="6.79946316613091" calcext:value-type="float">
            <text:p>6.799463166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.48332588142819" calcext:value-type="float">
            <text:p>5.4833258814</text:p>
          </table:table-cell>
          <table:table-cell office:value-type="float" office:value="6.78416617711385" calcext:value-type="float">
            <text:p>6.784166177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.95771356158786" calcext:value-type="float">
            <text:p>5.9577135616</text:p>
          </table:table-cell>
          <table:table-cell office:value-type="float" office:value="6.8401587539249" calcext:value-type="float">
            <text:p>6.840158753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.61398262447781" calcext:value-type="float">
            <text:p>5.6139826245</text:p>
          </table:table-cell>
          <table:table-cell office:value-type="float" office:value="6.76829873190986" calcext:value-type="float">
            <text:p>6.768298731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6.11695289081997" calcext:value-type="float">
            <text:p>6.1169528908</text:p>
          </table:table-cell>
          <table:table-cell office:value-type="float" office:value="6.63088024987115" calcext:value-type="float">
            <text:p>6.630880249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.92987758848402" calcext:value-type="float">
            <text:p>5.9298775885</text:p>
          </table:table-cell>
          <table:table-cell office:value-type="float" office:value="6.99336878458659" calcext:value-type="float">
            <text:p>6.993368784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.07217073440552" calcext:value-type="float">
            <text:p>6.0721707344</text:p>
          </table:table-cell>
          <table:table-cell office:value-type="float" office:value="6.8676368660397" calcext:value-type="float">
            <text:p>6.86763686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.88361821704441" calcext:value-type="float">
            <text:p>5.883618217</text:p>
          </table:table-cell>
          <table:table-cell office:value-type="float" office:value="6.76891703075833" calcext:value-type="float">
            <text:p>6.768917030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5.80384922027588" calcext:value-type="float">
            <text:p>5.8038492203</text:p>
          </table:table-cell>
          <table:table-cell office:value-type="float" office:value="6.49659339586894" calcext:value-type="float">
            <text:p>6.496593395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5.9937721464369" calcext:value-type="float">
            <text:p>5.9937721464</text:p>
          </table:table-cell>
          <table:table-cell office:value-type="float" office:value="6.5112190246582" calcext:value-type="float">
            <text:p>6.511219024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.44851521386041" calcext:value-type="float">
            <text:p>5.4485152139</text:p>
          </table:table-cell>
          <table:table-cell office:value-type="float" office:value="6.52701841460334" calcext:value-type="float">
            <text:p>6.527018414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.11223808924357" calcext:value-type="float">
            <text:p>6.1122380892</text:p>
          </table:table-cell>
          <table:table-cell office:value-type="float" office:value="6.50006980366177" calcext:value-type="float">
            <text:p>6.500069803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.83596936861674" calcext:value-type="float">
            <text:p>5.8359693686</text:p>
          </table:table-cell>
          <table:table-cell office:value-type="float" office:value="6.55131143993802" calcext:value-type="float">
            <text:p>6.551311439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5.84170957141452" calcext:value-type="float">
            <text:p>5.8417095714</text:p>
          </table:table-cell>
          <table:table-cell office:value-type="float" office:value="6.49372710122003" calcext:value-type="float">
            <text:p>6.493727101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.16984226438734" calcext:value-type="float">
            <text:p>6.1698422644</text:p>
          </table:table-cell>
          <table:table-cell office:value-type="float" office:value="6.70819316969978" calcext:value-type="float">
            <text:p>6.708193169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5.6515794912974" calcext:value-type="float">
            <text:p>5.6515794913</text:p>
          </table:table-cell>
          <table:table-cell office:value-type="float" office:value="6.71838720639547" calcext:value-type="float">
            <text:p>6.718387206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5.91400722927517" calcext:value-type="float">
            <text:p>5.9140072293</text:p>
          </table:table-cell>
          <table:table-cell office:value-type="float" office:value="6.85812245474921" calcext:value-type="float">
            <text:p>6.858122454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.61764475504557" calcext:value-type="float">
            <text:p>5.617644755</text:p>
          </table:table-cell>
          <table:table-cell office:value-type="float" office:value="6.51643710666233" calcext:value-type="float">
            <text:p>6.516437106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.76113025877211" calcext:value-type="float">
            <text:p>5.7611302588</text:p>
          </table:table-cell>
          <table:table-cell office:value-type="float" office:value="6.52339002821181" calcext:value-type="float">
            <text:p>6.523390028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.88895083533393" calcext:value-type="float">
            <text:p>5.8889508353</text:p>
          </table:table-cell>
          <table:table-cell office:value-type="float" office:value="6.54706769519382" calcext:value-type="float">
            <text:p>6.547067695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.65690671073066" calcext:value-type="float">
            <text:p>5.6569067107</text:p>
          </table:table-cell>
          <table:table-cell office:value-type="float" office:value="6.65515939394633" calcext:value-type="float">
            <text:p>6.655159393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.67709627681308" calcext:value-type="float">
            <text:p>5.6770962768</text:p>
          </table:table-cell>
          <table:table-cell office:value-type="float" office:value="7.2827763027615" calcext:value-type="float">
            <text:p>7.282776302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.09500976668464" calcext:value-type="float">
            <text:p>5.0950097667</text:p>
          </table:table-cell>
          <table:table-cell office:value-type="float" office:value="7.70439325438605" calcext:value-type="float">
            <text:p>7.704393254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5.91110576523675" calcext:value-type="float">
            <text:p>5.9111057652</text:p>
          </table:table-cell>
          <table:table-cell office:value-type="float" office:value="7.39630201127794" calcext:value-type="float">
            <text:p>7.396302011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5.72699048784044" calcext:value-type="float">
            <text:p>5.7269904878</text:p>
          </table:table-cell>
          <table:table-cell office:value-type="float" office:value="6.55636681450738" calcext:value-type="float">
            <text:p>6.556366814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.70038046836853" calcext:value-type="float">
            <text:p>5.7003804684</text:p>
          </table:table-cell>
          <table:table-cell office:value-type="float" office:value="6.77072209782071" calcext:value-type="float">
            <text:p>6.770722097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.78910289340549" calcext:value-type="float">
            <text:p>5.7891028934</text:p>
          </table:table-cell>
          <table:table-cell office:value-type="float" office:value="6.46005092726813" calcext:value-type="float">
            <text:p>6.460050927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.68127349217733" calcext:value-type="float">
            <text:p>5.6812734922</text:p>
          </table:table-cell>
          <table:table-cell office:value-type="float" office:value="6.66195792622036" calcext:value-type="float">
            <text:p>6.661957926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5.28934695455763" calcext:value-type="float">
            <text:p>5.2893469546</text:p>
          </table:table-cell>
          <table:table-cell office:value-type="float" office:value="6.54825576146444" calcext:value-type="float">
            <text:p>6.548255761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.15903111563789" calcext:value-type="float">
            <text:p>5.1590311156</text:p>
          </table:table-cell>
          <table:table-cell office:value-type="float" office:value="6.65474224090576" calcext:value-type="float">
            <text:p>6.654742240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.67128919495477" calcext:value-type="float">
            <text:p>5.671289195</text:p>
          </table:table-cell>
          <table:table-cell office:value-type="float" office:value="6.31540658738878" calcext:value-type="float">
            <text:p>6.315406587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5.86108253796895" calcext:value-type="float">
            <text:p>5.861082538</text:p>
          </table:table-cell>
          <table:table-cell office:value-type="float" office:value="6.39831407864889" calcext:value-type="float">
            <text:p>6.398314078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.62888239224752" calcext:value-type="float">
            <text:p>5.6288823922</text:p>
          </table:table-cell>
          <table:table-cell office:value-type="float" office:value="6.37052467134264" calcext:value-type="float">
            <text:p>6.370524671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4.82952759663264" calcext:value-type="float">
            <text:p>4.8295275966</text:p>
          </table:table-cell>
          <table:table-cell office:value-type="float" office:value="6.63857616318597" calcext:value-type="float">
            <text:p>6.638576163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.22926075723436" calcext:value-type="float">
            <text:p>5.2292607572</text:p>
          </table:table-cell>
          <table:table-cell office:value-type="float" office:value="6.84826178020901" calcext:value-type="float">
            <text:p>6.8482617802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.2308929655287" calcext:value-type="float">
            <text:p>5.2308929655</text:p>
          </table:table-cell>
          <table:table-cell office:value-type="float" office:value="7.07722412215339" calcext:value-type="float">
            <text:p>7.077224122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5.11242821481493" calcext:value-type="float">
            <text:p>5.1124282148</text:p>
          </table:table-cell>
          <table:table-cell office:value-type="float" office:value="6.76633848084344" calcext:value-type="float">
            <text:p>6.766338480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5.20198673142327" calcext:value-type="float">
            <text:p>5.2019867314</text:p>
          </table:table-cell>
          <table:table-cell office:value-type="float" office:value="6.50830099317763" calcext:value-type="float">
            <text:p>6.508300993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5.41077955563863" calcext:value-type="float">
            <text:p>5.4107795556</text:p>
          </table:table-cell>
          <table:table-cell office:value-type="float" office:value="6.6367035706838" calcext:value-type="float">
            <text:p>6.636703570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.05462668736776" calcext:value-type="float">
            <text:p>5.0546266874</text:p>
          </table:table-cell>
          <table:table-cell office:value-type="float" office:value="6.43581687079536" calcext:value-type="float">
            <text:p>6.435816870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.89423200819227" calcext:value-type="float">
            <text:p>4.8942320082</text:p>
          </table:table-cell>
          <table:table-cell office:value-type="float" office:value="6.43602297041151" calcext:value-type="float">
            <text:p>6.436022970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.73690388467577" calcext:value-type="float">
            <text:p>5.7369038847</text:p>
          </table:table-cell>
          <table:table-cell office:value-type="float" office:value="6.42202382617527" calcext:value-type="float">
            <text:p>6.422023826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5.39472145504422" calcext:value-type="float">
            <text:p>5.394721455</text:p>
          </table:table-cell>
          <table:table-cell office:value-type="float" office:value="5.84244137340122" calcext:value-type="float">
            <text:p>5.842441373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.97799587779575" calcext:value-type="float">
            <text:p>4.9779958778</text:p>
          </table:table-cell>
          <table:table-cell office:value-type="float" office:value="6.16437714629703" calcext:value-type="float">
            <text:p>6.1643771463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.89909110599094" calcext:value-type="float">
            <text:p>5.899091106</text:p>
          </table:table-cell>
          <table:table-cell office:value-type="float" office:value="6.37393832206726" calcext:value-type="float">
            <text:p>6.373938322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.69251380761464" calcext:value-type="float">
            <text:p>4.6925138076</text:p>
          </table:table-cell>
          <table:table-cell office:value-type="float" office:value="6.11834049224854" calcext:value-type="float">
            <text:p>6.1183404922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5.12942102220323" calcext:value-type="float">
            <text:p>5.1294210222</text:p>
          </table:table-cell>
          <table:table-cell office:value-type="float" office:value="6.32187136014303" calcext:value-type="float">
            <text:p>6.3218713601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.34860118230184" calcext:value-type="float">
            <text:p>5.3486011823</text:p>
          </table:table-cell>
          <table:table-cell office:value-type="float" office:value="5.82792541715834" calcext:value-type="float">
            <text:p>5.8279254172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.88703064388699" calcext:value-type="float">
            <text:p>4.8870306439</text:p>
          </table:table-cell>
          <table:table-cell office:value-type="float" office:value="5.77901514371236" calcext:value-type="float">
            <text:p>5.779015143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5.18726011382209" calcext:value-type="float">
            <text:p>5.1872601138</text:p>
          </table:table-cell>
          <table:table-cell office:value-type="float" office:value="5.7580361366272" calcext:value-type="float">
            <text:p>5.758036136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.91988664733039" calcext:value-type="float">
            <text:p>4.9198866473</text:p>
          </table:table-cell>
          <table:table-cell office:value-type="float" office:value="5.82904928260379" calcext:value-type="float">
            <text:p>5.8290492826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.89982816908095" calcext:value-type="float">
            <text:p>4.8998281691</text:p>
          </table:table-cell>
          <table:table-cell office:value-type="float" office:value="5.85102981991238" calcext:value-type="float">
            <text:p>5.8510298199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.64459659788344" calcext:value-type="float">
            <text:p>4.6445965979</text:p>
          </table:table-cell>
          <table:table-cell office:value-type="float" office:value="5.90669451819526" calcext:value-type="float">
            <text:p>5.906694518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5.01338782840305" calcext:value-type="float">
            <text:p>5.0133878284</text:p>
          </table:table-cell>
          <table:table-cell office:value-type="float" office:value="5.69633622964223" calcext:value-type="float">
            <text:p>5.6963362296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.513358063168" calcext:value-type="float">
            <text:p>4.5133580632</text:p>
          </table:table-cell>
          <table:table-cell office:value-type="float" office:value="5.87528308232625" calcext:value-type="float">
            <text:p>5.8752830823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.41572030385335" calcext:value-type="float">
            <text:p>5.4157203039</text:p>
          </table:table-cell>
          <table:table-cell office:value-type="float" office:value="6.29974953333537" calcext:value-type="float">
            <text:p>6.2997495333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.73527751498752" calcext:value-type="float">
            <text:p>5.735277515</text:p>
          </table:table-cell>
          <table:table-cell office:value-type="float" office:value="5.9830141597324" calcext:value-type="float">
            <text:p>5.9830141597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.5285798754957" calcext:value-type="float">
            <text:p>4.5285798755</text:p>
          </table:table-cell>
          <table:table-cell office:value-type="float" office:value="5.75458807415432" calcext:value-type="float">
            <text:p>5.7545880742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5.20094889534844" calcext:value-type="float">
            <text:p>5.2009488953</text:p>
          </table:table-cell>
          <table:table-cell office:value-type="float" office:value="5.66902656025357" calcext:value-type="float">
            <text:p>5.669026560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.82557531992594" calcext:value-type="float">
            <text:p>4.8255753199</text:p>
          </table:table-cell>
          <table:table-cell office:value-type="float" office:value="5.62419655587938" calcext:value-type="float">
            <text:p>5.624196555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5.00376751157973" calcext:value-type="float">
            <text:p>5.0037675116</text:p>
          </table:table-cell>
          <table:table-cell office:value-type="float" office:value="5.65499273935954" calcext:value-type="float">
            <text:p>5.6549927394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.76242193645901" calcext:value-type="float">
            <text:p>4.7624219365</text:p>
          </table:table-cell>
          <table:table-cell office:value-type="float" office:value="5.65907005469004" calcext:value-type="float">
            <text:p>5.6590700547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.81055955357022" calcext:value-type="float">
            <text:p>4.8105595536</text:p>
          </table:table-cell>
          <table:table-cell office:value-type="float" office:value="6.18951429261102" calcext:value-type="float">
            <text:p>6.1895142926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.57850988176134" calcext:value-type="float">
            <text:p>4.5785098818</text:p>
          </table:table-cell>
          <table:table-cell office:value-type="float" office:value="5.64410156673855" calcext:value-type="float">
            <text:p>5.6441015667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5.00597447289361" calcext:value-type="float">
            <text:p>5.0059744729</text:p>
          </table:table-cell>
          <table:table-cell office:value-type="float" office:value="5.77699981795417" calcext:value-type="float">
            <text:p>5.776999818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.68771788279216" calcext:value-type="float">
            <text:p>4.6877178828</text:p>
          </table:table-cell>
          <table:table-cell office:value-type="float" office:value="6.10588219430712" calcext:value-type="float">
            <text:p>6.105882194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.69489707416958" calcext:value-type="float">
            <text:p>4.6948970742</text:p>
          </table:table-cell>
          <table:table-cell office:value-type="float" office:value="5.70597959889306" calcext:value-type="float">
            <text:p>5.7059795989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.44068823125627" calcext:value-type="float">
            <text:p>5.4406882313</text:p>
          </table:table-cell>
          <table:table-cell office:value-type="float" office:value="5.80746731493208" calcext:value-type="float">
            <text:p>5.807467314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5.42629212273492" calcext:value-type="float">
            <text:p>5.4262921227</text:p>
          </table:table-cell>
          <table:table-cell office:value-type="float" office:value="6.05720135900709" calcext:value-type="float">
            <text:p>6.05720135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.84705110854573" calcext:value-type="float">
            <text:p>3.8470511085</text:p>
          </table:table-cell>
          <table:table-cell office:value-type="float" office:value="5.41706191168891" calcext:value-type="float">
            <text:p>5.417061911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.72275969187419" calcext:value-type="float">
            <text:p>4.7227596919</text:p>
          </table:table-cell>
          <table:table-cell office:value-type="float" office:value="5.70307487911648" calcext:value-type="float">
            <text:p>5.703074879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.45392267439101" calcext:value-type="float">
            <text:p>4.4539226744</text:p>
          </table:table-cell>
          <table:table-cell office:value-type="float" office:value="6.45829131868151" calcext:value-type="float">
            <text:p>6.458291318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.34321478207906" calcext:value-type="float">
            <text:p>4.3432147821</text:p>
          </table:table-cell>
          <table:table-cell office:value-type="float" office:value="5.87863002883063" calcext:value-type="float">
            <text:p>5.8786300288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4.31006210909949" calcext:value-type="float">
            <text:p>4.3100621091</text:p>
          </table:table-cell>
          <table:table-cell office:value-type="float" office:value="5.67782028516134" calcext:value-type="float">
            <text:p>5.677820285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.60900190141466" calcext:value-type="float">
            <text:p>4.6090019014</text:p>
          </table:table-cell>
          <table:table-cell office:value-type="float" office:value="6.52073578039805" calcext:value-type="float">
            <text:p>6.5207357804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.51343284712897" calcext:value-type="float">
            <text:p>4.5134328471</text:p>
          </table:table-cell>
          <table:table-cell office:value-type="float" office:value="5.81436194313897" calcext:value-type="float">
            <text:p>5.814361943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.29090172449748" calcext:value-type="float">
            <text:p>4.2909017245</text:p>
          </table:table-cell>
          <table:table-cell office:value-type="float" office:value="6.14348329438104" calcext:value-type="float">
            <text:p>6.1434832944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69318327373929" calcext:value-type="float">
            <text:p>4.6931832737</text:p>
          </table:table-cell>
          <table:table-cell office:value-type="float" office:value="6.00841936800215" calcext:value-type="float">
            <text:p>6.008419368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.64842360814412" calcext:value-type="float">
            <text:p>4.6484236081</text:p>
          </table:table-cell>
          <table:table-cell office:value-type="float" office:value="5.9685341252221" calcext:value-type="float">
            <text:p>5.968534125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.71473905775282" calcext:value-type="float">
            <text:p>4.7147390578</text:p>
          </table:table-cell>
          <table:table-cell office:value-type="float" office:value="6.22112176153395" calcext:value-type="float">
            <text:p>6.221121761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5.57040810585022" calcext:value-type="float">
            <text:p>5.5704081059</text:p>
          </table:table-cell>
          <table:table-cell office:value-type="float" office:value="5.91481675042046" calcext:value-type="float">
            <text:p>5.9148167504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.00061210460133" calcext:value-type="float">
            <text:p>4.0006121046</text:p>
          </table:table-cell>
          <table:table-cell office:value-type="float" office:value="6.18779868549771" calcext:value-type="float">
            <text:p>6.1877986855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4.88526485231188" calcext:value-type="float">
            <text:p>4.8852648523</text:p>
          </table:table-cell>
          <table:table-cell office:value-type="float" office:value="5.55133202340868" calcext:value-type="float">
            <text:p>5.551332023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.78684958881802" calcext:value-type="float">
            <text:p>4.7868495888</text:p>
          </table:table-cell>
          <table:table-cell office:value-type="float" office:value="5.90920901298523" calcext:value-type="float">
            <text:p>5.909209013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.82386919657389" calcext:value-type="float">
            <text:p>4.8238691966</text:p>
          </table:table-cell>
          <table:table-cell office:value-type="float" office:value="6.06487210591634" calcext:value-type="float">
            <text:p>6.0648721059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4.88948301209344" calcext:value-type="float">
            <text:p>4.8894830121</text:p>
          </table:table-cell>
          <table:table-cell office:value-type="float" office:value="6.22380092408922" calcext:value-type="float">
            <text:p>6.2238009241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.77768340640598" calcext:value-type="float">
            <text:p>4.7776834064</text:p>
          </table:table-cell>
          <table:table-cell office:value-type="float" office:value="5.60068885485331" calcext:value-type="float">
            <text:p>5.6006888549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4.60455118815104" calcext:value-type="float">
            <text:p>4.6045511882</text:p>
          </table:table-cell>
          <table:table-cell office:value-type="float" office:value="5.97547641065386" calcext:value-type="float">
            <text:p>5.9754764107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.84683518409729" calcext:value-type="float">
            <text:p>4.8468351841</text:p>
          </table:table-cell>
          <table:table-cell office:value-type="float" office:value="5.74256551265717" calcext:value-type="float">
            <text:p>5.742565512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.52271291414897" calcext:value-type="float">
            <text:p>4.5227129141</text:p>
          </table:table-cell>
          <table:table-cell office:value-type="float" office:value="5.82980065875583" calcext:value-type="float">
            <text:p>5.829800658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.37762207455105" calcext:value-type="float">
            <text:p>4.3776220746</text:p>
          </table:table-cell>
          <table:table-cell office:value-type="float" office:value="5.83680189980401" calcext:value-type="float">
            <text:p>5.8368018998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4.73219301435683" calcext:value-type="float">
            <text:p>4.7321930144</text:p>
          </table:table-cell>
          <table:table-cell office:value-type="float" office:value="6.70053128401438" calcext:value-type="float">
            <text:p>6.700531284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4.8806908554501" calcext:value-type="float">
            <text:p>4.8806908555</text:p>
          </table:table-cell>
          <table:table-cell office:value-type="float" office:value="6.28129725986057" calcext:value-type="float">
            <text:p>6.2812972599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4.33313082853953" calcext:value-type="float">
            <text:p>4.3331308285</text:p>
          </table:table-cell>
          <table:table-cell office:value-type="float" office:value="5.59596543841892" calcext:value-type="float">
            <text:p>5.5959654384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4.31391704877218" calcext:value-type="float">
            <text:p>4.3139170488</text:p>
          </table:table-cell>
          <table:table-cell office:value-type="float" office:value="6.56896437538995" calcext:value-type="float">
            <text:p>6.5689643754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4.22195792728" calcext:value-type="float">
            <text:p>4.2219579273</text:p>
          </table:table-cell>
          <table:table-cell office:value-type="float" office:value="5.72504425048828" calcext:value-type="float">
            <text:p>5.725044250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4.43678083684709" calcext:value-type="float">
            <text:p>4.4367808368</text:p>
          </table:table-cell>
          <table:table-cell office:value-type="float" office:value="5.47807414001889" calcext:value-type="float">
            <text:p>5.47807414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4.45858600934347" calcext:value-type="float">
            <text:p>4.4585860093</text:p>
          </table:table-cell>
          <table:table-cell office:value-type="float" office:value="6.35665039221446" calcext:value-type="float">
            <text:p>6.3566503922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.59463768005371" calcext:value-type="float">
            <text:p>4.5946376801</text:p>
          </table:table-cell>
          <table:table-cell office:value-type="float" office:value="5.67816350195143" calcext:value-type="float">
            <text:p>5.678163502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4.643705479304" calcext:value-type="float">
            <text:p>4.6437054793</text:p>
          </table:table-cell>
          <table:table-cell office:value-type="float" office:value="5.62408722771539" calcext:value-type="float">
            <text:p>5.6240872277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.4432245042589" calcext:value-type="float">
            <text:p>4.4432245043</text:p>
          </table:table-cell>
          <table:table-cell office:value-type="float" office:value="5.84642023510403" calcext:value-type="float">
            <text:p>5.8464202351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.04391254848904" calcext:value-type="float">
            <text:p>4.0439125485</text:p>
          </table:table-cell>
          <table:table-cell office:value-type="float" office:value="5.86621680524614" calcext:value-type="float">
            <text:p>5.8662168052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4.53412350813548" calcext:value-type="float">
            <text:p>4.5341235081</text:p>
          </table:table-cell>
          <table:table-cell office:value-type="float" office:value="5.52154876126183" calcext:value-type="float">
            <text:p>5.5215487613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.32244804170397" calcext:value-type="float">
            <text:p>4.3224480417</text:p>
          </table:table-cell>
          <table:table-cell office:value-type="float" office:value="6.91992314656576" calcext:value-type="float">
            <text:p>6.9199231466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5.24340886539883" calcext:value-type="float">
            <text:p>5.2434088654</text:p>
          </table:table-cell>
          <table:table-cell office:value-type="float" office:value="5.76798050933414" calcext:value-type="float">
            <text:p>5.7679805093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3.79792161252764" calcext:value-type="float">
            <text:p>3.7979216125</text:p>
          </table:table-cell>
          <table:table-cell office:value-type="float" office:value="5.62408673763275" calcext:value-type="float">
            <text:p>5.624086737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4.25131591161092" calcext:value-type="float">
            <text:p>4.2513159116</text:p>
          </table:table-cell>
          <table:table-cell office:value-type="float" office:value="5.81314524014791" calcext:value-type="float">
            <text:p>5.8131452401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4.69295463032193" calcext:value-type="float">
            <text:p>4.6929546303</text:p>
          </table:table-cell>
          <table:table-cell office:value-type="float" office:value="5.3213122288386" calcext:value-type="float">
            <text:p>5.3213122288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4.26312389903598" calcext:value-type="float">
            <text:p>4.263123899</text:p>
          </table:table-cell>
          <table:table-cell office:value-type="float" office:value="5.41675417953067" calcext:value-type="float">
            <text:p>5.416754179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4.09171106550429" calcext:value-type="float">
            <text:p>4.0917110655</text:p>
          </table:table-cell>
          <table:table-cell office:value-type="float" office:value="5.52683504422506" calcext:value-type="float">
            <text:p>5.526835044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.12831421958076" calcext:value-type="float">
            <text:p>4.1283142196</text:p>
          </table:table-cell>
          <table:table-cell office:value-type="float" office:value="5.72467386722565" calcext:value-type="float">
            <text:p>5.7246738672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4.06429456075033" calcext:value-type="float">
            <text:p>4.0642945608</text:p>
          </table:table-cell>
          <table:table-cell office:value-type="float" office:value="5.3903486861123" calcext:value-type="float">
            <text:p>5.390348686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4.30350243250529" calcext:value-type="float">
            <text:p>4.3035024325</text:p>
          </table:table-cell>
          <table:table-cell office:value-type="float" office:value="5.54467095269097" calcext:value-type="float">
            <text:p>5.5446709527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4.85508895450168" calcext:value-type="float">
            <text:p>4.8550889545</text:p>
          </table:table-cell>
          <table:table-cell office:value-type="float" office:value="5.778940293524" calcext:value-type="float">
            <text:p>5.7789402935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4.77878547244602" calcext:value-type="float">
            <text:p>4.7787854724</text:p>
          </table:table-cell>
          <table:table-cell office:value-type="float" office:value="5.60704576969147" calcext:value-type="float">
            <text:p>5.607045769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4.38993797832065" calcext:value-type="float">
            <text:p>4.3899379783</text:p>
          </table:table-cell>
          <table:table-cell office:value-type="float" office:value="5.92614187134637" calcext:value-type="float">
            <text:p>5.926141871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4.73105943467882" calcext:value-type="float">
            <text:p>4.7310594347</text:p>
          </table:table-cell>
          <table:table-cell office:value-type="float" office:value="5.6367084980011" calcext:value-type="float">
            <text:p>5.636708498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.32767453326119" calcext:value-type="float">
            <text:p>4.3276745333</text:p>
          </table:table-cell>
          <table:table-cell office:value-type="float" office:value="5.87593970033858" calcext:value-type="float">
            <text:p>5.875939700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4.03457202646467" calcext:value-type="float">
            <text:p>4.0345720265</text:p>
          </table:table-cell>
          <table:table-cell office:value-type="float" office:value="6.05621266365051" calcext:value-type="float">
            <text:p>6.0562126637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4.13260660171509" calcext:value-type="float">
            <text:p>4.1326066017</text:p>
          </table:table-cell>
          <table:table-cell office:value-type="float" office:value="5.27007472515106" calcext:value-type="float">
            <text:p>5.2700747252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3.6519611120224" calcext:value-type="float">
            <text:p>3.651961112</text:p>
          </table:table-cell>
          <table:table-cell office:value-type="float" office:value="5.29045861297184" calcext:value-type="float">
            <text:p>5.290458613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3.92496417628394" calcext:value-type="float">
            <text:p>3.9249641763</text:p>
          </table:table-cell>
          <table:table-cell office:value-type="float" office:value="5.46207670370738" calcext:value-type="float">
            <text:p>5.4620767037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4.39793152279324" calcext:value-type="float">
            <text:p>4.3979315228</text:p>
          </table:table-cell>
          <table:table-cell office:value-type="float" office:value="5.16887720425924" calcext:value-type="float">
            <text:p>5.1688772043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4.11157206959195" calcext:value-type="float">
            <text:p>4.1115720696</text:p>
          </table:table-cell>
          <table:table-cell office:value-type="float" office:value="5.24707379606035" calcext:value-type="float">
            <text:p>5.247073796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.57465847333272" calcext:value-type="float">
            <text:p>4.5746584733</text:p>
          </table:table-cell>
          <table:table-cell office:value-type="float" office:value="5.24512945281135" calcext:value-type="float">
            <text:p>5.2451294528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4.33130704561869" calcext:value-type="float">
            <text:p>4.3313070456</text:p>
          </table:table-cell>
          <table:table-cell office:value-type="float" office:value="5.6259371969435" calcext:value-type="float">
            <text:p>5.6259371969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.22320286432902" calcext:value-type="float">
            <text:p>4.2232028643</text:p>
          </table:table-cell>
          <table:table-cell office:value-type="float" office:value="5.42788800928328" calcext:value-type="float">
            <text:p>5.4278880093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3.97392135196262" calcext:value-type="float">
            <text:p>3.973921352</text:p>
          </table:table-cell>
          <table:table-cell office:value-type="float" office:value="6.12175010310279" calcext:value-type="float">
            <text:p>6.1217501031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4.61512002415127" calcext:value-type="float">
            <text:p>4.6151200242</text:p>
          </table:table-cell>
          <table:table-cell office:value-type="float" office:value="6.26614548100366" calcext:value-type="float">
            <text:p>6.266145481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3.77913447750939" calcext:value-type="float">
            <text:p>3.7791344775</text:p>
          </table:table-cell>
          <table:table-cell office:value-type="float" office:value="5.66002227200402" calcext:value-type="float">
            <text:p>5.66002227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.63815552128686" calcext:value-type="float">
            <text:p>3.6381555213</text:p>
          </table:table-cell>
          <table:table-cell office:value-type="float" office:value="5.95846483442518" calcext:value-type="float">
            <text:p>5.9584648344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4.08231114281548" calcext:value-type="float">
            <text:p>4.0823111428</text:p>
          </table:table-cell>
          <table:table-cell office:value-type="float" office:value="5.48250140084161" calcext:value-type="float">
            <text:p>5.4825014008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4.11495939360725" calcext:value-type="float">
            <text:p>4.1149593936</text:p>
          </table:table-cell>
          <table:table-cell office:value-type="float" office:value="5.56303795178731" calcext:value-type="float">
            <text:p>5.563037951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.88900996314155" calcext:value-type="float">
            <text:p>3.8890099631</text:p>
          </table:table-cell>
          <table:table-cell office:value-type="float" office:value="6.09341490268707" calcext:value-type="float">
            <text:p>6.093414902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.44454344908396" calcext:value-type="float">
            <text:p>3.4445434491</text:p>
          </table:table-cell>
          <table:table-cell office:value-type="float" office:value="6.11610043048859" calcext:value-type="float">
            <text:p>6.116100430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.96388280656603" calcext:value-type="float">
            <text:p>3.9638828066</text:p>
          </table:table-cell>
          <table:table-cell office:value-type="float" office:value="5.84647740258111" calcext:value-type="float">
            <text:p>5.8464774026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.92925588289897" calcext:value-type="float">
            <text:p>3.9292558829</text:p>
          </table:table-cell>
          <table:table-cell office:value-type="float" office:value="5.90326992670695" calcext:value-type="float">
            <text:p>5.903269926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.96545073456234" calcext:value-type="float">
            <text:p>3.9654507346</text:p>
          </table:table-cell>
          <table:table-cell office:value-type="float" office:value="6.12120143572489" calcext:value-type="float">
            <text:p>6.121201435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.5455450826221" calcext:value-type="float">
            <text:p>3.5455450826</text:p>
          </table:table-cell>
          <table:table-cell office:value-type="float" office:value="5.70659351348877" calcext:value-type="float">
            <text:p>5.7065935135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.40922413931953" calcext:value-type="float">
            <text:p>3.4092241393</text:p>
          </table:table-cell>
          <table:table-cell office:value-type="float" office:value="5.7158993879954" calcext:value-type="float">
            <text:p>5.71589938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.75331477324168" calcext:value-type="float">
            <text:p>3.7533147732</text:p>
          </table:table-cell>
          <table:table-cell office:value-type="float" office:value="5.72019792927636" calcext:value-type="float">
            <text:p>5.7201979293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.690125532945" calcext:value-type="float">
            <text:p>3.6901255329</text:p>
          </table:table-cell>
          <table:table-cell office:value-type="float" office:value="5.34553300009833" calcext:value-type="float">
            <text:p>5.3455330001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4.25128100713094" calcext:value-type="float">
            <text:p>4.2512810071</text:p>
          </table:table-cell>
          <table:table-cell office:value-type="float" office:value="6.14098376697964" calcext:value-type="float">
            <text:p>6.140983767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.46491439872318" calcext:value-type="float">
            <text:p>3.4649143987</text:p>
          </table:table-cell>
          <table:table-cell office:value-type="float" office:value="5.61043842633565" calcext:value-type="float">
            <text:p>5.6104384263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.81455609533522" calcext:value-type="float">
            <text:p>3.8145560953</text:p>
          </table:table-cell>
          <table:table-cell office:value-type="float" office:value="5.66617384221819" calcext:value-type="float">
            <text:p>5.6661738422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4.09645088248783" calcext:value-type="float">
            <text:p>4.0964508825</text:p>
          </table:table-cell>
          <table:table-cell office:value-type="float" office:value="5.120251721806" calcext:value-type="float">
            <text:p>5.1202517218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.83287445174323" calcext:value-type="float">
            <text:p>3.8328744517</text:p>
          </table:table-cell>
          <table:table-cell office:value-type="float" office:value="5.60498358143701" calcext:value-type="float">
            <text:p>5.6049835814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4.03855015701718" calcext:value-type="float">
            <text:p>4.038550157</text:p>
          </table:table-cell>
          <table:table-cell office:value-type="float" office:value="5.25390895207723" calcext:value-type="float">
            <text:p>5.253908952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.3258201652103" calcext:value-type="float">
            <text:p>3.3258201652</text:p>
          </table:table-cell>
          <table:table-cell office:value-type="float" office:value="5.56778400474125" calcext:value-type="float">
            <text:p>5.5677840047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.36736769941118" calcext:value-type="float">
            <text:p>3.3673676994</text:p>
          </table:table-cell>
          <table:table-cell office:value-type="float" office:value="5.77724998527103" calcext:value-type="float">
            <text:p>5.7772499853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.79238198863135" calcext:value-type="float">
            <text:p>3.7923819886</text:p>
          </table:table-cell>
          <table:table-cell office:value-type="float" office:value="5.00871843761868" calcext:value-type="float">
            <text:p>5.0087184376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.42327995565202" calcext:value-type="float">
            <text:p>3.4232799557</text:p>
          </table:table-cell>
          <table:table-cell office:value-type="float" office:value="5.24196819464366" calcext:value-type="float">
            <text:p>5.241968194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.81672518518236" calcext:value-type="float">
            <text:p>3.8167251852</text:p>
          </table:table-cell>
          <table:table-cell office:value-type="float" office:value="5.74629640579224" calcext:value-type="float">
            <text:p>5.7462964058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.52942550977071" calcext:value-type="float">
            <text:p>3.5294255098</text:p>
          </table:table-cell>
          <table:table-cell office:value-type="float" office:value="5.24154334598117" calcext:value-type="float">
            <text:p>5.241543346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.28282383812798" calcext:value-type="float">
            <text:p>3.2828238381</text:p>
          </table:table-cell>
          <table:table-cell office:value-type="float" office:value="4.8671664264467" calcext:value-type="float">
            <text:p>4.867166426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.54177297751109" calcext:value-type="float">
            <text:p>3.5417729775</text:p>
          </table:table-cell>
          <table:table-cell office:value-type="float" office:value="5.31498083803389" calcext:value-type="float">
            <text:p>5.314980838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.60663723680708" calcext:value-type="float">
            <text:p>3.6066372368</text:p>
          </table:table-cell>
          <table:table-cell office:value-type="float" office:value="5.08437613646189" calcext:value-type="float">
            <text:p>5.084376136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.62712494797177" calcext:value-type="float">
            <text:p>3.627124948</text:p>
          </table:table-cell>
          <table:table-cell office:value-type="float" office:value="4.46352602375878" calcext:value-type="float">
            <text:p>4.4635260238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.55725031163957" calcext:value-type="float">
            <text:p>3.5572503116</text:p>
          </table:table-cell>
          <table:table-cell office:value-type="float" office:value="5.35281740294562" calcext:value-type="float">
            <text:p>5.3528174029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.39139097796546" calcext:value-type="float">
            <text:p>3.391390978</text:p>
          </table:table-cell>
          <table:table-cell office:value-type="float" office:value="4.54844666851891" calcext:value-type="float">
            <text:p>4.548446668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.17120355765025" calcext:value-type="float">
            <text:p>3.1712035577</text:p>
          </table:table-cell>
          <table:table-cell office:value-type="float" office:value="4.87547273106045" calcext:value-type="float">
            <text:p>4.875472731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.46496942308214" calcext:value-type="float">
            <text:p>3.4649694231</text:p>
          </table:table-cell>
          <table:table-cell office:value-type="float" office:value="4.75670365492503" calcext:value-type="float">
            <text:p>4.756703654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.78407573699951" calcext:value-type="float">
            <text:p>3.784075737</text:p>
          </table:table-cell>
          <table:table-cell office:value-type="float" office:value="4.62081497245365" calcext:value-type="float">
            <text:p>4.620814972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.42165371245808" calcext:value-type="float">
            <text:p>2.4216537125</text:p>
          </table:table-cell>
          <table:table-cell office:value-type="float" office:value="4.55807778570387" calcext:value-type="float">
            <text:p>4.5580777857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.32179279592302" calcext:value-type="float">
            <text:p>3.3217927959</text:p>
          </table:table-cell>
          <table:table-cell office:value-type="float" office:value="4.6731119023429" calcext:value-type="float">
            <text:p>4.6731119023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.49924470053779" calcext:value-type="float">
            <text:p>3.4992447005</text:p>
          </table:table-cell>
          <table:table-cell office:value-type="float" office:value="3.9350247780482" calcext:value-type="float">
            <text:p>3.935024778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.21403689119551" calcext:value-type="float">
            <text:p>3.2140368912</text:p>
          </table:table-cell>
          <table:table-cell office:value-type="float" office:value="4.28073680400848" calcext:value-type="float">
            <text:p>4.280736804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.97791122992833" calcext:value-type="float">
            <text:p>2.9779112299</text:p>
          </table:table-cell>
          <table:table-cell office:value-type="float" office:value="5.23013559977214" calcext:value-type="float">
            <text:p>5.2301355998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.28784981568654" calcext:value-type="float">
            <text:p>3.2878498157</text:p>
          </table:table-cell>
          <table:table-cell office:value-type="float" office:value="5.4760510524114" calcext:value-type="float">
            <text:p>5.4760510524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.89004786809285" calcext:value-type="float">
            <text:p>2.8900478681</text:p>
          </table:table-cell>
          <table:table-cell office:value-type="float" office:value="4.34723622269101" calcext:value-type="float">
            <text:p>4.347236222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.34543781280518" calcext:value-type="float">
            <text:p>3.3454378128</text:p>
          </table:table-cell>
          <table:table-cell office:value-type="float" office:value="4.47068727016449" calcext:value-type="float">
            <text:p>4.4706872702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.57118528816435" calcext:value-type="float">
            <text:p>2.5711852882</text:p>
          </table:table-cell>
          <table:table-cell office:value-type="float" office:value="4.56497948699527" calcext:value-type="float">
            <text:p>4.564979487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.84682392544217" calcext:value-type="float">
            <text:p>2.8468239254</text:p>
          </table:table-cell>
          <table:table-cell office:value-type="float" office:value="5.68555781576369" calcext:value-type="float">
            <text:p>5.685557815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.76930206749174" calcext:value-type="float">
            <text:p>2.7693020675</text:p>
          </table:table-cell>
          <table:table-cell office:value-type="float" office:value="4.61084706253476" calcext:value-type="float">
            <text:p>4.6108470625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.25712102254232" calcext:value-type="float">
            <text:p>3.2571210225</text:p>
          </table:table-cell>
          <table:table-cell office:value-type="float" office:value="4.71471908357408" calcext:value-type="float">
            <text:p>4.7147190836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.82023379537794" calcext:value-type="float">
            <text:p>2.8202337954</text:p>
          </table:table-cell>
          <table:table-cell office:value-type="float" office:value="5.06482911109924" calcext:value-type="float">
            <text:p>5.0648291111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.40454239580366" calcext:value-type="float">
            <text:p>3.4045423958</text:p>
          </table:table-cell>
          <table:table-cell office:value-type="float" office:value="5.00822756025526" calcext:value-type="float">
            <text:p>5.0082275603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3.27421390480465" calcext:value-type="float">
            <text:p>3.2742139048</text:p>
          </table:table-cell>
          <table:table-cell office:value-type="float" office:value="5.18664051426782" calcext:value-type="float">
            <text:p>5.1866405143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.8747049940957" calcext:value-type="float">
            <text:p>2.8747049941</text:p>
          </table:table-cell>
          <table:table-cell office:value-type="float" office:value="3.97772908210754" calcext:value-type="float">
            <text:p>3.977729082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.77716321415371" calcext:value-type="float">
            <text:p>2.7771632142</text:p>
          </table:table-cell>
          <table:table-cell office:value-type="float" office:value="4.09874051147037" calcext:value-type="float">
            <text:p>4.098740511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.62200934886932" calcext:value-type="float">
            <text:p>2.6220093489</text:p>
          </table:table-cell>
          <table:table-cell office:value-type="float" office:value="4.15619154771169" calcext:value-type="float">
            <text:p>4.156191547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.50844181113773" calcext:value-type="float">
            <text:p>2.5084418111</text:p>
          </table:table-cell>
          <table:table-cell office:value-type="float" office:value="4.79532998138004" calcext:value-type="float">
            <text:p>4.7953299814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.1999745938513" calcext:value-type="float">
            <text:p>2.1999745939</text:p>
          </table:table-cell>
          <table:table-cell office:value-type="float" office:value="4.44403064250946" calcext:value-type="float">
            <text:p>4.4440306425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2.98895751370324" calcext:value-type="float">
            <text:p>2.9889575137</text:p>
          </table:table-cell>
          <table:table-cell office:value-type="float" office:value="4.4251258108351" calcext:value-type="float">
            <text:p>4.4251258108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3.40329652627309" calcext:value-type="float">
            <text:p>3.4032965263</text:p>
          </table:table-cell>
          <table:table-cell office:value-type="float" office:value="4.3844355808364" calcext:value-type="float">
            <text:p>4.3844355808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.22361554238531" calcext:value-type="float">
            <text:p>2.2236155424</text:p>
          </table:table-cell>
          <table:table-cell office:value-type="float" office:value="4.67713345421685" calcext:value-type="float">
            <text:p>4.6771334542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.60337186389499" calcext:value-type="float">
            <text:p>2.6033718639</text:p>
          </table:table-cell>
          <table:table-cell office:value-type="float" office:value="4.7087479962243" calcext:value-type="float">
            <text:p>4.708747996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.15840697420968" calcext:value-type="float">
            <text:p>3.1584069742</text:p>
          </table:table-cell>
          <table:table-cell office:value-type="float" office:value="4.67217797703213" calcext:value-type="float">
            <text:p>4.67217797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2.71497583919101" calcext:value-type="float">
            <text:p>2.7149758392</text:p>
          </table:table-cell>
          <table:table-cell office:value-type="float" office:value="4.59243133332994" calcext:value-type="float">
            <text:p>4.5924313333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.59296765062544" calcext:value-type="float">
            <text:p>2.5929676506</text:p>
          </table:table-cell>
          <table:table-cell office:value-type="float" office:value="4.27047706974877" calcext:value-type="float">
            <text:p>4.2704770697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.66217566463682" calcext:value-type="float">
            <text:p>2.6621756646</text:p>
          </table:table-cell>
          <table:table-cell office:value-type="float" office:value="4.08417116271125" calcext:value-type="float">
            <text:p>4.0841711627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.47124900685416" calcext:value-type="float">
            <text:p>2.4712490069</text:p>
          </table:table-cell>
          <table:table-cell office:value-type="float" office:value="3.67418189843496" calcext:value-type="float">
            <text:p>3.6741818984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.39634127351973" calcext:value-type="float">
            <text:p>2.3963412735</text:p>
          </table:table-cell>
          <table:table-cell office:value-type="float" office:value="3.98753657605913" calcext:value-type="float">
            <text:p>3.987536576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.4429096976916" calcext:value-type="float">
            <text:p>2.4429096977</text:p>
          </table:table-cell>
          <table:table-cell office:value-type="float" office:value="4.59619755215115" calcext:value-type="float">
            <text:p>4.5961975522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.64960253768497" calcext:value-type="float">
            <text:p>2.6496025377</text:p>
          </table:table-cell>
          <table:table-cell office:value-type="float" office:value="4.37368867132399" calcext:value-type="float">
            <text:p>4.3736886713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2.7512802667088" calcext:value-type="float">
            <text:p>2.7512802667</text:p>
          </table:table-cell>
          <table:table-cell office:value-type="float" office:value="4.29009786579344" calcext:value-type="float">
            <text:p>4.2900978658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.30161824723085" calcext:value-type="float">
            <text:p>2.3016182472</text:p>
          </table:table-cell>
          <table:table-cell office:value-type="float" office:value="4.01146613226997" calcext:value-type="float">
            <text:p>4.0114661323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.50457295841641" calcext:value-type="float">
            <text:p>2.5045729584</text:p>
          </table:table-cell>
          <table:table-cell office:value-type="float" office:value="3.07979465855492" calcext:value-type="float">
            <text:p>3.0797946586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.62031064033508" calcext:value-type="float">
            <text:p>2.6203106403</text:p>
          </table:table-cell>
          <table:table-cell office:value-type="float" office:value="3.36576879024506" calcext:value-type="float">
            <text:p>3.3657687902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.46751095188989" calcext:value-type="float">
            <text:p>2.4675109519</text:p>
          </table:table-cell>
          <table:table-cell office:value-type="float" office:value="3.53872011767493" calcext:value-type="float">
            <text:p>3.5387201177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.8590839597914" calcext:value-type="float">
            <text:p>2.8590839598</text:p>
          </table:table-cell>
          <table:table-cell office:value-type="float" office:value="3.47410843107435" calcext:value-type="float">
            <text:p>3.474108431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.78845185306337" calcext:value-type="float">
            <text:p>2.7884518531</text:p>
          </table:table-cell>
          <table:table-cell office:value-type="float" office:value="3.66112254725562" calcext:value-type="float">
            <text:p>3.661122547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.64523941278458" calcext:value-type="float">
            <text:p>2.6452394128</text:p>
          </table:table-cell>
          <table:table-cell office:value-type="float" office:value="3.77471390035417" calcext:value-type="float">
            <text:p>3.7747139004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.32535068723891" calcext:value-type="float">
            <text:p>2.3253506872</text:p>
          </table:table-cell>
          <table:table-cell office:value-type="float" office:value="3.39967264069451" calcext:value-type="float">
            <text:p>3.3996726407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.99071525467767" calcext:value-type="float">
            <text:p>1.9907152547</text:p>
          </table:table-cell>
          <table:table-cell office:value-type="float" office:value="3.19120955467224" calcext:value-type="float">
            <text:p>3.1912095547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2.35015130572849" calcext:value-type="float">
            <text:p>2.3501513057</text:p>
          </table:table-cell>
          <table:table-cell office:value-type="float" office:value="3.44705998897552" calcext:value-type="float">
            <text:p>3.447059989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.21891687843535" calcext:value-type="float">
            <text:p>2.2189168784</text:p>
          </table:table-cell>
          <table:table-cell office:value-type="float" office:value="3.53670490450329" calcext:value-type="float">
            <text:p>3.5367049045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.48545331292682" calcext:value-type="float">
            <text:p>2.4854533129</text:p>
          </table:table-cell>
          <table:table-cell office:value-type="float" office:value="3.26179729567634" calcext:value-type="float">
            <text:p>3.2617972957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.97658541864819" calcext:value-type="float">
            <text:p>1.9765854186</text:p>
          </table:table-cell>
          <table:table-cell office:value-type="float" office:value="3.09279656410217" calcext:value-type="float">
            <text:p>3.092796564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.91638043853972" calcext:value-type="float">
            <text:p>1.9163804385</text:p>
          </table:table-cell>
          <table:table-cell office:value-type="float" office:value="3.11992128690084" calcext:value-type="float">
            <text:p>3.1199212869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.975839568509" calcext:value-type="float">
            <text:p>1.9758395685</text:p>
          </table:table-cell>
          <table:table-cell office:value-type="float" office:value="3.25409086545308" calcext:value-type="float">
            <text:p>3.2540908655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.54771616856257" calcext:value-type="float">
            <text:p>2.5477161686</text:p>
          </table:table-cell>
          <table:table-cell office:value-type="float" office:value="3.56676060623593" calcext:value-type="float">
            <text:p>3.5667606062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.30966394080056" calcext:value-type="float">
            <text:p>2.3096639408</text:p>
          </table:table-cell>
          <table:table-cell office:value-type="float" office:value="3.74743086761898" calcext:value-type="float">
            <text:p>3.7474308676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.90947998629676" calcext:value-type="float">
            <text:p>1.9094799863</text:p>
          </table:table-cell>
          <table:table-cell office:value-type="float" office:value="3.24723673529095" calcext:value-type="float">
            <text:p>3.2472367353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.17423268291685" calcext:value-type="float">
            <text:p>2.1742326829</text:p>
          </table:table-cell>
          <table:table-cell office:value-type="float" office:value="2.93565073278215" calcext:value-type="float">
            <text:p>2.9356507328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.27636046012243" calcext:value-type="float">
            <text:p>2.2763604601</text:p>
          </table:table-cell>
          <table:table-cell office:value-type="float" office:value="2.7821465200848" calcext:value-type="float">
            <text:p>2.7821465201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.43089743852615" calcext:value-type="float">
            <text:p>2.4308974385</text:p>
          </table:table-cell>
          <table:table-cell office:value-type="float" office:value="3.28409118122525" calcext:value-type="float">
            <text:p>3.284091181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.86287485924032" calcext:value-type="float">
            <text:p>1.8628748592</text:p>
          </table:table-cell>
          <table:table-cell office:value-type="float" office:value="2.8321796324518" calcext:value-type="float">
            <text:p>2.8321796325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.90034807390637" calcext:value-type="float">
            <text:p>1.9003480739</text:p>
          </table:table-cell>
          <table:table-cell office:value-type="float" office:value="2.99900690052244" calcext:value-type="float">
            <text:p>2.9990069005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.88943643172582" calcext:value-type="float">
            <text:p>1.8894364317</text:p>
          </table:table-cell>
          <table:table-cell office:value-type="float" office:value="2.96079055468241" calcext:value-type="float">
            <text:p>2.960790554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2.05123493803872" calcext:value-type="float">
            <text:p>2.051234938</text:p>
          </table:table-cell>
          <table:table-cell office:value-type="float" office:value="2.67525253693263" calcext:value-type="float">
            <text:p>2.6752525369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.06727652284834" calcext:value-type="float">
            <text:p>2.0672765228</text:p>
          </table:table-cell>
          <table:table-cell office:value-type="float" office:value="3.24866563744015" calcext:value-type="float">
            <text:p>3.2486656374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.25025358266301" calcext:value-type="float">
            <text:p>2.2502535827</text:p>
          </table:table-cell>
          <table:table-cell office:value-type="float" office:value="2.75151118304994" calcext:value-type="float">
            <text:p>2.75151118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.98280985818969" calcext:value-type="float">
            <text:p>1.9828098582</text:p>
          </table:table-cell>
          <table:table-cell office:value-type="float" office:value="2.99670922756195" calcext:value-type="float">
            <text:p>2.9967092276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.26401543617249" calcext:value-type="float">
            <text:p>2.2640154362</text:p>
          </table:table-cell>
          <table:table-cell office:value-type="float" office:value="3.4226442972819" calcext:value-type="float">
            <text:p>3.4226442973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.94928431510925" calcext:value-type="float">
            <text:p>1.9492843151</text:p>
          </table:table-cell>
          <table:table-cell office:value-type="float" office:value="2.57207341326608" calcext:value-type="float">
            <text:p>2.5720734133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.92485364675522" calcext:value-type="float">
            <text:p>1.9248536468</text:p>
          </table:table-cell>
          <table:table-cell office:value-type="float" office:value="4.44445630576876" calcext:value-type="float">
            <text:p>4.4444563058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.35111129283905" calcext:value-type="float">
            <text:p>2.3511112928</text:p>
          </table:table-cell>
          <table:table-cell office:value-type="float" office:value="3.9583220216963" calcext:value-type="float">
            <text:p>3.9583220217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.16465467628506" calcext:value-type="float">
            <text:p>2.1646546763</text:p>
          </table:table-cell>
          <table:table-cell office:value-type="float" office:value="2.97436228725645" calcext:value-type="float">
            <text:p>2.9743622873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.73859313461516" calcext:value-type="float">
            <text:p>1.7385931346</text:p>
          </table:table-cell>
          <table:table-cell office:value-type="float" office:value="3.52966160244412" calcext:value-type="float">
            <text:p>3.5296616024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.71297688616647" calcext:value-type="float">
            <text:p>1.7129768862</text:p>
          </table:table-cell>
          <table:table-cell office:value-type="float" office:value="3.34465112288793" calcext:value-type="float">
            <text:p>3.3446511229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.73269199662738" calcext:value-type="float">
            <text:p>1.7326919966</text:p>
          </table:table-cell>
          <table:table-cell office:value-type="float" office:value="2.777587890625" calcext:value-type="float">
            <text:p>2.7775878906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.68083794514338" calcext:value-type="float">
            <text:p>1.6808379451</text:p>
          </table:table-cell>
          <table:table-cell office:value-type="float" office:value="2.7610000901752" calcext:value-type="float">
            <text:p>2.761000090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.72025510205163" calcext:value-type="float">
            <text:p>1.7202551021</text:p>
          </table:table-cell>
          <table:table-cell office:value-type="float" office:value="2.87103901306788" calcext:value-type="float">
            <text:p>2.871039013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.21622419887119" calcext:value-type="float">
            <text:p>2.2162241989</text:p>
          </table:table-cell>
          <table:table-cell office:value-type="float" office:value="3.97852657238642" calcext:value-type="float">
            <text:p>3.9785265724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.11898659202788" calcext:value-type="float">
            <text:p>2.118986592</text:p>
          </table:table-cell>
          <table:table-cell office:value-type="float" office:value="3.05076665348477" calcext:value-type="float">
            <text:p>3.0507666535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.77788615491655" calcext:value-type="float">
            <text:p>1.7778861549</text:p>
          </table:table-cell>
          <table:table-cell office:value-type="float" office:value="2.70436563756731" calcext:value-type="float">
            <text:p>2.7043656376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.67451048956977" calcext:value-type="float">
            <text:p>1.6745104896</text:p>
          </table:table-cell>
          <table:table-cell office:value-type="float" office:value="3.36387333605025" calcext:value-type="float">
            <text:p>3.3638733361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.14315739870071" calcext:value-type="float">
            <text:p>2.1431573987</text:p>
          </table:table-cell>
          <table:table-cell office:value-type="float" office:value="2.96548214885924" calcext:value-type="float">
            <text:p>2.9654821489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.42623763051298" calcext:value-type="float">
            <text:p>1.4262376305</text:p>
          </table:table-cell>
          <table:table-cell office:value-type="float" office:value="4.03586402866575" calcext:value-type="float">
            <text:p>4.035864028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.85068914890289" calcext:value-type="float">
            <text:p>1.8506891489</text:p>
          </table:table-cell>
          <table:table-cell office:value-type="float" office:value="2.8011410302586" calcext:value-type="float">
            <text:p>2.8011410303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.4857354482015" calcext:value-type="float">
            <text:p>1.4857354482</text:p>
          </table:table-cell>
          <table:table-cell office:value-type="float" office:value="3.01496105723911" calcext:value-type="float">
            <text:p>3.0149610572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.65012662675646" calcext:value-type="float">
            <text:p>1.6501266268</text:p>
          </table:table-cell>
          <table:table-cell office:value-type="float" office:value="2.51270146502389" calcext:value-type="float">
            <text:p>2.512701465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.36291867362128" calcext:value-type="float">
            <text:p>2.3629186736</text:p>
          </table:table-cell>
          <table:table-cell office:value-type="float" office:value="5.93251442909241" calcext:value-type="float">
            <text:p>5.932514429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.01350887881385" calcext:value-type="float">
            <text:p>2.0135088788</text:p>
          </table:table-cell>
          <table:table-cell office:value-type="float" office:value="2.85379661454095" calcext:value-type="float">
            <text:p>2.8537966145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.75580226778984" calcext:value-type="float">
            <text:p>1.7558022678</text:p>
          </table:table-cell>
          <table:table-cell office:value-type="float" office:value="2.90258498324288" calcext:value-type="float">
            <text:p>2.9025849832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.46995504895846" calcext:value-type="float">
            <text:p>1.469955049</text:p>
          </table:table-cell>
          <table:table-cell office:value-type="float" office:value="2.76090711355209" calcext:value-type="float">
            <text:p>2.760907113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.44392542110549" calcext:value-type="float">
            <text:p>1.4439254211</text:p>
          </table:table-cell>
          <table:table-cell office:value-type="float" office:value="3.95746563540565" calcext:value-type="float">
            <text:p>3.9574656354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.05457060204612" calcext:value-type="float">
            <text:p>2.054570602</text:p>
          </table:table-cell>
          <table:table-cell office:value-type="float" office:value="2.84929200675752" calcext:value-type="float">
            <text:p>2.8492920068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.43857316780421" calcext:value-type="float">
            <text:p>1.4385731678</text:p>
          </table:table-cell>
          <table:table-cell office:value-type="float" office:value="2.76943969726562" calcext:value-type="float">
            <text:p>2.769439697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.89447858598497" calcext:value-type="float">
            <text:p>1.894478586</text:p>
          </table:table-cell>
          <table:table-cell office:value-type="float" office:value="2.46854925817913" calcext:value-type="float">
            <text:p>2.4685492582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.2767655743493" calcext:value-type="float">
            <text:p>1.2767655743</text:p>
          </table:table-cell>
          <table:table-cell office:value-type="float" office:value="2.75465457969242" calcext:value-type="float">
            <text:p>2.7546545797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.68605597350332" calcext:value-type="float">
            <text:p>1.6860559735</text:p>
          </table:table-cell>
          <table:table-cell office:value-type="float" office:value="2.93828121158812" calcext:value-type="float">
            <text:p>2.9382812116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.83185188174248" calcext:value-type="float">
            <text:p>1.8318518817</text:p>
          </table:table-cell>
          <table:table-cell office:value-type="float" office:value="2.88683697250154" calcext:value-type="float">
            <text:p>2.8868369725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.31691498491499" calcext:value-type="float">
            <text:p>1.3169149849</text:p>
          </table:table-cell>
          <table:table-cell office:value-type="float" office:value="3.30102997355991" calcext:value-type="float">
            <text:p>3.3010299736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.62589653001891" calcext:value-type="float">
            <text:p>1.62589653</text:p>
          </table:table-cell>
          <table:table-cell office:value-type="float" office:value="2.42710806263818" calcext:value-type="float">
            <text:p>2.4271080626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.54041176703241" calcext:value-type="float">
            <text:p>1.540411767</text:p>
          </table:table-cell>
          <table:table-cell office:value-type="float" office:value="2.76318510373433" calcext:value-type="float">
            <text:p>2.7631851037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.59160848723518" calcext:value-type="float">
            <text:p>1.5916084872</text:p>
          </table:table-cell>
          <table:table-cell office:value-type="float" office:value="2.35509420765771" calcext:value-type="float">
            <text:p>2.3550942077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.64022736814287" calcext:value-type="float">
            <text:p>1.6402273681</text:p>
          </table:table-cell>
          <table:table-cell office:value-type="float" office:value="2.60853260755539" calcext:value-type="float">
            <text:p>2.6085326076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.85509681436751" calcext:value-type="float">
            <text:p>1.8550968144</text:p>
          </table:table-cell>
          <table:table-cell office:value-type="float" office:value="2.99916159444385" calcext:value-type="float">
            <text:p>2.9991615944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.72391093431248" calcext:value-type="float">
            <text:p>1.7239109343</text:p>
          </table:table-cell>
          <table:table-cell office:value-type="float" office:value="2.24326210551792" calcext:value-type="float">
            <text:p>2.2432621055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.35314486689038" calcext:value-type="float">
            <text:p>1.3531448669</text:p>
          </table:table-cell>
          <table:table-cell office:value-type="float" office:value="2.87176535526911" calcext:value-type="float">
            <text:p>2.8717653553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.70828733642896" calcext:value-type="float">
            <text:p>1.7082873364</text:p>
          </table:table-cell>
          <table:table-cell office:value-type="float" office:value="2.0126536488533" calcext:value-type="float">
            <text:p>2.0126536489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.86195051471392" calcext:value-type="float">
            <text:p>1.8619505147</text:p>
          </table:table-cell>
          <table:table-cell office:value-type="float" office:value="2.75647790564431" calcext:value-type="float">
            <text:p>2.7564779056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.58969016008907" calcext:value-type="float">
            <text:p>1.5896901601</text:p>
          </table:table-cell>
          <table:table-cell office:value-type="float" office:value="2.35039254691866" calcext:value-type="float">
            <text:p>2.3503925469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.34735720223851" calcext:value-type="float">
            <text:p>1.3473572022</text:p>
          </table:table-cell>
          <table:table-cell office:value-type="float" office:value="2.72476670477125" calcext:value-type="float">
            <text:p>2.7247667048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.37789874606662" calcext:value-type="float">
            <text:p>1.3778987461</text:p>
          </table:table-cell>
          <table:table-cell office:value-type="float" office:value="2.67254572444492" calcext:value-type="float">
            <text:p>2.6725457244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.51367128557629" calcext:value-type="float">
            <text:p>1.5136712856</text:p>
          </table:table-cell>
          <table:table-cell office:value-type="float" office:value="2.96483076281018" calcext:value-type="float">
            <text:p>2.9648307628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.61454104317559" calcext:value-type="float">
            <text:p>1.6145410432</text:p>
          </table:table-cell>
          <table:table-cell office:value-type="float" office:value="2.707529021634" calcext:value-type="float">
            <text:p>2.7075290216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.45633416308297" calcext:value-type="float">
            <text:p>1.4563341631</text:p>
          </table:table-cell>
          <table:table-cell office:value-type="float" office:value="2.73050470484628" calcext:value-type="float">
            <text:p>2.730504704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.41374542978075" calcext:value-type="float">
            <text:p>1.4137454298</text:p>
          </table:table-cell>
          <table:table-cell office:value-type="float" office:value="3.23006837897831" calcext:value-type="float">
            <text:p>3.230068379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.61157146998578" calcext:value-type="float">
            <text:p>1.61157147</text:p>
          </table:table-cell>
          <table:table-cell office:value-type="float" office:value="3.21466617451774" calcext:value-type="float">
            <text:p>3.214666174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.22251041200426" calcext:value-type="float">
            <text:p>1.222510412</text:p>
          </table:table-cell>
          <table:table-cell office:value-type="float" office:value="2.68183717462752" calcext:value-type="float">
            <text:p>2.6818371746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.32732117440965" calcext:value-type="float">
            <text:p>1.3273211744</text:p>
          </table:table-cell>
          <table:table-cell office:value-type="float" office:value="2.35678837034437" calcext:value-type="float">
            <text:p>2.3567883703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.22650369471974" calcext:value-type="float">
            <text:p>1.2265036947</text:p>
          </table:table-cell>
          <table:table-cell office:value-type="float" office:value="2.81996099154154" calcext:value-type="float">
            <text:p>2.819960991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.4601001282533" calcext:value-type="float">
            <text:p>1.4601001283</text:p>
          </table:table-cell>
          <table:table-cell office:value-type="float" office:value="2.89270772205459" calcext:value-type="float">
            <text:p>2.892707722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.2141999522845" calcext:value-type="float">
            <text:p>1.2141999523</text:p>
          </table:table-cell>
          <table:table-cell office:value-type="float" office:value="2.32086148526933" calcext:value-type="float">
            <text:p>2.3208614853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.74663990206189" calcext:value-type="float">
            <text:p>1.7466399021</text:p>
          </table:table-cell>
          <table:table-cell office:value-type="float" office:value="2.40271831221051" calcext:value-type="float">
            <text:p>2.402718312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.18085560268826" calcext:value-type="float">
            <text:p>1.1808556027</text:p>
          </table:table-cell>
          <table:table-cell office:value-type="float" office:value="2.0938192208608" calcext:value-type="float">
            <text:p>2.093819220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.42423115173976" calcext:value-type="float">
            <text:p>1.4242311517</text:p>
          </table:table-cell>
          <table:table-cell office:value-type="float" office:value="1.93724547492133" calcext:value-type="float">
            <text:p>1.9372454749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.37771214577887" calcext:value-type="float">
            <text:p>1.3777121458</text:p>
          </table:table-cell>
          <table:table-cell office:value-type="float" office:value="2.35846130715476" calcext:value-type="float">
            <text:p>2.3584613072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.54387860099475" calcext:value-type="float">
            <text:p>1.543878601</text:p>
          </table:table-cell>
          <table:table-cell office:value-type="float" office:value="2.6224835647477" calcext:value-type="float">
            <text:p>2.6224835647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.09753224617905" calcext:value-type="float">
            <text:p>1.0975322462</text:p>
          </table:table-cell>
          <table:table-cell office:value-type="float" office:value="2.4089504149225" calcext:value-type="float">
            <text:p>2.4089504149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.373938655191" calcext:value-type="float">
            <text:p>1.3739386552</text:p>
          </table:table-cell>
          <table:table-cell office:value-type="float" office:value="2.57258722517225" calcext:value-type="float">
            <text:p>2.5725872252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.00283327102661" calcext:value-type="float">
            <text:p>1.002833271</text:p>
          </table:table-cell>
          <table:table-cell office:value-type="float" office:value="2.06597383154763" calcext:value-type="float">
            <text:p>2.0659738315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.04939759903484" calcext:value-type="float">
            <text:p>1.049397599</text:p>
          </table:table-cell>
          <table:table-cell office:value-type="float" office:value="1.95052715142568" calcext:value-type="float">
            <text:p>1.9505271514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.40470051235623" calcext:value-type="float">
            <text:p>1.4047005124</text:p>
          </table:table-cell>
          <table:table-cell office:value-type="float" office:value="2.31612970431646" calcext:value-type="float">
            <text:p>2.3161297043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.49391820629438" calcext:value-type="float">
            <text:p>1.4939182063</text:p>
          </table:table-cell>
          <table:table-cell office:value-type="float" office:value="2.34486409028371" calcext:value-type="float">
            <text:p>2.3448640903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.21111927098698" calcext:value-type="float">
            <text:p>1.211119271</text:p>
          </table:table-cell>
          <table:table-cell office:value-type="float" office:value="2.34676218695111" calcext:value-type="float">
            <text:p>2.346762187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.42258416281806" calcext:value-type="float">
            <text:p>1.4225841628</text:p>
          </table:table-cell>
          <table:table-cell office:value-type="float" office:value="2.46565237310198" calcext:value-type="float">
            <text:p>2.4656523731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.23500212762091" calcext:value-type="float">
            <text:p>1.2350021276</text:p>
          </table:table-cell>
          <table:table-cell office:value-type="float" office:value="2.50737400518523" calcext:value-type="float">
            <text:p>2.507374005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.08394645452499" calcext:value-type="float">
            <text:p>1.0839464545</text:p>
          </table:table-cell>
          <table:table-cell office:value-type="float" office:value="2.7915870613522" calcext:value-type="float">
            <text:p>2.7915870614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.23616212175952" calcext:value-type="float">
            <text:p>1.2361621218</text:p>
          </table:table-cell>
          <table:table-cell office:value-type="float" office:value="2.41905333929592" calcext:value-type="float">
            <text:p>2.419053339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.954629737469885" calcext:value-type="float">
            <text:p>0.9546297375</text:p>
          </table:table-cell>
          <table:table-cell office:value-type="float" office:value="2.26106084717645" calcext:value-type="float">
            <text:p>2.261060847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.06586463749409" calcext:value-type="float">
            <text:p>1.0658646375</text:p>
          </table:table-cell>
          <table:table-cell office:value-type="float" office:value="2.62066799402237" calcext:value-type="float">
            <text:p>2.620667994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.24180456532372" calcext:value-type="float">
            <text:p>1.2418045653</text:p>
          </table:table-cell>
          <table:table-cell office:value-type="float" office:value="2.47983978192011" calcext:value-type="float">
            <text:p>2.4798397819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.17874191800753" calcext:value-type="float">
            <text:p>1.178741918</text:p>
          </table:table-cell>
          <table:table-cell office:value-type="float" office:value="1.9419487979677" calcext:value-type="float">
            <text:p>1.941948798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.12537941469087" calcext:value-type="float">
            <text:p>1.1253794147</text:p>
          </table:table-cell>
          <table:table-cell office:value-type="float" office:value="2.74284946918488" calcext:value-type="float">
            <text:p>2.742849469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.09265195197529" calcext:value-type="float">
            <text:p>1.092651952</text:p>
          </table:table-cell>
          <table:table-cell office:value-type="float" office:value="2.56424866782294" calcext:value-type="float">
            <text:p>2.5642486678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0.759691276152929" calcext:value-type="float">
            <text:p>0.7596912762</text:p>
          </table:table-cell>
          <table:table-cell office:value-type="float" office:value="2.43822409047021" calcext:value-type="float">
            <text:p>2.438224090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979522069957521" calcext:value-type="float">
            <text:p>0.97952207</text:p>
          </table:table-cell>
          <table:table-cell office:value-type="float" office:value="2.55895012285974" calcext:value-type="float">
            <text:p>2.5589501229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0.828513407376077" calcext:value-type="float">
            <text:p>0.8285134074</text:p>
          </table:table-cell>
          <table:table-cell office:value-type="float" office:value="2.2928740547763" calcext:value-type="float">
            <text:p>2.2928740548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.25527310007148" calcext:value-type="float">
            <text:p>1.2552731001</text:p>
          </table:table-cell>
          <table:table-cell office:value-type="float" office:value="2.36346522967021" calcext:value-type="float">
            <text:p>2.363465229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899587434530258" calcext:value-type="float">
            <text:p>0.8995874345</text:p>
          </table:table-cell>
          <table:table-cell office:value-type="float" office:value="2.25729380382432" calcext:value-type="float">
            <text:p>2.2572938038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.03662011598547" calcext:value-type="float">
            <text:p>1.036620116</text:p>
          </table:table-cell>
          <table:table-cell office:value-type="float" office:value="2.46328770452076" calcext:value-type="float">
            <text:p>2.4632877045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.26073548512326" calcext:value-type="float">
            <text:p>1.2607354851</text:p>
          </table:table-cell>
          <table:table-cell office:value-type="float" office:value="2.08456385466788" calcext:value-type="float">
            <text:p>2.0845638547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982625409960747" calcext:value-type="float">
            <text:p>0.98262541</text:p>
          </table:table-cell>
          <table:table-cell office:value-type="float" office:value="1.98911613225937" calcext:value-type="float">
            <text:p>1.9891161323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855024377504985" calcext:value-type="float">
            <text:p>0.8550243775</text:p>
          </table:table-cell>
          <table:table-cell office:value-type="float" office:value="1.86922674046622" calcext:value-type="float">
            <text:p>1.8692267405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846722116735246" calcext:value-type="float">
            <text:p>0.8467221167</text:p>
          </table:table-cell>
          <table:table-cell office:value-type="float" office:value="2.42462027072906" calcext:value-type="float">
            <text:p>2.424620270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.03974954783916" calcext:value-type="float">
            <text:p>1.0397495478</text:p>
          </table:table-cell>
          <table:table-cell office:value-type="float" office:value="2.06260804004139" calcext:value-type="float">
            <text:p>2.0626080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937692394852638" calcext:value-type="float">
            <text:p>0.9376923949</text:p>
          </table:table-cell>
          <table:table-cell office:value-type="float" office:value="2.55001151892874" calcext:value-type="float">
            <text:p>2.5500115189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.13455891708533" calcext:value-type="float">
            <text:p>1.1345589171</text:p>
          </table:table-cell>
          <table:table-cell office:value-type="float" office:value="2.33622487386068" calcext:value-type="float">
            <text:p>2.3362248739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.15946974125173" calcext:value-type="float">
            <text:p>1.1594697413</text:p>
          </table:table-cell>
          <table:table-cell office:value-type="float" office:value="2.17482708891233" calcext:value-type="float">
            <text:p>2.1748270889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.09830100999938" calcext:value-type="float">
            <text:p>1.09830101</text:p>
          </table:table-cell>
          <table:table-cell office:value-type="float" office:value="2.00528472993109" calcext:value-type="float">
            <text:p>2.0052847299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.01385347710715" calcext:value-type="float">
            <text:p>1.0138534771</text:p>
          </table:table-cell>
          <table:table-cell office:value-type="float" office:value="2.73150597016017" calcext:value-type="float">
            <text:p>2.7315059702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886660247296095" calcext:value-type="float">
            <text:p>0.8866602473</text:p>
          </table:table-cell>
          <table:table-cell office:value-type="float" office:value="3.10068238443798" calcext:value-type="float">
            <text:p>3.1006823844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.934601469503509" calcext:value-type="float">
            <text:p>0.9346014695</text:p>
          </table:table-cell>
          <table:table-cell office:value-type="float" office:value="2.11174228787422" calcext:value-type="float">
            <text:p>2.1117422879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.625785355435477" calcext:value-type="float">
            <text:p>0.6257853554</text:p>
          </table:table-cell>
          <table:table-cell office:value-type="float" office:value="2.19758240713014" calcext:value-type="float">
            <text:p>2.197582407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.963587655292617" calcext:value-type="float">
            <text:p>0.9635876553</text:p>
          </table:table-cell>
          <table:table-cell office:value-type="float" office:value="2.30710360076692" calcext:value-type="float">
            <text:p>2.3071036008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.22920663522349" calcext:value-type="float">
            <text:p>1.2292066352</text:p>
          </table:table-cell>
          <table:table-cell office:value-type="float" office:value="2.59100426236788" calcext:value-type="float">
            <text:p>2.5910042624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.17027009560002" calcext:value-type="float">
            <text:p>1.1702700956</text:p>
          </table:table-cell>
          <table:table-cell office:value-type="float" office:value="2.17148836453756" calcext:value-type="float">
            <text:p>2.1714883645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0.982999184727669" calcext:value-type="float">
            <text:p>0.9829991847</text:p>
          </table:table-cell>
          <table:table-cell office:value-type="float" office:value="2.02236813969082" calcext:value-type="float">
            <text:p>2.0223681397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897426086001926" calcext:value-type="float">
            <text:p>0.897426086</text:p>
          </table:table-cell>
          <table:table-cell office:value-type="float" office:value="2.23142368263668" calcext:value-type="float">
            <text:p>2.2314236826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.732773906323645" calcext:value-type="float">
            <text:p>0.7327739063</text:p>
          </table:table-cell>
          <table:table-cell office:value-type="float" office:value="1.9897579020924" calcext:value-type="float">
            <text:p>1.989757902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0.757760349909464" calcext:value-type="float">
            <text:p>0.7577603499</text:p>
          </table:table-cell>
          <table:table-cell office:value-type="float" office:value="2.31421110033989" calcext:value-type="float">
            <text:p>2.3142111003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.16237807571888" calcext:value-type="float">
            <text:p>1.1623780757</text:p>
          </table:table-cell>
          <table:table-cell office:value-type="float" office:value="3.38806035783556" calcext:value-type="float">
            <text:p>3.3880603578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.871651466853089" calcext:value-type="float">
            <text:p>0.8716514669</text:p>
          </table:table-cell>
          <table:table-cell office:value-type="float" office:value="2.27268315354983" calcext:value-type="float">
            <text:p>2.272683153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77853364414639" calcext:value-type="float">
            <text:p>0.7785336441</text:p>
          </table:table-cell>
          <table:table-cell office:value-type="float" office:value="2.30669518642955" calcext:value-type="float">
            <text:p>2.3066951864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.604684605201085" calcext:value-type="float">
            <text:p>0.6046846052</text:p>
          </table:table-cell>
          <table:table-cell office:value-type="float" office:value="1.98998514811198" calcext:value-type="float">
            <text:p>1.9899851481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.629521612988578" calcext:value-type="float">
            <text:p>0.629521613</text:p>
          </table:table-cell>
          <table:table-cell office:value-type="float" office:value="2.34373998641968" calcext:value-type="float">
            <text:p>2.3437399864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988611337708102" calcext:value-type="float">
            <text:p>0.9886113377</text:p>
          </table:table-cell>
          <table:table-cell office:value-type="float" office:value="1.92667917079396" calcext:value-type="float">
            <text:p>1.9266791708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.733843367629581" calcext:value-type="float">
            <text:p>0.7338433676</text:p>
          </table:table-cell>
          <table:table-cell office:value-type="float" office:value="1.95380072295666" calcext:value-type="float">
            <text:p>1.953800723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.925420988599459" calcext:value-type="float">
            <text:p>0.9254209886</text:p>
          </table:table-cell>
          <table:table-cell office:value-type="float" office:value="2.43161578973134" calcext:value-type="float">
            <text:p>2.4316157897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.0956556863255" calcext:value-type="float">
            <text:p>1.0956556863</text:p>
          </table:table-cell>
          <table:table-cell office:value-type="float" office:value="2.41936301853922" calcext:value-type="float">
            <text:p>2.4193630185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0.76461396349801" calcext:value-type="float">
            <text:p>0.7646139635</text:p>
          </table:table-cell>
          <table:table-cell office:value-type="float" office:value="1.94000475274192" calcext:value-type="float">
            <text:p>1.9400047527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811479358209504" calcext:value-type="float">
            <text:p>0.8114793582</text:p>
          </table:table-cell>
          <table:table-cell office:value-type="float" office:value="2.39316785666678" calcext:value-type="float">
            <text:p>2.3931678567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.04545291894012" calcext:value-type="float">
            <text:p>1.0454529189</text:p>
          </table:table-cell>
          <table:table-cell office:value-type="float" office:value="2.6273654864894" calcext:value-type="float">
            <text:p>2.6273654865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0.68905438573824" calcext:value-type="float">
            <text:p>0.6890543857</text:p>
          </table:table-cell>
          <table:table-cell office:value-type="float" office:value="2.22640787561735" calcext:value-type="float">
            <text:p>2.2264078756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0.689420463144779" calcext:value-type="float">
            <text:p>0.6894204631</text:p>
          </table:table-cell>
          <table:table-cell office:value-type="float" office:value="2.25734531713857" calcext:value-type="float">
            <text:p>2.257345317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0.963033305274116" calcext:value-type="float">
            <text:p>0.9630333053</text:p>
          </table:table-cell>
          <table:table-cell office:value-type="float" office:value="2.37134744392501" calcext:value-type="float">
            <text:p>2.371347443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34951413836744" calcext:value-type="float">
            <text:p>0.9349514138</text:p>
          </table:table-cell>
          <table:table-cell office:value-type="float" office:value="1.8743636045191" calcext:value-type="float">
            <text:p>1.8743636045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0.836399610506164" calcext:value-type="float">
            <text:p>0.8363996105</text:p>
          </table:table-cell>
          <table:table-cell office:value-type="float" office:value="2.19329630666309" calcext:value-type="float">
            <text:p>2.1932963067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0.912887123227119" calcext:value-type="float">
            <text:p>0.9128871232</text:p>
          </table:table-cell>
          <table:table-cell office:value-type="float" office:value="1.82043691145049" calcext:value-type="float">
            <text:p>1.8204369115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965691809852918" calcext:value-type="float">
            <text:p>0.9656918099</text:p>
          </table:table-cell>
          <table:table-cell office:value-type="float" office:value="1.93759262727367" calcext:value-type="float">
            <text:p>1.9375926273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771447399258614" calcext:value-type="float">
            <text:p>0.7714473993</text:p>
          </table:table-cell>
          <table:table-cell office:value-type="float" office:value="1.86953242619832" calcext:value-type="float">
            <text:p>1.8695324262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0.75698532793257" calcext:value-type="float">
            <text:p>0.7569853279</text:p>
          </table:table-cell>
          <table:table-cell office:value-type="float" office:value="1.80683700243632" calcext:value-type="float">
            <text:p>1.8068370024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0.730356018079652" calcext:value-type="float">
            <text:p>0.7303560181</text:p>
          </table:table-cell>
          <table:table-cell office:value-type="float" office:value="1.8804423544142" calcext:value-type="float">
            <text:p>1.8804423544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0.880584682027499" calcext:value-type="float">
            <text:p>0.880584682</text:p>
          </table:table-cell>
          <table:table-cell office:value-type="float" office:value="1.87162809405062" calcext:value-type="float">
            <text:p>1.871628094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0.628407475486812" calcext:value-type="float">
            <text:p>0.6284074755</text:p>
          </table:table-cell>
          <table:table-cell office:value-type="float" office:value="1.83935312098927" calcext:value-type="float">
            <text:p>1.839353121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.516347527503967" calcext:value-type="float">
            <text:p>0.5163475275</text:p>
          </table:table-cell>
          <table:table-cell office:value-type="float" office:value="1.76142166058222" calcext:value-type="float">
            <text:p>1.7614216606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735183558861415" calcext:value-type="float">
            <text:p>0.7351835589</text:p>
          </table:table-cell>
          <table:table-cell office:value-type="float" office:value="1.98957842257288" calcext:value-type="float">
            <text:p>1.9895784226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0.848019570277797" calcext:value-type="float">
            <text:p>0.8480195703</text:p>
          </table:table-cell>
          <table:table-cell office:value-type="float" office:value="1.55016932388147" calcext:value-type="float">
            <text:p>1.550169323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686904949943225" calcext:value-type="float">
            <text:p>0.6869049499</text:p>
          </table:table-cell>
          <table:table-cell office:value-type="float" office:value="2.00434052944183" calcext:value-type="float">
            <text:p>2.0043405294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0.612038121786383" calcext:value-type="float">
            <text:p>0.6120381218</text:p>
          </table:table-cell>
          <table:table-cell office:value-type="float" office:value="1.80794198976623" calcext:value-type="float">
            <text:p>1.8079419898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0.535635099146101" calcext:value-type="float">
            <text:p>0.5356350991</text:p>
          </table:table-cell>
          <table:table-cell office:value-type="float" office:value="2.02374820245637" calcext:value-type="float">
            <text:p>2.0237482025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.667527265350024" calcext:value-type="float">
            <text:p>0.6675272654</text:p>
          </table:table-cell>
          <table:table-cell office:value-type="float" office:value="2.34153272708257" calcext:value-type="float">
            <text:p>2.3415327271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0.48365041050646" calcext:value-type="float">
            <text:p>0.4836504105</text:p>
          </table:table-cell>
          <table:table-cell office:value-type="float" office:value="2.33616936703523" calcext:value-type="float">
            <text:p>2.336169367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0.654624958005216" calcext:value-type="float">
            <text:p>0.654624958</text:p>
          </table:table-cell>
          <table:table-cell office:value-type="float" office:value="2.07569915056229" calcext:value-type="float">
            <text:p>2.0756991506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0.660722303224935" calcext:value-type="float">
            <text:p>0.6607223032</text:p>
          </table:table-cell>
          <table:table-cell office:value-type="float" office:value="2.0051617456807" calcext:value-type="float">
            <text:p>2.005161745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0.63559325715113" calcext:value-type="float">
            <text:p>0.6355932572</text:p>
          </table:table-cell>
          <table:table-cell office:value-type="float" office:value="1.73174737890561" calcext:value-type="float">
            <text:p>1.7317473789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610483434713549" calcext:value-type="float">
            <text:p>0.6104834347</text:p>
          </table:table-cell>
          <table:table-cell office:value-type="float" office:value="1.77611530158255" calcext:value-type="float">
            <text:p>1.7761153016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0.595434275766214" calcext:value-type="float">
            <text:p>0.5954342758</text:p>
          </table:table-cell>
          <table:table-cell office:value-type="float" office:value="2.0703083558215" calcext:value-type="float">
            <text:p>2.0703083558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0.659096516503228" calcext:value-type="float">
            <text:p>0.6590965165</text:p>
          </table:table-cell>
          <table:table-cell office:value-type="float" office:value="1.42208303014437" calcext:value-type="float">
            <text:p>1.4220830301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703583577275276" calcext:value-type="float">
            <text:p>0.7035835773</text:p>
          </table:table-cell>
          <table:table-cell office:value-type="float" office:value="2.03385354744063" calcext:value-type="float">
            <text:p>2.0338535474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0.483716462055842" calcext:value-type="float">
            <text:p>0.4837164621</text:p>
          </table:table-cell>
          <table:table-cell office:value-type="float" office:value="2.2702186372545" calcext:value-type="float">
            <text:p>2.2702186373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.437293594082197" calcext:value-type="float">
            <text:p>0.4372935941</text:p>
          </table:table-cell>
          <table:table-cell office:value-type="float" office:value="2.55214598940478" calcext:value-type="float">
            <text:p>2.5521459894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0.605642256140709" calcext:value-type="float">
            <text:p>0.6056422561</text:p>
          </table:table-cell>
          <table:table-cell office:value-type="float" office:value="2.26616444355912" calcext:value-type="float">
            <text:p>2.2661644436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0.439565752777788" calcext:value-type="float">
            <text:p>0.4395657528</text:p>
          </table:table-cell>
          <table:table-cell office:value-type="float" office:value="1.84787186483542" calcext:value-type="float">
            <text:p>1.8478718648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0.426699149443044" calcext:value-type="float">
            <text:p>0.4266991494</text:p>
          </table:table-cell>
          <table:table-cell office:value-type="float" office:value="2.09196920692921" calcext:value-type="float">
            <text:p>2.0919692069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.565524768498209" calcext:value-type="float">
            <text:p>0.5655247685</text:p>
          </table:table-cell>
          <table:table-cell office:value-type="float" office:value="1.77751394278473" calcext:value-type="float">
            <text:p>1.7775139428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.477855340329309" calcext:value-type="float">
            <text:p>0.4778553403</text:p>
          </table:table-cell>
          <table:table-cell office:value-type="float" office:value="2.0408021873898" calcext:value-type="float">
            <text:p>2.0408021874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0.463766835133235" calcext:value-type="float">
            <text:p>0.4637668351</text:p>
          </table:table-cell>
          <table:table-cell office:value-type="float" office:value="2.01557379961014" calcext:value-type="float">
            <text:p>2.0155737996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0.38802016062869" calcext:value-type="float">
            <text:p>0.3880201606</text:p>
          </table:table-cell>
          <table:table-cell office:value-type="float" office:value="1.90790694786443" calcext:value-type="float">
            <text:p>1.9079069479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0.556456656754017" calcext:value-type="float">
            <text:p>0.5564566568</text:p>
          </table:table-cell>
          <table:table-cell office:value-type="float" office:value="1.37929632266363" calcext:value-type="float">
            <text:p>1.3792963227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0.699607399271594" calcext:value-type="float">
            <text:p>0.6996073993</text:p>
          </table:table-cell>
          <table:table-cell office:value-type="float" office:value="1.48719718390041" calcext:value-type="float">
            <text:p>1.4871971839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695690616716941" calcext:value-type="float">
            <text:p>0.6956906167</text:p>
          </table:table-cell>
          <table:table-cell office:value-type="float" office:value="1.63285320169396" calcext:value-type="float">
            <text:p>1.6328532017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0.57037602249119" calcext:value-type="float">
            <text:p>0.5703760225</text:p>
          </table:table-cell>
          <table:table-cell office:value-type="float" office:value="1.73464325567087" calcext:value-type="float">
            <text:p>1.7346432557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0.347376147492064" calcext:value-type="float">
            <text:p>0.3473761475</text:p>
          </table:table-cell>
          <table:table-cell office:value-type="float" office:value="2.11134018831783" calcext:value-type="float">
            <text:p>2.1113401883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0.543516161210007" calcext:value-type="float">
            <text:p>0.5435161612</text:p>
          </table:table-cell>
          <table:table-cell office:value-type="float" office:value="1.77894339462121" calcext:value-type="float">
            <text:p>1.778943394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0.427665411763721" calcext:value-type="float">
            <text:p>0.4276654118</text:p>
          </table:table-cell>
          <table:table-cell office:value-type="float" office:value="1.72255137976673" calcext:value-type="float">
            <text:p>1.7225513798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0.613241617961062" calcext:value-type="float">
            <text:p>0.613241618</text:p>
          </table:table-cell>
          <table:table-cell office:value-type="float" office:value="2.02344576848878" calcext:value-type="float">
            <text:p>2.0234457685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0.430430881161657" calcext:value-type="float">
            <text:p>0.4304308812</text:p>
          </table:table-cell>
          <table:table-cell office:value-type="float" office:value="2.18059775895543" calcext:value-type="float">
            <text:p>2.180597759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0.520944207823939" calcext:value-type="float">
            <text:p>0.5209442078</text:p>
          </table:table-cell>
          <table:table-cell office:value-type="float" office:value="1.87812226845158" calcext:value-type="float">
            <text:p>1.8781222685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0.291137869076596" calcext:value-type="float">
            <text:p>0.2911378691</text:p>
          </table:table-cell>
          <table:table-cell office:value-type="float" office:value="1.51889465252558" calcext:value-type="float">
            <text:p>1.5188946525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0.460825410071347" calcext:value-type="float">
            <text:p>0.4608254101</text:p>
          </table:table-cell>
          <table:table-cell office:value-type="float" office:value="1.41853243609269" calcext:value-type="float">
            <text:p>1.4185324361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.415806787088513" calcext:value-type="float">
            <text:p>0.4158067871</text:p>
          </table:table-cell>
          <table:table-cell office:value-type="float" office:value="2.00470044381089" calcext:value-type="float">
            <text:p>2.0047004438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0.485596854570839" calcext:value-type="float">
            <text:p>0.4855968546</text:p>
          </table:table-cell>
          <table:table-cell office:value-type="float" office:value="1.63178721980916" calcext:value-type="float">
            <text:p>1.6317872198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0.707463369808263" calcext:value-type="float">
            <text:p>0.7074633698</text:p>
          </table:table-cell>
          <table:table-cell office:value-type="float" office:value="1.50037705070443" calcext:value-type="float">
            <text:p>1.5003770507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0.591799322184589" calcext:value-type="float">
            <text:p>0.5917993222</text:p>
          </table:table-cell>
          <table:table-cell office:value-type="float" office:value="2.47765566243066" calcext:value-type="float">
            <text:p>2.4776556624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0.761851662397385" calcext:value-type="float">
            <text:p>0.7618516624</text:p>
          </table:table-cell>
          <table:table-cell office:value-type="float" office:value="1.77644408494234" calcext:value-type="float">
            <text:p>1.7764440849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669330877893501" calcext:value-type="float">
            <text:p>0.6693308779</text:p>
          </table:table-cell>
          <table:table-cell office:value-type="float" office:value="1.84698379702038" calcext:value-type="float">
            <text:p>1.846983797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0.385770143402947" calcext:value-type="float">
            <text:p>0.3857701434</text:p>
          </table:table-cell>
          <table:table-cell office:value-type="float" office:value="1.63959900786479" calcext:value-type="float">
            <text:p>1.6395990079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0.748943085870188" calcext:value-type="float">
            <text:p>0.7489430859</text:p>
          </table:table-cell>
          <table:table-cell office:value-type="float" office:value="1.79832549393177" calcext:value-type="float">
            <text:p>1.7983254939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0.487523707250754" calcext:value-type="float">
            <text:p>0.4875237073</text:p>
          </table:table-cell>
          <table:table-cell office:value-type="float" office:value="1.44632758158777" calcext:value-type="float">
            <text:p>1.4463275816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0.478049580256144" calcext:value-type="float">
            <text:p>0.4780495803</text:p>
          </table:table-cell>
          <table:table-cell office:value-type="float" office:value="1.45484855522712" calcext:value-type="float">
            <text:p>1.4548485552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0.604628376290202" calcext:value-type="float">
            <text:p>0.6046283763</text:p>
          </table:table-cell>
          <table:table-cell office:value-type="float" office:value="1.69381177259816" calcext:value-type="float">
            <text:p>1.6938117726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0.343957995788919" calcext:value-type="float">
            <text:p>0.3439579958</text:p>
          </table:table-cell>
          <table:table-cell office:value-type="float" office:value="1.5863634314802" calcext:value-type="float">
            <text:p>1.5863634315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0.397244879189465" calcext:value-type="float">
            <text:p>0.3972448792</text:p>
          </table:table-cell>
          <table:table-cell office:value-type="float" office:value="1.40466845863395" calcext:value-type="float">
            <text:p>1.4046684586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0.499299994524982" calcext:value-type="float">
            <text:p>0.4992999945</text:p>
          </table:table-cell>
          <table:table-cell office:value-type="float" office:value="1.78600538190868" calcext:value-type="float">
            <text:p>1.7860053819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0.428726407885551" calcext:value-type="float">
            <text:p>0.4287264079</text:p>
          </table:table-cell>
          <table:table-cell office:value-type="float" office:value="1.98160401814514" calcext:value-type="float">
            <text:p>1.9816040181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287824368559652" calcext:value-type="float">
            <text:p>0.2878243686</text:p>
          </table:table-cell>
          <table:table-cell office:value-type="float" office:value="1.67162812832329" calcext:value-type="float">
            <text:p>1.6716281283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0.386834906455543" calcext:value-type="float">
            <text:p>0.3868349065</text:p>
          </table:table-cell>
          <table:table-cell office:value-type="float" office:value="1.9679414116674" calcext:value-type="float">
            <text:p>1.9679414117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0.501631102876531" calcext:value-type="float">
            <text:p>0.5016311029</text:p>
          </table:table-cell>
          <table:table-cell office:value-type="float" office:value="1.60997659299109" calcext:value-type="float">
            <text:p>1.609976593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0.202346153360688" calcext:value-type="float">
            <text:p>0.2023461534</text:p>
          </table:table-cell>
          <table:table-cell office:value-type="float" office:value="1.62065164993207" calcext:value-type="float">
            <text:p>1.6206516499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0.235869327725636" calcext:value-type="float">
            <text:p>0.2358693277</text:p>
          </table:table-cell>
          <table:table-cell office:value-type="float" office:value="1.66488098518716" calcext:value-type="float">
            <text:p>1.6648809852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.418960791163974" calcext:value-type="float">
            <text:p>0.4189607912</text:p>
          </table:table-cell>
          <table:table-cell office:value-type="float" office:value="1.32295846276813" calcext:value-type="float">
            <text:p>1.3229584628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.403671855189734" calcext:value-type="float">
            <text:p>0.4036718552</text:p>
          </table:table-cell>
          <table:table-cell office:value-type="float" office:value="0.909496645132701" calcext:value-type="float">
            <text:p>0.9094966451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0.385124788102176" calcext:value-type="float">
            <text:p>0.3851247881</text:p>
          </table:table-cell>
          <table:table-cell office:value-type="float" office:value="1.12100417912006" calcext:value-type="float">
            <text:p>1.1210041791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0.296643555205729" calcext:value-type="float">
            <text:p>0.2966435552</text:p>
          </table:table-cell>
          <table:table-cell office:value-type="float" office:value="1.08673341365324" calcext:value-type="float">
            <text:p>1.0867334137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0.472929592513376" calcext:value-type="float">
            <text:p>0.4729295925</text:p>
          </table:table-cell>
          <table:table-cell office:value-type="float" office:value="1.73022758546803" calcext:value-type="float">
            <text:p>1.730227585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0.534007918751902" calcext:value-type="float">
            <text:p>0.5340079188</text:p>
          </table:table-cell>
          <table:table-cell office:value-type="float" office:value="1.60767090279195" calcext:value-type="float">
            <text:p>1.6076709028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0.477864175786575" calcext:value-type="float">
            <text:p>0.4778641758</text:p>
          </table:table-cell>
          <table:table-cell office:value-type="float" office:value="1.43689530922307" calcext:value-type="float">
            <text:p>1.4368953092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0.52590626494752" calcext:value-type="float">
            <text:p>0.5259062649</text:p>
          </table:table-cell>
          <table:table-cell office:value-type="float" office:value="2.01070678213404" calcext:value-type="float">
            <text:p>2.010706782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0.590740232542157" calcext:value-type="float">
            <text:p>0.5907402325</text:p>
          </table:table-cell>
          <table:table-cell office:value-type="float" office:value="1.61210993077192" calcext:value-type="float">
            <text:p>1.6121099308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244604450591012" calcext:value-type="float">
            <text:p>0.2446044506</text:p>
          </table:table-cell>
          <table:table-cell office:value-type="float" office:value="1.92802279111412" calcext:value-type="float">
            <text:p>1.928022791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.402900564194554" calcext:value-type="float">
            <text:p>0.4029005642</text:p>
          </table:table-cell>
          <table:table-cell office:value-type="float" office:value="1.82894217057361" calcext:value-type="float">
            <text:p>1.8289421706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348146088959442" calcext:value-type="float">
            <text:p>0.348146089</text:p>
          </table:table-cell>
          <table:table-cell office:value-type="float" office:value="1.56542606320646" calcext:value-type="float">
            <text:p>1.5654260632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0.382592259140478" calcext:value-type="float">
            <text:p>0.3825922591</text:p>
          </table:table-cell>
          <table:table-cell office:value-type="float" office:value="1.02848460608059" calcext:value-type="float">
            <text:p>1.028484606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0.386788798206382" calcext:value-type="float">
            <text:p>0.3867887982</text:p>
          </table:table-cell>
          <table:table-cell office:value-type="float" office:value="1.44178197946813" calcext:value-type="float">
            <text:p>1.4417819795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0.306750562331743" calcext:value-type="float">
            <text:p>0.3067505623</text:p>
          </table:table-cell>
          <table:table-cell office:value-type="float" office:value="1.85494756284687" calcext:value-type="float">
            <text:p>1.8549475628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0.203233133049475" calcext:value-type="float">
            <text:p>0.203233133</text:p>
          </table:table-cell>
          <table:table-cell office:value-type="float" office:value="1.51598130497668" calcext:value-type="float">
            <text:p>1.515981305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0.417438899063402" calcext:value-type="float">
            <text:p>0.4174388991</text:p>
          </table:table-cell>
          <table:table-cell office:value-type="float" office:value="1.65474712103605" calcext:value-type="float">
            <text:p>1.654747121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0.462785963838299" calcext:value-type="float">
            <text:p>0.4627859638</text:p>
          </table:table-cell>
          <table:table-cell office:value-type="float" office:value="1.40873259264562" calcext:value-type="float">
            <text:p>1.4087325926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0.251446607129441" calcext:value-type="float">
            <text:p>0.2514466071</text:p>
          </table:table-cell>
          <table:table-cell office:value-type="float" office:value="1.83907361783915" calcext:value-type="float">
            <text:p>1.8390736178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.29482004230635" calcext:value-type="float">
            <text:p>0.2948200423</text:p>
          </table:table-cell>
          <table:table-cell office:value-type="float" office:value="1.4616924441523" calcext:value-type="float">
            <text:p>1.4616924442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.30279712130626" calcext:value-type="float">
            <text:p>0.3027971213</text:p>
          </table:table-cell>
          <table:table-cell office:value-type="float" office:value="1.55585137754679" calcext:value-type="float">
            <text:p>1.5558513775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0.404446466142933" calcext:value-type="float">
            <text:p>0.4044464661</text:p>
          </table:table-cell>
          <table:table-cell office:value-type="float" office:value="1.42683378255202" calcext:value-type="float">
            <text:p>1.4268337826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0.443926005293098" calcext:value-type="float">
            <text:p>0.4439260053</text:p>
          </table:table-cell>
          <table:table-cell office:value-type="float" office:value="1.53817690826125" calcext:value-type="float">
            <text:p>1.5381769083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0.237653244141903" calcext:value-type="float">
            <text:p>0.2376532441</text:p>
          </table:table-cell>
          <table:table-cell office:value-type="float" office:value="1.31631463186608" calcext:value-type="float">
            <text:p>1.3163146319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0.383647917231752" calcext:value-type="float">
            <text:p>0.3836479172</text:p>
          </table:table-cell>
          <table:table-cell office:value-type="float" office:value="1.46569178377589" calcext:value-type="float">
            <text:p>1.465691783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336350032749275" calcext:value-type="float">
            <text:p>0.3363500327</text:p>
          </table:table-cell>
          <table:table-cell office:value-type="float" office:value="1.53454992630415" calcext:value-type="float">
            <text:p>1.5345499263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0.517233301036888" calcext:value-type="float">
            <text:p>0.517233301</text:p>
          </table:table-cell>
          <table:table-cell office:value-type="float" office:value="1.72649646053712" calcext:value-type="float">
            <text:p>1.7264964605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0.226606148584849" calcext:value-type="float">
            <text:p>0.2266061486</text:p>
          </table:table-cell>
          <table:table-cell office:value-type="float" office:value="1.83916613211234" calcext:value-type="float">
            <text:p>1.8391661321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0.210841803625226" calcext:value-type="float">
            <text:p>0.2108418036</text:p>
          </table:table-cell>
          <table:table-cell office:value-type="float" office:value="1.41133525636461" calcext:value-type="float">
            <text:p>1.4113352564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0.217288063073324" calcext:value-type="float">
            <text:p>0.2172880631</text:p>
          </table:table-cell>
          <table:table-cell office:value-type="float" office:value="1.59789646955" calcext:value-type="float">
            <text:p>1.5978964696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.333031276075376" calcext:value-type="float">
            <text:p>0.3330312761</text:p>
          </table:table-cell>
          <table:table-cell office:value-type="float" office:value="1.36565916861097" calcext:value-type="float">
            <text:p>1.3656591686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0.278057483190464" calcext:value-type="float">
            <text:p>0.2780574832</text:p>
          </table:table-cell>
          <table:table-cell office:value-type="float" office:value="1.6082563839025" calcext:value-type="float">
            <text:p>1.6082563839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0.231715742043323" calcext:value-type="float">
            <text:p>0.231715742</text:p>
          </table:table-cell>
          <table:table-cell office:value-type="float" office:value="1.66418292249242" calcext:value-type="float">
            <text:p>1.6641829225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0.329456842111217" calcext:value-type="float">
            <text:p>0.3294568421</text:p>
          </table:table-cell>
          <table:table-cell office:value-type="float" office:value="1.60653284109301" calcext:value-type="float">
            <text:p>1.6065328411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0.404187901421554" calcext:value-type="float">
            <text:p>0.4041879014</text:p>
          </table:table-cell>
          <table:table-cell office:value-type="float" office:value="0.799497302621603" calcext:value-type="float">
            <text:p>0.7994973026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424487050208781" calcext:value-type="float">
            <text:p>0.4244870502</text:p>
          </table:table-cell>
          <table:table-cell office:value-type="float" office:value="1.50661207901107" calcext:value-type="float">
            <text:p>1.506612079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137699362801181" calcext:value-type="float">
            <text:p>0.1376993628</text:p>
          </table:table-cell>
          <table:table-cell office:value-type="float" office:value="1.33793849994739" calcext:value-type="float">
            <text:p>1.3379384999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0.234813799605601" calcext:value-type="float">
            <text:p>0.2348137996</text:p>
          </table:table-cell>
          <table:table-cell office:value-type="float" office:value="1.78359854718049" calcext:value-type="float">
            <text:p>1.7835985472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266889811441716" calcext:value-type="float">
            <text:p>0.2668898114</text:p>
          </table:table-cell>
          <table:table-cell office:value-type="float" office:value="1.23752996573846" calcext:value-type="float">
            <text:p>1.2375299657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0.321812290077408" calcext:value-type="float">
            <text:p>0.3218122901</text:p>
          </table:table-cell>
          <table:table-cell office:value-type="float" office:value="1.46864542613427" calcext:value-type="float">
            <text:p>1.468645426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0.179140284616086" calcext:value-type="float">
            <text:p>0.1791402846</text:p>
          </table:table-cell>
          <table:table-cell office:value-type="float" office:value="1.16374994027946" calcext:value-type="float">
            <text:p>1.1637499403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0.348391026858654" calcext:value-type="float">
            <text:p>0.3483910269</text:p>
          </table:table-cell>
          <table:table-cell office:value-type="float" office:value="1.25178738931815" calcext:value-type="float">
            <text:p>1.2517873893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0.236564650479704" calcext:value-type="float">
            <text:p>0.2365646505</text:p>
          </table:table-cell>
          <table:table-cell office:value-type="float" office:value="1.11862364163001" calcext:value-type="float">
            <text:p>1.1186236416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0.19248205313666" calcext:value-type="float">
            <text:p>0.1924820531</text:p>
          </table:table-cell>
          <table:table-cell office:value-type="float" office:value="1.52453863082661" calcext:value-type="float">
            <text:p>1.5245386308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0.262119338785609" calcext:value-type="float">
            <text:p>0.2621193388</text:p>
          </table:table-cell>
          <table:table-cell office:value-type="float" office:value="1.16127396623294" calcext:value-type="float">
            <text:p>1.1612739662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0.316256858387755" calcext:value-type="float">
            <text:p>0.3162568584</text:p>
          </table:table-cell>
          <table:table-cell office:value-type="float" office:value="1.10418988226189" calcext:value-type="float">
            <text:p>1.1041898823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0.336421828323768" calcext:value-type="float">
            <text:p>0.3364218283</text:p>
          </table:table-cell>
          <table:table-cell office:value-type="float" office:value="1.22520520620876" calcext:value-type="float">
            <text:p>1.2252052062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.322242901908855" calcext:value-type="float">
            <text:p>0.3222429019</text:p>
          </table:table-cell>
          <table:table-cell office:value-type="float" office:value="0.937088376531998" calcext:value-type="float">
            <text:p>0.9370883765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0.322187431674037" calcext:value-type="float">
            <text:p>0.3221874317</text:p>
          </table:table-cell>
          <table:table-cell office:value-type="float" office:value="1.21035080817011" calcext:value-type="float">
            <text:p>1.2103508082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0.275229698957668" calcext:value-type="float">
            <text:p>0.275229699</text:p>
          </table:table-cell>
          <table:table-cell office:value-type="float" office:value="1.08317368198186" calcext:value-type="float">
            <text:p>1.083173682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.300070123850471" calcext:value-type="float">
            <text:p>0.3000701239</text:p>
          </table:table-cell>
          <table:table-cell office:value-type="float" office:value="1.20392259789838" calcext:value-type="float">
            <text:p>1.2039225979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0.213982978711526" calcext:value-type="float">
            <text:p>0.2139829787</text:p>
          </table:table-cell>
          <table:table-cell office:value-type="float" office:value="1.07065911984278" calcext:value-type="float">
            <text:p>1.0706591198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.171000344285534" calcext:value-type="float">
            <text:p>0.1710003443</text:p>
          </table:table-cell>
          <table:table-cell office:value-type="float" office:value="1.21545002133482" calcext:value-type="float">
            <text:p>1.2154500213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0.224430165082837" calcext:value-type="float">
            <text:p>0.2244301651</text:p>
          </table:table-cell>
          <table:table-cell office:value-type="float" office:value="0.913388572426306" calcext:value-type="float">
            <text:p>0.9133885724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0.227235422097146" calcext:value-type="float">
            <text:p>0.2272354221</text:p>
          </table:table-cell>
          <table:table-cell office:value-type="float" office:value="0.978343621724182" calcext:value-type="float">
            <text:p>0.9783436217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187914902561655" calcext:value-type="float">
            <text:p>0.1879149026</text:p>
          </table:table-cell>
          <table:table-cell office:value-type="float" office:value="1.5689477680458" calcext:value-type="float">
            <text:p>1.568947768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15142750730738" calcext:value-type="float">
            <text:p>0.1514275073</text:p>
          </table:table-cell>
          <table:table-cell office:value-type="float" office:value="1.45705333724618" calcext:value-type="float">
            <text:p>1.4570533372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0.31657552137557" calcext:value-type="float">
            <text:p>0.3165755214</text:p>
          </table:table-cell>
          <table:table-cell office:value-type="float" office:value="1.30848709700836" calcext:value-type="float">
            <text:p>1.308487097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0.165819305347072" calcext:value-type="float">
            <text:p>0.1658193053</text:p>
          </table:table-cell>
          <table:table-cell office:value-type="float" office:value="1.46072305242221" calcext:value-type="float">
            <text:p>1.4607230524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0.217389620923334" calcext:value-type="float">
            <text:p>0.2173896209</text:p>
          </table:table-cell>
          <table:table-cell office:value-type="float" office:value="1.07618487419354" calcext:value-type="float">
            <text:p>1.0761848742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.267204962225838" calcext:value-type="float">
            <text:p>0.2672049622</text:p>
          </table:table-cell>
          <table:table-cell office:value-type="float" office:value="1.13843960056288" calcext:value-type="float">
            <text:p>1.1384396006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0.371780618114604" calcext:value-type="float">
            <text:p>0.3717806181</text:p>
          </table:table-cell>
          <table:table-cell office:value-type="float" office:value="1.21993192078339" calcext:value-type="float">
            <text:p>1.2199319208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0.345147643362482" calcext:value-type="float">
            <text:p>0.3451476434</text:p>
          </table:table-cell>
          <table:table-cell office:value-type="float" office:value="1.32484110155039" calcext:value-type="float">
            <text:p>1.3248411016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0.185206235965921" calcext:value-type="float">
            <text:p>0.185206236</text:p>
          </table:table-cell>
          <table:table-cell office:value-type="float" office:value="1.11981468854679" calcext:value-type="float">
            <text:p>1.1198146885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0.104835367482156" calcext:value-type="float">
            <text:p>0.1048353675</text:p>
          </table:table-cell>
          <table:table-cell office:value-type="float" office:value="1.36315579319166" calcext:value-type="float">
            <text:p>1.3631557932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0.192637699925237" calcext:value-type="float">
            <text:p>0.1926376999</text:p>
          </table:table-cell>
          <table:table-cell office:value-type="float" office:value="1.25686567442285" calcext:value-type="float">
            <text:p>1.2568656744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0.245668582701021" calcext:value-type="float">
            <text:p>0.2456685827</text:p>
          </table:table-cell>
          <table:table-cell office:value-type="float" office:value="0.951873409044411" calcext:value-type="float">
            <text:p>0.951873409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0.23541012491203" calcext:value-type="float">
            <text:p>0.2354101249</text:p>
          </table:table-cell>
          <table:table-cell office:value-type="float" office:value="1.26122082583606" calcext:value-type="float">
            <text:p>1.2612208258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0.0772552618032528" calcext:value-type="float">
            <text:p>0.0772552618</text:p>
          </table:table-cell>
          <table:table-cell office:value-type="float" office:value="0.950991050236755" calcext:value-type="float">
            <text:p>0.9509910502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.175389013832642" calcext:value-type="float">
            <text:p>0.1753890138</text:p>
          </table:table-cell>
          <table:table-cell office:value-type="float" office:value="1.42989262979892" calcext:value-type="float">
            <text:p>1.4298926298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0.44412707005524" calcext:value-type="float">
            <text:p>0.4441270701</text:p>
          </table:table-cell>
          <table:table-cell office:value-type="float" office:value="1.26006448362023" calcext:value-type="float">
            <text:p>1.2600644836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0.343477710864196" calcext:value-type="float">
            <text:p>0.3434777109</text:p>
          </table:table-cell>
          <table:table-cell office:value-type="float" office:value="1.44911345451449" calcext:value-type="float">
            <text:p>1.4491134545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0.257918605399835" calcext:value-type="float">
            <text:p>0.2579186054</text:p>
          </table:table-cell>
          <table:table-cell office:value-type="float" office:value="0.98657418295948" calcext:value-type="float">
            <text:p>0.986574183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0.208086424279544" calcext:value-type="float">
            <text:p>0.2080864243</text:p>
          </table:table-cell>
          <table:table-cell office:value-type="float" office:value="0.987915542080171" calcext:value-type="float">
            <text:p>0.9879155421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252616321388632" calcext:value-type="float">
            <text:p>0.2526163214</text:p>
          </table:table-cell>
          <table:table-cell office:value-type="float" office:value="1.13209068506128" calcext:value-type="float">
            <text:p>1.132090685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254376635767726" calcext:value-type="float">
            <text:p>0.2543766358</text:p>
          </table:table-cell>
          <table:table-cell office:value-type="float" office:value="1.02300409682923" calcext:value-type="float">
            <text:p>1.0230040968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0.202057400190582" calcext:value-type="float">
            <text:p>0.2020574002</text:p>
          </table:table-cell>
          <table:table-cell office:value-type="float" office:value="1.17586641624156" calcext:value-type="float">
            <text:p>1.1758664162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0.189577344908482" calcext:value-type="float">
            <text:p>0.1895773449</text:p>
          </table:table-cell>
          <table:table-cell office:value-type="float" office:value="1.07818555925041" calcext:value-type="float">
            <text:p>1.0781855593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0.164633428936617" calcext:value-type="float">
            <text:p>0.1646334289</text:p>
          </table:table-cell>
          <table:table-cell office:value-type="float" office:value="0.637797126339542" calcext:value-type="float">
            <text:p>0.6377971263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0.171717561201917" calcext:value-type="float">
            <text:p>0.1717175612</text:p>
          </table:table-cell>
          <table:table-cell office:value-type="float" office:value="1.09719369964053" calcext:value-type="float">
            <text:p>1.0971936996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0.240273090079427" calcext:value-type="float">
            <text:p>0.2402730901</text:p>
          </table:table-cell>
          <table:table-cell office:value-type="float" office:value="0.835004893131554" calcext:value-type="float">
            <text:p>0.8350048931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0.108115063721521" calcext:value-type="float">
            <text:p>0.1081150637</text:p>
          </table:table-cell>
          <table:table-cell office:value-type="float" office:value="1.07417483069003" calcext:value-type="float">
            <text:p>1.0741748307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0.319802010928591" calcext:value-type="float">
            <text:p>0.3198020109</text:p>
          </table:table-cell>
          <table:table-cell office:value-type="float" office:value="0.918779684334166" calcext:value-type="float">
            <text:p>0.9187796843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0.219541259948164" calcext:value-type="float">
            <text:p>0.2195412599</text:p>
          </table:table-cell>
          <table:table-cell office:value-type="float" office:value="1.07305729689284" calcext:value-type="float">
            <text:p>1.0730572969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0.333284230240517" calcext:value-type="float">
            <text:p>0.3332842302</text:p>
          </table:table-cell>
          <table:table-cell office:value-type="float" office:value="0.964617258817371" calcext:value-type="float">
            <text:p>0.9646172588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0.298486278816644" calcext:value-type="float">
            <text:p>0.2984862788</text:p>
          </table:table-cell>
          <table:table-cell office:value-type="float" office:value="0.911805476475921" calcext:value-type="float">
            <text:p>0.9118054765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0.13959580748342" calcext:value-type="float">
            <text:p>0.1395958075</text:p>
          </table:table-cell>
          <table:table-cell office:value-type="float" office:value="1.22675796494716" calcext:value-type="float">
            <text:p>1.2267579649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0.179561667775528" calcext:value-type="float">
            <text:p>0.1795616678</text:p>
          </table:table-cell>
          <table:table-cell office:value-type="float" office:value="1.02034733423756" calcext:value-type="float">
            <text:p>1.0203473342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0.22677339173129" calcext:value-type="float">
            <text:p>0.2267733917</text:p>
          </table:table-cell>
          <table:table-cell office:value-type="float" office:value="1.05000442494121" calcext:value-type="float">
            <text:p>1.0500044249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0.143001875565905" calcext:value-type="float">
            <text:p>0.1430018756</text:p>
          </table:table-cell>
          <table:table-cell office:value-type="float" office:value="1.14887385287633" calcext:value-type="float">
            <text:p>1.1488738529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0.157281586952094" calcext:value-type="float">
            <text:p>0.157281587</text:p>
          </table:table-cell>
          <table:table-cell office:value-type="float" office:value="1.77538241663327" calcext:value-type="float">
            <text:p>1.7753824166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0.277972093224525" calcext:value-type="float">
            <text:p>0.2779720932</text:p>
          </table:table-cell>
          <table:table-cell office:value-type="float" office:value="1.185412873514" calcext:value-type="float">
            <text:p>1.1854128735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0.144062437572413" calcext:value-type="float">
            <text:p>0.1440624376</text:p>
          </table:table-cell>
          <table:table-cell office:value-type="float" office:value="1.22431633688716" calcext:value-type="float">
            <text:p>1.2243163369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0.132951528154727" calcext:value-type="float">
            <text:p>0.1329515282</text:p>
          </table:table-cell>
          <table:table-cell office:value-type="float" office:value="1.08380934916851" calcext:value-type="float">
            <text:p>1.0838093492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0.131933015398681" calcext:value-type="float">
            <text:p>0.1319330154</text:p>
          </table:table-cell>
          <table:table-cell office:value-type="float" office:value="0.993834465535151" calcext:value-type="float">
            <text:p>0.9938344655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0.330572858918458" calcext:value-type="float">
            <text:p>0.3305728589</text:p>
          </table:table-cell>
          <table:table-cell office:value-type="float" office:value="1.74820246299108" calcext:value-type="float">
            <text:p>1.748202463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0.171830533827759" calcext:value-type="float">
            <text:p>0.1718305338</text:p>
          </table:table-cell>
          <table:table-cell office:value-type="float" office:value="1.42339254512141" calcext:value-type="float">
            <text:p>1.423392545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0.169479171253948" calcext:value-type="float">
            <text:p>0.1694791713</text:p>
          </table:table-cell>
          <table:table-cell office:value-type="float" office:value="1.15910011188438" calcext:value-type="float">
            <text:p>1.1591001119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0.112567556934017" calcext:value-type="float">
            <text:p>0.1125675569</text:p>
          </table:table-cell>
          <table:table-cell office:value-type="float" office:value="0.917991805744047" calcext:value-type="float">
            <text:p>0.9179918057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0.0879847562044031" calcext:value-type="float">
            <text:p>0.0879847562</text:p>
          </table:table-cell>
          <table:table-cell office:value-type="float" office:value="0.917017121385369" calcext:value-type="float">
            <text:p>0.917017121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0.158225763511534" calcext:value-type="float">
            <text:p>0.1582257635</text:p>
          </table:table-cell>
          <table:table-cell office:value-type="float" office:value="1.056416416489" calcext:value-type="float">
            <text:p>1.0564164165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0.146047435136926" calcext:value-type="float">
            <text:p>0.1460474351</text:p>
          </table:table-cell>
          <table:table-cell office:value-type="float" office:value="1.78774776423557" calcext:value-type="float">
            <text:p>1.7877477642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0.277278512198892" calcext:value-type="float">
            <text:p>0.2772785122</text:p>
          </table:table-cell>
          <table:table-cell office:value-type="float" office:value="1.0492731122714" calcext:value-type="float">
            <text:p>1.0492731123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0.324281109486603" calcext:value-type="float">
            <text:p>0.3242811095</text:p>
          </table:table-cell>
          <table:table-cell office:value-type="float" office:value="1.47764509435122" calcext:value-type="float">
            <text:p>1.4776450944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0.0792598738128112" calcext:value-type="float">
            <text:p>0.0792598738</text:p>
          </table:table-cell>
          <table:table-cell office:value-type="float" office:value="1.76700905736329" calcext:value-type="float">
            <text:p>1.7670090574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0.113765864845158" calcext:value-type="float">
            <text:p>0.1137658648</text:p>
          </table:table-cell>
          <table:table-cell office:value-type="float" office:value="1.74670113778363" calcext:value-type="float">
            <text:p>1.7467011378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0.273201489339893" calcext:value-type="float">
            <text:p>0.2732014893</text:p>
          </table:table-cell>
          <table:table-cell office:value-type="float" office:value="1.23990421240321" calcext:value-type="float">
            <text:p>1.2399042124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0.0780483858349423" calcext:value-type="float">
            <text:p>0.0780483858</text:p>
          </table:table-cell>
          <table:table-cell office:value-type="float" office:value="1.30013849193023" calcext:value-type="float">
            <text:p>1.3001384919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0.0711646215537459" calcext:value-type="float">
            <text:p>0.0711646216</text:p>
          </table:table-cell>
          <table:table-cell office:value-type="float" office:value="1.11380503665552" calcext:value-type="float">
            <text:p>1.1138050367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0.06360500222072" calcext:value-type="float">
            <text:p>0.0636050022</text:p>
          </table:table-cell>
          <table:table-cell office:value-type="float" office:value="1.22041187016293" calcext:value-type="float">
            <text:p>1.2204118702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0.04544520164426" calcext:value-type="float">
            <text:p>0.0454452016</text:p>
          </table:table-cell>
          <table:table-cell office:value-type="float" office:value="0.907733356994059" calcext:value-type="float">
            <text:p>0.907733357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0.0880756881941731" calcext:value-type="float">
            <text:p>0.0880756882</text:p>
          </table:table-cell>
          <table:table-cell office:value-type="float" office:value="0.383388738561836" calcext:value-type="float">
            <text:p>0.3833887386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0.282457294620367" calcext:value-type="float">
            <text:p>0.2824572946</text:p>
          </table:table-cell>
          <table:table-cell office:value-type="float" office:value="1.28733486868441" calcext:value-type="float">
            <text:p>1.2873348687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0.202463384076125" calcext:value-type="float">
            <text:p>0.2024633841</text:p>
          </table:table-cell>
          <table:table-cell office:value-type="float" office:value="0.904093300458044" calcext:value-type="float">
            <text:p>0.9040933005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0.25137197310105" calcext:value-type="float">
            <text:p>0.2513719731</text:p>
          </table:table-cell>
          <table:table-cell office:value-type="float" office:value="1.75368189133911" calcext:value-type="float">
            <text:p>1.7536818913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0.27083129491657" calcext:value-type="float">
            <text:p>0.2708312949</text:p>
          </table:table-cell>
          <table:table-cell office:value-type="float" office:value="0.932279969229259" calcext:value-type="float">
            <text:p>0.932279969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0.139324726319561" calcext:value-type="float">
            <text:p>0.1393247263</text:p>
          </table:table-cell>
          <table:table-cell office:value-type="float" office:value="1.54552354073773" calcext:value-type="float">
            <text:p>1.5455235407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0.210254784647582" calcext:value-type="float">
            <text:p>0.2102547846</text:p>
          </table:table-cell>
          <table:table-cell office:value-type="float" office:value="1.19754974663051" calcext:value-type="float">
            <text:p>1.1975497466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0.0511988346413192" calcext:value-type="float">
            <text:p>0.0511988346</text:p>
          </table:table-cell>
          <table:table-cell office:value-type="float" office:value="1.05274792770959" calcext:value-type="float">
            <text:p>1.0527479277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.133448283000487" calcext:value-type="float">
            <text:p>0.133448283</text:p>
          </table:table-cell>
          <table:table-cell office:value-type="float" office:value="1.09464219833414" calcext:value-type="float">
            <text:p>1.0946421983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0.112021625093702" calcext:value-type="float">
            <text:p>0.1120216251</text:p>
          </table:table-cell>
          <table:table-cell office:value-type="float" office:value="0.721294166882419" calcext:value-type="float">
            <text:p>0.7212941669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0.101275059767067" calcext:value-type="float">
            <text:p>0.1012750598</text:p>
          </table:table-cell>
          <table:table-cell office:value-type="float" office:value="1.42756906726087" calcext:value-type="float">
            <text:p>1.4275690673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0.0264095442886982" calcext:value-type="float">
            <text:p>0.0264095443</text:p>
          </table:table-cell>
          <table:table-cell office:value-type="float" office:value="0.871815900835726" calcext:value-type="float">
            <text:p>0.8718159008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0.169085076984225" calcext:value-type="float">
            <text:p>0.169085077</text:p>
          </table:table-cell>
          <table:table-cell office:value-type="float" office:value="0.864276494701496" calcext:value-type="float">
            <text:p>0.8642764947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0.153867148680405" calcext:value-type="float">
            <text:p>0.1538671487</text:p>
          </table:table-cell>
          <table:table-cell office:value-type="float" office:value="1.11539906910103" calcext:value-type="float">
            <text:p>1.115399069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0.151496820281156" calcext:value-type="float">
            <text:p>0.1514968203</text:p>
          </table:table-cell>
          <table:table-cell office:value-type="float" office:value="1.20037113973457" calcext:value-type="float">
            <text:p>1.2003711397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0.113730229318349" calcext:value-type="float">
            <text:p>0.1137302293</text:p>
          </table:table-cell>
          <table:table-cell office:value-type="float" office:value="1.20520417138727" calcext:value-type="float">
            <text:p>1.205204171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0.0689699578564614" calcext:value-type="float">
            <text:p>0.0689699579</text:p>
          </table:table-cell>
          <table:table-cell office:value-type="float" office:value="0.901170051967104" calcext:value-type="float">
            <text:p>0.901170052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0.0840376801711197" calcext:value-type="float">
            <text:p>0.0840376802</text:p>
          </table:table-cell>
          <table:table-cell office:value-type="float" office:value="1.0197265706439" calcext:value-type="float">
            <text:p>1.01972657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0.0911987197378443" calcext:value-type="float">
            <text:p>0.0911987197</text:p>
          </table:table-cell>
          <table:table-cell office:value-type="float" office:value="0.807227122079995" calcext:value-type="float">
            <text:p>0.807227122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0.0846535632606699" calcext:value-type="float">
            <text:p>0.0846535633</text:p>
          </table:table-cell>
          <table:table-cell office:value-type="float" office:value="1.22458742543434" calcext:value-type="float">
            <text:p>1.2245874254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0.249050003150478" calcext:value-type="float">
            <text:p>0.2490500032</text:p>
          </table:table-cell>
          <table:table-cell office:value-type="float" office:value="1.26373406427188" calcext:value-type="float">
            <text:p>1.2637340643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0.02076618150394" calcext:value-type="float">
            <text:p>0.0207661815</text:p>
          </table:table-cell>
          <table:table-cell office:value-type="float" office:value="1.33702897057972" calcext:value-type="float">
            <text:p>1.3370289706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0.279831179003749" calcext:value-type="float">
            <text:p>0.279831179</text:p>
          </table:table-cell>
          <table:table-cell office:value-type="float" office:value="0.98600276797596" calcext:value-type="float">
            <text:p>0.986002768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0.120601083516764" calcext:value-type="float">
            <text:p>0.1206010835</text:p>
          </table:table-cell>
          <table:table-cell office:value-type="float" office:value="1.1069037432058" calcext:value-type="float">
            <text:p>1.106903743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105530374792094" calcext:value-type="float">
            <text:p>0.1055303748</text:p>
          </table:table-cell>
          <table:table-cell office:value-type="float" office:value="1.671918769574" calcext:value-type="float">
            <text:p>1.6719187696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0.106391469001149" calcext:value-type="float">
            <text:p>0.106391469</text:p>
          </table:table-cell>
          <table:table-cell office:value-type="float" office:value="1.46735552434499" calcext:value-type="float">
            <text:p>1.4673555243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0.0962948806221701" calcext:value-type="float">
            <text:p>0.0962948806</text:p>
          </table:table-cell>
          <table:table-cell office:value-type="float" office:value="1.22313818894327" calcext:value-type="float">
            <text:p>1.2231381889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0.0224316927681987" calcext:value-type="float">
            <text:p>0.0224316928</text:p>
          </table:table-cell>
          <table:table-cell office:value-type="float" office:value="1.16285035303897" calcext:value-type="float">
            <text:p>1.162850353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151982135330844" calcext:value-type="float">
            <text:p>0.1519821353</text:p>
          </table:table-cell>
          <table:table-cell office:value-type="float" office:value="1.28246172621018" calcext:value-type="float">
            <text:p>1.2824617262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0.30318144411366" calcext:value-type="float">
            <text:p>0.3031814441</text:p>
          </table:table-cell>
          <table:table-cell office:value-type="float" office:value="1.35018300228856" calcext:value-type="float">
            <text:p>1.350183002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0.0370641650644959" calcext:value-type="float">
            <text:p>0.0370641651</text:p>
          </table:table-cell>
          <table:table-cell office:value-type="float" office:value="1.46897699857234" calcext:value-type="float">
            <text:p>1.4689769986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0.0366770423586584" calcext:value-type="float">
            <text:p>0.0366770424</text:p>
          </table:table-cell>
          <table:table-cell office:value-type="float" office:value="1.65026592390819" calcext:value-type="float">
            <text:p>1.6502659239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0.0342574903741479" calcext:value-type="float">
            <text:p>0.0342574904</text:p>
          </table:table-cell>
          <table:table-cell office:value-type="float" office:value="1.63593398845599" calcext:value-type="float">
            <text:p>1.6359339885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0.25789044529924" calcext:value-type="float">
            <text:p>0.2578904453</text:p>
          </table:table-cell>
          <table:table-cell office:value-type="float" office:value="1.85136173862136" calcext:value-type="float">
            <text:p>1.8513617386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0.285427930413021" calcext:value-type="float">
            <text:p>0.2854279304</text:p>
          </table:table-cell>
          <table:table-cell office:value-type="float" office:value="1.31457453945445" calcext:value-type="float">
            <text:p>1.314574539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183882800675929" calcext:value-type="float">
            <text:p>0.1838828007</text:p>
          </table:table-cell>
          <table:table-cell office:value-type="float" office:value="1.48696811758499" calcext:value-type="float">
            <text:p>1.486968117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0.189157754894243" calcext:value-type="float">
            <text:p>0.1891577549</text:p>
          </table:table-cell>
          <table:table-cell office:value-type="float" office:value="1.33835038563444" calcext:value-type="float">
            <text:p>1.3383503856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0.170477622799161" calcext:value-type="float">
            <text:p>0.1704776228</text:p>
          </table:table-cell>
          <table:table-cell office:value-type="float" office:value="1.3188733901932" calcext:value-type="float">
            <text:p>1.3188733902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0.0336407934677684" calcext:value-type="float">
            <text:p>0.0336407935</text:p>
          </table:table-cell>
          <table:table-cell office:value-type="float" office:value="1.47345944931213" calcext:value-type="float">
            <text:p>1.4734594493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0.248631593075374" calcext:value-type="float">
            <text:p>0.2486315931</text:p>
          </table:table-cell>
          <table:table-cell office:value-type="float" office:value="1.6907363969367" calcext:value-type="float">
            <text:p>1.6907363969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0.126437351966484" calcext:value-type="float">
            <text:p>0.126437352</text:p>
          </table:table-cell>
          <table:table-cell office:value-type="float" office:value="1.33933139024561" calcext:value-type="float">
            <text:p>1.33933139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0.114073664704726" calcext:value-type="float">
            <text:p>0.1140736647</text:p>
          </table:table-cell>
          <table:table-cell office:value-type="float" office:value="1.69784188656033" calcext:value-type="float">
            <text:p>1.6978418866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0.147278367140744" calcext:value-type="float">
            <text:p>0.1472783671</text:p>
          </table:table-cell>
          <table:table-cell office:value-type="float" office:value="1.42694007266416" calcext:value-type="float">
            <text:p>1.4269400727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0.192463534283969" calcext:value-type="float">
            <text:p>0.1924635343</text:p>
          </table:table-cell>
          <table:table-cell office:value-type="float" office:value="1.26476675314674" calcext:value-type="float">
            <text:p>1.264766753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124832634291508" calcext:value-type="float">
            <text:p>0.1248326343</text:p>
          </table:table-cell>
          <table:table-cell office:value-type="float" office:value="0.978447630691032" calcext:value-type="float">
            <text:p>0.9784476307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0.128590592708335" calcext:value-type="float">
            <text:p>0.1285905927</text:p>
          </table:table-cell>
          <table:table-cell office:value-type="float" office:value="1.034921068931" calcext:value-type="float">
            <text:p>1.0349210689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0.18078867052423" calcext:value-type="float">
            <text:p>0.1807886705</text:p>
          </table:table-cell>
          <table:table-cell office:value-type="float" office:value="1.31866158001746" calcext:value-type="float">
            <text:p>1.31866158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0.116288817203086" calcext:value-type="float">
            <text:p>0.1162888172</text:p>
          </table:table-cell>
          <table:table-cell office:value-type="float" office:value="1.20594127044185" calcext:value-type="float">
            <text:p>1.2059412704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0.055013510150214" calcext:value-type="float">
            <text:p>0.0550135102</text:p>
          </table:table-cell>
          <table:table-cell office:value-type="float" office:value="1.54648627754715" calcext:value-type="float">
            <text:p>1.5464862775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0.0465360107469476" calcext:value-type="float">
            <text:p>0.0465360107</text:p>
          </table:table-cell>
          <table:table-cell office:value-type="float" office:value="0.925380060992514" calcext:value-type="float">
            <text:p>0.925380061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0.0693506773406019" calcext:value-type="float">
            <text:p>0.0693506773</text:p>
          </table:table-cell>
          <table:table-cell office:value-type="float" office:value="0.889365963172168" calcext:value-type="float">
            <text:p>0.8893659632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0.0432579640557783" calcext:value-type="float">
            <text:p>0.0432579641</text:p>
          </table:table-cell>
          <table:table-cell office:value-type="float" office:value="0.97972532952877" calcext:value-type="float">
            <text:p>0.9797253295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0.0801294132320133" calcext:value-type="float">
            <text:p>0.0801294132</text:p>
          </table:table-cell>
          <table:table-cell office:value-type="float" office:value="0.940402723913495" calcext:value-type="float">
            <text:p>0.9404027239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0.0758148993882868" calcext:value-type="float">
            <text:p>0.0758148994</text:p>
          </table:table-cell>
          <table:table-cell office:value-type="float" office:value="1.00462338814719" calcext:value-type="float">
            <text:p>1.0046233881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0.0643922135208009" calcext:value-type="float">
            <text:p>0.0643922135</text:p>
          </table:table-cell>
          <table:table-cell office:value-type="float" office:value="1.21838019955774" calcext:value-type="float">
            <text:p>1.2183801996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0.0918727606095167" calcext:value-type="float">
            <text:p>0.0918727606</text:p>
          </table:table-cell>
          <table:table-cell office:value-type="float" office:value="0.719764100943899" calcext:value-type="float">
            <text:p>0.7197641009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0.0346188115512228" calcext:value-type="float">
            <text:p>0.0346188116</text:p>
          </table:table-cell>
          <table:table-cell office:value-type="float" office:value="1.21838241585323" calcext:value-type="float">
            <text:p>1.2183824159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0.0913511272726787" calcext:value-type="float">
            <text:p>0.0913511273</text:p>
          </table:table-cell>
          <table:table-cell office:value-type="float" office:value="1.57075994955893" calcext:value-type="float">
            <text:p>1.5707599496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0.0389849928518136" calcext:value-type="float">
            <text:p>0.0389849929</text:p>
          </table:table-cell>
          <table:table-cell office:value-type="float" office:value="1.79069321826359" calcext:value-type="float">
            <text:p>1.790693218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0.288611702946946" calcext:value-type="float">
            <text:p>0.2886117029</text:p>
          </table:table-cell>
          <table:table-cell office:value-type="float" office:value="1.91194435368137" calcext:value-type="float">
            <text:p>1.9119443537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0.153147179048715" calcext:value-type="float">
            <text:p>0.153147179</text:p>
          </table:table-cell>
          <table:table-cell office:value-type="float" office:value="1.3022141570691" calcext:value-type="float">
            <text:p>1.302214157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0.054385891611067" calcext:value-type="float">
            <text:p>0.0543858916</text:p>
          </table:table-cell>
          <table:table-cell office:value-type="float" office:value="1.36013585044485" calcext:value-type="float">
            <text:p>1.3601358504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0.0629132285300228" calcext:value-type="float">
            <text:p>0.0629132285</text:p>
          </table:table-cell>
          <table:table-cell office:value-type="float" office:value="1.49853301860599" calcext:value-type="float">
            <text:p>1.4985330186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0.0341258434080777" calcext:value-type="float">
            <text:p>0.0341258434</text:p>
          </table:table-cell>
          <table:table-cell office:value-type="float" office:value="1.19832918335063" calcext:value-type="float">
            <text:p>1.1983291834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0.20325940782463" calcext:value-type="float">
            <text:p>0.2032594078</text:p>
          </table:table-cell>
          <table:table-cell office:value-type="float" office:value="1.25021672819275" calcext:value-type="float">
            <text:p>1.2502167282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0.184543508723275" calcext:value-type="float">
            <text:p>0.1845435087</text:p>
          </table:table-cell>
          <table:table-cell office:value-type="float" office:value="1.10773525794502" calcext:value-type="float">
            <text:p>1.1077352579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0.163105777025016" calcext:value-type="float">
            <text:p>0.163105777</text:p>
          </table:table-cell>
          <table:table-cell office:value-type="float" office:value="1.24255587613314" calcext:value-type="float">
            <text:p>1.2425558761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0.1609199380722" calcext:value-type="float">
            <text:p>0.1609199381</text:p>
          </table:table-cell>
          <table:table-cell office:value-type="float" office:value="1.39790204767552" calcext:value-type="float">
            <text:p>1.3979020477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0.0688875333173201" calcext:value-type="float">
            <text:p>0.0688875333</text:p>
          </table:table-cell>
          <table:table-cell office:value-type="float" office:value="1.78699463429964" calcext:value-type="float">
            <text:p>1.7869946343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0.0572305311345392" calcext:value-type="float">
            <text:p>0.0572305311</text:p>
          </table:table-cell>
          <table:table-cell office:value-type="float" office:value="1.9309397561398" calcext:value-type="float">
            <text:p>1.9309397561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0.0642000444207547" calcext:value-type="float">
            <text:p>0.0642000444</text:p>
          </table:table-cell>
          <table:table-cell office:value-type="float" office:value="1.69187036425703" calcext:value-type="float">
            <text:p>1.6918703643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0.15462851171744" calcext:value-type="float">
            <text:p>0.1546285117</text:p>
          </table:table-cell>
          <table:table-cell office:value-type="float" office:value="1.62938636080879" calcext:value-type="float">
            <text:p>1.6293863608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0.0687533472276603" calcext:value-type="float">
            <text:p>0.0687533472</text:p>
          </table:table-cell>
          <table:table-cell office:value-type="float" office:value="2.0982570042963" calcext:value-type="float">
            <text:p>2.0982570043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0.109684566721424" calcext:value-type="float">
            <text:p>0.1096845667</text:p>
          </table:table-cell>
          <table:table-cell office:value-type="float" office:value="1.41117014666088" calcext:value-type="float">
            <text:p>1.4111701467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0936541838480884" calcext:value-type="float">
            <text:p>0.0936541838</text:p>
          </table:table-cell>
          <table:table-cell office:value-type="float" office:value="1.82362983274894" calcext:value-type="float">
            <text:p>1.8236298327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0.136517006303701" calcext:value-type="float">
            <text:p>0.1365170063</text:p>
          </table:table-cell>
          <table:table-cell office:value-type="float" office:value="1.31901685787468" calcext:value-type="float">
            <text:p>1.3190168579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0.115924395283218" calcext:value-type="float">
            <text:p>0.1159243953</text:p>
          </table:table-cell>
          <table:table-cell office:value-type="float" office:value="1.3126951858867" calcext:value-type="float">
            <text:p>1.3126951859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0.125379876453533" calcext:value-type="float">
            <text:p>0.1253798765</text:p>
          </table:table-cell>
          <table:table-cell office:value-type="float" office:value="0.909721952863038" calcext:value-type="float">
            <text:p>0.9097219529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0.0611719931113637" calcext:value-type="float">
            <text:p>0.0611719931</text:p>
          </table:table-cell>
          <table:table-cell office:value-type="float" office:value="1.56163955208225" calcext:value-type="float">
            <text:p>1.5616395521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0.1637413398104" calcext:value-type="float">
            <text:p>0.1637413398</text:p>
          </table:table-cell>
          <table:table-cell office:value-type="float" office:value="1.18375353623802" calcext:value-type="float">
            <text:p>1.1837535362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0.196795393317006" calcext:value-type="float">
            <text:p>0.1967953933</text:p>
          </table:table-cell>
          <table:table-cell office:value-type="float" office:value="1.16155279189762" calcext:value-type="float">
            <text:p>1.1615527919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0.210103486426589" calcext:value-type="float">
            <text:p>0.2101034864</text:p>
          </table:table-cell>
          <table:table-cell office:value-type="float" office:value="1.22472662157897" calcext:value-type="float">
            <text:p>1.2247266216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0.105497122815965" calcext:value-type="float">
            <text:p>0.1054971228</text:p>
          </table:table-cell>
          <table:table-cell office:value-type="float" office:value="1.18198077552693" calcext:value-type="float">
            <text:p>1.1819807755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0.176875038853743" calcext:value-type="float">
            <text:p>0.1768750389</text:p>
          </table:table-cell>
          <table:table-cell office:value-type="float" office:value="1.27775048355882" calcext:value-type="float">
            <text:p>1.2777504836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0.0217999215858678" calcext:value-type="float">
            <text:p>0.0217999216</text:p>
          </table:table-cell>
          <table:table-cell office:value-type="float" office:value="1.23447204597889" calcext:value-type="float">
            <text:p>1.234472046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0.0312941033237924" calcext:value-type="float">
            <text:p>0.0312941033</text:p>
          </table:table-cell>
          <table:table-cell office:value-type="float" office:value="1.01905901414446" calcext:value-type="float">
            <text:p>1.0190590141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0.0371732819967696" calcext:value-type="float">
            <text:p>0.037173282</text:p>
          </table:table-cell>
          <table:table-cell office:value-type="float" office:value="1.12529214198649" calcext:value-type="float">
            <text:p>1.125292142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0.0965022734702668" calcext:value-type="float">
            <text:p>0.0965022735</text:p>
          </table:table-cell>
          <table:table-cell office:value-type="float" office:value="1.27364479129513" calcext:value-type="float">
            <text:p>1.2736447913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0.13601835531105" calcext:value-type="float">
            <text:p>0.1360183553</text:p>
          </table:table-cell>
          <table:table-cell office:value-type="float" office:value="1.3082225851831" calcext:value-type="float">
            <text:p>1.3082225852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0.437061392239088" calcext:value-type="float">
            <text:p>0.4370613922</text:p>
          </table:table-cell>
          <table:table-cell office:value-type="float" office:value="0.978765901708458" calcext:value-type="float">
            <text:p>0.9787659017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0.197628032756297" calcext:value-type="float">
            <text:p>0.1976280328</text:p>
          </table:table-cell>
          <table:table-cell office:value-type="float" office:value="1.0321584648789" calcext:value-type="float">
            <text:p>1.0321584649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0.0815129050053656" calcext:value-type="float">
            <text:p>0.081512905</text:p>
          </table:table-cell>
          <table:table-cell office:value-type="float" office:value="1.61733464676783" calcext:value-type="float">
            <text:p>1.6173346468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118205439371781" calcext:value-type="float">
            <text:p>0.1182054394</text:p>
          </table:table-cell>
          <table:table-cell office:value-type="float" office:value="1.15645644785966" calcext:value-type="float">
            <text:p>1.1564564479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0.142492289740282" calcext:value-type="float">
            <text:p>0.1424922897</text:p>
          </table:table-cell>
          <table:table-cell office:value-type="float" office:value="1.09399706731266" calcext:value-type="float">
            <text:p>1.0939970673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0.0964311272436236" calcext:value-type="float">
            <text:p>0.0964311272</text:p>
          </table:table-cell>
          <table:table-cell office:value-type="float" office:value="1.11170994557647" calcext:value-type="float">
            <text:p>1.1117099456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0.0497408215680884" calcext:value-type="float">
            <text:p>0.0497408216</text:p>
          </table:table-cell>
          <table:table-cell office:value-type="float" office:value="1.04106402962417" calcext:value-type="float">
            <text:p>1.0410640296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0.11093160301324" calcext:value-type="float">
            <text:p>0.110931603</text:p>
          </table:table-cell>
          <table:table-cell office:value-type="float" office:value="1.02952955068193" calcext:value-type="float">
            <text:p>1.0295295507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0.15706209468319" calcext:value-type="float">
            <text:p>0.1570620947</text:p>
          </table:table-cell>
          <table:table-cell office:value-type="float" office:value="1.42312568674485" calcext:value-type="float">
            <text:p>1.4231256867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0.0195666223221148" calcext:value-type="float">
            <text:p>0.0195666223</text:p>
          </table:table-cell>
          <table:table-cell office:value-type="float" office:value="1.43697078670892" calcext:value-type="float">
            <text:p>1.4369707867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0.0449186949447418" calcext:value-type="float">
            <text:p>0.0449186949</text:p>
          </table:table-cell>
          <table:table-cell office:value-type="float" office:value="1.21338519335" calcext:value-type="float">
            <text:p>1.2133851934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0.0299729328149826" calcext:value-type="float">
            <text:p>0.0299729328</text:p>
          </table:table-cell>
          <table:table-cell office:value-type="float" office:value="1.22748518288912" calcext:value-type="float">
            <text:p>1.2274851829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0.0532238944123189" calcext:value-type="float">
            <text:p>0.0532238944</text:p>
          </table:table-cell>
          <table:table-cell office:value-type="float" office:value="1.23331392840353" calcext:value-type="float">
            <text:p>1.2333139284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0.121378025698424" calcext:value-type="float">
            <text:p>0.1213780257</text:p>
          </table:table-cell>
          <table:table-cell office:value-type="float" office:value="1.00978138740821" calcext:value-type="float">
            <text:p>1.0097813874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0.144927893263391" calcext:value-type="float">
            <text:p>0.1449278933</text:p>
          </table:table-cell>
          <table:table-cell office:value-type="float" office:value="1.14561105385009" calcext:value-type="float">
            <text:p>1.145611053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0.0632357625885763" calcext:value-type="float">
            <text:p>0.0632357626</text:p>
          </table:table-cell>
          <table:table-cell office:value-type="float" office:value="1.33763160308202" calcext:value-type="float">
            <text:p>1.3376316031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0.242312894259683" calcext:value-type="float">
            <text:p>0.2423128943</text:p>
          </table:table-cell>
          <table:table-cell office:value-type="float" office:value="1.60922469254324" calcext:value-type="float">
            <text:p>1.6092246925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0.0970230838258027" calcext:value-type="float">
            <text:p>0.0970230838</text:p>
          </table:table-cell>
          <table:table-cell office:value-type="float" office:value="1.14860634981758" calcext:value-type="float">
            <text:p>1.1486063498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0.0809561654097504" calcext:value-type="float">
            <text:p>0.0809561654</text:p>
          </table:table-cell>
          <table:table-cell office:value-type="float" office:value="1.75953132695415" calcext:value-type="float">
            <text:p>1.759531327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0.164230489023289" calcext:value-type="float">
            <text:p>0.164230489</text:p>
          </table:table-cell>
          <table:table-cell office:value-type="float" office:value="0.953967061385305" calcext:value-type="float">
            <text:p>0.9539670614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0.0981421885132376" calcext:value-type="float">
            <text:p>0.0981421885</text:p>
          </table:table-cell>
          <table:table-cell office:value-type="float" office:value="1.13207782085778" calcext:value-type="float">
            <text:p>1.1320778209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0.0390203945054155" calcext:value-type="float">
            <text:p>0.0390203945</text:p>
          </table:table-cell>
          <table:table-cell office:value-type="float" office:value="1.07543898882189" calcext:value-type="float">
            <text:p>1.0754389888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0.156914359694605" calcext:value-type="float">
            <text:p>0.1569143597</text:p>
          </table:table-cell>
          <table:table-cell office:value-type="float" office:value="1.13623900602882" calcext:value-type="float">
            <text:p>1.1362390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0.268405193805746" calcext:value-type="float">
            <text:p>0.2684051938</text:p>
          </table:table-cell>
          <table:table-cell office:value-type="float" office:value="1.23204343243399" calcext:value-type="float">
            <text:p>1.2320434324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0.0846617489328815" calcext:value-type="float">
            <text:p>0.0846617489</text:p>
          </table:table-cell>
          <table:table-cell office:value-type="float" office:value="1.15480748874446" calcext:value-type="float">
            <text:p>1.1548074887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0.100829747910353" calcext:value-type="float">
            <text:p>0.1008297479</text:p>
          </table:table-cell>
          <table:table-cell office:value-type="float" office:value="0.9472118354299" calcext:value-type="float">
            <text:p>0.9472118354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0.0611887575825676" calcext:value-type="float">
            <text:p>0.0611887576</text:p>
          </table:table-cell>
          <table:table-cell office:value-type="float" office:value="0.93740956340399" calcext:value-type="float">
            <text:p>0.9374095634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0.0453893947673755" calcext:value-type="float">
            <text:p>0.0453893948</text:p>
          </table:table-cell>
          <table:table-cell office:value-type="float" office:value="1.0309251538452" calcext:value-type="float">
            <text:p>1.0309251538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0.132339222223446" calcext:value-type="float">
            <text:p>0.1323392222</text:p>
          </table:table-cell>
          <table:table-cell office:value-type="float" office:value="0.977119270518112" calcext:value-type="float">
            <text:p>0.9771192705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0.0384887163213635" calcext:value-type="float">
            <text:p>0.0384887163</text:p>
          </table:table-cell>
          <table:table-cell office:value-type="float" office:value="1.12058932525623" calcext:value-type="float">
            <text:p>1.120589325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0.0544740063222384" calcext:value-type="float">
            <text:p>0.0544740063</text:p>
          </table:table-cell>
          <table:table-cell office:value-type="float" office:value="1.04071770977074" calcext:value-type="float">
            <text:p>1.0407177098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0.0821092272125599" calcext:value-type="float">
            <text:p>0.0821092272</text:p>
          </table:table-cell>
          <table:table-cell office:value-type="float" office:value="1.39747307657833" calcext:value-type="float">
            <text:p>1.3974730766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0.139490761868526" calcext:value-type="float">
            <text:p>0.1394907619</text:p>
          </table:table-cell>
          <table:table-cell office:value-type="float" office:value="0.789713283211717" calcext:value-type="float">
            <text:p>0.7897132832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0.110028543140894" calcext:value-type="float">
            <text:p>0.1100285431</text:p>
          </table:table-cell>
          <table:table-cell office:value-type="float" office:value="1.6761268293097" calcext:value-type="float">
            <text:p>1.6761268293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0.205764292176658" calcext:value-type="float">
            <text:p>0.2057642922</text:p>
          </table:table-cell>
          <table:table-cell office:value-type="float" office:value="1.97965599617196" calcext:value-type="float">
            <text:p>1.9796559962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205299884008451" calcext:value-type="float">
            <text:p>0.205299884</text:p>
          </table:table-cell>
          <table:table-cell office:value-type="float" office:value="1.64345211992299" calcext:value-type="float">
            <text:p>1.643452119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0.115114842319033" calcext:value-type="float">
            <text:p>0.1151148423</text:p>
          </table:table-cell>
          <table:table-cell office:value-type="float" office:value="1.56352545649538" calcext:value-type="float">
            <text:p>1.5635254565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0.0540165795828216" calcext:value-type="float">
            <text:p>0.0540165796</text:p>
          </table:table-cell>
          <table:table-cell office:value-type="float" office:value="1.58030553870938" calcext:value-type="float">
            <text:p>1.5803055387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0.106498222533588" calcext:value-type="float">
            <text:p>0.1064982225</text:p>
          </table:table-cell>
          <table:table-cell office:value-type="float" office:value="1.80045563487026" calcext:value-type="float">
            <text:p>1.8004556349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0.0137093525244078" calcext:value-type="float">
            <text:p>0.0137093525</text:p>
          </table:table-cell>
          <table:table-cell office:value-type="float" office:value="1.82148012743629" calcext:value-type="float">
            <text:p>1.8214801274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0.0407436062976356" calcext:value-type="float">
            <text:p>0.0407436063</text:p>
          </table:table-cell>
          <table:table-cell office:value-type="float" office:value="1.53866855926915" calcext:value-type="float">
            <text:p>1.538668559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0.184944911368398" calcext:value-type="float">
            <text:p>0.1849449114</text:p>
          </table:table-cell>
          <table:table-cell office:value-type="float" office:value="1.37818114128378" calcext:value-type="float">
            <text:p>1.3781811413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0.0875570298819285" calcext:value-type="float">
            <text:p>0.0875570299</text:p>
          </table:table-cell>
          <table:table-cell office:value-type="float" office:value="1.45700335078355" calcext:value-type="float">
            <text:p>1.4570033508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0.0956853392546893" calcext:value-type="float">
            <text:p>0.0956853393</text:p>
          </table:table-cell>
          <table:table-cell office:value-type="float" office:value="1.20611847616318" calcext:value-type="float">
            <text:p>1.2061184762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0.0985044758249488" calcext:value-type="float">
            <text:p>0.0985044758</text:p>
          </table:table-cell>
          <table:table-cell office:value-type="float" office:value="1.29212335430525" calcext:value-type="float">
            <text:p>1.2921233543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0.078219065883766" calcext:value-type="float">
            <text:p>0.0782190659</text:p>
          </table:table-cell>
          <table:table-cell office:value-type="float" office:value="1.42461791688887" calcext:value-type="float">
            <text:p>1.4246179169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0.0869509417718897" calcext:value-type="float">
            <text:p>0.0869509418</text:p>
          </table:table-cell>
          <table:table-cell office:value-type="float" office:value="1.11050047083861" calcext:value-type="float">
            <text:p>1.1105004708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0.0644343304059779" calcext:value-type="float">
            <text:p>0.0644343304</text:p>
          </table:table-cell>
          <table:table-cell office:value-type="float" office:value="1.52165241661068" calcext:value-type="float">
            <text:p>1.5216524166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0.112089997042333" calcext:value-type="float">
            <text:p>0.112089997</text:p>
          </table:table-cell>
          <table:table-cell office:value-type="float" office:value="1.05686370355801" calcext:value-type="float">
            <text:p>1.0568637036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0.00277796052266947" calcext:value-type="float">
            <text:p>0.0027779605</text:p>
          </table:table-cell>
          <table:table-cell office:value-type="float" office:value="1.04208833576801" calcext:value-type="float">
            <text:p>1.0420883358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0.013907872394581" calcext:value-type="float">
            <text:p>0.0139078724</text:p>
          </table:table-cell>
          <table:table-cell office:value-type="float" office:value="1.26958482533357" calcext:value-type="float">
            <text:p>1.269584825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0.0320030392736145" calcext:value-type="float">
            <text:p>0.0320030393</text:p>
          </table:table-cell>
          <table:table-cell office:value-type="float" office:value="1.2579346564275" calcext:value-type="float">
            <text:p>1.2579346564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0.174538746881687" calcext:value-type="float">
            <text:p>0.1745387469</text:p>
          </table:table-cell>
          <table:table-cell office:value-type="float" office:value="0.57430301002589" calcext:value-type="float">
            <text:p>0.57430301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0.0268494751097427" calcext:value-type="float">
            <text:p>0.0268494751</text:p>
          </table:table-cell>
          <table:table-cell office:value-type="float" office:value="1.20495928220528" calcext:value-type="float">
            <text:p>1.2049592822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0.130851539716564" calcext:value-type="float">
            <text:p>0.1308515397</text:p>
          </table:table-cell>
          <table:table-cell office:value-type="float" office:value="1.38405297172721" calcext:value-type="float">
            <text:p>1.3840529717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0.206779502973788" calcext:value-type="float">
            <text:p>0.206779503</text:p>
          </table:table-cell>
          <table:table-cell office:value-type="float" office:value="1.48065149352058" calcext:value-type="float">
            <text:p>1.480651493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0.0812254204072006" calcext:value-type="float">
            <text:p>0.0812254204</text:p>
          </table:table-cell>
          <table:table-cell office:value-type="float" office:value="1.36029240223838" calcext:value-type="float">
            <text:p>1.3602924022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0.066044550330197" calcext:value-type="float">
            <text:p>0.0660445503</text:p>
          </table:table-cell>
          <table:table-cell office:value-type="float" office:value="1.74339096345163" calcext:value-type="float">
            <text:p>1.7433909635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0.0431519781614447" calcext:value-type="float">
            <text:p>0.0431519782</text:p>
          </table:table-cell>
          <table:table-cell office:value-type="float" office:value="1.02267987224817" calcext:value-type="float">
            <text:p>1.0226798722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0.0251698499982012" calcext:value-type="float">
            <text:p>0.02516985</text:p>
          </table:table-cell>
          <table:table-cell office:value-type="float" office:value="1.05375941055698" calcext:value-type="float">
            <text:p>1.0537594106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0.0809656382234405" calcext:value-type="float">
            <text:p>0.0809656382</text:p>
          </table:table-cell>
          <table:table-cell office:value-type="float" office:value="0.708658898436827" calcext:value-type="float">
            <text:p>0.7086588984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0.312340202921769" calcext:value-type="float">
            <text:p>0.3123402029</text:p>
          </table:table-cell>
          <table:table-cell office:value-type="float" office:value="1.07729734235262" calcext:value-type="float">
            <text:p>1.0772973424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0.0489282604798468" calcext:value-type="float">
            <text:p>0.0489282605</text:p>
          </table:table-cell>
          <table:table-cell office:value-type="float" office:value="1.11388368125255" calcext:value-type="float">
            <text:p>1.1138836813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0.0152168870787136" calcext:value-type="float">
            <text:p>0.0152168871</text:p>
          </table:table-cell>
          <table:table-cell office:value-type="float" office:value="1.12643641335631" calcext:value-type="float">
            <text:p>1.126436413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0.0771638629802813" calcext:value-type="float">
            <text:p>0.077163863</text:p>
          </table:table-cell>
          <table:table-cell office:value-type="float" office:value="1.23474988899478" calcext:value-type="float">
            <text:p>1.234749889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0.0705336850938491" calcext:value-type="float">
            <text:p>0.0705336851</text:p>
          </table:table-cell>
          <table:table-cell office:value-type="float" office:value="1.44474894651729" calcext:value-type="float">
            <text:p>1.4447489465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0.033900739964641" calcext:value-type="float">
            <text:p>0.03390074</text:p>
          </table:table-cell>
          <table:table-cell office:value-type="float" office:value="1.882208669791" calcext:value-type="float">
            <text:p>1.8822086698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0.00778211294188319" calcext:value-type="float">
            <text:p>0.0077821129</text:p>
          </table:table-cell>
          <table:table-cell office:value-type="float" office:value="1.24439253780939" calcext:value-type="float">
            <text:p>1.2443925378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0.0234983204896303" calcext:value-type="float">
            <text:p>0.0234983205</text:p>
          </table:table-cell>
          <table:table-cell office:value-type="float" office:value="0.901208517956547" calcext:value-type="float">
            <text:p>0.901208518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0.00953466238715919" calcext:value-type="float">
            <text:p>0.0095346624</text:p>
          </table:table-cell>
          <table:table-cell office:value-type="float" office:value="1.06727203264341" calcext:value-type="float">
            <text:p>1.0672720326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0.0481373505792969" calcext:value-type="float">
            <text:p>0.0481373506</text:p>
          </table:table-cell>
          <table:table-cell office:value-type="float" office:value="0.96617075803321" calcext:value-type="float">
            <text:p>0.966170758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0.00803206229563027" calcext:value-type="float">
            <text:p>0.0080320623</text:p>
          </table:table-cell>
          <table:table-cell office:value-type="float" office:value="0.742257239091689" calcext:value-type="float">
            <text:p>0.742257239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0.0800712335867704" calcext:value-type="float">
            <text:p>0.0800712336</text:p>
          </table:table-cell>
          <table:table-cell office:value-type="float" office:value="1.22552609578027" calcext:value-type="float">
            <text:p>1.2255260958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0.142626976191888" calcext:value-type="float">
            <text:p>0.1426269762</text:p>
          </table:table-cell>
          <table:table-cell office:value-type="float" office:value="1.26243725611777" calcext:value-type="float">
            <text:p>1.2624372561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0.067439232858467" calcext:value-type="float">
            <text:p>0.0674392329</text:p>
          </table:table-cell>
          <table:table-cell office:value-type="float" office:value="1.18951157492443" calcext:value-type="float">
            <text:p>1.1895115749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0.172626181237865" calcext:value-type="float">
            <text:p>0.1726261812</text:p>
          </table:table-cell>
          <table:table-cell office:value-type="float" office:value="1.66548746477606" calcext:value-type="float">
            <text:p>1.6654874648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0.0192396385899176" calcext:value-type="float">
            <text:p>0.0192396386</text:p>
          </table:table-cell>
          <table:table-cell office:value-type="float" office:value="1.15532995403596" calcext:value-type="float">
            <text:p>1.155329954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0.0884875577822742" calcext:value-type="float">
            <text:p>0.0884875578</text:p>
          </table:table-cell>
          <table:table-cell office:value-type="float" office:value="1.448368401244" calcext:value-type="float">
            <text:p>1.4483684012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0.064140707058444" calcext:value-type="float">
            <text:p>0.0641407071</text:p>
          </table:table-cell>
          <table:table-cell office:value-type="float" office:value="1.48516250225334" calcext:value-type="float">
            <text:p>1.4851625023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0.177474794298178" calcext:value-type="float">
            <text:p>0.1774747943</text:p>
          </table:table-cell>
          <table:table-cell office:value-type="float" office:value="1.12079137942055" calcext:value-type="float">
            <text:p>1.1207913794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0.0227549168412224" calcext:value-type="float">
            <text:p>0.0227549168</text:p>
          </table:table-cell>
          <table:table-cell office:value-type="float" office:value="1.36869898951004" calcext:value-type="float">
            <text:p>1.3686989895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0.139891912955661" calcext:value-type="float">
            <text:p>0.139891913</text:p>
          </table:table-cell>
          <table:table-cell office:value-type="float" office:value="1.79269080683621" calcext:value-type="float">
            <text:p>1.7926908068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0.0231175177646542" calcext:value-type="float">
            <text:p>0.0231175178</text:p>
          </table:table-cell>
          <table:table-cell office:value-type="float" office:value="1.49874193710113" calcext:value-type="float">
            <text:p>1.4987419371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0.0739225175367513" calcext:value-type="float">
            <text:p>0.0739225175</text:p>
          </table:table-cell>
          <table:table-cell office:value-type="float" office:value="1.35685609989903" calcext:value-type="float">
            <text:p>1.3568560999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0.111335809707655" calcext:value-type="float">
            <text:p>0.1113358097</text:p>
          </table:table-cell>
          <table:table-cell office:value-type="float" office:value="1.30951281790395" calcext:value-type="float">
            <text:p>1.3095128179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0.036455896657814" calcext:value-type="float">
            <text:p>0.0364558967</text:p>
          </table:table-cell>
          <table:table-cell office:value-type="float" office:value="1.45358591246703" calcext:value-type="float">
            <text:p>1.453585912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0.206673940542775" calcext:value-type="float">
            <text:p>0.2066739405</text:p>
          </table:table-cell>
          <table:table-cell office:value-type="float" office:value="1.7197537263726" calcext:value-type="float">
            <text:p>1.7197537264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0.0844055434220031" calcext:value-type="float">
            <text:p>0.0844055434</text:p>
          </table:table-cell>
          <table:table-cell office:value-type="float" office:value="1.39452791370827" calcext:value-type="float">
            <text:p>1.394527913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0.0758582452522306" calcext:value-type="float">
            <text:p>0.0758582453</text:p>
          </table:table-cell>
          <table:table-cell office:value-type="float" office:value="1.45576154113385" calcext:value-type="float">
            <text:p>1.455761541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0.0384259973681765" calcext:value-type="float">
            <text:p>0.0384259974</text:p>
          </table:table-cell>
          <table:table-cell office:value-type="float" office:value="1.44613302576019" calcext:value-type="float">
            <text:p>1.4461330258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0.0486496378839042" calcext:value-type="float">
            <text:p>0.0486496379</text:p>
          </table:table-cell>
          <table:table-cell office:value-type="float" office:value="1.56710604441145" calcext:value-type="float">
            <text:p>1.5671060444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0.00305670092913917" calcext:value-type="float">
            <text:p>0.0030567009</text:p>
          </table:table-cell>
          <table:table-cell office:value-type="float" office:value="1.1763412467052" calcext:value-type="float">
            <text:p>1.1763412467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0.047147132960769" calcext:value-type="float">
            <text:p>0.047147133</text:p>
          </table:table-cell>
          <table:table-cell office:value-type="float" office:value="1.37627850368558" calcext:value-type="float">
            <text:p>1.3762785037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0.0459358249098942" calcext:value-type="float">
            <text:p>0.0459358249</text:p>
          </table:table-cell>
          <table:table-cell office:value-type="float" office:value="1.26442822828863" calcext:value-type="float">
            <text:p>1.2644282283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0.193701169140533" calcext:value-type="float">
            <text:p>0.1937011691</text:p>
          </table:table-cell>
          <table:table-cell office:value-type="float" office:value="1.04357918351889" calcext:value-type="float">
            <text:p>1.0435791835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0.118794810179841" calcext:value-type="float">
            <text:p>0.1187948102</text:p>
          </table:table-cell>
          <table:table-cell office:value-type="float" office:value="1.75312762118928" calcext:value-type="float">
            <text:p>1.7531276212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0.0897856886097644" calcext:value-type="float">
            <text:p>0.0897856886</text:p>
          </table:table-cell>
          <table:table-cell office:value-type="float" office:value="1.28007660626059" calcext:value-type="float">
            <text:p>1.2800766063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0.0134955735605521" calcext:value-type="float">
            <text:p>0.0134955736</text:p>
          </table:table-cell>
          <table:table-cell office:value-type="float" office:value="1.22720961041503" calcext:value-type="float">
            <text:p>1.2272096104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0.170188600436086" calcext:value-type="float">
            <text:p>0.1701886004</text:p>
          </table:table-cell>
          <table:table-cell office:value-type="float" office:value="2.55808746318022" calcext:value-type="float">
            <text:p>2.5580874632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0.0443981805040191" calcext:value-type="float">
            <text:p>0.0443981805</text:p>
          </table:table-cell>
          <table:table-cell office:value-type="float" office:value="2.30065060505068" calcext:value-type="float">
            <text:p>2.300650605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0.105408430824496" calcext:value-type="float">
            <text:p>0.1054084308</text:p>
          </table:table-cell>
          <table:table-cell office:value-type="float" office:value="1.75753190722834" calcext:value-type="float">
            <text:p>1.757531907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0.0368838848274512" calcext:value-type="float">
            <text:p>0.0368838848</text:p>
          </table:table-cell>
          <table:table-cell office:value-type="float" office:value="1.54359887609219" calcext:value-type="float">
            <text:p>1.543598876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0.0102997163262141" calcext:value-type="float">
            <text:p>0.0102997163</text:p>
          </table:table-cell>
          <table:table-cell office:value-type="float" office:value="1.47217804503453" calcext:value-type="float">
            <text:p>1.472178045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0.0119008611700135" calcext:value-type="float">
            <text:p>0.0119008612</text:p>
          </table:table-cell>
          <table:table-cell office:value-type="float" office:value="1.5901538629599" calcext:value-type="float">
            <text:p>1.590153863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0.00548557791561406" calcext:value-type="float">
            <text:p>0.0054855779</text:p>
          </table:table-cell>
          <table:table-cell office:value-type="float" office:value="1.62711949463766" calcext:value-type="float">
            <text:p>1.627119494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0.103031488377504" calcext:value-type="float">
            <text:p>0.1030314884</text:p>
          </table:table-cell>
          <table:table-cell office:value-type="float" office:value="1.14378112664498" calcext:value-type="float">
            <text:p>1.1437811266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0.205168450364403" calcext:value-type="float">
            <text:p>0.2051684504</text:p>
          </table:table-cell>
          <table:table-cell office:value-type="float" office:value="1.15723922794698" calcext:value-type="float">
            <text:p>1.1572392279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0.0372266067337478" calcext:value-type="float">
            <text:p>0.0372266067</text:p>
          </table:table-cell>
          <table:table-cell office:value-type="float" office:value="1.61071853452854" calcext:value-type="float">
            <text:p>1.6107185345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0.332595094563698" calcext:value-type="float">
            <text:p>0.3325950946</text:p>
          </table:table-cell>
          <table:table-cell office:value-type="float" office:value="1.33712750612499" calcext:value-type="float">
            <text:p>1.3371275061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0.323027845507345" calcext:value-type="float">
            <text:p>0.3230278455</text:p>
          </table:table-cell>
          <table:table-cell office:value-type="float" office:value="1.96300777446918" calcext:value-type="float">
            <text:p>1.9630077745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0.0899066071349403" calcext:value-type="float">
            <text:p>0.0899066071</text:p>
          </table:table-cell>
          <table:table-cell office:value-type="float" office:value="1.35665552263769" calcext:value-type="float">
            <text:p>1.3566555226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0.0266068081268006" calcext:value-type="float">
            <text:p>0.0266068081</text:p>
          </table:table-cell>
          <table:table-cell office:value-type="float" office:value="1.51505802222528" calcext:value-type="float">
            <text:p>1.5150580222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0.176829570229004" calcext:value-type="float">
            <text:p>0.1768295702</text:p>
          </table:table-cell>
          <table:table-cell office:value-type="float" office:value="1.27080920872686" calcext:value-type="float">
            <text:p>1.2708092087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0.233885448121388" calcext:value-type="float">
            <text:p>0.2338854481</text:p>
          </table:table-cell>
          <table:table-cell office:value-type="float" office:value="1.3775929244261" calcext:value-type="float">
            <text:p>1.3775929244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0.348033183649467" calcext:value-type="float">
            <text:p>0.3480331836</text:p>
          </table:table-cell>
          <table:table-cell office:value-type="float" office:value="1.41174448158644" calcext:value-type="float">
            <text:p>1.4117444816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0.0688215599000816" calcext:value-type="float">
            <text:p>0.0688215599</text:p>
          </table:table-cell>
          <table:table-cell office:value-type="float" office:value="1.42268855903401" calcext:value-type="float">
            <text:p>1.422688559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0.0284293955985858" calcext:value-type="float">
            <text:p>0.0284293956</text:p>
          </table:table-cell>
          <table:table-cell office:value-type="float" office:value="1.36792460186148" calcext:value-type="float">
            <text:p>1.367924601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0.035207827805425" calcext:value-type="float">
            <text:p>0.0352078278</text:p>
          </table:table-cell>
          <table:table-cell office:value-type="float" office:value="1.48112200732188" calcext:value-type="float">
            <text:p>1.4811220073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0.0396899604827114" calcext:value-type="float">
            <text:p>0.0396899605</text:p>
          </table:table-cell>
          <table:table-cell office:value-type="float" office:value="1.99066441318589" calcext:value-type="float">
            <text:p>1.9906644132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0.109510791976936" calcext:value-type="float">
            <text:p>0.109510792</text:p>
          </table:table-cell>
          <table:table-cell office:value-type="float" office:value="1.32793433334316" calcext:value-type="float">
            <text:p>1.3279343333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0.176097117283239" calcext:value-type="float">
            <text:p>0.1760971173</text:p>
          </table:table-cell>
          <table:table-cell office:value-type="float" office:value="1.34981019939167" calcext:value-type="float">
            <text:p>1.3498101994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0.00641616780873543" calcext:value-type="float">
            <text:p>0.0064161678</text:p>
          </table:table-cell>
          <table:table-cell office:value-type="float" office:value="1.22209552128819" calcext:value-type="float">
            <text:p>1.2220955213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0.0137238635312921" calcext:value-type="float">
            <text:p>0.0137238635</text:p>
          </table:table-cell>
          <table:table-cell office:value-type="float" office:value="1.44759526932871" calcext:value-type="float">
            <text:p>1.4475952693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0.20729013128827" calcext:value-type="float">
            <text:p>0.2072901313</text:p>
          </table:table-cell>
          <table:table-cell office:value-type="float" office:value="0.711663341225681" calcext:value-type="float">
            <text:p>0.7116633412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0.0659988428647112" calcext:value-type="float">
            <text:p>0.0659988429</text:p>
          </table:table-cell>
          <table:table-cell office:value-type="float" office:value="0.700343150351222" calcext:value-type="float">
            <text:p>0.7003431504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0.118701536919818" calcext:value-type="float">
            <text:p>0.1187015369</text:p>
          </table:table-cell>
          <table:table-cell office:value-type="float" office:value="1.45981880149338" calcext:value-type="float">
            <text:p>1.4598188015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0.128770673729984" calcext:value-type="float">
            <text:p>0.1287706737</text:p>
          </table:table-cell>
          <table:table-cell office:value-type="float" office:value="1.01718715537734" calcext:value-type="float">
            <text:p>1.0171871554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0.061519917376831" calcext:value-type="float">
            <text:p>0.0615199174</text:p>
          </table:table-cell>
          <table:table-cell office:value-type="float" office:value="1.05255959480484" calcext:value-type="float">
            <text:p>1.0525595948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0.082719277748644" calcext:value-type="float">
            <text:p>0.0827192777</text:p>
          </table:table-cell>
          <table:table-cell office:value-type="float" office:value="1.67463015216183" calcext:value-type="float">
            <text:p>1.674630152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0.0730583657830721" calcext:value-type="float">
            <text:p>0.0730583658</text:p>
          </table:table-cell>
          <table:table-cell office:value-type="float" office:value="1.52967596165642" calcext:value-type="float">
            <text:p>1.5296759617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0.118150336009502" calcext:value-type="float">
            <text:p>0.118150336</text:p>
          </table:table-cell>
          <table:table-cell office:value-type="float" office:value="1.36690091695184" calcext:value-type="float">
            <text:p>1.366900917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0.0383009571158456" calcext:value-type="float">
            <text:p>0.0383009571</text:p>
          </table:table-cell>
          <table:table-cell office:value-type="float" office:value="1.41249200427167" calcext:value-type="float">
            <text:p>1.4124920043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0.0335727088838919" calcext:value-type="float">
            <text:p>0.0335727089</text:p>
          </table:table-cell>
          <table:table-cell office:value-type="float" office:value="1.05537535482209" calcext:value-type="float">
            <text:p>1.0553753548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0.142661023284179" calcext:value-type="float">
            <text:p>0.1426610233</text:p>
          </table:table-cell>
          <table:table-cell office:value-type="float" office:value="1.05020302678976" calcext:value-type="float">
            <text:p>1.0502030268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0.0645275598873721" calcext:value-type="float">
            <text:p>0.0645275599</text:p>
          </table:table-cell>
          <table:table-cell office:value-type="float" office:value="1.01485994789012" calcext:value-type="float">
            <text:p>1.014859947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0501823608423971" calcext:value-type="float">
            <text:p>0.0501823608</text:p>
          </table:table-cell>
          <table:table-cell office:value-type="float" office:value="1.23449427662611" calcext:value-type="float">
            <text:p>1.2344942766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0.0374530153633613" calcext:value-type="float">
            <text:p>0.0374530154</text:p>
          </table:table-cell>
          <table:table-cell office:value-type="float" office:value="1.15549896625776" calcext:value-type="float">
            <text:p>1.1554989663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0.0345939379085192" calcext:value-type="float">
            <text:p>0.0345939379</text:p>
          </table:table-cell>
          <table:table-cell office:value-type="float" office:value="1.63967813989924" calcext:value-type="float">
            <text:p>1.6396781399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0.0385824343765206" calcext:value-type="float">
            <text:p>0.0385824344</text:p>
          </table:table-cell>
          <table:table-cell office:value-type="float" office:value="2.06612882948118" calcext:value-type="float">
            <text:p>2.0661288295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0.177427622480253" calcext:value-type="float">
            <text:p>0.1774276225</text:p>
          </table:table-cell>
          <table:table-cell office:value-type="float" office:value="1.4908549460977" calcext:value-type="float">
            <text:p>1.4908549461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0.0954419611358187" calcext:value-type="float">
            <text:p>0.0954419611</text:p>
          </table:table-cell>
          <table:table-cell office:value-type="float" office:value="1.1962548841192" calcext:value-type="float">
            <text:p>1.1962548841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0.0622314642859338" calcext:value-type="float">
            <text:p>0.0622314643</text:p>
          </table:table-cell>
          <table:table-cell office:value-type="float" office:value="1.16603489763091" calcext:value-type="float">
            <text:p>1.1660348976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0.00485294085147972" calcext:value-type="float">
            <text:p>0.0048529409</text:p>
          </table:table-cell>
          <table:table-cell office:value-type="float" office:value="1.15915610962677" calcext:value-type="float">
            <text:p>1.1591561096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0.0182088738798888" calcext:value-type="float">
            <text:p>0.0182088739</text:p>
          </table:table-cell>
          <table:table-cell office:value-type="float" office:value="1.15088515561688" calcext:value-type="float">
            <text:p>1.1508851556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0.0282077006256764" calcext:value-type="float">
            <text:p>0.0282077006</text:p>
          </table:table-cell>
          <table:table-cell office:value-type="float" office:value="1.33033866835629" calcext:value-type="float">
            <text:p>1.3303386684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0.219980039375271" calcext:value-type="float">
            <text:p>0.2199800394</text:p>
          </table:table-cell>
          <table:table-cell office:value-type="float" office:value="1.07194161067309" calcext:value-type="float">
            <text:p>1.0719416107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0.214792152787656" calcext:value-type="float">
            <text:p>0.2147921528</text:p>
          </table:table-cell>
          <table:table-cell office:value-type="float" office:value="1.46709001174572" calcext:value-type="float">
            <text:p>1.4670900117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0.0754022345524087" calcext:value-type="float">
            <text:p>0.0754022346</text:p>
          </table:table-cell>
          <table:table-cell office:value-type="float" office:value="1.39319422723687" calcext:value-type="float">
            <text:p>1.393194227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0.0844809513099285" calcext:value-type="float">
            <text:p>0.0844809513</text:p>
          </table:table-cell>
          <table:table-cell office:value-type="float" office:value="1.38123690463706" calcext:value-type="float">
            <text:p>1.3812369046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0.0861585146731361" calcext:value-type="float">
            <text:p>0.0861585147</text:p>
          </table:table-cell>
          <table:table-cell office:value-type="float" office:value="1.52888945845512" calcext:value-type="float">
            <text:p>1.5288894585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0.46100563874756" calcext:value-type="float">
            <text:p>0.4610056387</text:p>
          </table:table-cell>
          <table:table-cell office:value-type="float" office:value="1.47620476955813" calcext:value-type="float">
            <text:p>1.4762047696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0.0714697369254686" calcext:value-type="float">
            <text:p>0.0714697369</text:p>
          </table:table-cell>
          <table:table-cell office:value-type="float" office:value="1.31258575145492" calcext:value-type="float">
            <text:p>1.3125857515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0.0170151272431313" calcext:value-type="float">
            <text:p>0.0170151272</text:p>
          </table:table-cell>
          <table:table-cell office:value-type="float" office:value="1.08054395679129" calcext:value-type="float">
            <text:p>1.0805439568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0.00795385082633907" calcext:value-type="float">
            <text:p>0.0079538508</text:p>
          </table:table-cell>
          <table:table-cell office:value-type="float" office:value="1.52980186362887" calcext:value-type="float">
            <text:p>1.5298018636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0.197477338420221" calcext:value-type="float">
            <text:p>0.1974773384</text:p>
          </table:table-cell>
          <table:table-cell office:value-type="float" office:value="1.12035843346449" calcext:value-type="float">
            <text:p>1.1203584335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0.426664716299597" calcext:value-type="float">
            <text:p>0.4266647163</text:p>
          </table:table-cell>
          <table:table-cell office:value-type="float" office:value="1.08253789296658" calcext:value-type="float">
            <text:p>1.082537893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0.0860011549013305" calcext:value-type="float">
            <text:p>0.0860011549</text:p>
          </table:table-cell>
          <table:table-cell office:value-type="float" office:value="1.14520309355834" calcext:value-type="float">
            <text:p>1.145203093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0.19145235061749" calcext:value-type="float">
            <text:p>0.1914523506</text:p>
          </table:table-cell>
          <table:table-cell office:value-type="float" office:value="1.07149952898423" calcext:value-type="float">
            <text:p>1.07149952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0.0388202095792318" calcext:value-type="float">
            <text:p>0.0388202096</text:p>
          </table:table-cell>
          <table:table-cell office:value-type="float" office:value="1.51370401004937" calcext:value-type="float">
            <text:p>1.51370401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0.171553396865622" calcext:value-type="float">
            <text:p>0.1715533969</text:p>
          </table:table-cell>
          <table:table-cell office:value-type="float" office:value="1.44931184374986" calcext:value-type="float">
            <text:p>1.4493118437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0.144265190231575" calcext:value-type="float">
            <text:p>0.1442651902</text:p>
          </table:table-cell>
          <table:table-cell office:value-type="float" office:value="0.834810940425895" calcext:value-type="float">
            <text:p>0.8348109404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0.0189502226767622" calcext:value-type="float">
            <text:p>0.0189502227</text:p>
          </table:table-cell>
          <table:table-cell office:value-type="float" office:value="0.772329217886889" calcext:value-type="float">
            <text:p>0.7723292179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0.00296879094579102" calcext:value-type="float">
            <text:p>0.0029687909</text:p>
          </table:table-cell>
          <table:table-cell office:value-type="float" office:value="1.08872085249621" calcext:value-type="float">
            <text:p>1.0887208525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0.0522450900833873" calcext:value-type="float">
            <text:p>0.0522450901</text:p>
          </table:table-cell>
          <table:table-cell office:value-type="float" office:value="0.906499490953542" calcext:value-type="float">
            <text:p>0.906499491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0.0486861752533716" calcext:value-type="float">
            <text:p>0.0486861753</text:p>
          </table:table-cell>
          <table:table-cell office:value-type="float" office:value="1.0194075642899" calcext:value-type="float">
            <text:p>1.0194075643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0.0205581473222183" calcext:value-type="float">
            <text:p>0.0205581473</text:p>
          </table:table-cell>
          <table:table-cell office:value-type="float" office:value="1.04397559370005" calcext:value-type="float">
            <text:p>1.0439755937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0.0755923177057412" calcext:value-type="float">
            <text:p>0.0755923177</text:p>
          </table:table-cell>
          <table:table-cell office:value-type="float" office:value="1.10810239242791" calcext:value-type="float">
            <text:p>1.1081023924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0.0514399228788938" calcext:value-type="float">
            <text:p>0.0514399229</text:p>
          </table:table-cell>
          <table:table-cell office:value-type="float" office:value="1.16256109943303" calcext:value-type="float">
            <text:p>1.1625610994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0.00261464577795575" calcext:value-type="float">
            <text:p>0.0026146458</text:p>
          </table:table-cell>
          <table:table-cell office:value-type="float" office:value="1.19773811854247" calcext:value-type="float">
            <text:p>1.1977381185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0.180159657978867" calcext:value-type="float">
            <text:p>0.180159658</text:p>
          </table:table-cell>
          <table:table-cell office:value-type="float" office:value="1.83499797970742" calcext:value-type="float">
            <text:p>1.8349979797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0.0273397767006019" calcext:value-type="float">
            <text:p>0.0273397767</text:p>
          </table:table-cell>
          <table:table-cell office:value-type="float" office:value="1.09674558545036" calcext:value-type="float">
            <text:p>1.0967455855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0.00745305131115149" calcext:value-type="float">
            <text:p>0.0074530513</text:p>
          </table:table-cell>
          <table:table-cell office:value-type="float" office:value="1.08797681346348" calcext:value-type="float">
            <text:p>1.0879768135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0.0924456534118184" calcext:value-type="float">
            <text:p>0.0924456534</text:p>
          </table:table-cell>
          <table:table-cell office:value-type="float" office:value="1.16599728409023" calcext:value-type="float">
            <text:p>1.1659972841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0.00869204618001176" calcext:value-type="float">
            <text:p>0.0086920462</text:p>
          </table:table-cell>
          <table:table-cell office:value-type="float" office:value="1.24390500639452" calcext:value-type="float">
            <text:p>1.2439050064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0.0371680732326543" calcext:value-type="float">
            <text:p>0.0371680732</text:p>
          </table:table-cell>
          <table:table-cell office:value-type="float" office:value="1.40009423957155" calcext:value-type="float">
            <text:p>1.4000942396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0.128600113269123" calcext:value-type="float">
            <text:p>0.1286001133</text:p>
          </table:table-cell>
          <table:table-cell office:value-type="float" office:value="1.30027256286444" calcext:value-type="float">
            <text:p>1.3002725629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0.117193719279344" calcext:value-type="float">
            <text:p>0.1171937193</text:p>
          </table:table-cell>
          <table:table-cell office:value-type="float" office:value="1.52229842057245" calcext:value-type="float">
            <text:p>1.5222984206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0.0453705092727129" calcext:value-type="float">
            <text:p>0.0453705093</text:p>
          </table:table-cell>
          <table:table-cell office:value-type="float" office:value="1.08935390766742" calcext:value-type="float">
            <text:p>1.0893539077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0.015778720884959" calcext:value-type="float">
            <text:p>0.0157787209</text:p>
          </table:table-cell>
          <table:table-cell office:value-type="float" office:value="1.07657167003749" calcext:value-type="float">
            <text:p>1.07657167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0.288141481778681" calcext:value-type="float">
            <text:p>0.2881414818</text:p>
          </table:table-cell>
          <table:table-cell office:value-type="float" office:value="1.02708210235627" calcext:value-type="float">
            <text:p>1.0270821024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0.0173808114750298" calcext:value-type="float">
            <text:p>0.0173808115</text:p>
          </table:table-cell>
          <table:table-cell office:value-type="float" office:value="0.997710818981027" calcext:value-type="float">
            <text:p>0.997710819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0.00396811119879001" calcext:value-type="float">
            <text:p>0.0039681112</text:p>
          </table:table-cell>
          <table:table-cell office:value-type="float" office:value="0.996197198504686" calcext:value-type="float">
            <text:p>0.9961971985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0.0238412072214285" calcext:value-type="float">
            <text:p>0.0238412072</text:p>
          </table:table-cell>
          <table:table-cell office:value-type="float" office:value="1.11795892593444" calcext:value-type="float">
            <text:p>1.117958925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0.0684109653735908" calcext:value-type="float">
            <text:p>0.0684109654</text:p>
          </table:table-cell>
          <table:table-cell office:value-type="float" office:value="0.781120377806171" calcext:value-type="float">
            <text:p>0.7811203778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0.0800831815457463" calcext:value-type="float">
            <text:p>0.0800831815</text:p>
          </table:table-cell>
          <table:table-cell office:value-type="float" office:value="1.10260413916775" calcext:value-type="float">
            <text:p>1.1026041392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0.0285635972516805" calcext:value-type="float">
            <text:p>0.0285635973</text:p>
          </table:table-cell>
          <table:table-cell office:value-type="float" office:value="1.04110983154371" calcext:value-type="float">
            <text:p>1.0411098315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0.0780603385302432" calcext:value-type="float">
            <text:p>0.0780603385</text:p>
          </table:table-cell>
          <table:table-cell office:value-type="float" office:value="1.36634605789893" calcext:value-type="float">
            <text:p>1.3663460579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0.0706713922954805" calcext:value-type="float">
            <text:p>0.0706713923</text:p>
          </table:table-cell>
          <table:table-cell office:value-type="float" office:value="1.25721338575952" calcext:value-type="float">
            <text:p>1.2572133858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0.0396932358903642" calcext:value-type="float">
            <text:p>0.0396932359</text:p>
          </table:table-cell>
          <table:table-cell office:value-type="float" office:value="1.3138481654977" calcext:value-type="float">
            <text:p>1.3138481655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0.158074058425458" calcext:value-type="float">
            <text:p>0.1580740584</text:p>
          </table:table-cell>
          <table:table-cell office:value-type="float" office:value="1.51659338065009" calcext:value-type="float">
            <text:p>1.5165933807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0.0409966109905832" calcext:value-type="float">
            <text:p>0.040996611</text:p>
          </table:table-cell>
          <table:table-cell office:value-type="float" office:value="1.35828672464575" calcext:value-type="float">
            <text:p>1.3582867246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0.026296682146656" calcext:value-type="float">
            <text:p>0.0262966821</text:p>
          </table:table-cell>
          <table:table-cell office:value-type="float" office:value="1.32093853021636" calcext:value-type="float">
            <text:p>1.3209385302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0.0106434708284926" calcext:value-type="float">
            <text:p>0.0106434708</text:p>
          </table:table-cell>
          <table:table-cell office:value-type="float" office:value="1.17243497019" calcext:value-type="float">
            <text:p>1.17243497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0.0510233619353838" calcext:value-type="float">
            <text:p>0.0510233619</text:p>
          </table:table-cell>
          <table:table-cell office:value-type="float" office:value="1.18294264812721" calcext:value-type="float">
            <text:p>1.182942648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0.0357982649264159" calcext:value-type="float">
            <text:p>0.0357982649</text:p>
          </table:table-cell>
          <table:table-cell office:value-type="float" office:value="1.08250693348236" calcext:value-type="float">
            <text:p>1.0825069335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00570647440318781" calcext:value-type="float">
            <text:p>0.0057064744</text:p>
          </table:table-cell>
          <table:table-cell office:value-type="float" office:value="1.04111369461235" calcext:value-type="float">
            <text:p>1.0411136946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0.0891940496950863" calcext:value-type="float">
            <text:p>0.0891940497</text:p>
          </table:table-cell>
          <table:table-cell office:value-type="float" office:value="1.26088436936455" calcext:value-type="float">
            <text:p>1.2608843694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0.0506385432771317" calcext:value-type="float">
            <text:p>0.0506385433</text:p>
          </table:table-cell>
          <table:table-cell office:value-type="float" office:value="1.28195537203768" calcext:value-type="float">
            <text:p>1.281955372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0.0135400382163223" calcext:value-type="float">
            <text:p>0.0135400382</text:p>
          </table:table-cell>
          <table:table-cell office:value-type="float" office:value="1.00961527453587" calcext:value-type="float">
            <text:p>1.009615274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0.00234584482451383" calcext:value-type="float">
            <text:p>0.0023458448</text:p>
          </table:table-cell>
          <table:table-cell office:value-type="float" office:value="1.22640797457279" calcext:value-type="float">
            <text:p>1.226407974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0.124047134424392" calcext:value-type="float">
            <text:p>0.1240471344</text:p>
          </table:table-cell>
          <table:table-cell office:value-type="float" office:value="1.23952901480435" calcext:value-type="float">
            <text:p>1.2395290148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0.0861812363058561" calcext:value-type="float">
            <text:p>0.0861812363</text:p>
          </table:table-cell>
          <table:table-cell office:value-type="float" office:value="1.16714738661216" calcext:value-type="float">
            <text:p>1.1671473866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0.107212039373472" calcext:value-type="float">
            <text:p>0.1072120394</text:p>
          </table:table-cell>
          <table:table-cell office:value-type="float" office:value="1.90094192243608" calcext:value-type="float">
            <text:p>1.9009419224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0.173988390395081" calcext:value-type="float">
            <text:p>0.1739883904</text:p>
          </table:table-cell>
          <table:table-cell office:value-type="float" office:value="1.23808179071057" calcext:value-type="float">
            <text:p>1.238081790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0.0981425985656743" calcext:value-type="float">
            <text:p>0.0981425986</text:p>
          </table:table-cell>
          <table:table-cell office:value-type="float" office:value="1.10048170004383" calcext:value-type="float">
            <text:p>1.1004817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0.0382559043927662" calcext:value-type="float">
            <text:p>0.0382559044</text:p>
          </table:table-cell>
          <table:table-cell office:value-type="float" office:value="1.11739162492773" calcext:value-type="float">
            <text:p>1.1173916249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0.0020585350680954" calcext:value-type="float">
            <text:p>0.0020585351</text:p>
          </table:table-cell>
          <table:table-cell office:value-type="float" office:value="1.03933823488074" calcext:value-type="float">
            <text:p>1.0393382349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0.0250820070374175" calcext:value-type="float">
            <text:p>0.025082007</text:p>
          </table:table-cell>
          <table:table-cell office:value-type="float" office:value="1.44292173351318" calcext:value-type="float">
            <text:p>1.4429217335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0.211747012188587" calcext:value-type="float">
            <text:p>0.2117470122</text:p>
          </table:table-cell>
          <table:table-cell office:value-type="float" office:value="1.20439076415561" calcext:value-type="float">
            <text:p>1.2043907642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0.0674581294656188" calcext:value-type="float">
            <text:p>0.0674581295</text:p>
          </table:table-cell>
          <table:table-cell office:value-type="float" office:value="0.587141759418753" calcext:value-type="float">
            <text:p>0.5871417594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0.13750589459588" calcext:value-type="float">
            <text:p>0.1375058946</text:p>
          </table:table-cell>
          <table:table-cell office:value-type="float" office:value="1.0978869266538" calcext:value-type="float">
            <text:p>1.097886926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0.00872557435545281" calcext:value-type="float">
            <text:p>0.0087255744</text:p>
          </table:table-cell>
          <table:table-cell office:value-type="float" office:value="1.1442239496747" calcext:value-type="float">
            <text:p>1.1442239497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0.0278004162095992" calcext:value-type="float">
            <text:p>0.0278004162</text:p>
          </table:table-cell>
          <table:table-cell office:value-type="float" office:value="1.13887868414814" calcext:value-type="float">
            <text:p>1.1388786841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0.00899844086816301" calcext:value-type="float">
            <text:p>0.0089984409</text:p>
          </table:table-cell>
          <table:table-cell office:value-type="float" office:value="1.53629895938017" calcext:value-type="float">
            <text:p>1.5362989594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0.00661616334352099" calcext:value-type="float">
            <text:p>0.0066161633</text:p>
          </table:table-cell>
          <table:table-cell office:value-type="float" office:value="1.18958064954172" calcext:value-type="float">
            <text:p>1.1895806495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0.0031147251817553" calcext:value-type="float">
            <text:p>0.0031147252</text:p>
          </table:table-cell>
          <table:table-cell office:value-type="float" office:value="1.2072847406873" calcext:value-type="float">
            <text:p>1.2072847407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0.00513915930140583" calcext:value-type="float">
            <text:p>0.0051391593</text:p>
          </table:table-cell>
          <table:table-cell office:value-type="float" office:value="1.16687927862303" calcext:value-type="float">
            <text:p>1.1668792786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0.00318073333231344" calcext:value-type="float">
            <text:p>0.0031807333</text:p>
          </table:table-cell>
          <table:table-cell office:value-type="float" office:value="1.19297756552098" calcext:value-type="float">
            <text:p>1.1929775655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0.0275415674481741" calcext:value-type="float">
            <text:p>0.0275415674</text:p>
          </table:table-cell>
          <table:table-cell office:value-type="float" office:value="1.51859090748379" calcext:value-type="float">
            <text:p>1.5185909075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0.20797397421508" calcext:value-type="float">
            <text:p>0.2079739742</text:p>
          </table:table-cell>
          <table:table-cell office:value-type="float" office:value="1.56718224223813" calcext:value-type="float">
            <text:p>1.5671822422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0.0561914449950564" calcext:value-type="float">
            <text:p>0.056191445</text:p>
          </table:table-cell>
          <table:table-cell office:value-type="float" office:value="1.32621869699667" calcext:value-type="float">
            <text:p>1.326218697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0.0932257396730064" calcext:value-type="float">
            <text:p>0.0932257397</text:p>
          </table:table-cell>
          <table:table-cell office:value-type="float" office:value="1.35268945940738" calcext:value-type="float">
            <text:p>1.3526894594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0.0315474107318247" calcext:value-type="float">
            <text:p>0.0315474107</text:p>
          </table:table-cell>
          <table:table-cell office:value-type="float" office:value="1.4737181394133" calcext:value-type="float">
            <text:p>1.4737181394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0.0260321030035912" calcext:value-type="float">
            <text:p>0.026032103</text:p>
          </table:table-cell>
          <table:table-cell office:value-type="float" office:value="1.34142413299156" calcext:value-type="float">
            <text:p>1.341424133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0.112369701219318" calcext:value-type="float">
            <text:p>0.1123697012</text:p>
          </table:table-cell>
          <table:table-cell office:value-type="float" office:value="1.95700864253902" calcext:value-type="float">
            <text:p>1.9570086425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0.0772875695368081" calcext:value-type="float">
            <text:p>0.0772875695</text:p>
          </table:table-cell>
          <table:table-cell office:value-type="float" office:value="1.7568473339755" calcext:value-type="float">
            <text:p>1.756847334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0.0968663803500628" calcext:value-type="float">
            <text:p>0.0968663804</text:p>
          </table:table-cell>
          <table:table-cell office:value-type="float" office:value="1.84965132836482" calcext:value-type="float">
            <text:p>1.8496513284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0.197776072230125" calcext:value-type="float">
            <text:p>0.1977760722</text:p>
          </table:table-cell>
          <table:table-cell office:value-type="float" office:value="1.5016536520448" calcext:value-type="float">
            <text:p>1.501653652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0.00975306145135417" calcext:value-type="float">
            <text:p>0.0097530615</text:p>
          </table:table-cell>
          <table:table-cell office:value-type="float" office:value="1.37221499768202" calcext:value-type="float">
            <text:p>1.3722149977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0.216600530221897" calcext:value-type="float">
            <text:p>0.2166005302</text:p>
          </table:table-cell>
          <table:table-cell office:value-type="float" office:value="1.1798987926769" calcext:value-type="float">
            <text:p>1.1798987927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0.046885086232861" calcext:value-type="float">
            <text:p>0.0468850862</text:p>
          </table:table-cell>
          <table:table-cell office:value-type="float" office:value="1.25179872322931" calcext:value-type="float">
            <text:p>1.2517987232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0.0058428588365334" calcext:value-type="float">
            <text:p>0.0058428588</text:p>
          </table:table-cell>
          <table:table-cell office:value-type="float" office:value="1.20122682848564" calcext:value-type="float">
            <text:p>1.2012268285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0.00797696752528686" calcext:value-type="float">
            <text:p>0.0079769675</text:p>
          </table:table-cell>
          <table:table-cell office:value-type="float" office:value="1.15844549831834" calcext:value-type="float">
            <text:p>1.1584454983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0.0347882626600848" calcext:value-type="float">
            <text:p>0.0347882627</text:p>
          </table:table-cell>
          <table:table-cell office:value-type="float" office:value="1.30226788199959" calcext:value-type="float">
            <text:p>1.302267882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0.208276422619302" calcext:value-type="float">
            <text:p>0.2082764226</text:p>
          </table:table-cell>
          <table:table-cell office:value-type="float" office:value="1.73808329042772" calcext:value-type="float">
            <text:p>1.73808329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864158750304746" calcext:value-type="float">
            <text:p>0.086415875</text:p>
          </table:table-cell>
          <table:table-cell office:value-type="float" office:value="2.09541214019474" calcext:value-type="float">
            <text:p>2.0954121402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0.227288333085986" calcext:value-type="float">
            <text:p>0.2272883331</text:p>
          </table:table-cell>
          <table:table-cell office:value-type="float" office:value="1.1536011554207" calcext:value-type="float">
            <text:p>1.1536011554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0.0380082994350232" calcext:value-type="float">
            <text:p>0.0380082994</text:p>
          </table:table-cell>
          <table:table-cell office:value-type="float" office:value="1.1463786483655" calcext:value-type="float">
            <text:p>1.1463786484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0.0693683659264934" calcext:value-type="float">
            <text:p>0.0693683659</text:p>
          </table:table-cell>
          <table:table-cell office:value-type="float" office:value="1.2880125116628" calcext:value-type="float">
            <text:p>1.2880125117</text:p>
          </table:table-cell>
        </table:table-row>
        <table:table-row table:style-name="ro1" table:number-rows-repeated="1047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loss.A1:loss.A1048576">
            <calcext:condition calcext:apply-style-name="Result" calcext:value="duplicate" calcext:base-cell-address="'926(yang4)'.A1"/>
          </calcext:conditional-format>
        </calcext:conditional-formats>
      </table:table>
      <table:table table:name="loss graph" table:style-name="ta1">
        <table:shapes>
          <draw:frame draw:z-index="0" draw:style-name="gr1" draw:text-style-name="P1" svg:width="344.19mm" svg:height="89.99mm" svg:x="0mm" svg:y="4409.2mm">
            <loext:p draw:notify-on-update-of-ranges="loss.B1:loss.B1 loss.B2:loss.B1005 loss.C1:loss.C1 loss.C2:loss.C10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00/00/00</text:date>, <text:time style:data-style-name="N2" text:time-value="00:52:05.24083140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19:43.884662216</meta:creation-date>
    <dc:date>2019-07-16T01:30:06.142324927</dc:date>
    <meta:editing-duration>PT3H31M6S</meta:editing-duration>
    <meta:editing-cycles>92</meta:editing-cycles>
    <meta:generator>LibreOffice/5.1.6.2$Linux_X86_64 LibreOffice_project/10m0$Build-2</meta:generator>
    <meta:document-statistic meta:table-count="6" meta:cell-count="326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42cm" svg:height="9cm" xlink:href=".." xlink:type="simple" chart:class="chart:line" chart:style-name="ch1">
        <chart:legend chart:legend-position="end" svg:x="31.806cm" svg:y="3.952cm" style:legend-expansion="high" chart:style-name="ch2"/>
        <chart:plot-area chart:style-name="ch3" table:cell-range-address="loss.B1:loss.C1005" chart:data-source-has-labels="row" svg:x="0.688cm" svg:y="0.18cm" svg:width="30.43cm" svg:height="7.659cm">
          <chartooo:coordinate-region svg:x="1.309cm" svg:y="0.18cm" svg:width="29.809cm" svg:height="6.536cm"/>
          <chart:axis chart:dimension="x" chart:name="primary-x" chart:style-name="ch4">
            <chart:title svg:x="15.396cm" svg:y="8.019cm" chart:style-name="ch5">
              <text:p>epoc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ss.B2:loss.B1005" chart:label-cell-address="loss.B1:loss.B1" chart:class="chart:line">
            <chart:data-point chart:repeated="1004"/>
          </chart:series>
          <chart:series chart:style-name="ch8" chart:values-cell-range-address="loss.C2:loss.C1005" chart:label-cell-address="loss.C1:loss.C1" chart:class="chart:line">
            <chart:data-point chart:repeated="10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loss.B1:loss.B1</svg:desc>
                </draw:g>
              </table:table-cell>
              <table:table-cell office:value-type="string">
                <text:p>val_loss</text:p>
                <draw:g>
                  <svg:desc>loss.C1: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9178091684977">
                <text:p>36.9178091684977</text:p>
                <draw:g>
                  <svg:desc>loss.B2:loss.B1005</svg:desc>
                </draw:g>
              </table:table-cell>
              <table:table-cell office:value-type="float" office:value="25.624901453654">
                <text:p>25.624901453654</text:p>
                <draw:g>
                  <svg:desc>loss.C2:loss.C10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8119581434462">
                <text:p>23.8119581434462</text:p>
              </table:table-cell>
              <table:table-cell office:value-type="float" office:value="22.9631440904405">
                <text:p>22.9631440904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452256520589">
                <text:p>22.3452256520589</text:p>
              </table:table-cell>
              <table:table-cell office:value-type="float" office:value="21.9623356925117">
                <text:p>21.9623356925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0772669474284">
                <text:p>21.0772669474284</text:p>
              </table:table-cell>
              <table:table-cell office:value-type="float" office:value="20.5225353240967">
                <text:p>20.5225353240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946022457547">
                <text:p>19.8946022457547</text:p>
              </table:table-cell>
              <table:table-cell office:value-type="float" office:value="19.4529843860202">
                <text:p>19.4529843860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9490331014">
                <text:p>18.59490331014</text:p>
              </table:table-cell>
              <table:table-cell office:value-type="float" office:value="18.2470266554091">
                <text:p>18.2470266554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550649007161">
                <text:p>17.5550649007161</text:p>
              </table:table-cell>
              <table:table-cell office:value-type="float" office:value="16.8442878723145">
                <text:p>16.8442878723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492302364773">
                <text:p>16.5492302364773</text:p>
              </table:table-cell>
              <table:table-cell office:value-type="float" office:value="16.0447981622484">
                <text:p>16.0447981622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7323686599731">
                <text:p>15.7323686599731</text:p>
              </table:table-cell>
              <table:table-cell office:value-type="float" office:value="14.9441651768155">
                <text:p>14.94416517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026819229126">
                <text:p>15.0026819229126</text:p>
              </table:table-cell>
              <table:table-cell office:value-type="float" office:value="14.1487146483527">
                <text:p>14.1487146483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74549569024">
                <text:p>14.1574549569024</text:p>
              </table:table-cell>
              <table:table-cell office:value-type="float" office:value="13.1785901387533">
                <text:p>13.1785901387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2587747997708">
                <text:p>13.2587747997708</text:p>
              </table:table-cell>
              <table:table-cell office:value-type="float" office:value="11.7413249015808">
                <text:p>11.7413249015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888845443726">
                <text:p>11.7888845443726</text:p>
              </table:table-cell>
              <table:table-cell office:value-type="float" office:value="10.6962769826253">
                <text:p>10.6962769826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988808314006">
                <text:p>10.7988808314006</text:p>
              </table:table-cell>
              <table:table-cell office:value-type="float" office:value="9.80284886889988">
                <text:p>9.80284886889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900882085164">
                <text:p>10.0900882085164</text:p>
              </table:table-cell>
              <table:table-cell office:value-type="float" office:value="9.29720449447632">
                <text:p>9.29720449447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9973636203342">
                <text:p>9.59973636203342</text:p>
              </table:table-cell>
              <table:table-cell office:value-type="float" office:value="8.94893142912123">
                <text:p>8.94893142912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2261694378323">
                <text:p>9.2261694378323</text:p>
              </table:table-cell>
              <table:table-cell office:value-type="float" office:value="8.6231304804484">
                <text:p>8.6231304804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719492064582">
                <text:p>8.8719492064582</text:p>
              </table:table-cell>
              <table:table-cell office:value-type="float" office:value="8.25967348946465">
                <text:p>8.25967348946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9721681806776">
                <text:p>8.59721681806776</text:p>
              </table:table-cell>
              <table:table-cell office:value-type="float" office:value="8.04004592365689">
                <text:p>8.04004592365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1242338816325">
                <text:p>8.31242338816325</text:p>
              </table:table-cell>
              <table:table-cell office:value-type="float" office:value="7.89091629452176">
                <text:p>7.89091629452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1244485007392">
                <text:p>8.1244485007392</text:p>
              </table:table-cell>
              <table:table-cell office:value-type="float" office:value="7.76761147711012">
                <text:p>7.76761147711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3971222771539">
                <text:p>8.03971222771539</text:p>
              </table:table-cell>
              <table:table-cell office:value-type="float" office:value="7.50431858168708">
                <text:p>7.50431858168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7496185302734">
                <text:p>7.67496185302734</text:p>
              </table:table-cell>
              <table:table-cell office:value-type="float" office:value="7.20059985584683">
                <text:p>7.20059985584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7865989473131">
                <text:p>7.47865989473131</text:p>
              </table:table-cell>
              <table:table-cell office:value-type="float" office:value="7.03085565567017">
                <text:p>7.03085565567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0720418294271">
                <text:p>7.30720418294271</text:p>
              </table:table-cell>
              <table:table-cell office:value-type="float" office:value="6.96373581886292">
                <text:p>6.96373581886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1181013319227">
                <text:p>7.11181013319227</text:p>
              </table:table-cell>
              <table:table-cell office:value-type="float" office:value="6.82323532634311">
                <text:p>6.82323532634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3761626349555">
                <text:p>7.03761626349555</text:p>
              </table:table-cell>
              <table:table-cell office:value-type="float" office:value="6.79504073990716">
                <text:p>6.79504073990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6570870081584">
                <text:p>7.06570870081584</text:p>
              </table:table-cell>
              <table:table-cell office:value-type="float" office:value="6.73633832401699">
                <text:p>6.73633832401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7224295934041">
                <text:p>6.97224295934041</text:p>
              </table:table-cell>
              <table:table-cell office:value-type="float" office:value="6.73063781526354">
                <text:p>6.73063781526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9792107476129">
                <text:p>6.99792107476129</text:p>
              </table:table-cell>
              <table:table-cell office:value-type="float" office:value="6.74328374862671">
                <text:p>6.74328374862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88547344207764">
                <text:p>6.88547344207764</text:p>
              </table:table-cell>
              <table:table-cell office:value-type="float" office:value="6.70194286770291">
                <text:p>6.70194286770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3767844306098">
                <text:p>6.93767844306098</text:p>
              </table:table-cell>
              <table:table-cell office:value-type="float" office:value="6.7008220884535">
                <text:p>6.7008220884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86195227305094">
                <text:p>6.86195227305094</text:p>
              </table:table-cell>
              <table:table-cell office:value-type="float" office:value="6.67794516351488">
                <text:p>6.67794516351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616717338562">
                <text:p>6.8616717338562</text:p>
              </table:table-cell>
              <table:table-cell office:value-type="float" office:value="6.69768558608161">
                <text:p>6.69768558608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4592156940036">
                <text:p>6.84592156940036</text:p>
              </table:table-cell>
              <table:table-cell office:value-type="float" office:value="6.67430954509311">
                <text:p>6.67430954509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7749765184191">
                <text:p>6.87749765184191</text:p>
              </table:table-cell>
              <table:table-cell office:value-type="float" office:value="6.68068138758342">
                <text:p>6.68068138758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4316144519382">
                <text:p>6.94316144519382</text:p>
              </table:table-cell>
              <table:table-cell office:value-type="float" office:value="6.67180003060235">
                <text:p>6.67180003060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7542026307848">
                <text:p>6.87542026307848</text:p>
              </table:table-cell>
              <table:table-cell office:value-type="float" office:value="6.69804249869453">
                <text:p>6.69804249869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954152848985">
                <text:p>6.81954152848985</text:p>
              </table:table-cell>
              <table:table-cell office:value-type="float" office:value="6.67611553933885">
                <text:p>6.67611553933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1269943449232">
                <text:p>6.81269943449232</text:p>
              </table:table-cell>
              <table:table-cell office:value-type="float" office:value="6.6034247080485">
                <text:p>6.6034247080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5201195610894">
                <text:p>6.85201195610894</text:p>
              </table:table-cell>
              <table:table-cell office:value-type="float" office:value="6.64057032267253">
                <text:p>6.64057032267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8813688490126">
                <text:p>6.68813688490126</text:p>
              </table:table-cell>
              <table:table-cell office:value-type="float" office:value="6.6186134285397">
                <text:p>6.6186134285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2059231864081">
                <text:p>6.82059231864081</text:p>
              </table:table-cell>
              <table:table-cell office:value-type="float" office:value="6.66725007692973">
                <text:p>6.66725007692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7456079059177">
                <text:p>6.67456079059177</text:p>
              </table:table-cell>
              <table:table-cell office:value-type="float" office:value="6.63225187195672">
                <text:p>6.63225187195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79213339487712">
                <text:p>6.79213339487712</text:p>
              </table:table-cell>
              <table:table-cell office:value-type="float" office:value="6.61854139963786">
                <text:p>6.61854139963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520655632019">
                <text:p>6.8520655632019</text:p>
              </table:table-cell>
              <table:table-cell office:value-type="float" office:value="6.61443328857422">
                <text:p>6.61443328857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0315965016683">
                <text:p>6.80315965016683</text:p>
              </table:table-cell>
              <table:table-cell office:value-type="float" office:value="6.63021678394741">
                <text:p>6.63021678394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80743970870972">
                <text:p>6.80743970870972</text:p>
              </table:table-cell>
              <table:table-cell office:value-type="float" office:value="6.61626556184557">
                <text:p>6.61626556184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0056530634562">
                <text:p>6.80056530634562</text:p>
              </table:table-cell>
              <table:table-cell office:value-type="float" office:value="6.64316447575887">
                <text:p>6.64316447575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7290198008219">
                <text:p>6.77290198008219</text:p>
              </table:table-cell>
              <table:table-cell office:value-type="float" office:value="6.65227635701497">
                <text:p>6.65227635701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9279840257433">
                <text:p>6.69279840257433</text:p>
              </table:table-cell>
              <table:table-cell office:value-type="float" office:value="6.61864609188504">
                <text:p>6.61864609188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77740853627523">
                <text:p>6.77740853627523</text:p>
              </table:table-cell>
              <table:table-cell office:value-type="float" office:value="6.65139089690314">
                <text:p>6.651390896903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72418630388048">
                <text:p>6.72418630388048</text:p>
              </table:table-cell>
              <table:table-cell office:value-type="float" office:value="6.61730758349101">
                <text:p>6.61730758349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2409515380859">
                <text:p>6.72409515380859</text:p>
              </table:table-cell>
              <table:table-cell office:value-type="float" office:value="6.63277302847968">
                <text:p>6.63277302847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351081000434">
                <text:p>6.7351081000434</text:p>
              </table:table-cell>
              <table:table-cell office:value-type="float" office:value="6.65045258733961">
                <text:p>6.65045258733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8175130420261">
                <text:p>6.68175130420261</text:p>
              </table:table-cell>
              <table:table-cell office:value-type="float" office:value="6.61667945649889">
                <text:p>6.61667945649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8304950926039">
                <text:p>6.68304950926039</text:p>
              </table:table-cell>
              <table:table-cell office:value-type="float" office:value="6.59218205346002">
                <text:p>6.59218205346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5914274851481">
                <text:p>6.75914274851481</text:p>
              </table:table-cell>
              <table:table-cell office:value-type="float" office:value="6.64204025268555">
                <text:p>6.64204025268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785258187188">
                <text:p>6.66785258187188</text:p>
              </table:table-cell>
              <table:table-cell office:value-type="float" office:value="6.61899002393087">
                <text:p>6.61899002393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3464160495334">
                <text:p>6.83464160495334</text:p>
              </table:table-cell>
              <table:table-cell office:value-type="float" office:value="6.57841496997409">
                <text:p>6.57841496997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7104740142822">
                <text:p>6.77104740142822</text:p>
              </table:table-cell>
              <table:table-cell office:value-type="float" office:value="6.60338918368022">
                <text:p>6.603389183680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2979256312052">
                <text:p>6.72979256312052</text:p>
              </table:table-cell>
              <table:table-cell office:value-type="float" office:value="6.61210939619276">
                <text:p>6.61210939619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5101757049561">
                <text:p>6.65101757049561</text:p>
              </table:table-cell>
              <table:table-cell office:value-type="float" office:value="6.61707546975878">
                <text:p>6.61707546975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4854154586792">
                <text:p>6.64854154586792</text:p>
              </table:table-cell>
              <table:table-cell office:value-type="float" office:value="6.583728339937">
                <text:p>6.583728339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2157696617974">
                <text:p>6.62157696617974</text:p>
              </table:table-cell>
              <table:table-cell office:value-type="float" office:value="6.61919683880276">
                <text:p>6.619196838802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8844935099284">
                <text:p>6.68844935099284</text:p>
              </table:table-cell>
              <table:table-cell office:value-type="float" office:value="6.6255108250512">
                <text:p>6.6255108250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722674369812">
                <text:p>6.6722674369812</text:p>
              </table:table-cell>
              <table:table-cell office:value-type="float" office:value="6.59573928515116">
                <text:p>6.5957392851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5628496805827">
                <text:p>6.65628496805827</text:p>
              </table:table-cell>
              <table:table-cell office:value-type="float" office:value="6.60334417555067">
                <text:p>6.60334417555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4373630947537">
                <text:p>6.64373630947537</text:p>
              </table:table-cell>
              <table:table-cell office:value-type="float" office:value="6.58826671706306">
                <text:p>6.58826671706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9446330600315">
                <text:p>6.59446330600315</text:p>
              </table:table-cell>
              <table:table-cell office:value-type="float" office:value="6.5986926290724">
                <text:p>6.5986926290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1001195907593">
                <text:p>6.61001195907593</text:p>
              </table:table-cell>
              <table:table-cell office:value-type="float" office:value="6.60634069972568">
                <text:p>6.60634069972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2038848665026">
                <text:p>6.72038848665026</text:p>
              </table:table-cell>
              <table:table-cell office:value-type="float" office:value="6.55178350872464">
                <text:p>6.55178350872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52858397165934">
                <text:p>6.52858397165934</text:p>
              </table:table-cell>
              <table:table-cell office:value-type="float" office:value="6.61669121848212">
                <text:p>6.61669121848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0132790671455">
                <text:p>6.50132790671455</text:p>
              </table:table-cell>
              <table:table-cell office:value-type="float" office:value="6.62728537453546">
                <text:p>6.62728537453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1853045357598">
                <text:p>6.61853045357598</text:p>
              </table:table-cell>
              <table:table-cell office:value-type="float" office:value="6.5873839325375">
                <text:p>6.5873839325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1343637042575">
                <text:p>6.61343637042575</text:p>
              </table:table-cell>
              <table:table-cell office:value-type="float" office:value="6.66164602173699">
                <text:p>6.66164602173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3230534659492">
                <text:p>6.63230534659492</text:p>
              </table:table-cell>
              <table:table-cell office:value-type="float" office:value="6.66857727368673">
                <text:p>6.66857727368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8708452648587">
                <text:p>6.58708452648587</text:p>
              </table:table-cell>
              <table:table-cell office:value-type="float" office:value="6.64927461412218">
                <text:p>6.64927461412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8673176235623">
                <text:p>6.58673176235623</text:p>
              </table:table-cell>
              <table:table-cell office:value-type="float" office:value="6.60353136062622">
                <text:p>6.603531360626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4774380789863">
                <text:p>6.64774380789863</text:p>
              </table:table-cell>
              <table:table-cell office:value-type="float" office:value="6.66929009225633">
                <text:p>6.66929009225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2967947853936">
                <text:p>6.62967947853936</text:p>
              </table:table-cell>
              <table:table-cell office:value-type="float" office:value="6.66246636708577">
                <text:p>6.66246636708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1736604902479">
                <text:p>6.71736604902479</text:p>
              </table:table-cell>
              <table:table-cell office:value-type="float" office:value="6.66689191924201">
                <text:p>6.66689191924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6396471659342">
                <text:p>6.46396471659342</text:p>
              </table:table-cell>
              <table:table-cell office:value-type="float" office:value="6.66800962554084">
                <text:p>6.66800962554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0394065645006">
                <text:p>6.60394065645006</text:p>
              </table:table-cell>
              <table:table-cell office:value-type="float" office:value="6.59974633322822">
                <text:p>6.59974633322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70408605999417">
                <text:p>6.70408605999417</text:p>
              </table:table-cell>
              <table:table-cell office:value-type="float" office:value="6.59434419208103">
                <text:p>6.59434419208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1816748513116">
                <text:p>6.41816748513116</text:p>
              </table:table-cell>
              <table:table-cell office:value-type="float" office:value="6.63553622033861">
                <text:p>6.63553622033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552121480306">
                <text:p>6.4552121480306</text:p>
              </table:table-cell>
              <table:table-cell office:value-type="float" office:value="6.65019557211134">
                <text:p>6.65019557211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1376958423191">
                <text:p>6.61376958423191</text:p>
              </table:table-cell>
              <table:table-cell office:value-type="float" office:value="6.66569195853339">
                <text:p>6.66569195853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49455525080363">
                <text:p>6.49455525080363</text:p>
              </table:table-cell>
              <table:table-cell office:value-type="float" office:value="6.65659454133776">
                <text:p>6.65659454133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70717169443766">
                <text:p>6.70717169443766</text:p>
              </table:table-cell>
              <table:table-cell office:value-type="float" office:value="6.6739137172699">
                <text:p>6.6739137172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50727666219076">
                <text:p>6.50727666219076</text:p>
              </table:table-cell>
              <table:table-cell office:value-type="float" office:value="6.79053264194065">
                <text:p>6.790532641940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4501698811849">
                <text:p>6.44501698811849</text:p>
              </table:table-cell>
              <table:table-cell office:value-type="float" office:value="6.68166293038262">
                <text:p>6.681662930382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3764609230889">
                <text:p>6.53764609230889</text:p>
              </table:table-cell>
              <table:table-cell office:value-type="float" office:value="6.68680384423998">
                <text:p>6.68680384423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9337042702569">
                <text:p>6.49337042702569</text:p>
              </table:table-cell>
              <table:table-cell office:value-type="float" office:value="6.60425639152527">
                <text:p>6.60425639152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42288110521105">
                <text:p>6.42288110521105</text:p>
              </table:table-cell>
              <table:table-cell office:value-type="float" office:value="6.67790998352899">
                <text:p>6.67790998352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4635079701742">
                <text:p>6.64635079701742</text:p>
              </table:table-cell>
              <table:table-cell office:value-type="float" office:value="6.6048239601983">
                <text:p>6.6048239601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7021345562405">
                <text:p>6.67021345562405</text:p>
              </table:table-cell>
              <table:table-cell office:value-type="float" office:value="6.65669173664517">
                <text:p>6.65669173664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41459380255805">
                <text:p>6.41459380255805</text:p>
              </table:table-cell>
              <table:table-cell office:value-type="float" office:value="6.61498112148709">
                <text:p>6.61498112148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3700198173523">
                <text:p>6.3700198173523</text:p>
              </table:table-cell>
              <table:table-cell office:value-type="float" office:value="6.65275507503086">
                <text:p>6.65275507503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8382722006904">
                <text:p>6.48382722006904</text:p>
              </table:table-cell>
              <table:table-cell office:value-type="float" office:value="6.71054471863641">
                <text:p>6.71054471863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45309342278375">
                <text:p>6.45309342278375</text:p>
              </table:table-cell>
              <table:table-cell office:value-type="float" office:value="6.71673308478461">
                <text:p>6.71673308478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45673676596748">
                <text:p>6.45673676596748</text:p>
              </table:table-cell>
              <table:table-cell office:value-type="float" office:value="6.69978393448724">
                <text:p>6.69978393448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51549377441406">
                <text:p>6.51549377441406</text:p>
              </table:table-cell>
              <table:table-cell office:value-type="float" office:value="6.6208692656623">
                <text:p>6.6208692656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54414918687609">
                <text:p>6.54414918687609</text:p>
              </table:table-cell>
              <table:table-cell office:value-type="float" office:value="6.710780594084">
                <text:p>6.7107805940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39999109903971">
                <text:p>6.39999109903971</text:p>
              </table:table-cell>
              <table:table-cell office:value-type="float" office:value="6.74330099423726">
                <text:p>6.74330099423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5986162821452">
                <text:p>6.45986162821452</text:p>
              </table:table-cell>
              <table:table-cell office:value-type="float" office:value="6.69368296199375">
                <text:p>6.6936829619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0171624289619">
                <text:p>6.40171624289619</text:p>
              </table:table-cell>
              <table:table-cell office:value-type="float" office:value="6.75993368360731">
                <text:p>6.75993368360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5254453023275">
                <text:p>6.65254453023275</text:p>
              </table:table-cell>
              <table:table-cell office:value-type="float" office:value="6.73102458318075">
                <text:p>6.73102458318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6638354195489">
                <text:p>6.36638354195489</text:p>
              </table:table-cell>
              <table:table-cell office:value-type="float" office:value="6.63978078630236">
                <text:p>6.639780786302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0045239130656">
                <text:p>6.40045239130656</text:p>
              </table:table-cell>
              <table:table-cell office:value-type="float" office:value="6.64796831872728">
                <text:p>6.64796831872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241438653734">
                <text:p>6.0241438653734</text:p>
              </table:table-cell>
              <table:table-cell office:value-type="float" office:value="6.62561329205831">
                <text:p>6.625613292058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439907709757">
                <text:p>6.35439907709757</text:p>
              </table:table-cell>
              <table:table-cell office:value-type="float" office:value="6.72092877493964">
                <text:p>6.72092877493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146015803019">
                <text:p>6.28146015803019</text:p>
              </table:table-cell>
              <table:table-cell office:value-type="float" office:value="6.84249594476488">
                <text:p>6.842495944764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780904452006">
                <text:p>6.3780904452006</text:p>
              </table:table-cell>
              <table:table-cell office:value-type="float" office:value="6.67678305837843">
                <text:p>6.67678305837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4458941353692">
                <text:p>6.34458941353692</text:p>
              </table:table-cell>
              <table:table-cell office:value-type="float" office:value="6.72668531205919">
                <text:p>6.72668531205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1248088412815">
                <text:p>6.41248088412815</text:p>
              </table:table-cell>
              <table:table-cell office:value-type="float" office:value="6.74421972698636">
                <text:p>6.744219726986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4895576900906">
                <text:p>6.34895576900906</text:p>
              </table:table-cell>
              <table:table-cell office:value-type="float" office:value="6.91455441051059">
                <text:p>6.91455441051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6710172759162">
                <text:p>6.36710172759162</text:p>
              </table:table-cell>
              <table:table-cell office:value-type="float" office:value="6.67155220773485">
                <text:p>6.671552207734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9388708538479">
                <text:p>6.29388708538479</text:p>
              </table:table-cell>
              <table:table-cell office:value-type="float" office:value="6.7555205821991">
                <text:p>6.7555205821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1729309293959">
                <text:p>6.31729309293959</text:p>
              </table:table-cell>
              <table:table-cell office:value-type="float" office:value="6.79955866601732">
                <text:p>6.79955866601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52141932381524">
                <text:p>6.52141932381524</text:p>
              </table:table-cell>
              <table:table-cell office:value-type="float" office:value="6.90539211697049">
                <text:p>6.90539211697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620007303026">
                <text:p>6.4620007303026</text:p>
              </table:table-cell>
              <table:table-cell office:value-type="float" office:value="6.8471732934316">
                <text:p>6.8471732934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3401766883002">
                <text:p>6.43401766883002</text:p>
              </table:table-cell>
              <table:table-cell office:value-type="float" office:value="6.87618517875671">
                <text:p>6.876185178756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6365234586928">
                <text:p>6.36365234586928</text:p>
              </table:table-cell>
              <table:table-cell office:value-type="float" office:value="6.96074432796902">
                <text:p>6.960744327969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7911971410116">
                <text:p>6.37911971410116</text:p>
              </table:table-cell>
              <table:table-cell office:value-type="float" office:value="6.97420117590163">
                <text:p>6.97420117590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3087408277724">
                <text:p>6.13087408277724</text:p>
              </table:table-cell>
              <table:table-cell office:value-type="float" office:value="6.73998218112522">
                <text:p>6.739982181125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5255584716797">
                <text:p>6.05255584716797</text:p>
              </table:table-cell>
              <table:table-cell office:value-type="float" office:value="6.80040955543518">
                <text:p>6.80040955543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0334100723267">
                <text:p>6.50334100723267</text:p>
              </table:table-cell>
              <table:table-cell office:value-type="float" office:value="6.86427444881863">
                <text:p>6.86427444881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3618138101366">
                <text:p>5.93618138101366</text:p>
              </table:table-cell>
              <table:table-cell office:value-type="float" office:value="7.01804505454169">
                <text:p>7.01804505454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5313437779744">
                <text:p>6.15313437779744</text:p>
              </table:table-cell>
              <table:table-cell office:value-type="float" office:value="6.81492087576124">
                <text:p>6.81492087576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3614440494114">
                <text:p>6.33614440494114</text:p>
              </table:table-cell>
              <table:table-cell office:value-type="float" office:value="6.72822300593058">
                <text:p>6.72822300593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40147225062052">
                <text:p>6.40147225062052</text:p>
              </table:table-cell>
              <table:table-cell office:value-type="float" office:value="7.06104045444065">
                <text:p>7.06104045444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3574718369378">
                <text:p>5.93574718369378</text:p>
              </table:table-cell>
              <table:table-cell office:value-type="float" office:value="6.83776521682739">
                <text:p>6.837765216827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38579064475166">
                <text:p>6.38579064475166</text:p>
              </table:table-cell>
              <table:table-cell office:value-type="float" office:value="6.88967895507813">
                <text:p>6.88967895507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6248818503486">
                <text:p>6.46248818503486</text:p>
              </table:table-cell>
              <table:table-cell office:value-type="float" office:value="6.62952563497755">
                <text:p>6.62952563497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3208754857381">
                <text:p>6.23208754857381</text:p>
              </table:table-cell>
              <table:table-cell office:value-type="float" office:value="6.78153528107537">
                <text:p>6.781535281075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43949512905545">
                <text:p>6.43949512905545</text:p>
              </table:table-cell>
              <table:table-cell office:value-type="float" office:value="6.6751778655582">
                <text:p>6.6751778655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3064788182577">
                <text:p>5.93064788182577</text:p>
              </table:table-cell>
              <table:table-cell office:value-type="float" office:value="6.67616682582431">
                <text:p>6.676166825824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5471607844035">
                <text:p>6.15471607844035</text:p>
              </table:table-cell>
              <table:table-cell office:value-type="float" office:value="6.83302614423964">
                <text:p>6.833026144239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62369042502509">
                <text:p>6.62369042502509</text:p>
              </table:table-cell>
              <table:table-cell office:value-type="float" office:value="6.52531433105469">
                <text:p>6.52531433105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7774964703454">
                <text:p>5.37774964703454</text:p>
              </table:table-cell>
              <table:table-cell office:value-type="float" office:value="6.98356821801927">
                <text:p>6.98356821801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0211497412788">
                <text:p>6.30211497412788</text:p>
              </table:table-cell>
              <table:table-cell office:value-type="float" office:value="6.78661621941461">
                <text:p>6.786616219414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3714648352729">
                <text:p>6.13714648352729</text:p>
              </table:table-cell>
              <table:table-cell office:value-type="float" office:value="6.72165536880493">
                <text:p>6.721655368804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69083449575636">
                <text:p>5.69083449575636</text:p>
              </table:table-cell>
              <table:table-cell office:value-type="float" office:value="6.93278431892395">
                <text:p>6.93278431892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6648931503296">
                <text:p>5.96648931503296</text:p>
              </table:table-cell>
              <table:table-cell office:value-type="float" office:value="6.98828755484687">
                <text:p>6.988287554846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3096640374925">
                <text:p>6.23096640374925</text:p>
              </table:table-cell>
              <table:table-cell office:value-type="float" office:value="6.66683877838983">
                <text:p>6.66683877838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1095093091329">
                <text:p>6.21095093091329</text:p>
              </table:table-cell>
              <table:table-cell office:value-type="float" office:value="6.53991198539734">
                <text:p>6.53991198539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6039133071899">
                <text:p>6.46039133071899</text:p>
              </table:table-cell>
              <table:table-cell office:value-type="float" office:value="6.69679954316881">
                <text:p>6.696799543168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2053065829807">
                <text:p>6.02053065829807</text:p>
              </table:table-cell>
              <table:table-cell office:value-type="float" office:value="6.56907616721259">
                <text:p>6.56907616721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7162243631151">
                <text:p>5.7162243631151</text:p>
              </table:table-cell>
              <table:table-cell office:value-type="float" office:value="6.71787383821276">
                <text:p>6.71787383821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91948286692301">
                <text:p>5.91948286692301</text:p>
              </table:table-cell>
              <table:table-cell office:value-type="float" office:value="6.89543996916877">
                <text:p>6.895439969168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95786974959903">
                <text:p>5.95786974959903</text:p>
              </table:table-cell>
              <table:table-cell office:value-type="float" office:value="7.08666345808241">
                <text:p>7.086663458082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46873271730211">
                <text:p>6.46873271730211</text:p>
              </table:table-cell>
              <table:table-cell office:value-type="float" office:value="6.70617209540473">
                <text:p>6.706172095404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6662965350681">
                <text:p>6.26662965350681</text:p>
              </table:table-cell>
              <table:table-cell office:value-type="float" office:value="6.84913794199626">
                <text:p>6.849137941996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01189007229275">
                <text:p>6.01189007229275</text:p>
              </table:table-cell>
              <table:table-cell office:value-type="float" office:value="6.80783912870619">
                <text:p>6.80783912870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96660995483398">
                <text:p>5.96660995483398</text:p>
              </table:table-cell>
              <table:table-cell office:value-type="float" office:value="6.83595331509908">
                <text:p>6.83595331509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99572584893968">
                <text:p>5.99572584893968</text:p>
              </table:table-cell>
              <table:table-cell office:value-type="float" office:value="7.01532252629598">
                <text:p>7.015322526295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96967758602566">
                <text:p>5.96967758602566</text:p>
              </table:table-cell>
              <table:table-cell office:value-type="float" office:value="6.61422334776984">
                <text:p>6.61422334776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9440009858873">
                <text:p>6.19440009858873</text:p>
              </table:table-cell>
              <table:table-cell office:value-type="float" office:value="6.65103753407796">
                <text:p>6.651037534077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0588643444909">
                <text:p>6.0588643444909</text:p>
              </table:table-cell>
              <table:table-cell office:value-type="float" office:value="6.67064388593038">
                <text:p>6.67064388593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64803801642524">
                <text:p>5.64803801642524</text:p>
              </table:table-cell>
              <table:table-cell office:value-type="float" office:value="6.79946316613091">
                <text:p>6.79946316613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8332588142819">
                <text:p>5.48332588142819</text:p>
              </table:table-cell>
              <table:table-cell office:value-type="float" office:value="6.78416617711385">
                <text:p>6.784166177113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95771356158786">
                <text:p>5.95771356158786</text:p>
              </table:table-cell>
              <table:table-cell office:value-type="float" office:value="6.8401587539249">
                <text:p>6.84015875392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61398262447781">
                <text:p>5.61398262447781</text:p>
              </table:table-cell>
              <table:table-cell office:value-type="float" office:value="6.76829873190986">
                <text:p>6.76829873190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1695289081997">
                <text:p>6.11695289081997</text:p>
              </table:table-cell>
              <table:table-cell office:value-type="float" office:value="6.63088024987115">
                <text:p>6.63088024987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92987758848402">
                <text:p>5.92987758848402</text:p>
              </table:table-cell>
              <table:table-cell office:value-type="float" office:value="6.99336878458659">
                <text:p>6.99336878458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07217073440552">
                <text:p>6.07217073440552</text:p>
              </table:table-cell>
              <table:table-cell office:value-type="float" office:value="6.8676368660397">
                <text:p>6.8676368660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88361821704441">
                <text:p>5.88361821704441</text:p>
              </table:table-cell>
              <table:table-cell office:value-type="float" office:value="6.76891703075833">
                <text:p>6.768917030758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80384922027588">
                <text:p>5.80384922027588</text:p>
              </table:table-cell>
              <table:table-cell office:value-type="float" office:value="6.49659339586894">
                <text:p>6.496593395868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937721464369">
                <text:p>5.9937721464369</text:p>
              </table:table-cell>
              <table:table-cell office:value-type="float" office:value="6.5112190246582">
                <text:p>6.51121902465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44851521386041">
                <text:p>5.44851521386041</text:p>
              </table:table-cell>
              <table:table-cell office:value-type="float" office:value="6.52701841460334">
                <text:p>6.52701841460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11223808924357">
                <text:p>6.11223808924357</text:p>
              </table:table-cell>
              <table:table-cell office:value-type="float" office:value="6.50006980366177">
                <text:p>6.500069803661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83596936861674">
                <text:p>5.83596936861674</text:p>
              </table:table-cell>
              <table:table-cell office:value-type="float" office:value="6.55131143993802">
                <text:p>6.551311439938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4170957141452">
                <text:p>5.84170957141452</text:p>
              </table:table-cell>
              <table:table-cell office:value-type="float" office:value="6.49372710122003">
                <text:p>6.49372710122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6984226438734">
                <text:p>6.16984226438734</text:p>
              </table:table-cell>
              <table:table-cell office:value-type="float" office:value="6.70819316969978">
                <text:p>6.708193169699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515794912974">
                <text:p>5.6515794912974</text:p>
              </table:table-cell>
              <table:table-cell office:value-type="float" office:value="6.71838720639547">
                <text:p>6.71838720639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1400722927517">
                <text:p>5.91400722927517</text:p>
              </table:table-cell>
              <table:table-cell office:value-type="float" office:value="6.85812245474921">
                <text:p>6.85812245474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61764475504557">
                <text:p>5.61764475504557</text:p>
              </table:table-cell>
              <table:table-cell office:value-type="float" office:value="6.51643710666233">
                <text:p>6.516437106662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76113025877211">
                <text:p>5.76113025877211</text:p>
              </table:table-cell>
              <table:table-cell office:value-type="float" office:value="6.52339002821181">
                <text:p>6.523390028211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88895083533393">
                <text:p>5.88895083533393</text:p>
              </table:table-cell>
              <table:table-cell office:value-type="float" office:value="6.54706769519382">
                <text:p>6.547067695193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65690671073066">
                <text:p>5.65690671073066</text:p>
              </table:table-cell>
              <table:table-cell office:value-type="float" office:value="6.65515939394633">
                <text:p>6.655159393946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7709627681308">
                <text:p>5.67709627681308</text:p>
              </table:table-cell>
              <table:table-cell office:value-type="float" office:value="7.2827763027615">
                <text:p>7.28277630276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09500976668464">
                <text:p>5.09500976668464</text:p>
              </table:table-cell>
              <table:table-cell office:value-type="float" office:value="7.70439325438605">
                <text:p>7.704393254386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91110576523675">
                <text:p>5.91110576523675</text:p>
              </table:table-cell>
              <table:table-cell office:value-type="float" office:value="7.39630201127794">
                <text:p>7.396302011277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72699048784044">
                <text:p>5.72699048784044</text:p>
              </table:table-cell>
              <table:table-cell office:value-type="float" office:value="6.55636681450738">
                <text:p>6.55636681450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70038046836853">
                <text:p>5.70038046836853</text:p>
              </table:table-cell>
              <table:table-cell office:value-type="float" office:value="6.77072209782071">
                <text:p>6.77072209782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78910289340549">
                <text:p>5.78910289340549</text:p>
              </table:table-cell>
              <table:table-cell office:value-type="float" office:value="6.46005092726813">
                <text:p>6.460050927268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8127349217733">
                <text:p>5.68127349217733</text:p>
              </table:table-cell>
              <table:table-cell office:value-type="float" office:value="6.66195792622036">
                <text:p>6.661957926220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28934695455763">
                <text:p>5.28934695455763</text:p>
              </table:table-cell>
              <table:table-cell office:value-type="float" office:value="6.54825576146444">
                <text:p>6.54825576146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15903111563789">
                <text:p>5.15903111563789</text:p>
              </table:table-cell>
              <table:table-cell office:value-type="float" office:value="6.65474224090576">
                <text:p>6.6547422409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67128919495477">
                <text:p>5.67128919495477</text:p>
              </table:table-cell>
              <table:table-cell office:value-type="float" office:value="6.31540658738878">
                <text:p>6.315406587388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86108253796895">
                <text:p>5.86108253796895</text:p>
              </table:table-cell>
              <table:table-cell office:value-type="float" office:value="6.39831407864889">
                <text:p>6.39831407864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62888239224752">
                <text:p>5.62888239224752</text:p>
              </table:table-cell>
              <table:table-cell office:value-type="float" office:value="6.37052467134264">
                <text:p>6.370524671342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2952759663264">
                <text:p>4.82952759663264</text:p>
              </table:table-cell>
              <table:table-cell office:value-type="float" office:value="6.63857616318597">
                <text:p>6.63857616318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22926075723436">
                <text:p>5.22926075723436</text:p>
              </table:table-cell>
              <table:table-cell office:value-type="float" office:value="6.84826178020901">
                <text:p>6.848261780209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2308929655287">
                <text:p>5.2308929655287</text:p>
              </table:table-cell>
              <table:table-cell office:value-type="float" office:value="7.07722412215339">
                <text:p>7.077224122153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11242821481493">
                <text:p>5.11242821481493</text:p>
              </table:table-cell>
              <table:table-cell office:value-type="float" office:value="6.76633848084344">
                <text:p>6.766338480843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20198673142327">
                <text:p>5.20198673142327</text:p>
              </table:table-cell>
              <table:table-cell office:value-type="float" office:value="6.50830099317763">
                <text:p>6.508300993177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41077955563863">
                <text:p>5.41077955563863</text:p>
              </table:table-cell>
              <table:table-cell office:value-type="float" office:value="6.6367035706838">
                <text:p>6.63670357068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05462668736776">
                <text:p>5.05462668736776</text:p>
              </table:table-cell>
              <table:table-cell office:value-type="float" office:value="6.43581687079536">
                <text:p>6.43581687079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89423200819227">
                <text:p>4.89423200819227</text:p>
              </table:table-cell>
              <table:table-cell office:value-type="float" office:value="6.43602297041151">
                <text:p>6.43602297041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73690388467577">
                <text:p>5.73690388467577</text:p>
              </table:table-cell>
              <table:table-cell office:value-type="float" office:value="6.42202382617527">
                <text:p>6.42202382617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39472145504422">
                <text:p>5.39472145504422</text:p>
              </table:table-cell>
              <table:table-cell office:value-type="float" office:value="5.84244137340122">
                <text:p>5.84244137340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7799587779575">
                <text:p>4.97799587779575</text:p>
              </table:table-cell>
              <table:table-cell office:value-type="float" office:value="6.16437714629703">
                <text:p>6.164377146297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89909110599094">
                <text:p>5.89909110599094</text:p>
              </table:table-cell>
              <table:table-cell office:value-type="float" office:value="6.37393832206726">
                <text:p>6.37393832206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9251380761464">
                <text:p>4.69251380761464</text:p>
              </table:table-cell>
              <table:table-cell office:value-type="float" office:value="6.11834049224854">
                <text:p>6.118340492248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2942102220323">
                <text:p>5.12942102220323</text:p>
              </table:table-cell>
              <table:table-cell office:value-type="float" office:value="6.32187136014303">
                <text:p>6.32187136014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34860118230184">
                <text:p>5.34860118230184</text:p>
              </table:table-cell>
              <table:table-cell office:value-type="float" office:value="5.82792541715834">
                <text:p>5.82792541715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88703064388699">
                <text:p>4.88703064388699</text:p>
              </table:table-cell>
              <table:table-cell office:value-type="float" office:value="5.77901514371236">
                <text:p>5.77901514371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8726011382209">
                <text:p>5.18726011382209</text:p>
              </table:table-cell>
              <table:table-cell office:value-type="float" office:value="5.7580361366272">
                <text:p>5.7580361366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91988664733039">
                <text:p>4.91988664733039</text:p>
              </table:table-cell>
              <table:table-cell office:value-type="float" office:value="5.82904928260379">
                <text:p>5.829049282603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9982816908095">
                <text:p>4.89982816908095</text:p>
              </table:table-cell>
              <table:table-cell office:value-type="float" office:value="5.85102981991238">
                <text:p>5.851029819912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4459659788344">
                <text:p>4.64459659788344</text:p>
              </table:table-cell>
              <table:table-cell office:value-type="float" office:value="5.90669451819526">
                <text:p>5.906694518195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01338782840305">
                <text:p>5.01338782840305</text:p>
              </table:table-cell>
              <table:table-cell office:value-type="float" office:value="5.69633622964223">
                <text:p>5.69633622964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513358063168">
                <text:p>4.513358063168</text:p>
              </table:table-cell>
              <table:table-cell office:value-type="float" office:value="5.87528308232625">
                <text:p>5.87528308232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41572030385335">
                <text:p>5.41572030385335</text:p>
              </table:table-cell>
              <table:table-cell office:value-type="float" office:value="6.29974953333537">
                <text:p>6.299749533335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73527751498752">
                <text:p>5.73527751498752</text:p>
              </table:table-cell>
              <table:table-cell office:value-type="float" office:value="5.9830141597324">
                <text:p>5.9830141597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285798754957">
                <text:p>4.5285798754957</text:p>
              </table:table-cell>
              <table:table-cell office:value-type="float" office:value="5.75458807415432">
                <text:p>5.75458807415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0094889534844">
                <text:p>5.20094889534844</text:p>
              </table:table-cell>
              <table:table-cell office:value-type="float" office:value="5.66902656025357">
                <text:p>5.66902656025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2557531992594">
                <text:p>4.82557531992594</text:p>
              </table:table-cell>
              <table:table-cell office:value-type="float" office:value="5.62419655587938">
                <text:p>5.624196555879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00376751157973">
                <text:p>5.00376751157973</text:p>
              </table:table-cell>
              <table:table-cell office:value-type="float" office:value="5.65499273935954">
                <text:p>5.654992739359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76242193645901">
                <text:p>4.76242193645901</text:p>
              </table:table-cell>
              <table:table-cell office:value-type="float" office:value="5.65907005469004">
                <text:p>5.65907005469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81055955357022">
                <text:p>4.81055955357022</text:p>
              </table:table-cell>
              <table:table-cell office:value-type="float" office:value="6.18951429261102">
                <text:p>6.189514292611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57850988176134">
                <text:p>4.57850988176134</text:p>
              </table:table-cell>
              <table:table-cell office:value-type="float" office:value="5.64410156673855">
                <text:p>5.64410156673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0597447289361">
                <text:p>5.00597447289361</text:p>
              </table:table-cell>
              <table:table-cell office:value-type="float" office:value="5.77699981795417">
                <text:p>5.77699981795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68771788279216">
                <text:p>4.68771788279216</text:p>
              </table:table-cell>
              <table:table-cell office:value-type="float" office:value="6.10588219430712">
                <text:p>6.105882194307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69489707416958">
                <text:p>4.69489707416958</text:p>
              </table:table-cell>
              <table:table-cell office:value-type="float" office:value="5.70597959889306">
                <text:p>5.705979598893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4068823125627">
                <text:p>5.44068823125627</text:p>
              </table:table-cell>
              <table:table-cell office:value-type="float" office:value="5.80746731493208">
                <text:p>5.807467314932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42629212273492">
                <text:p>5.42629212273492</text:p>
              </table:table-cell>
              <table:table-cell office:value-type="float" office:value="6.05720135900709">
                <text:p>6.057201359007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84705110854573">
                <text:p>3.84705110854573</text:p>
              </table:table-cell>
              <table:table-cell office:value-type="float" office:value="5.41706191168891">
                <text:p>5.417061911688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2275969187419">
                <text:p>4.72275969187419</text:p>
              </table:table-cell>
              <table:table-cell office:value-type="float" office:value="5.70307487911648">
                <text:p>5.703074879116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45392267439101">
                <text:p>4.45392267439101</text:p>
              </table:table-cell>
              <table:table-cell office:value-type="float" office:value="6.45829131868151">
                <text:p>6.45829131868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34321478207906">
                <text:p>4.34321478207906</text:p>
              </table:table-cell>
              <table:table-cell office:value-type="float" office:value="5.87863002883063">
                <text:p>5.878630028830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31006210909949">
                <text:p>4.31006210909949</text:p>
              </table:table-cell>
              <table:table-cell office:value-type="float" office:value="5.67782028516134">
                <text:p>5.67782028516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0900190141466">
                <text:p>4.60900190141466</text:p>
              </table:table-cell>
              <table:table-cell office:value-type="float" office:value="6.52073578039805">
                <text:p>6.520735780398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51343284712897">
                <text:p>4.51343284712897</text:p>
              </table:table-cell>
              <table:table-cell office:value-type="float" office:value="5.81436194313897">
                <text:p>5.814361943138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9090172449748">
                <text:p>4.29090172449748</text:p>
              </table:table-cell>
              <table:table-cell office:value-type="float" office:value="6.14348329438104">
                <text:p>6.14348329438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69318327373929">
                <text:p>4.69318327373929</text:p>
              </table:table-cell>
              <table:table-cell office:value-type="float" office:value="6.00841936800215">
                <text:p>6.008419368002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64842360814412">
                <text:p>4.64842360814412</text:p>
              </table:table-cell>
              <table:table-cell office:value-type="float" office:value="5.9685341252221">
                <text:p>5.96853412522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1473905775282">
                <text:p>4.71473905775282</text:p>
              </table:table-cell>
              <table:table-cell office:value-type="float" office:value="6.22112176153395">
                <text:p>6.221121761533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57040810585022">
                <text:p>5.57040810585022</text:p>
              </table:table-cell>
              <table:table-cell office:value-type="float" office:value="5.91481675042046">
                <text:p>5.914816750420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0061210460133">
                <text:p>4.00061210460133</text:p>
              </table:table-cell>
              <table:table-cell office:value-type="float" office:value="6.18779868549771">
                <text:p>6.187798685497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8526485231188">
                <text:p>4.88526485231188</text:p>
              </table:table-cell>
              <table:table-cell office:value-type="float" office:value="5.55133202340868">
                <text:p>5.551332023408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8684958881802">
                <text:p>4.78684958881802</text:p>
              </table:table-cell>
              <table:table-cell office:value-type="float" office:value="5.90920901298523">
                <text:p>5.90920901298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2386919657389">
                <text:p>4.82386919657389</text:p>
              </table:table-cell>
              <table:table-cell office:value-type="float" office:value="6.06487210591634">
                <text:p>6.064872105916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8948301209344">
                <text:p>4.88948301209344</text:p>
              </table:table-cell>
              <table:table-cell office:value-type="float" office:value="6.22380092408922">
                <text:p>6.223800924089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77768340640598">
                <text:p>4.77768340640598</text:p>
              </table:table-cell>
              <table:table-cell office:value-type="float" office:value="5.60068885485331">
                <text:p>5.60068885485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0455118815104">
                <text:p>4.60455118815104</text:p>
              </table:table-cell>
              <table:table-cell office:value-type="float" office:value="5.97547641065386">
                <text:p>5.975476410653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4683518409729">
                <text:p>4.84683518409729</text:p>
              </table:table-cell>
              <table:table-cell office:value-type="float" office:value="5.74256551265717">
                <text:p>5.742565512657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52271291414897">
                <text:p>4.52271291414897</text:p>
              </table:table-cell>
              <table:table-cell office:value-type="float" office:value="5.82980065875583">
                <text:p>5.82980065875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7762207455105">
                <text:p>4.37762207455105</text:p>
              </table:table-cell>
              <table:table-cell office:value-type="float" office:value="5.83680189980401">
                <text:p>5.836801899804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73219301435683">
                <text:p>4.73219301435683</text:p>
              </table:table-cell>
              <table:table-cell office:value-type="float" office:value="6.70053128401438">
                <text:p>6.70053128401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8806908554501">
                <text:p>4.8806908554501</text:p>
              </table:table-cell>
              <table:table-cell office:value-type="float" office:value="6.28129725986057">
                <text:p>6.281297259860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3313082853953">
                <text:p>4.33313082853953</text:p>
              </table:table-cell>
              <table:table-cell office:value-type="float" office:value="5.59596543841892">
                <text:p>5.595965438418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31391704877218">
                <text:p>4.31391704877218</text:p>
              </table:table-cell>
              <table:table-cell office:value-type="float" office:value="6.56896437538995">
                <text:p>6.56896437538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2195792728">
                <text:p>4.22195792728</text:p>
              </table:table-cell>
              <table:table-cell office:value-type="float" office:value="5.72504425048828">
                <text:p>5.725044250488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3678083684709">
                <text:p>4.43678083684709</text:p>
              </table:table-cell>
              <table:table-cell office:value-type="float" office:value="5.47807414001889">
                <text:p>5.478074140018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45858600934347">
                <text:p>4.45858600934347</text:p>
              </table:table-cell>
              <table:table-cell office:value-type="float" office:value="6.35665039221446">
                <text:p>6.356650392214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9463768005371">
                <text:p>4.59463768005371</text:p>
              </table:table-cell>
              <table:table-cell office:value-type="float" office:value="5.67816350195143">
                <text:p>5.67816350195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643705479304">
                <text:p>4.643705479304</text:p>
              </table:table-cell>
              <table:table-cell office:value-type="float" office:value="5.62408722771539">
                <text:p>5.624087227715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432245042589">
                <text:p>4.4432245042589</text:p>
              </table:table-cell>
              <table:table-cell office:value-type="float" office:value="5.84642023510403">
                <text:p>5.846420235104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4391254848904">
                <text:p>4.04391254848904</text:p>
              </table:table-cell>
              <table:table-cell office:value-type="float" office:value="5.86621680524614">
                <text:p>5.866216805246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3412350813548">
                <text:p>4.53412350813548</text:p>
              </table:table-cell>
              <table:table-cell office:value-type="float" office:value="5.52154876126183">
                <text:p>5.52154876126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2244804170397">
                <text:p>4.32244804170397</text:p>
              </table:table-cell>
              <table:table-cell office:value-type="float" office:value="6.91992314656576">
                <text:p>6.919923146565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4340886539883">
                <text:p>5.24340886539883</text:p>
              </table:table-cell>
              <table:table-cell office:value-type="float" office:value="5.76798050933414">
                <text:p>5.767980509334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9792161252764">
                <text:p>3.79792161252764</text:p>
              </table:table-cell>
              <table:table-cell office:value-type="float" office:value="5.62408673763275">
                <text:p>5.62408673763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25131591161092">
                <text:p>4.25131591161092</text:p>
              </table:table-cell>
              <table:table-cell office:value-type="float" office:value="5.81314524014791">
                <text:p>5.813145240147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9295463032193">
                <text:p>4.69295463032193</text:p>
              </table:table-cell>
              <table:table-cell office:value-type="float" office:value="5.3213122288386">
                <text:p>5.3213122288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26312389903598">
                <text:p>4.26312389903598</text:p>
              </table:table-cell>
              <table:table-cell office:value-type="float" office:value="5.41675417953067">
                <text:p>5.416754179530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09171106550429">
                <text:p>4.09171106550429</text:p>
              </table:table-cell>
              <table:table-cell office:value-type="float" office:value="5.52683504422506">
                <text:p>5.526835044225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12831421958076">
                <text:p>4.12831421958076</text:p>
              </table:table-cell>
              <table:table-cell office:value-type="float" office:value="5.72467386722565">
                <text:p>5.724673867225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6429456075033">
                <text:p>4.06429456075033</text:p>
              </table:table-cell>
              <table:table-cell office:value-type="float" office:value="5.3903486861123">
                <text:p>5.39034868611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0350243250529">
                <text:p>4.30350243250529</text:p>
              </table:table-cell>
              <table:table-cell office:value-type="float" office:value="5.54467095269097">
                <text:p>5.544670952690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5508895450168">
                <text:p>4.85508895450168</text:p>
              </table:table-cell>
              <table:table-cell office:value-type="float" office:value="5.778940293524">
                <text:p>5.7789402935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878547244602">
                <text:p>4.77878547244602</text:p>
              </table:table-cell>
              <table:table-cell office:value-type="float" office:value="5.60704576969147">
                <text:p>5.607045769691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38993797832065">
                <text:p>4.38993797832065</text:p>
              </table:table-cell>
              <table:table-cell office:value-type="float" office:value="5.92614187134637">
                <text:p>5.926141871346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73105943467882">
                <text:p>4.73105943467882</text:p>
              </table:table-cell>
              <table:table-cell office:value-type="float" office:value="5.6367084980011">
                <text:p>5.63670849800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767453326119">
                <text:p>4.32767453326119</text:p>
              </table:table-cell>
              <table:table-cell office:value-type="float" office:value="5.87593970033858">
                <text:p>5.875939700338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3457202646467">
                <text:p>4.03457202646467</text:p>
              </table:table-cell>
              <table:table-cell office:value-type="float" office:value="6.05621266365051">
                <text:p>6.056212663650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13260660171509">
                <text:p>4.13260660171509</text:p>
              </table:table-cell>
              <table:table-cell office:value-type="float" office:value="5.27007472515106">
                <text:p>5.27007472515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519611120224">
                <text:p>3.6519611120224</text:p>
              </table:table-cell>
              <table:table-cell office:value-type="float" office:value="5.29045861297184">
                <text:p>5.29045861297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2496417628394">
                <text:p>3.92496417628394</text:p>
              </table:table-cell>
              <table:table-cell office:value-type="float" office:value="5.46207670370738">
                <text:p>5.46207670370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793152279324">
                <text:p>4.39793152279324</text:p>
              </table:table-cell>
              <table:table-cell office:value-type="float" office:value="5.16887720425924">
                <text:p>5.168877204259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1157206959195">
                <text:p>4.11157206959195</text:p>
              </table:table-cell>
              <table:table-cell office:value-type="float" office:value="5.24707379606035">
                <text:p>5.247073796060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7465847333272">
                <text:p>4.57465847333272</text:p>
              </table:table-cell>
              <table:table-cell office:value-type="float" office:value="5.24512945281135">
                <text:p>5.245129452811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33130704561869">
                <text:p>4.33130704561869</text:p>
              </table:table-cell>
              <table:table-cell office:value-type="float" office:value="5.6259371969435">
                <text:p>5.62593719694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22320286432902">
                <text:p>4.22320286432902</text:p>
              </table:table-cell>
              <table:table-cell office:value-type="float" office:value="5.42788800928328">
                <text:p>5.427888009283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97392135196262">
                <text:p>3.97392135196262</text:p>
              </table:table-cell>
              <table:table-cell office:value-type="float" office:value="6.12175010310279">
                <text:p>6.121750103102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1512002415127">
                <text:p>4.61512002415127</text:p>
              </table:table-cell>
              <table:table-cell office:value-type="float" office:value="6.26614548100366">
                <text:p>6.266145481003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77913447750939">
                <text:p>3.77913447750939</text:p>
              </table:table-cell>
              <table:table-cell office:value-type="float" office:value="5.66002227200402">
                <text:p>5.660022272004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3815552128686">
                <text:p>3.63815552128686</text:p>
              </table:table-cell>
              <table:table-cell office:value-type="float" office:value="5.95846483442518">
                <text:p>5.958464834425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08231114281548">
                <text:p>4.08231114281548</text:p>
              </table:table-cell>
              <table:table-cell office:value-type="float" office:value="5.48250140084161">
                <text:p>5.482501400841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1495939360725">
                <text:p>4.11495939360725</text:p>
              </table:table-cell>
              <table:table-cell office:value-type="float" office:value="5.56303795178731">
                <text:p>5.563037951787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88900996314155">
                <text:p>3.88900996314155</text:p>
              </table:table-cell>
              <table:table-cell office:value-type="float" office:value="6.09341490268707">
                <text:p>6.093414902687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4454344908396">
                <text:p>3.44454344908396</text:p>
              </table:table-cell>
              <table:table-cell office:value-type="float" office:value="6.11610043048859">
                <text:p>6.116100430488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6388280656603">
                <text:p>3.96388280656603</text:p>
              </table:table-cell>
              <table:table-cell office:value-type="float" office:value="5.84647740258111">
                <text:p>5.84647740258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2925588289897">
                <text:p>3.92925588289897</text:p>
              </table:table-cell>
              <table:table-cell office:value-type="float" office:value="5.90326992670695">
                <text:p>5.90326992670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6545073456234">
                <text:p>3.96545073456234</text:p>
              </table:table-cell>
              <table:table-cell office:value-type="float" office:value="6.12120143572489">
                <text:p>6.12120143572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5455450826221">
                <text:p>3.5455450826221</text:p>
              </table:table-cell>
              <table:table-cell office:value-type="float" office:value="5.70659351348877">
                <text:p>5.70659351348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0922413931953">
                <text:p>3.40922413931953</text:p>
              </table:table-cell>
              <table:table-cell office:value-type="float" office:value="5.7158993879954">
                <text:p>5.71589938799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5331477324168">
                <text:p>3.75331477324168</text:p>
              </table:table-cell>
              <table:table-cell office:value-type="float" office:value="5.72019792927636">
                <text:p>5.72019792927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690125532945">
                <text:p>3.690125532945</text:p>
              </table:table-cell>
              <table:table-cell office:value-type="float" office:value="5.34553300009833">
                <text:p>5.345533000098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25128100713094">
                <text:p>4.25128100713094</text:p>
              </table:table-cell>
              <table:table-cell office:value-type="float" office:value="6.14098376697964">
                <text:p>6.140983766979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46491439872318">
                <text:p>3.46491439872318</text:p>
              </table:table-cell>
              <table:table-cell office:value-type="float" office:value="5.61043842633565">
                <text:p>5.610438426335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81455609533522">
                <text:p>3.81455609533522</text:p>
              </table:table-cell>
              <table:table-cell office:value-type="float" office:value="5.66617384221819">
                <text:p>5.666173842218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9645088248783">
                <text:p>4.09645088248783</text:p>
              </table:table-cell>
              <table:table-cell office:value-type="float" office:value="5.120251721806">
                <text:p>5.1202517218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3287445174323">
                <text:p>3.83287445174323</text:p>
              </table:table-cell>
              <table:table-cell office:value-type="float" office:value="5.60498358143701">
                <text:p>5.604983581437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3855015701718">
                <text:p>4.03855015701718</text:p>
              </table:table-cell>
              <table:table-cell office:value-type="float" office:value="5.25390895207723">
                <text:p>5.253908952077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3258201652103">
                <text:p>3.3258201652103</text:p>
              </table:table-cell>
              <table:table-cell office:value-type="float" office:value="5.56778400474125">
                <text:p>5.56778400474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36736769941118">
                <text:p>3.36736769941118</text:p>
              </table:table-cell>
              <table:table-cell office:value-type="float" office:value="5.77724998527103">
                <text:p>5.77724998527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79238198863135">
                <text:p>3.79238198863135</text:p>
              </table:table-cell>
              <table:table-cell office:value-type="float" office:value="5.00871843761868">
                <text:p>5.008718437618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42327995565202">
                <text:p>3.42327995565202</text:p>
              </table:table-cell>
              <table:table-cell office:value-type="float" office:value="5.24196819464366">
                <text:p>5.241968194643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1672518518236">
                <text:p>3.81672518518236</text:p>
              </table:table-cell>
              <table:table-cell office:value-type="float" office:value="5.74629640579224">
                <text:p>5.746296405792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52942550977071">
                <text:p>3.52942550977071</text:p>
              </table:table-cell>
              <table:table-cell office:value-type="float" office:value="5.24154334598117">
                <text:p>5.241543345981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8282383812798">
                <text:p>3.28282383812798</text:p>
              </table:table-cell>
              <table:table-cell office:value-type="float" office:value="4.8671664264467">
                <text:p>4.86716642644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54177297751109">
                <text:p>3.54177297751109</text:p>
              </table:table-cell>
              <table:table-cell office:value-type="float" office:value="5.31498083803389">
                <text:p>5.314980838033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60663723680708">
                <text:p>3.60663723680708</text:p>
              </table:table-cell>
              <table:table-cell office:value-type="float" office:value="5.08437613646189">
                <text:p>5.084376136461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62712494797177">
                <text:p>3.62712494797177</text:p>
              </table:table-cell>
              <table:table-cell office:value-type="float" office:value="4.46352602375878">
                <text:p>4.463526023758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55725031163957">
                <text:p>3.55725031163957</text:p>
              </table:table-cell>
              <table:table-cell office:value-type="float" office:value="5.35281740294562">
                <text:p>5.352817402945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39139097796546">
                <text:p>3.39139097796546</text:p>
              </table:table-cell>
              <table:table-cell office:value-type="float" office:value="4.54844666851891">
                <text:p>4.548446668518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7120355765025">
                <text:p>3.17120355765025</text:p>
              </table:table-cell>
              <table:table-cell office:value-type="float" office:value="4.87547273106045">
                <text:p>4.87547273106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46496942308214">
                <text:p>3.46496942308214</text:p>
              </table:table-cell>
              <table:table-cell office:value-type="float" office:value="4.75670365492503">
                <text:p>4.756703654925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78407573699951">
                <text:p>3.78407573699951</text:p>
              </table:table-cell>
              <table:table-cell office:value-type="float" office:value="4.62081497245365">
                <text:p>4.620814972453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2165371245808">
                <text:p>2.42165371245808</text:p>
              </table:table-cell>
              <table:table-cell office:value-type="float" office:value="4.55807778570387">
                <text:p>4.55807778570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2179279592302">
                <text:p>3.32179279592302</text:p>
              </table:table-cell>
              <table:table-cell office:value-type="float" office:value="4.6731119023429">
                <text:p>4.6731119023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49924470053779">
                <text:p>3.49924470053779</text:p>
              </table:table-cell>
              <table:table-cell office:value-type="float" office:value="3.9350247780482">
                <text:p>3.93502477804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1403689119551">
                <text:p>3.21403689119551</text:p>
              </table:table-cell>
              <table:table-cell office:value-type="float" office:value="4.28073680400848">
                <text:p>4.280736804008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97791122992833">
                <text:p>2.97791122992833</text:p>
              </table:table-cell>
              <table:table-cell office:value-type="float" office:value="5.23013559977214">
                <text:p>5.230135599772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784981568654">
                <text:p>3.28784981568654</text:p>
              </table:table-cell>
              <table:table-cell office:value-type="float" office:value="5.4760510524114">
                <text:p>5.47605105241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9004786809285">
                <text:p>2.89004786809285</text:p>
              </table:table-cell>
              <table:table-cell office:value-type="float" office:value="4.34723622269101">
                <text:p>4.347236222691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4543781280518">
                <text:p>3.34543781280518</text:p>
              </table:table-cell>
              <table:table-cell office:value-type="float" office:value="4.47068727016449">
                <text:p>4.470687270164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7118528816435">
                <text:p>2.57118528816435</text:p>
              </table:table-cell>
              <table:table-cell office:value-type="float" office:value="4.56497948699527">
                <text:p>4.564979486995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84682392544217">
                <text:p>2.84682392544217</text:p>
              </table:table-cell>
              <table:table-cell office:value-type="float" office:value="5.68555781576369">
                <text:p>5.68555781576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76930206749174">
                <text:p>2.76930206749174</text:p>
              </table:table-cell>
              <table:table-cell office:value-type="float" office:value="4.61084706253476">
                <text:p>4.610847062534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25712102254232">
                <text:p>3.25712102254232</text:p>
              </table:table-cell>
              <table:table-cell office:value-type="float" office:value="4.71471908357408">
                <text:p>4.714719083574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82023379537794">
                <text:p>2.82023379537794</text:p>
              </table:table-cell>
              <table:table-cell office:value-type="float" office:value="5.06482911109924">
                <text:p>5.064829111099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0454239580366">
                <text:p>3.40454239580366</text:p>
              </table:table-cell>
              <table:table-cell office:value-type="float" office:value="5.00822756025526">
                <text:p>5.008227560255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27421390480465">
                <text:p>3.27421390480465</text:p>
              </table:table-cell>
              <table:table-cell office:value-type="float" office:value="5.18664051426782">
                <text:p>5.186640514267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8747049940957">
                <text:p>2.8747049940957</text:p>
              </table:table-cell>
              <table:table-cell office:value-type="float" office:value="3.97772908210754">
                <text:p>3.977729082107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77716321415371">
                <text:p>2.77716321415371</text:p>
              </table:table-cell>
              <table:table-cell office:value-type="float" office:value="4.09874051147037">
                <text:p>4.098740511470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62200934886932">
                <text:p>2.62200934886932</text:p>
              </table:table-cell>
              <table:table-cell office:value-type="float" office:value="4.15619154771169">
                <text:p>4.15619154771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0844181113773">
                <text:p>2.50844181113773</text:p>
              </table:table-cell>
              <table:table-cell office:value-type="float" office:value="4.79532998138004">
                <text:p>4.795329981380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1999745938513">
                <text:p>2.1999745938513</text:p>
              </table:table-cell>
              <table:table-cell office:value-type="float" office:value="4.44403064250946">
                <text:p>4.444030642509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98895751370324">
                <text:p>2.98895751370324</text:p>
              </table:table-cell>
              <table:table-cell office:value-type="float" office:value="4.4251258108351">
                <text:p>4.4251258108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0329652627309">
                <text:p>3.40329652627309</text:p>
              </table:table-cell>
              <table:table-cell office:value-type="float" office:value="4.3844355808364">
                <text:p>4.38443558083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2361554238531">
                <text:p>2.22361554238531</text:p>
              </table:table-cell>
              <table:table-cell office:value-type="float" office:value="4.67713345421685">
                <text:p>4.677133454216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60337186389499">
                <text:p>2.60337186389499</text:p>
              </table:table-cell>
              <table:table-cell office:value-type="float" office:value="4.7087479962243">
                <text:p>4.70874799622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5840697420968">
                <text:p>3.15840697420968</text:p>
              </table:table-cell>
              <table:table-cell office:value-type="float" office:value="4.67217797703213">
                <text:p>4.672177977032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1497583919101">
                <text:p>2.71497583919101</text:p>
              </table:table-cell>
              <table:table-cell office:value-type="float" office:value="4.59243133332994">
                <text:p>4.592431333329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9296765062544">
                <text:p>2.59296765062544</text:p>
              </table:table-cell>
              <table:table-cell office:value-type="float" office:value="4.27047706974877">
                <text:p>4.270477069748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66217566463682">
                <text:p>2.66217566463682</text:p>
              </table:table-cell>
              <table:table-cell office:value-type="float" office:value="4.08417116271125">
                <text:p>4.08417116271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47124900685416">
                <text:p>2.47124900685416</text:p>
              </table:table-cell>
              <table:table-cell office:value-type="float" office:value="3.67418189843496">
                <text:p>3.67418189843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39634127351973">
                <text:p>2.39634127351973</text:p>
              </table:table-cell>
              <table:table-cell office:value-type="float" office:value="3.98753657605913">
                <text:p>3.98753657605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429096976916">
                <text:p>2.4429096976916</text:p>
              </table:table-cell>
              <table:table-cell office:value-type="float" office:value="4.59619755215115">
                <text:p>4.59619755215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4960253768497">
                <text:p>2.64960253768497</text:p>
              </table:table-cell>
              <table:table-cell office:value-type="float" office:value="4.37368867132399">
                <text:p>4.373688671323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7512802667088">
                <text:p>2.7512802667088</text:p>
              </table:table-cell>
              <table:table-cell office:value-type="float" office:value="4.29009786579344">
                <text:p>4.290097865793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0161824723085">
                <text:p>2.30161824723085</text:p>
              </table:table-cell>
              <table:table-cell office:value-type="float" office:value="4.01146613226997">
                <text:p>4.01146613226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0457295841641">
                <text:p>2.50457295841641</text:p>
              </table:table-cell>
              <table:table-cell office:value-type="float" office:value="3.07979465855492">
                <text:p>3.079794658554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62031064033508">
                <text:p>2.62031064033508</text:p>
              </table:table-cell>
              <table:table-cell office:value-type="float" office:value="3.36576879024506">
                <text:p>3.36576879024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6751095188989">
                <text:p>2.46751095188989</text:p>
              </table:table-cell>
              <table:table-cell office:value-type="float" office:value="3.53872011767493">
                <text:p>3.538720117674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8590839597914">
                <text:p>2.8590839597914</text:p>
              </table:table-cell>
              <table:table-cell office:value-type="float" office:value="3.47410843107435">
                <text:p>3.474108431074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8845185306337">
                <text:p>2.78845185306337</text:p>
              </table:table-cell>
              <table:table-cell office:value-type="float" office:value="3.66112254725562">
                <text:p>3.661122547255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4523941278458">
                <text:p>2.64523941278458</text:p>
              </table:table-cell>
              <table:table-cell office:value-type="float" office:value="3.77471390035417">
                <text:p>3.77471390035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32535068723891">
                <text:p>2.32535068723891</text:p>
              </table:table-cell>
              <table:table-cell office:value-type="float" office:value="3.39967264069451">
                <text:p>3.399672640694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9071525467767">
                <text:p>1.99071525467767</text:p>
              </table:table-cell>
              <table:table-cell office:value-type="float" office:value="3.19120955467224">
                <text:p>3.191209554672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35015130572849">
                <text:p>2.35015130572849</text:p>
              </table:table-cell>
              <table:table-cell office:value-type="float" office:value="3.44705998897552">
                <text:p>3.447059988975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21891687843535">
                <text:p>2.21891687843535</text:p>
              </table:table-cell>
              <table:table-cell office:value-type="float" office:value="3.53670490450329">
                <text:p>3.536704904503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48545331292682">
                <text:p>2.48545331292682</text:p>
              </table:table-cell>
              <table:table-cell office:value-type="float" office:value="3.26179729567634">
                <text:p>3.261797295676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7658541864819">
                <text:p>1.97658541864819</text:p>
              </table:table-cell>
              <table:table-cell office:value-type="float" office:value="3.09279656410217">
                <text:p>3.092796564102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1638043853972">
                <text:p>1.91638043853972</text:p>
              </table:table-cell>
              <table:table-cell office:value-type="float" office:value="3.11992128690084">
                <text:p>3.11992128690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75839568509">
                <text:p>1.975839568509</text:p>
              </table:table-cell>
              <table:table-cell office:value-type="float" office:value="3.25409086545308">
                <text:p>3.254090865453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4771616856257">
                <text:p>2.54771616856257</text:p>
              </table:table-cell>
              <table:table-cell office:value-type="float" office:value="3.56676060623593">
                <text:p>3.566760606235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30966394080056">
                <text:p>2.30966394080056</text:p>
              </table:table-cell>
              <table:table-cell office:value-type="float" office:value="3.74743086761898">
                <text:p>3.747430867618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0947998629676">
                <text:p>1.90947998629676</text:p>
              </table:table-cell>
              <table:table-cell office:value-type="float" office:value="3.24723673529095">
                <text:p>3.247236735290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7423268291685">
                <text:p>2.17423268291685</text:p>
              </table:table-cell>
              <table:table-cell office:value-type="float" office:value="2.93565073278215">
                <text:p>2.935650732782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27636046012243">
                <text:p>2.27636046012243</text:p>
              </table:table-cell>
              <table:table-cell office:value-type="float" office:value="2.7821465200848">
                <text:p>2.78214652008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43089743852615">
                <text:p>2.43089743852615</text:p>
              </table:table-cell>
              <table:table-cell office:value-type="float" office:value="3.28409118122525">
                <text:p>3.28409118122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6287485924032">
                <text:p>1.86287485924032</text:p>
              </table:table-cell>
              <table:table-cell office:value-type="float" office:value="2.8321796324518">
                <text:p>2.83217963245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0034807390637">
                <text:p>1.90034807390637</text:p>
              </table:table-cell>
              <table:table-cell office:value-type="float" office:value="2.99900690052244">
                <text:p>2.999006900522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8943643172582">
                <text:p>1.88943643172582</text:p>
              </table:table-cell>
              <table:table-cell office:value-type="float" office:value="2.96079055468241">
                <text:p>2.960790554682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05123493803872">
                <text:p>2.05123493803872</text:p>
              </table:table-cell>
              <table:table-cell office:value-type="float" office:value="2.67525253693263">
                <text:p>2.675252536932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06727652284834">
                <text:p>2.06727652284834</text:p>
              </table:table-cell>
              <table:table-cell office:value-type="float" office:value="3.24866563744015">
                <text:p>3.248665637440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5025358266301">
                <text:p>2.25025358266301</text:p>
              </table:table-cell>
              <table:table-cell office:value-type="float" office:value="2.75151118304994">
                <text:p>2.751511183049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8280985818969">
                <text:p>1.98280985818969</text:p>
              </table:table-cell>
              <table:table-cell office:value-type="float" office:value="2.99670922756195">
                <text:p>2.996709227561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26401543617249">
                <text:p>2.26401543617249</text:p>
              </table:table-cell>
              <table:table-cell office:value-type="float" office:value="3.4226442972819">
                <text:p>3.42264429728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4928431510925">
                <text:p>1.94928431510925</text:p>
              </table:table-cell>
              <table:table-cell office:value-type="float" office:value="2.57207341326608">
                <text:p>2.572073413266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2485364675522">
                <text:p>1.92485364675522</text:p>
              </table:table-cell>
              <table:table-cell office:value-type="float" office:value="4.44445630576876">
                <text:p>4.444456305768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35111129283905">
                <text:p>2.35111129283905</text:p>
              </table:table-cell>
              <table:table-cell office:value-type="float" office:value="3.9583220216963">
                <text:p>3.9583220216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6465467628506">
                <text:p>2.16465467628506</text:p>
              </table:table-cell>
              <table:table-cell office:value-type="float" office:value="2.97436228725645">
                <text:p>2.974362287256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3859313461516">
                <text:p>1.73859313461516</text:p>
              </table:table-cell>
              <table:table-cell office:value-type="float" office:value="3.52966160244412">
                <text:p>3.529661602444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297688616647">
                <text:p>1.71297688616647</text:p>
              </table:table-cell>
              <table:table-cell office:value-type="float" office:value="3.34465112288793">
                <text:p>3.344651122887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3269199662738">
                <text:p>1.73269199662738</text:p>
              </table:table-cell>
              <table:table-cell office:value-type="float" office:value="2.777587890625">
                <text:p>2.777587890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68083794514338">
                <text:p>1.68083794514338</text:p>
              </table:table-cell>
              <table:table-cell office:value-type="float" office:value="2.7610000901752">
                <text:p>2.76100009017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2025510205163">
                <text:p>1.72025510205163</text:p>
              </table:table-cell>
              <table:table-cell office:value-type="float" office:value="2.87103901306788">
                <text:p>2.871039013067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21622419887119">
                <text:p>2.21622419887119</text:p>
              </table:table-cell>
              <table:table-cell office:value-type="float" office:value="3.97852657238642">
                <text:p>3.978526572386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11898659202788">
                <text:p>2.11898659202788</text:p>
              </table:table-cell>
              <table:table-cell office:value-type="float" office:value="3.05076665348477">
                <text:p>3.050766653484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7788615491655">
                <text:p>1.77788615491655</text:p>
              </table:table-cell>
              <table:table-cell office:value-type="float" office:value="2.70436563756731">
                <text:p>2.704365637567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7451048956977">
                <text:p>1.67451048956977</text:p>
              </table:table-cell>
              <table:table-cell office:value-type="float" office:value="3.36387333605025">
                <text:p>3.363873336050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4315739870071">
                <text:p>2.14315739870071</text:p>
              </table:table-cell>
              <table:table-cell office:value-type="float" office:value="2.96548214885924">
                <text:p>2.965482148859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2623763051298">
                <text:p>1.42623763051298</text:p>
              </table:table-cell>
              <table:table-cell office:value-type="float" office:value="4.03586402866575">
                <text:p>4.035864028665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85068914890289">
                <text:p>1.85068914890289</text:p>
              </table:table-cell>
              <table:table-cell office:value-type="float" office:value="2.8011410302586">
                <text:p>2.80114103025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857354482015">
                <text:p>1.4857354482015</text:p>
              </table:table-cell>
              <table:table-cell office:value-type="float" office:value="3.01496105723911">
                <text:p>3.014961057239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5012662675646">
                <text:p>1.65012662675646</text:p>
              </table:table-cell>
              <table:table-cell office:value-type="float" office:value="2.51270146502389">
                <text:p>2.512701465023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36291867362128">
                <text:p>2.36291867362128</text:p>
              </table:table-cell>
              <table:table-cell office:value-type="float" office:value="5.93251442909241">
                <text:p>5.932514429092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1350887881385">
                <text:p>2.01350887881385</text:p>
              </table:table-cell>
              <table:table-cell office:value-type="float" office:value="2.85379661454095">
                <text:p>2.85379661454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75580226778984">
                <text:p>1.75580226778984</text:p>
              </table:table-cell>
              <table:table-cell office:value-type="float" office:value="2.90258498324288">
                <text:p>2.902584983242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46995504895846">
                <text:p>1.46995504895846</text:p>
              </table:table-cell>
              <table:table-cell office:value-type="float" office:value="2.76090711355209">
                <text:p>2.76090711355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4392542110549">
                <text:p>1.44392542110549</text:p>
              </table:table-cell>
              <table:table-cell office:value-type="float" office:value="3.95746563540565">
                <text:p>3.957465635405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5457060204612">
                <text:p>2.05457060204612</text:p>
              </table:table-cell>
              <table:table-cell office:value-type="float" office:value="2.84929200675752">
                <text:p>2.849292006757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43857316780421">
                <text:p>1.43857316780421</text:p>
              </table:table-cell>
              <table:table-cell office:value-type="float" office:value="2.76943969726562">
                <text:p>2.769439697265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89447858598497">
                <text:p>1.89447858598497</text:p>
              </table:table-cell>
              <table:table-cell office:value-type="float" office:value="2.46854925817913">
                <text:p>2.468549258179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767655743493">
                <text:p>1.2767655743493</text:p>
              </table:table-cell>
              <table:table-cell office:value-type="float" office:value="2.75465457969242">
                <text:p>2.754654579692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8605597350332">
                <text:p>1.68605597350332</text:p>
              </table:table-cell>
              <table:table-cell office:value-type="float" office:value="2.93828121158812">
                <text:p>2.938281211588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83185188174248">
                <text:p>1.83185188174248</text:p>
              </table:table-cell>
              <table:table-cell office:value-type="float" office:value="2.88683697250154">
                <text:p>2.886836972501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1691498491499">
                <text:p>1.31691498491499</text:p>
              </table:table-cell>
              <table:table-cell office:value-type="float" office:value="3.30102997355991">
                <text:p>3.30102997355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2589653001891">
                <text:p>1.62589653001891</text:p>
              </table:table-cell>
              <table:table-cell office:value-type="float" office:value="2.42710806263818">
                <text:p>2.427108062638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4041176703241">
                <text:p>1.54041176703241</text:p>
              </table:table-cell>
              <table:table-cell office:value-type="float" office:value="2.76318510373433">
                <text:p>2.763185103734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9160848723518">
                <text:p>1.59160848723518</text:p>
              </table:table-cell>
              <table:table-cell office:value-type="float" office:value="2.35509420765771">
                <text:p>2.355094207657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4022736814287">
                <text:p>1.64022736814287</text:p>
              </table:table-cell>
              <table:table-cell office:value-type="float" office:value="2.60853260755539">
                <text:p>2.608532607555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85509681436751">
                <text:p>1.85509681436751</text:p>
              </table:table-cell>
              <table:table-cell office:value-type="float" office:value="2.99916159444385">
                <text:p>2.999161594443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2391093431248">
                <text:p>1.72391093431248</text:p>
              </table:table-cell>
              <table:table-cell office:value-type="float" office:value="2.24326210551792">
                <text:p>2.243262105517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5314486689038">
                <text:p>1.35314486689038</text:p>
              </table:table-cell>
              <table:table-cell office:value-type="float" office:value="2.87176535526911">
                <text:p>2.871765355269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70828733642896">
                <text:p>1.70828733642896</text:p>
              </table:table-cell>
              <table:table-cell office:value-type="float" office:value="2.0126536488533">
                <text:p>2.01265364885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86195051471392">
                <text:p>1.86195051471392</text:p>
              </table:table-cell>
              <table:table-cell office:value-type="float" office:value="2.75647790564431">
                <text:p>2.756477905644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8969016008907">
                <text:p>1.58969016008907</text:p>
              </table:table-cell>
              <table:table-cell office:value-type="float" office:value="2.35039254691866">
                <text:p>2.350392546918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4735720223851">
                <text:p>1.34735720223851</text:p>
              </table:table-cell>
              <table:table-cell office:value-type="float" office:value="2.72476670477125">
                <text:p>2.72476670477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7789874606662">
                <text:p>1.37789874606662</text:p>
              </table:table-cell>
              <table:table-cell office:value-type="float" office:value="2.67254572444492">
                <text:p>2.672545724444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1367128557629">
                <text:p>1.51367128557629</text:p>
              </table:table-cell>
              <table:table-cell office:value-type="float" office:value="2.96483076281018">
                <text:p>2.964830762810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1454104317559">
                <text:p>1.61454104317559</text:p>
              </table:table-cell>
              <table:table-cell office:value-type="float" office:value="2.707529021634">
                <text:p>2.7075290216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5633416308297">
                <text:p>1.45633416308297</text:p>
              </table:table-cell>
              <table:table-cell office:value-type="float" office:value="2.73050470484628">
                <text:p>2.730504704846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41374542978075">
                <text:p>1.41374542978075</text:p>
              </table:table-cell>
              <table:table-cell office:value-type="float" office:value="3.23006837897831">
                <text:p>3.230068378978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61157146998578">
                <text:p>1.61157146998578</text:p>
              </table:table-cell>
              <table:table-cell office:value-type="float" office:value="3.21466617451774">
                <text:p>3.2146661745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2251041200426">
                <text:p>1.22251041200426</text:p>
              </table:table-cell>
              <table:table-cell office:value-type="float" office:value="2.68183717462752">
                <text:p>2.681837174627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2732117440965">
                <text:p>1.32732117440965</text:p>
              </table:table-cell>
              <table:table-cell office:value-type="float" office:value="2.35678837034437">
                <text:p>2.356788370344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2650369471974">
                <text:p>1.22650369471974</text:p>
              </table:table-cell>
              <table:table-cell office:value-type="float" office:value="2.81996099154154">
                <text:p>2.819960991541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4601001282533">
                <text:p>1.4601001282533</text:p>
              </table:table-cell>
              <table:table-cell office:value-type="float" office:value="2.89270772205459">
                <text:p>2.892707722054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141999522845">
                <text:p>1.2141999522845</text:p>
              </table:table-cell>
              <table:table-cell office:value-type="float" office:value="2.32086148526933">
                <text:p>2.320861485269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4663990206189">
                <text:p>1.74663990206189</text:p>
              </table:table-cell>
              <table:table-cell office:value-type="float" office:value="2.40271831221051">
                <text:p>2.40271831221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8085560268826">
                <text:p>1.18085560268826</text:p>
              </table:table-cell>
              <table:table-cell office:value-type="float" office:value="2.0938192208608">
                <text:p>2.09381922086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2423115173976">
                <text:p>1.42423115173976</text:p>
              </table:table-cell>
              <table:table-cell office:value-type="float" office:value="1.93724547492133">
                <text:p>1.93724547492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37771214577887">
                <text:p>1.37771214577887</text:p>
              </table:table-cell>
              <table:table-cell office:value-type="float" office:value="2.35846130715476">
                <text:p>2.358461307154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4387860099475">
                <text:p>1.54387860099475</text:p>
              </table:table-cell>
              <table:table-cell office:value-type="float" office:value="2.6224835647477">
                <text:p>2.62248356474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9753224617905">
                <text:p>1.09753224617905</text:p>
              </table:table-cell>
              <table:table-cell office:value-type="float" office:value="2.4089504149225">
                <text:p>2.40895041492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73938655191">
                <text:p>1.373938655191</text:p>
              </table:table-cell>
              <table:table-cell office:value-type="float" office:value="2.57258722517225">
                <text:p>2.572587225172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0283327102661">
                <text:p>1.00283327102661</text:p>
              </table:table-cell>
              <table:table-cell office:value-type="float" office:value="2.06597383154763">
                <text:p>2.065973831547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4939759903484">
                <text:p>1.04939759903484</text:p>
              </table:table-cell>
              <table:table-cell office:value-type="float" office:value="1.95052715142568">
                <text:p>1.950527151425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0470051235623">
                <text:p>1.40470051235623</text:p>
              </table:table-cell>
              <table:table-cell office:value-type="float" office:value="2.31612970431646">
                <text:p>2.316129704316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9391820629438">
                <text:p>1.49391820629438</text:p>
              </table:table-cell>
              <table:table-cell office:value-type="float" office:value="2.34486409028371">
                <text:p>2.344864090283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1111927098698">
                <text:p>1.21111927098698</text:p>
              </table:table-cell>
              <table:table-cell office:value-type="float" office:value="2.34676218695111">
                <text:p>2.34676218695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2258416281806">
                <text:p>1.42258416281806</text:p>
              </table:table-cell>
              <table:table-cell office:value-type="float" office:value="2.46565237310198">
                <text:p>2.465652373101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3500212762091">
                <text:p>1.23500212762091</text:p>
              </table:table-cell>
              <table:table-cell office:value-type="float" office:value="2.50737400518523">
                <text:p>2.507374005185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8394645452499">
                <text:p>1.08394645452499</text:p>
              </table:table-cell>
              <table:table-cell office:value-type="float" office:value="2.7915870613522">
                <text:p>2.79158706135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3616212175952">
                <text:p>1.23616212175952</text:p>
              </table:table-cell>
              <table:table-cell office:value-type="float" office:value="2.41905333929592">
                <text:p>2.419053339295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54629737469885">
                <text:p>0.954629737469885</text:p>
              </table:table-cell>
              <table:table-cell office:value-type="float" office:value="2.26106084717645">
                <text:p>2.261060847176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6586463749409">
                <text:p>1.06586463749409</text:p>
              </table:table-cell>
              <table:table-cell office:value-type="float" office:value="2.62066799402237">
                <text:p>2.620667994022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4180456532372">
                <text:p>1.24180456532372</text:p>
              </table:table-cell>
              <table:table-cell office:value-type="float" office:value="2.47983978192011">
                <text:p>2.479839781920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7874191800753">
                <text:p>1.17874191800753</text:p>
              </table:table-cell>
              <table:table-cell office:value-type="float" office:value="1.9419487979677">
                <text:p>1.94194879796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2537941469087">
                <text:p>1.12537941469087</text:p>
              </table:table-cell>
              <table:table-cell office:value-type="float" office:value="2.74284946918488">
                <text:p>2.742849469184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9265195197529">
                <text:p>1.09265195197529</text:p>
              </table:table-cell>
              <table:table-cell office:value-type="float" office:value="2.56424866782294">
                <text:p>2.564248667822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59691276152929">
                <text:p>0.759691276152929</text:p>
              </table:table-cell>
              <table:table-cell office:value-type="float" office:value="2.43822409047021">
                <text:p>2.438224090470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79522069957521">
                <text:p>0.979522069957521</text:p>
              </table:table-cell>
              <table:table-cell office:value-type="float" office:value="2.55895012285974">
                <text:p>2.558950122859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8513407376077">
                <text:p>0.828513407376077</text:p>
              </table:table-cell>
              <table:table-cell office:value-type="float" office:value="2.2928740547763">
                <text:p>2.29287405477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5527310007148">
                <text:p>1.25527310007148</text:p>
              </table:table-cell>
              <table:table-cell office:value-type="float" office:value="2.36346522967021">
                <text:p>2.363465229670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99587434530258">
                <text:p>0.899587434530258</text:p>
              </table:table-cell>
              <table:table-cell office:value-type="float" office:value="2.25729380382432">
                <text:p>2.257293803824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03662011598547">
                <text:p>1.03662011598547</text:p>
              </table:table-cell>
              <table:table-cell office:value-type="float" office:value="2.46328770452076">
                <text:p>2.463287704520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6073548512326">
                <text:p>1.26073548512326</text:p>
              </table:table-cell>
              <table:table-cell office:value-type="float" office:value="2.08456385466788">
                <text:p>2.084563854667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82625409960747">
                <text:p>0.982625409960747</text:p>
              </table:table-cell>
              <table:table-cell office:value-type="float" office:value="1.98911613225937">
                <text:p>1.989116132259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5024377504985">
                <text:p>0.855024377504985</text:p>
              </table:table-cell>
              <table:table-cell office:value-type="float" office:value="1.86922674046622">
                <text:p>1.869226740466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46722116735246">
                <text:p>0.846722116735246</text:p>
              </table:table-cell>
              <table:table-cell office:value-type="float" office:value="2.42462027072906">
                <text:p>2.424620270729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03974954783916">
                <text:p>1.03974954783916</text:p>
              </table:table-cell>
              <table:table-cell office:value-type="float" office:value="2.06260804004139">
                <text:p>2.062608040041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37692394852638">
                <text:p>0.937692394852638</text:p>
              </table:table-cell>
              <table:table-cell office:value-type="float" office:value="2.55001151892874">
                <text:p>2.550011518928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3455891708533">
                <text:p>1.13455891708533</text:p>
              </table:table-cell>
              <table:table-cell office:value-type="float" office:value="2.33622487386068">
                <text:p>2.336224873860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5946974125173">
                <text:p>1.15946974125173</text:p>
              </table:table-cell>
              <table:table-cell office:value-type="float" office:value="2.17482708891233">
                <text:p>2.174827088912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9830100999938">
                <text:p>1.09830100999938</text:p>
              </table:table-cell>
              <table:table-cell office:value-type="float" office:value="2.00528472993109">
                <text:p>2.005284729931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1385347710715">
                <text:p>1.01385347710715</text:p>
              </table:table-cell>
              <table:table-cell office:value-type="float" office:value="2.73150597016017">
                <text:p>2.731505970160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86660247296095">
                <text:p>0.886660247296095</text:p>
              </table:table-cell>
              <table:table-cell office:value-type="float" office:value="3.10068238443798">
                <text:p>3.100682384437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34601469503509">
                <text:p>0.934601469503509</text:p>
              </table:table-cell>
              <table:table-cell office:value-type="float" office:value="2.11174228787422">
                <text:p>2.111742287874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25785355435477">
                <text:p>0.625785355435477</text:p>
              </table:table-cell>
              <table:table-cell office:value-type="float" office:value="2.19758240713014">
                <text:p>2.19758240713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63587655292617">
                <text:p>0.963587655292617</text:p>
              </table:table-cell>
              <table:table-cell office:value-type="float" office:value="2.30710360076692">
                <text:p>2.307103600766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2920663522349">
                <text:p>1.22920663522349</text:p>
              </table:table-cell>
              <table:table-cell office:value-type="float" office:value="2.59100426236788">
                <text:p>2.591004262367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7027009560002">
                <text:p>1.17027009560002</text:p>
              </table:table-cell>
              <table:table-cell office:value-type="float" office:value="2.17148836453756">
                <text:p>2.171488364537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82999184727669">
                <text:p>0.982999184727669</text:p>
              </table:table-cell>
              <table:table-cell office:value-type="float" office:value="2.02236813969082">
                <text:p>2.022368139690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97426086001926">
                <text:p>0.897426086001926</text:p>
              </table:table-cell>
              <table:table-cell office:value-type="float" office:value="2.23142368263668">
                <text:p>2.231423682636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32773906323645">
                <text:p>0.732773906323645</text:p>
              </table:table-cell>
              <table:table-cell office:value-type="float" office:value="1.9897579020924">
                <text:p>1.98975790209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57760349909464">
                <text:p>0.757760349909464</text:p>
              </table:table-cell>
              <table:table-cell office:value-type="float" office:value="2.31421110033989">
                <text:p>2.314211100339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6237807571888">
                <text:p>1.16237807571888</text:p>
              </table:table-cell>
              <table:table-cell office:value-type="float" office:value="3.38806035783556">
                <text:p>3.388060357835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71651466853089">
                <text:p>0.871651466853089</text:p>
              </table:table-cell>
              <table:table-cell office:value-type="float" office:value="2.27268315354983">
                <text:p>2.272683153549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7853364414639">
                <text:p>0.77853364414639</text:p>
              </table:table-cell>
              <table:table-cell office:value-type="float" office:value="2.30669518642955">
                <text:p>2.306695186429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04684605201085">
                <text:p>0.604684605201085</text:p>
              </table:table-cell>
              <table:table-cell office:value-type="float" office:value="1.98998514811198">
                <text:p>1.989985148111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29521612988578">
                <text:p>0.629521612988578</text:p>
              </table:table-cell>
              <table:table-cell office:value-type="float" office:value="2.34373998641968">
                <text:p>2.343739986419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8611337708102">
                <text:p>0.988611337708102</text:p>
              </table:table-cell>
              <table:table-cell office:value-type="float" office:value="1.92667917079396">
                <text:p>1.926679170793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33843367629581">
                <text:p>0.733843367629581</text:p>
              </table:table-cell>
              <table:table-cell office:value-type="float" office:value="1.95380072295666">
                <text:p>1.953800722956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25420988599459">
                <text:p>0.925420988599459</text:p>
              </table:table-cell>
              <table:table-cell office:value-type="float" office:value="2.43161578973134">
                <text:p>2.431615789731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0956556863255">
                <text:p>1.0956556863255</text:p>
              </table:table-cell>
              <table:table-cell office:value-type="float" office:value="2.41936301853922">
                <text:p>2.419363018539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6461396349801">
                <text:p>0.76461396349801</text:p>
              </table:table-cell>
              <table:table-cell office:value-type="float" office:value="1.94000475274192">
                <text:p>1.940004752741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1479358209504">
                <text:p>0.811479358209504</text:p>
              </table:table-cell>
              <table:table-cell office:value-type="float" office:value="2.39316785666678">
                <text:p>2.393167856666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04545291894012">
                <text:p>1.04545291894012</text:p>
              </table:table-cell>
              <table:table-cell office:value-type="float" office:value="2.6273654864894">
                <text:p>2.62736548648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8905438573824">
                <text:p>0.68905438573824</text:p>
              </table:table-cell>
              <table:table-cell office:value-type="float" office:value="2.22640787561735">
                <text:p>2.226407875617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89420463144779">
                <text:p>0.689420463144779</text:p>
              </table:table-cell>
              <table:table-cell office:value-type="float" office:value="2.25734531713857">
                <text:p>2.257345317138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63033305274116">
                <text:p>0.963033305274116</text:p>
              </table:table-cell>
              <table:table-cell office:value-type="float" office:value="2.37134744392501">
                <text:p>2.371347443925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4951413836744">
                <text:p>0.934951413836744</text:p>
              </table:table-cell>
              <table:table-cell office:value-type="float" office:value="1.8743636045191">
                <text:p>1.87436360451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36399610506164">
                <text:p>0.836399610506164</text:p>
              </table:table-cell>
              <table:table-cell office:value-type="float" office:value="2.19329630666309">
                <text:p>2.193296306663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12887123227119">
                <text:p>0.912887123227119</text:p>
              </table:table-cell>
              <table:table-cell office:value-type="float" office:value="1.82043691145049">
                <text:p>1.820436911450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65691809852918">
                <text:p>0.965691809852918</text:p>
              </table:table-cell>
              <table:table-cell office:value-type="float" office:value="1.93759262727367">
                <text:p>1.937592627273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71447399258614">
                <text:p>0.771447399258614</text:p>
              </table:table-cell>
              <table:table-cell office:value-type="float" office:value="1.86953242619832">
                <text:p>1.869532426198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5698532793257">
                <text:p>0.75698532793257</text:p>
              </table:table-cell>
              <table:table-cell office:value-type="float" office:value="1.80683700243632">
                <text:p>1.806837002436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30356018079652">
                <text:p>0.730356018079652</text:p>
              </table:table-cell>
              <table:table-cell office:value-type="float" office:value="1.8804423544142">
                <text:p>1.88044235441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80584682027499">
                <text:p>0.880584682027499</text:p>
              </table:table-cell>
              <table:table-cell office:value-type="float" office:value="1.87162809405062">
                <text:p>1.871628094050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28407475486812">
                <text:p>0.628407475486812</text:p>
              </table:table-cell>
              <table:table-cell office:value-type="float" office:value="1.83935312098927">
                <text:p>1.839353120989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6347527503967">
                <text:p>0.516347527503967</text:p>
              </table:table-cell>
              <table:table-cell office:value-type="float" office:value="1.76142166058222">
                <text:p>1.761421660582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35183558861415">
                <text:p>0.735183558861415</text:p>
              </table:table-cell>
              <table:table-cell office:value-type="float" office:value="1.98957842257288">
                <text:p>1.989578422572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48019570277797">
                <text:p>0.848019570277797</text:p>
              </table:table-cell>
              <table:table-cell office:value-type="float" office:value="1.55016932388147">
                <text:p>1.55016932388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86904949943225">
                <text:p>0.686904949943225</text:p>
              </table:table-cell>
              <table:table-cell office:value-type="float" office:value="2.00434052944183">
                <text:p>2.004340529441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12038121786383">
                <text:p>0.612038121786383</text:p>
              </table:table-cell>
              <table:table-cell office:value-type="float" office:value="1.80794198976623">
                <text:p>1.807941989766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35635099146101">
                <text:p>0.535635099146101</text:p>
              </table:table-cell>
              <table:table-cell office:value-type="float" office:value="2.02374820245637">
                <text:p>2.023748202456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67527265350024">
                <text:p>0.667527265350024</text:p>
              </table:table-cell>
              <table:table-cell office:value-type="float" office:value="2.34153272708257">
                <text:p>2.341532727082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8365041050646">
                <text:p>0.48365041050646</text:p>
              </table:table-cell>
              <table:table-cell office:value-type="float" office:value="2.33616936703523">
                <text:p>2.336169367035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54624958005216">
                <text:p>0.654624958005216</text:p>
              </table:table-cell>
              <table:table-cell office:value-type="float" office:value="2.07569915056229">
                <text:p>2.075699150562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60722303224935">
                <text:p>0.660722303224935</text:p>
              </table:table-cell>
              <table:table-cell office:value-type="float" office:value="2.0051617456807">
                <text:p>2.00516174568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3559325715113">
                <text:p>0.63559325715113</text:p>
              </table:table-cell>
              <table:table-cell office:value-type="float" office:value="1.73174737890561">
                <text:p>1.731747378905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10483434713549">
                <text:p>0.610483434713549</text:p>
              </table:table-cell>
              <table:table-cell office:value-type="float" office:value="1.77611530158255">
                <text:p>1.776115301582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95434275766214">
                <text:p>0.595434275766214</text:p>
              </table:table-cell>
              <table:table-cell office:value-type="float" office:value="2.0703083558215">
                <text:p>2.07030835582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59096516503228">
                <text:p>0.659096516503228</text:p>
              </table:table-cell>
              <table:table-cell office:value-type="float" office:value="1.42208303014437">
                <text:p>1.422083030144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03583577275276">
                <text:p>0.703583577275276</text:p>
              </table:table-cell>
              <table:table-cell office:value-type="float" office:value="2.03385354744063">
                <text:p>2.033853547440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83716462055842">
                <text:p>0.483716462055842</text:p>
              </table:table-cell>
              <table:table-cell office:value-type="float" office:value="2.2702186372545">
                <text:p>2.27021863725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37293594082197">
                <text:p>0.437293594082197</text:p>
              </table:table-cell>
              <table:table-cell office:value-type="float" office:value="2.55214598940478">
                <text:p>2.552145989404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05642256140709">
                <text:p>0.605642256140709</text:p>
              </table:table-cell>
              <table:table-cell office:value-type="float" office:value="2.26616444355912">
                <text:p>2.266164443559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39565752777788">
                <text:p>0.439565752777788</text:p>
              </table:table-cell>
              <table:table-cell office:value-type="float" office:value="1.84787186483542">
                <text:p>1.847871864835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26699149443044">
                <text:p>0.426699149443044</text:p>
              </table:table-cell>
              <table:table-cell office:value-type="float" office:value="2.09196920692921">
                <text:p>2.091969206929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65524768498209">
                <text:p>0.565524768498209</text:p>
              </table:table-cell>
              <table:table-cell office:value-type="float" office:value="1.77751394278473">
                <text:p>1.777513942784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77855340329309">
                <text:p>0.477855340329309</text:p>
              </table:table-cell>
              <table:table-cell office:value-type="float" office:value="2.0408021873898">
                <text:p>2.04080218738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63766835133235">
                <text:p>0.463766835133235</text:p>
              </table:table-cell>
              <table:table-cell office:value-type="float" office:value="2.01557379961014">
                <text:p>2.015573799610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8802016062869">
                <text:p>0.38802016062869</text:p>
              </table:table-cell>
              <table:table-cell office:value-type="float" office:value="1.90790694786443">
                <text:p>1.907906947864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6456656754017">
                <text:p>0.556456656754017</text:p>
              </table:table-cell>
              <table:table-cell office:value-type="float" office:value="1.37929632266363">
                <text:p>1.379296322663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99607399271594">
                <text:p>0.699607399271594</text:p>
              </table:table-cell>
              <table:table-cell office:value-type="float" office:value="1.48719718390041">
                <text:p>1.487197183900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95690616716941">
                <text:p>0.695690616716941</text:p>
              </table:table-cell>
              <table:table-cell office:value-type="float" office:value="1.63285320169396">
                <text:p>1.632853201693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7037602249119">
                <text:p>0.57037602249119</text:p>
              </table:table-cell>
              <table:table-cell office:value-type="float" office:value="1.73464325567087">
                <text:p>1.734643255670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47376147492064">
                <text:p>0.347376147492064</text:p>
              </table:table-cell>
              <table:table-cell office:value-type="float" office:value="2.11134018831783">
                <text:p>2.11134018831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43516161210007">
                <text:p>0.543516161210007</text:p>
              </table:table-cell>
              <table:table-cell office:value-type="float" office:value="1.77894339462121">
                <text:p>1.778943394621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27665411763721">
                <text:p>0.427665411763721</text:p>
              </table:table-cell>
              <table:table-cell office:value-type="float" office:value="1.72255137976673">
                <text:p>1.722551379766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13241617961062">
                <text:p>0.613241617961062</text:p>
              </table:table-cell>
              <table:table-cell office:value-type="float" office:value="2.02344576848878">
                <text:p>2.023445768488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30430881161657">
                <text:p>0.430430881161657</text:p>
              </table:table-cell>
              <table:table-cell office:value-type="float" office:value="2.18059775895543">
                <text:p>2.180597758955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20944207823939">
                <text:p>0.520944207823939</text:p>
              </table:table-cell>
              <table:table-cell office:value-type="float" office:value="1.87812226845158">
                <text:p>1.878122268451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91137869076596">
                <text:p>0.291137869076596</text:p>
              </table:table-cell>
              <table:table-cell office:value-type="float" office:value="1.51889465252558">
                <text:p>1.518894652525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60825410071347">
                <text:p>0.460825410071347</text:p>
              </table:table-cell>
              <table:table-cell office:value-type="float" office:value="1.41853243609269">
                <text:p>1.418532436092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5806787088513">
                <text:p>0.415806787088513</text:p>
              </table:table-cell>
              <table:table-cell office:value-type="float" office:value="2.00470044381089">
                <text:p>2.004700443810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85596854570839">
                <text:p>0.485596854570839</text:p>
              </table:table-cell>
              <table:table-cell office:value-type="float" office:value="1.63178721980916">
                <text:p>1.631787219809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07463369808263">
                <text:p>0.707463369808263</text:p>
              </table:table-cell>
              <table:table-cell office:value-type="float" office:value="1.50037705070443">
                <text:p>1.500377050704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91799322184589">
                <text:p>0.591799322184589</text:p>
              </table:table-cell>
              <table:table-cell office:value-type="float" office:value="2.47765566243066">
                <text:p>2.477655662430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61851662397385">
                <text:p>0.761851662397385</text:p>
              </table:table-cell>
              <table:table-cell office:value-type="float" office:value="1.77644408494234">
                <text:p>1.776444084942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69330877893501">
                <text:p>0.669330877893501</text:p>
              </table:table-cell>
              <table:table-cell office:value-type="float" office:value="1.84698379702038">
                <text:p>1.846983797020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85770143402947">
                <text:p>0.385770143402947</text:p>
              </table:table-cell>
              <table:table-cell office:value-type="float" office:value="1.63959900786479">
                <text:p>1.639599007864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48943085870188">
                <text:p>0.748943085870188</text:p>
              </table:table-cell>
              <table:table-cell office:value-type="float" office:value="1.79832549393177">
                <text:p>1.798325493931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87523707250754">
                <text:p>0.487523707250754</text:p>
              </table:table-cell>
              <table:table-cell office:value-type="float" office:value="1.44632758158777">
                <text:p>1.446327581587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78049580256144">
                <text:p>0.478049580256144</text:p>
              </table:table-cell>
              <table:table-cell office:value-type="float" office:value="1.45484855522712">
                <text:p>1.454848555227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04628376290202">
                <text:p>0.604628376290202</text:p>
              </table:table-cell>
              <table:table-cell office:value-type="float" office:value="1.69381177259816">
                <text:p>1.693811772598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43957995788919">
                <text:p>0.343957995788919</text:p>
              </table:table-cell>
              <table:table-cell office:value-type="float" office:value="1.5863634314802">
                <text:p>1.5863634314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97244879189465">
                <text:p>0.397244879189465</text:p>
              </table:table-cell>
              <table:table-cell office:value-type="float" office:value="1.40466845863395">
                <text:p>1.404668458633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99299994524982">
                <text:p>0.499299994524982</text:p>
              </table:table-cell>
              <table:table-cell office:value-type="float" office:value="1.78600538190868">
                <text:p>1.786005381908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28726407885551">
                <text:p>0.428726407885551</text:p>
              </table:table-cell>
              <table:table-cell office:value-type="float" office:value="1.98160401814514">
                <text:p>1.981604018145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87824368559652">
                <text:p>0.287824368559652</text:p>
              </table:table-cell>
              <table:table-cell office:value-type="float" office:value="1.67162812832329">
                <text:p>1.671628128323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6834906455543">
                <text:p>0.386834906455543</text:p>
              </table:table-cell>
              <table:table-cell office:value-type="float" office:value="1.9679414116674">
                <text:p>1.96794141166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01631102876531">
                <text:p>0.501631102876531</text:p>
              </table:table-cell>
              <table:table-cell office:value-type="float" office:value="1.60997659299109">
                <text:p>1.609976592991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02346153360688">
                <text:p>0.202346153360688</text:p>
              </table:table-cell>
              <table:table-cell office:value-type="float" office:value="1.62065164993207">
                <text:p>1.620651649932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35869327725636">
                <text:p>0.235869327725636</text:p>
              </table:table-cell>
              <table:table-cell office:value-type="float" office:value="1.66488098518716">
                <text:p>1.664880985187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8960791163974">
                <text:p>0.418960791163974</text:p>
              </table:table-cell>
              <table:table-cell office:value-type="float" office:value="1.32295846276813">
                <text:p>1.322958462768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03671855189734">
                <text:p>0.403671855189734</text:p>
              </table:table-cell>
              <table:table-cell office:value-type="float" office:value="0.909496645132701">
                <text:p>0.9094966451327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85124788102176">
                <text:p>0.385124788102176</text:p>
              </table:table-cell>
              <table:table-cell office:value-type="float" office:value="1.12100417912006">
                <text:p>1.121004179120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96643555205729">
                <text:p>0.296643555205729</text:p>
              </table:table-cell>
              <table:table-cell office:value-type="float" office:value="1.08673341365324">
                <text:p>1.086733413653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72929592513376">
                <text:p>0.472929592513376</text:p>
              </table:table-cell>
              <table:table-cell office:value-type="float" office:value="1.73022758546803">
                <text:p>1.730227585468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34007918751902">
                <text:p>0.534007918751902</text:p>
              </table:table-cell>
              <table:table-cell office:value-type="float" office:value="1.60767090279195">
                <text:p>1.607670902791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77864175786575">
                <text:p>0.477864175786575</text:p>
              </table:table-cell>
              <table:table-cell office:value-type="float" office:value="1.43689530922307">
                <text:p>1.436895309223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2590626494752">
                <text:p>0.52590626494752</text:p>
              </table:table-cell>
              <table:table-cell office:value-type="float" office:value="2.01070678213404">
                <text:p>2.010706782134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90740232542157">
                <text:p>0.590740232542157</text:p>
              </table:table-cell>
              <table:table-cell office:value-type="float" office:value="1.61210993077192">
                <text:p>1.612109930771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44604450591012">
                <text:p>0.244604450591012</text:p>
              </table:table-cell>
              <table:table-cell office:value-type="float" office:value="1.92802279111412">
                <text:p>1.928022791114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02900564194554">
                <text:p>0.402900564194554</text:p>
              </table:table-cell>
              <table:table-cell office:value-type="float" office:value="1.82894217057361">
                <text:p>1.828942170573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8146088959442">
                <text:p>0.348146088959442</text:p>
              </table:table-cell>
              <table:table-cell office:value-type="float" office:value="1.56542606320646">
                <text:p>1.565426063206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82592259140478">
                <text:p>0.382592259140478</text:p>
              </table:table-cell>
              <table:table-cell office:value-type="float" office:value="1.02848460608059">
                <text:p>1.028484606080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86788798206382">
                <text:p>0.386788798206382</text:p>
              </table:table-cell>
              <table:table-cell office:value-type="float" office:value="1.44178197946813">
                <text:p>1.441781979468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06750562331743">
                <text:p>0.306750562331743</text:p>
              </table:table-cell>
              <table:table-cell office:value-type="float" office:value="1.85494756284687">
                <text:p>1.854947562846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03233133049475">
                <text:p>0.203233133049475</text:p>
              </table:table-cell>
              <table:table-cell office:value-type="float" office:value="1.51598130497668">
                <text:p>1.51598130497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7438899063402">
                <text:p>0.417438899063402</text:p>
              </table:table-cell>
              <table:table-cell office:value-type="float" office:value="1.65474712103605">
                <text:p>1.654747121036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2785963838299">
                <text:p>0.462785963838299</text:p>
              </table:table-cell>
              <table:table-cell office:value-type="float" office:value="1.40873259264562">
                <text:p>1.408732592645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51446607129441">
                <text:p>0.251446607129441</text:p>
              </table:table-cell>
              <table:table-cell office:value-type="float" office:value="1.83907361783915">
                <text:p>1.839073617839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9482004230635">
                <text:p>0.29482004230635</text:p>
              </table:table-cell>
              <table:table-cell office:value-type="float" office:value="1.4616924441523">
                <text:p>1.46169244415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0279712130626">
                <text:p>0.30279712130626</text:p>
              </table:table-cell>
              <table:table-cell office:value-type="float" office:value="1.55585137754679">
                <text:p>1.555851377546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04446466142933">
                <text:p>0.404446466142933</text:p>
              </table:table-cell>
              <table:table-cell office:value-type="float" office:value="1.42683378255202">
                <text:p>1.426833782552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43926005293098">
                <text:p>0.443926005293098</text:p>
              </table:table-cell>
              <table:table-cell office:value-type="float" office:value="1.53817690826125">
                <text:p>1.53817690826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7653244141903">
                <text:p>0.237653244141903</text:p>
              </table:table-cell>
              <table:table-cell office:value-type="float" office:value="1.31631463186608">
                <text:p>1.316314631866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83647917231752">
                <text:p>0.383647917231752</text:p>
              </table:table-cell>
              <table:table-cell office:value-type="float" office:value="1.46569178377589">
                <text:p>1.465691783775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36350032749275">
                <text:p>0.336350032749275</text:p>
              </table:table-cell>
              <table:table-cell office:value-type="float" office:value="1.53454992630415">
                <text:p>1.534549926304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17233301036888">
                <text:p>0.517233301036888</text:p>
              </table:table-cell>
              <table:table-cell office:value-type="float" office:value="1.72649646053712">
                <text:p>1.726496460537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26606148584849">
                <text:p>0.226606148584849</text:p>
              </table:table-cell>
              <table:table-cell office:value-type="float" office:value="1.83916613211234">
                <text:p>1.839166132112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10841803625226">
                <text:p>0.210841803625226</text:p>
              </table:table-cell>
              <table:table-cell office:value-type="float" office:value="1.41133525636461">
                <text:p>1.411335256364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17288063073324">
                <text:p>0.217288063073324</text:p>
              </table:table-cell>
              <table:table-cell office:value-type="float" office:value="1.59789646955">
                <text:p>1.597896469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33031276075376">
                <text:p>0.333031276075376</text:p>
              </table:table-cell>
              <table:table-cell office:value-type="float" office:value="1.36565916861097">
                <text:p>1.365659168610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78057483190464">
                <text:p>0.278057483190464</text:p>
              </table:table-cell>
              <table:table-cell office:value-type="float" office:value="1.6082563839025">
                <text:p>1.60825638390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1715742043323">
                <text:p>0.231715742043323</text:p>
              </table:table-cell>
              <table:table-cell office:value-type="float" office:value="1.66418292249242">
                <text:p>1.664182922492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29456842111217">
                <text:p>0.329456842111217</text:p>
              </table:table-cell>
              <table:table-cell office:value-type="float" office:value="1.60653284109301">
                <text:p>1.606532841093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04187901421554">
                <text:p>0.404187901421554</text:p>
              </table:table-cell>
              <table:table-cell office:value-type="float" office:value="0.799497302621603">
                <text:p>0.7994973026216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4487050208781">
                <text:p>0.424487050208781</text:p>
              </table:table-cell>
              <table:table-cell office:value-type="float" office:value="1.50661207901107">
                <text:p>1.506612079011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37699362801181">
                <text:p>0.137699362801181</text:p>
              </table:table-cell>
              <table:table-cell office:value-type="float" office:value="1.33793849994739">
                <text:p>1.337938499947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34813799605601">
                <text:p>0.234813799605601</text:p>
              </table:table-cell>
              <table:table-cell office:value-type="float" office:value="1.78359854718049">
                <text:p>1.783598547180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66889811441716">
                <text:p>0.266889811441716</text:p>
              </table:table-cell>
              <table:table-cell office:value-type="float" office:value="1.23752996573846">
                <text:p>1.237529965738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21812290077408">
                <text:p>0.321812290077408</text:p>
              </table:table-cell>
              <table:table-cell office:value-type="float" office:value="1.46864542613427">
                <text:p>1.468645426134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79140284616086">
                <text:p>0.179140284616086</text:p>
              </table:table-cell>
              <table:table-cell office:value-type="float" office:value="1.16374994027946">
                <text:p>1.163749940279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48391026858654">
                <text:p>0.348391026858654</text:p>
              </table:table-cell>
              <table:table-cell office:value-type="float" office:value="1.25178738931815">
                <text:p>1.251787389318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36564650479704">
                <text:p>0.236564650479704</text:p>
              </table:table-cell>
              <table:table-cell office:value-type="float" office:value="1.11862364163001">
                <text:p>1.11862364163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248205313666">
                <text:p>0.19248205313666</text:p>
              </table:table-cell>
              <table:table-cell office:value-type="float" office:value="1.52453863082661">
                <text:p>1.524538630826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62119338785609">
                <text:p>0.262119338785609</text:p>
              </table:table-cell>
              <table:table-cell office:value-type="float" office:value="1.16127396623294">
                <text:p>1.161273966232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16256858387755">
                <text:p>0.316256858387755</text:p>
              </table:table-cell>
              <table:table-cell office:value-type="float" office:value="1.10418988226189">
                <text:p>1.104189882261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36421828323768">
                <text:p>0.336421828323768</text:p>
              </table:table-cell>
              <table:table-cell office:value-type="float" office:value="1.22520520620876">
                <text:p>1.225205206208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22242901908855">
                <text:p>0.322242901908855</text:p>
              </table:table-cell>
              <table:table-cell office:value-type="float" office:value="0.937088376531998">
                <text:p>0.9370883765319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22187431674037">
                <text:p>0.322187431674037</text:p>
              </table:table-cell>
              <table:table-cell office:value-type="float" office:value="1.21035080817011">
                <text:p>1.210350808170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75229698957668">
                <text:p>0.275229698957668</text:p>
              </table:table-cell>
              <table:table-cell office:value-type="float" office:value="1.08317368198186">
                <text:p>1.083173681981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00070123850471">
                <text:p>0.300070123850471</text:p>
              </table:table-cell>
              <table:table-cell office:value-type="float" office:value="1.20392259789838">
                <text:p>1.203922597898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13982978711526">
                <text:p>0.213982978711526</text:p>
              </table:table-cell>
              <table:table-cell office:value-type="float" office:value="1.07065911984278">
                <text:p>1.070659119842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71000344285534">
                <text:p>0.171000344285534</text:p>
              </table:table-cell>
              <table:table-cell office:value-type="float" office:value="1.21545002133482">
                <text:p>1.2154500213348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24430165082837">
                <text:p>0.224430165082837</text:p>
              </table:table-cell>
              <table:table-cell office:value-type="float" office:value="0.913388572426306">
                <text:p>0.9133885724263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27235422097146">
                <text:p>0.227235422097146</text:p>
              </table:table-cell>
              <table:table-cell office:value-type="float" office:value="0.978343621724182">
                <text:p>0.9783436217241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87914902561655">
                <text:p>0.187914902561655</text:p>
              </table:table-cell>
              <table:table-cell office:value-type="float" office:value="1.5689477680458">
                <text:p>1.56894776804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5142750730738">
                <text:p>0.15142750730738</text:p>
              </table:table-cell>
              <table:table-cell office:value-type="float" office:value="1.45705333724618">
                <text:p>1.457053337246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1657552137557">
                <text:p>0.31657552137557</text:p>
              </table:table-cell>
              <table:table-cell office:value-type="float" office:value="1.30848709700836">
                <text:p>1.308487097008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5819305347072">
                <text:p>0.165819305347072</text:p>
              </table:table-cell>
              <table:table-cell office:value-type="float" office:value="1.46072305242221">
                <text:p>1.460723052422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17389620923334">
                <text:p>0.217389620923334</text:p>
              </table:table-cell>
              <table:table-cell office:value-type="float" office:value="1.07618487419354">
                <text:p>1.076184874193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67204962225838">
                <text:p>0.267204962225838</text:p>
              </table:table-cell>
              <table:table-cell office:value-type="float" office:value="1.13843960056288">
                <text:p>1.138439600562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71780618114604">
                <text:p>0.371780618114604</text:p>
              </table:table-cell>
              <table:table-cell office:value-type="float" office:value="1.21993192078339">
                <text:p>1.219931920783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45147643362482">
                <text:p>0.345147643362482</text:p>
              </table:table-cell>
              <table:table-cell office:value-type="float" office:value="1.32484110155039">
                <text:p>1.324841101550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85206235965921">
                <text:p>0.185206235965921</text:p>
              </table:table-cell>
              <table:table-cell office:value-type="float" office:value="1.11981468854679">
                <text:p>1.119814688546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04835367482156">
                <text:p>0.104835367482156</text:p>
              </table:table-cell>
              <table:table-cell office:value-type="float" office:value="1.36315579319166">
                <text:p>1.363155793191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2637699925237">
                <text:p>0.192637699925237</text:p>
              </table:table-cell>
              <table:table-cell office:value-type="float" office:value="1.25686567442285">
                <text:p>1.25686567442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45668582701021">
                <text:p>0.245668582701021</text:p>
              </table:table-cell>
              <table:table-cell office:value-type="float" office:value="0.951873409044411">
                <text:p>0.9518734090444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3541012491203">
                <text:p>0.23541012491203</text:p>
              </table:table-cell>
              <table:table-cell office:value-type="float" office:value="1.26122082583606">
                <text:p>1.26122082583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772552618032528">
                <text:p>0.0772552618032528</text:p>
              </table:table-cell>
              <table:table-cell office:value-type="float" office:value="0.950991050236755">
                <text:p>0.9509910502367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75389013832642">
                <text:p>0.175389013832642</text:p>
              </table:table-cell>
              <table:table-cell office:value-type="float" office:value="1.42989262979892">
                <text:p>1.429892629798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4412707005524">
                <text:p>0.44412707005524</text:p>
              </table:table-cell>
              <table:table-cell office:value-type="float" office:value="1.26006448362023">
                <text:p>1.260064483620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43477710864196">
                <text:p>0.343477710864196</text:p>
              </table:table-cell>
              <table:table-cell office:value-type="float" office:value="1.44911345451449">
                <text:p>1.449113454514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7918605399835">
                <text:p>0.257918605399835</text:p>
              </table:table-cell>
              <table:table-cell office:value-type="float" office:value="0.98657418295948">
                <text:p>0.986574182959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08086424279544">
                <text:p>0.208086424279544</text:p>
              </table:table-cell>
              <table:table-cell office:value-type="float" office:value="0.987915542080171">
                <text:p>0.9879155420801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2616321388632">
                <text:p>0.252616321388632</text:p>
              </table:table-cell>
              <table:table-cell office:value-type="float" office:value="1.13209068506128">
                <text:p>1.132090685061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4376635767726">
                <text:p>0.254376635767726</text:p>
              </table:table-cell>
              <table:table-cell office:value-type="float" office:value="1.02300409682923">
                <text:p>1.023004096829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02057400190582">
                <text:p>0.202057400190582</text:p>
              </table:table-cell>
              <table:table-cell office:value-type="float" office:value="1.17586641624156">
                <text:p>1.175866416241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89577344908482">
                <text:p>0.189577344908482</text:p>
              </table:table-cell>
              <table:table-cell office:value-type="float" office:value="1.07818555925041">
                <text:p>1.078185559250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64633428936617">
                <text:p>0.164633428936617</text:p>
              </table:table-cell>
              <table:table-cell office:value-type="float" office:value="0.637797126339542">
                <text:p>0.6377971263395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1717561201917">
                <text:p>0.171717561201917</text:p>
              </table:table-cell>
              <table:table-cell office:value-type="float" office:value="1.09719369964053">
                <text:p>1.097193699640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40273090079427">
                <text:p>0.240273090079427</text:p>
              </table:table-cell>
              <table:table-cell office:value-type="float" office:value="0.835004893131554">
                <text:p>0.8350048931315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08115063721521">
                <text:p>0.108115063721521</text:p>
              </table:table-cell>
              <table:table-cell office:value-type="float" office:value="1.07417483069003">
                <text:p>1.074174830690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19802010928591">
                <text:p>0.319802010928591</text:p>
              </table:table-cell>
              <table:table-cell office:value-type="float" office:value="0.918779684334166">
                <text:p>0.9187796843341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19541259948164">
                <text:p>0.219541259948164</text:p>
              </table:table-cell>
              <table:table-cell office:value-type="float" office:value="1.07305729689284">
                <text:p>1.073057296892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33284230240517">
                <text:p>0.333284230240517</text:p>
              </table:table-cell>
              <table:table-cell office:value-type="float" office:value="0.964617258817371">
                <text:p>0.9646172588173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98486278816644">
                <text:p>0.298486278816644</text:p>
              </table:table-cell>
              <table:table-cell office:value-type="float" office:value="0.911805476475921">
                <text:p>0.9118054764759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3959580748342">
                <text:p>0.13959580748342</text:p>
              </table:table-cell>
              <table:table-cell office:value-type="float" office:value="1.22675796494716">
                <text:p>1.226757964947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9561667775528">
                <text:p>0.179561667775528</text:p>
              </table:table-cell>
              <table:table-cell office:value-type="float" office:value="1.02034733423756">
                <text:p>1.020347334237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2677339173129">
                <text:p>0.22677339173129</text:p>
              </table:table-cell>
              <table:table-cell office:value-type="float" office:value="1.05000442494121">
                <text:p>1.050004424941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43001875565905">
                <text:p>0.143001875565905</text:p>
              </table:table-cell>
              <table:table-cell office:value-type="float" office:value="1.14887385287633">
                <text:p>1.148873852876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7281586952094">
                <text:p>0.157281586952094</text:p>
              </table:table-cell>
              <table:table-cell office:value-type="float" office:value="1.77538241663327">
                <text:p>1.775382416633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77972093224525">
                <text:p>0.277972093224525</text:p>
              </table:table-cell>
              <table:table-cell office:value-type="float" office:value="1.185412873514">
                <text:p>1.1854128735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44062437572413">
                <text:p>0.144062437572413</text:p>
              </table:table-cell>
              <table:table-cell office:value-type="float" office:value="1.22431633688716">
                <text:p>1.224316336887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32951528154727">
                <text:p>0.132951528154727</text:p>
              </table:table-cell>
              <table:table-cell office:value-type="float" office:value="1.08380934916851">
                <text:p>1.083809349168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31933015398681">
                <text:p>0.131933015398681</text:p>
              </table:table-cell>
              <table:table-cell office:value-type="float" office:value="0.993834465535151">
                <text:p>0.9938344655351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30572858918458">
                <text:p>0.330572858918458</text:p>
              </table:table-cell>
              <table:table-cell office:value-type="float" office:value="1.74820246299108">
                <text:p>1.748202462991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71830533827759">
                <text:p>0.171830533827759</text:p>
              </table:table-cell>
              <table:table-cell office:value-type="float" office:value="1.42339254512141">
                <text:p>1.423392545121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69479171253948">
                <text:p>0.169479171253948</text:p>
              </table:table-cell>
              <table:table-cell office:value-type="float" office:value="1.15910011188438">
                <text:p>1.159100111884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12567556934017">
                <text:p>0.112567556934017</text:p>
              </table:table-cell>
              <table:table-cell office:value-type="float" office:value="0.917991805744047">
                <text:p>0.9179918057440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79847562044031">
                <text:p>0.0879847562044031</text:p>
              </table:table-cell>
              <table:table-cell office:value-type="float" office:value="0.917017121385369">
                <text:p>0.9170171213853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8225763511534">
                <text:p>0.158225763511534</text:p>
              </table:table-cell>
              <table:table-cell office:value-type="float" office:value="1.056416416489">
                <text:p>1.0564164164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46047435136926">
                <text:p>0.146047435136926</text:p>
              </table:table-cell>
              <table:table-cell office:value-type="float" office:value="1.78774776423557">
                <text:p>1.787747764235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77278512198892">
                <text:p>0.277278512198892</text:p>
              </table:table-cell>
              <table:table-cell office:value-type="float" office:value="1.0492731122714">
                <text:p>1.04927311227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24281109486603">
                <text:p>0.324281109486603</text:p>
              </table:table-cell>
              <table:table-cell office:value-type="float" office:value="1.47764509435122">
                <text:p>1.477645094351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792598738128112">
                <text:p>0.0792598738128112</text:p>
              </table:table-cell>
              <table:table-cell office:value-type="float" office:value="1.76700905736329">
                <text:p>1.767009057363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13765864845158">
                <text:p>0.113765864845158</text:p>
              </table:table-cell>
              <table:table-cell office:value-type="float" office:value="1.74670113778363">
                <text:p>1.746701137783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73201489339893">
                <text:p>0.273201489339893</text:p>
              </table:table-cell>
              <table:table-cell office:value-type="float" office:value="1.23990421240321">
                <text:p>1.239904212403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780483858349423">
                <text:p>0.0780483858349423</text:p>
              </table:table-cell>
              <table:table-cell office:value-type="float" office:value="1.30013849193023">
                <text:p>1.300138491930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711646215537459">
                <text:p>0.0711646215537459</text:p>
              </table:table-cell>
              <table:table-cell office:value-type="float" office:value="1.11380503665552">
                <text:p>1.113805036655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360500222072">
                <text:p>0.06360500222072</text:p>
              </table:table-cell>
              <table:table-cell office:value-type="float" office:value="1.22041187016293">
                <text:p>1.220411870162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4544520164426">
                <text:p>0.04544520164426</text:p>
              </table:table-cell>
              <table:table-cell office:value-type="float" office:value="0.907733356994059">
                <text:p>0.9077333569940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880756881941731">
                <text:p>0.0880756881941731</text:p>
              </table:table-cell>
              <table:table-cell office:value-type="float" office:value="0.383388738561836">
                <text:p>0.3833887385618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82457294620367">
                <text:p>0.282457294620367</text:p>
              </table:table-cell>
              <table:table-cell office:value-type="float" office:value="1.28733486868441">
                <text:p>1.287334868684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02463384076125">
                <text:p>0.202463384076125</text:p>
              </table:table-cell>
              <table:table-cell office:value-type="float" office:value="0.904093300458044">
                <text:p>0.9040933004580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5137197310105">
                <text:p>0.25137197310105</text:p>
              </table:table-cell>
              <table:table-cell office:value-type="float" office:value="1.75368189133911">
                <text:p>1.753681891339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083129491657">
                <text:p>0.27083129491657</text:p>
              </table:table-cell>
              <table:table-cell office:value-type="float" office:value="0.932279969229259">
                <text:p>0.9322799692292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39324726319561">
                <text:p>0.139324726319561</text:p>
              </table:table-cell>
              <table:table-cell office:value-type="float" office:value="1.54552354073773">
                <text:p>1.5455235407377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10254784647582">
                <text:p>0.210254784647582</text:p>
              </table:table-cell>
              <table:table-cell office:value-type="float" office:value="1.19754974663051">
                <text:p>1.197549746630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11988346413192">
                <text:p>0.0511988346413192</text:p>
              </table:table-cell>
              <table:table-cell office:value-type="float" office:value="1.05274792770959">
                <text:p>1.052747927709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33448283000487">
                <text:p>0.133448283000487</text:p>
              </table:table-cell>
              <table:table-cell office:value-type="float" office:value="1.09464219833414">
                <text:p>1.094642198334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12021625093702">
                <text:p>0.112021625093702</text:p>
              </table:table-cell>
              <table:table-cell office:value-type="float" office:value="0.721294166882419">
                <text:p>0.7212941668824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1275059767067">
                <text:p>0.101275059767067</text:p>
              </table:table-cell>
              <table:table-cell office:value-type="float" office:value="1.42756906726087">
                <text:p>1.427569067260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64095442886982">
                <text:p>0.0264095442886982</text:p>
              </table:table-cell>
              <table:table-cell office:value-type="float" office:value="0.871815900835726">
                <text:p>0.8718159008357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9085076984225">
                <text:p>0.169085076984225</text:p>
              </table:table-cell>
              <table:table-cell office:value-type="float" office:value="0.864276494701496">
                <text:p>0.8642764947014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53867148680405">
                <text:p>0.153867148680405</text:p>
              </table:table-cell>
              <table:table-cell office:value-type="float" office:value="1.11539906910103">
                <text:p>1.115399069101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51496820281156">
                <text:p>0.151496820281156</text:p>
              </table:table-cell>
              <table:table-cell office:value-type="float" office:value="1.20037113973457">
                <text:p>1.200371139734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13730229318349">
                <text:p>0.113730229318349</text:p>
              </table:table-cell>
              <table:table-cell office:value-type="float" office:value="1.20520417138727">
                <text:p>1.205204171387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89699578564614">
                <text:p>0.0689699578564614</text:p>
              </table:table-cell>
              <table:table-cell office:value-type="float" office:value="0.901170051967104">
                <text:p>0.9011700519671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40376801711197">
                <text:p>0.0840376801711197</text:p>
              </table:table-cell>
              <table:table-cell office:value-type="float" office:value="1.0197265706439">
                <text:p>1.01972657064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911987197378443">
                <text:p>0.0911987197378443</text:p>
              </table:table-cell>
              <table:table-cell office:value-type="float" office:value="0.807227122079995">
                <text:p>0.8072271220799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846535632606699">
                <text:p>0.0846535632606699</text:p>
              </table:table-cell>
              <table:table-cell office:value-type="float" office:value="1.22458742543434">
                <text:p>1.22458742543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49050003150478">
                <text:p>0.249050003150478</text:p>
              </table:table-cell>
              <table:table-cell office:value-type="float" office:value="1.26373406427188">
                <text:p>1.263734064271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076618150394">
                <text:p>0.02076618150394</text:p>
              </table:table-cell>
              <table:table-cell office:value-type="float" office:value="1.33702897057972">
                <text:p>1.337028970579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831179003749">
                <text:p>0.279831179003749</text:p>
              </table:table-cell>
              <table:table-cell office:value-type="float" office:value="0.98600276797596">
                <text:p>0.986002767975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0601083516764">
                <text:p>0.120601083516764</text:p>
              </table:table-cell>
              <table:table-cell office:value-type="float" office:value="1.1069037432058">
                <text:p>1.10690374320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5530374792094">
                <text:p>0.105530374792094</text:p>
              </table:table-cell>
              <table:table-cell office:value-type="float" office:value="1.671918769574">
                <text:p>1.6719187695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06391469001149">
                <text:p>0.106391469001149</text:p>
              </table:table-cell>
              <table:table-cell office:value-type="float" office:value="1.46735552434499">
                <text:p>1.467355524344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62948806221701">
                <text:p>0.0962948806221701</text:p>
              </table:table-cell>
              <table:table-cell office:value-type="float" office:value="1.22313818894327">
                <text:p>1.223138188943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24316927681987">
                <text:p>0.0224316927681987</text:p>
              </table:table-cell>
              <table:table-cell office:value-type="float" office:value="1.16285035303897">
                <text:p>1.162850353038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51982135330844">
                <text:p>0.151982135330844</text:p>
              </table:table-cell>
              <table:table-cell office:value-type="float" office:value="1.28246172621018">
                <text:p>1.282461726210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0318144411366">
                <text:p>0.30318144411366</text:p>
              </table:table-cell>
              <table:table-cell office:value-type="float" office:value="1.35018300228856">
                <text:p>1.350183002288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70641650644959">
                <text:p>0.0370641650644959</text:p>
              </table:table-cell>
              <table:table-cell office:value-type="float" office:value="1.46897699857234">
                <text:p>1.468976998572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66770423586584">
                <text:p>0.0366770423586584</text:p>
              </table:table-cell>
              <table:table-cell office:value-type="float" office:value="1.65026592390819">
                <text:p>1.650265923908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342574903741479">
                <text:p>0.0342574903741479</text:p>
              </table:table-cell>
              <table:table-cell office:value-type="float" office:value="1.63593398845599">
                <text:p>1.635933988455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5789044529924">
                <text:p>0.25789044529924</text:p>
              </table:table-cell>
              <table:table-cell office:value-type="float" office:value="1.85136173862136">
                <text:p>1.851361738621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5427930413021">
                <text:p>0.285427930413021</text:p>
              </table:table-cell>
              <table:table-cell office:value-type="float" office:value="1.31457453945445">
                <text:p>1.314574539454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83882800675929">
                <text:p>0.183882800675929</text:p>
              </table:table-cell>
              <table:table-cell office:value-type="float" office:value="1.48696811758499">
                <text:p>1.486968117584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89157754894243">
                <text:p>0.189157754894243</text:p>
              </table:table-cell>
              <table:table-cell office:value-type="float" office:value="1.33835038563444">
                <text:p>1.338350385634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0477622799161">
                <text:p>0.170477622799161</text:p>
              </table:table-cell>
              <table:table-cell office:value-type="float" office:value="1.3188733901932">
                <text:p>1.31887339019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36407934677684">
                <text:p>0.0336407934677684</text:p>
              </table:table-cell>
              <table:table-cell office:value-type="float" office:value="1.47345944931213">
                <text:p>1.473459449312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48631593075374">
                <text:p>0.248631593075374</text:p>
              </table:table-cell>
              <table:table-cell office:value-type="float" office:value="1.6907363969367">
                <text:p>1.69073639693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26437351966484">
                <text:p>0.126437351966484</text:p>
              </table:table-cell>
              <table:table-cell office:value-type="float" office:value="1.33933139024561">
                <text:p>1.339331390245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14073664704726">
                <text:p>0.114073664704726</text:p>
              </table:table-cell>
              <table:table-cell office:value-type="float" office:value="1.69784188656033">
                <text:p>1.697841886560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47278367140744">
                <text:p>0.147278367140744</text:p>
              </table:table-cell>
              <table:table-cell office:value-type="float" office:value="1.42694007266416">
                <text:p>1.426940072664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2463534283969">
                <text:p>0.192463534283969</text:p>
              </table:table-cell>
              <table:table-cell office:value-type="float" office:value="1.26476675314674">
                <text:p>1.264766753146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24832634291508">
                <text:p>0.124832634291508</text:p>
              </table:table-cell>
              <table:table-cell office:value-type="float" office:value="0.978447630691032">
                <text:p>0.9784476306910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28590592708335">
                <text:p>0.128590592708335</text:p>
              </table:table-cell>
              <table:table-cell office:value-type="float" office:value="1.034921068931">
                <text:p>1.0349210689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8078867052423">
                <text:p>0.18078867052423</text:p>
              </table:table-cell>
              <table:table-cell office:value-type="float" office:value="1.31866158001746">
                <text:p>1.318661580017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16288817203086">
                <text:p>0.116288817203086</text:p>
              </table:table-cell>
              <table:table-cell office:value-type="float" office:value="1.20594127044185">
                <text:p>1.205941270441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5013510150214">
                <text:p>0.055013510150214</text:p>
              </table:table-cell>
              <table:table-cell office:value-type="float" office:value="1.54648627754715">
                <text:p>1.546486277547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465360107469476">
                <text:p>0.0465360107469476</text:p>
              </table:table-cell>
              <table:table-cell office:value-type="float" office:value="0.925380060992514">
                <text:p>0.9253800609925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693506773406019">
                <text:p>0.0693506773406019</text:p>
              </table:table-cell>
              <table:table-cell office:value-type="float" office:value="0.889365963172168">
                <text:p>0.8893659631721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432579640557783">
                <text:p>0.0432579640557783</text:p>
              </table:table-cell>
              <table:table-cell office:value-type="float" office:value="0.97972532952877">
                <text:p>0.979725329528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801294132320133">
                <text:p>0.0801294132320133</text:p>
              </table:table-cell>
              <table:table-cell office:value-type="float" office:value="0.940402723913495">
                <text:p>0.9404027239134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58148993882868">
                <text:p>0.0758148993882868</text:p>
              </table:table-cell>
              <table:table-cell office:value-type="float" office:value="1.00462338814719">
                <text:p>1.004623388147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43922135208009">
                <text:p>0.0643922135208009</text:p>
              </table:table-cell>
              <table:table-cell office:value-type="float" office:value="1.21838019955774">
                <text:p>1.218380199557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918727606095167">
                <text:p>0.0918727606095167</text:p>
              </table:table-cell>
              <table:table-cell office:value-type="float" office:value="0.719764100943899">
                <text:p>0.7197641009438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46188115512228">
                <text:p>0.0346188115512228</text:p>
              </table:table-cell>
              <table:table-cell office:value-type="float" office:value="1.21838241585323">
                <text:p>1.218382415853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13511272726787">
                <text:p>0.0913511272726787</text:p>
              </table:table-cell>
              <table:table-cell office:value-type="float" office:value="1.57075994955893">
                <text:p>1.570759949558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389849928518136">
                <text:p>0.0389849928518136</text:p>
              </table:table-cell>
              <table:table-cell office:value-type="float" office:value="1.79069321826359">
                <text:p>1.790693218263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88611702946946">
                <text:p>0.288611702946946</text:p>
              </table:table-cell>
              <table:table-cell office:value-type="float" office:value="1.91194435368137">
                <text:p>1.911944353681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53147179048715">
                <text:p>0.153147179048715</text:p>
              </table:table-cell>
              <table:table-cell office:value-type="float" office:value="1.3022141570691">
                <text:p>1.30221415706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54385891611067">
                <text:p>0.054385891611067</text:p>
              </table:table-cell>
              <table:table-cell office:value-type="float" office:value="1.36013585044485">
                <text:p>1.360135850444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629132285300228">
                <text:p>0.0629132285300228</text:p>
              </table:table-cell>
              <table:table-cell office:value-type="float" office:value="1.49853301860599">
                <text:p>1.498533018605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341258434080777">
                <text:p>0.0341258434080777</text:p>
              </table:table-cell>
              <table:table-cell office:value-type="float" office:value="1.19832918335063">
                <text:p>1.198329183350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325940782463">
                <text:p>0.20325940782463</text:p>
              </table:table-cell>
              <table:table-cell office:value-type="float" office:value="1.25021672819275">
                <text:p>1.250216728192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84543508723275">
                <text:p>0.184543508723275</text:p>
              </table:table-cell>
              <table:table-cell office:value-type="float" office:value="1.10773525794502">
                <text:p>1.107735257945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63105777025016">
                <text:p>0.163105777025016</text:p>
              </table:table-cell>
              <table:table-cell office:value-type="float" office:value="1.24255587613314">
                <text:p>1.242555876133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609199380722">
                <text:p>0.1609199380722</text:p>
              </table:table-cell>
              <table:table-cell office:value-type="float" office:value="1.39790204767552">
                <text:p>1.397902047675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688875333173201">
                <text:p>0.0688875333173201</text:p>
              </table:table-cell>
              <table:table-cell office:value-type="float" office:value="1.78699463429964">
                <text:p>1.786994634299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572305311345392">
                <text:p>0.0572305311345392</text:p>
              </table:table-cell>
              <table:table-cell office:value-type="float" office:value="1.9309397561398">
                <text:p>1.93093975613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42000444207547">
                <text:p>0.0642000444207547</text:p>
              </table:table-cell>
              <table:table-cell office:value-type="float" office:value="1.69187036425703">
                <text:p>1.691870364257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5462851171744">
                <text:p>0.15462851171744</text:p>
              </table:table-cell>
              <table:table-cell office:value-type="float" office:value="1.62938636080879">
                <text:p>1.629386360808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687533472276603">
                <text:p>0.0687533472276603</text:p>
              </table:table-cell>
              <table:table-cell office:value-type="float" office:value="2.0982570042963">
                <text:p>2.09825700429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09684566721424">
                <text:p>0.109684566721424</text:p>
              </table:table-cell>
              <table:table-cell office:value-type="float" office:value="1.41117014666088">
                <text:p>1.411170146660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36541838480884">
                <text:p>0.0936541838480884</text:p>
              </table:table-cell>
              <table:table-cell office:value-type="float" office:value="1.82362983274894">
                <text:p>1.823629832748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36517006303701">
                <text:p>0.136517006303701</text:p>
              </table:table-cell>
              <table:table-cell office:value-type="float" office:value="1.31901685787468">
                <text:p>1.319016857874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15924395283218">
                <text:p>0.115924395283218</text:p>
              </table:table-cell>
              <table:table-cell office:value-type="float" office:value="1.3126951858867">
                <text:p>1.31269518588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25379876453533">
                <text:p>0.125379876453533</text:p>
              </table:table-cell>
              <table:table-cell office:value-type="float" office:value="0.909721952863038">
                <text:p>0.9097219528630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611719931113637">
                <text:p>0.0611719931113637</text:p>
              </table:table-cell>
              <table:table-cell office:value-type="float" office:value="1.56163955208225">
                <text:p>1.561639552082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637413398104">
                <text:p>0.1637413398104</text:p>
              </table:table-cell>
              <table:table-cell office:value-type="float" office:value="1.18375353623802">
                <text:p>1.183753536238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96795393317006">
                <text:p>0.196795393317006</text:p>
              </table:table-cell>
              <table:table-cell office:value-type="float" office:value="1.16155279189762">
                <text:p>1.161552791897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10103486426589">
                <text:p>0.210103486426589</text:p>
              </table:table-cell>
              <table:table-cell office:value-type="float" office:value="1.22472662157897">
                <text:p>1.224726621578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05497122815965">
                <text:p>0.105497122815965</text:p>
              </table:table-cell>
              <table:table-cell office:value-type="float" office:value="1.18198077552693">
                <text:p>1.181980775526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76875038853743">
                <text:p>0.176875038853743</text:p>
              </table:table-cell>
              <table:table-cell office:value-type="float" office:value="1.27775048355882">
                <text:p>1.277750483558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17999215858678">
                <text:p>0.0217999215858678</text:p>
              </table:table-cell>
              <table:table-cell office:value-type="float" office:value="1.23447204597889">
                <text:p>1.23447204597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312941033237924">
                <text:p>0.0312941033237924</text:p>
              </table:table-cell>
              <table:table-cell office:value-type="float" office:value="1.01905901414446">
                <text:p>1.019059014144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71732819967696">
                <text:p>0.0371732819967696</text:p>
              </table:table-cell>
              <table:table-cell office:value-type="float" office:value="1.12529214198649">
                <text:p>1.125292141986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965022734702668">
                <text:p>0.0965022734702668</text:p>
              </table:table-cell>
              <table:table-cell office:value-type="float" office:value="1.27364479129513">
                <text:p>1.273644791295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3601835531105">
                <text:p>0.13601835531105</text:p>
              </table:table-cell>
              <table:table-cell office:value-type="float" office:value="1.3082225851831">
                <text:p>1.30822258518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37061392239088">
                <text:p>0.437061392239088</text:p>
              </table:table-cell>
              <table:table-cell office:value-type="float" office:value="0.978765901708458">
                <text:p>0.9787659017084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97628032756297">
                <text:p>0.197628032756297</text:p>
              </table:table-cell>
              <table:table-cell office:value-type="float" office:value="1.0321584648789">
                <text:p>1.03215846487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815129050053656">
                <text:p>0.0815129050053656</text:p>
              </table:table-cell>
              <table:table-cell office:value-type="float" office:value="1.61733464676783">
                <text:p>1.617334646767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18205439371781">
                <text:p>0.118205439371781</text:p>
              </table:table-cell>
              <table:table-cell office:value-type="float" office:value="1.15645644785966">
                <text:p>1.156456447859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42492289740282">
                <text:p>0.142492289740282</text:p>
              </table:table-cell>
              <table:table-cell office:value-type="float" office:value="1.09399706731266">
                <text:p>1.093997067312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964311272436236">
                <text:p>0.0964311272436236</text:p>
              </table:table-cell>
              <table:table-cell office:value-type="float" office:value="1.11170994557647">
                <text:p>1.111709945576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497408215680884">
                <text:p>0.0497408215680884</text:p>
              </table:table-cell>
              <table:table-cell office:value-type="float" office:value="1.04106402962417">
                <text:p>1.041064029624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1093160301324">
                <text:p>0.11093160301324</text:p>
              </table:table-cell>
              <table:table-cell office:value-type="float" office:value="1.02952955068193">
                <text:p>1.029529550681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5706209468319">
                <text:p>0.15706209468319</text:p>
              </table:table-cell>
              <table:table-cell office:value-type="float" office:value="1.42312568674485">
                <text:p>1.423125686744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95666223221148">
                <text:p>0.0195666223221148</text:p>
              </table:table-cell>
              <table:table-cell office:value-type="float" office:value="1.43697078670892">
                <text:p>1.436970786708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449186949447418">
                <text:p>0.0449186949447418</text:p>
              </table:table-cell>
              <table:table-cell office:value-type="float" office:value="1.21338519335">
                <text:p>1.213385193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99729328149826">
                <text:p>0.0299729328149826</text:p>
              </table:table-cell>
              <table:table-cell office:value-type="float" office:value="1.22748518288912">
                <text:p>1.227485182889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532238944123189">
                <text:p>0.0532238944123189</text:p>
              </table:table-cell>
              <table:table-cell office:value-type="float" office:value="1.23331392840353">
                <text:p>1.233313928403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1378025698424">
                <text:p>0.121378025698424</text:p>
              </table:table-cell>
              <table:table-cell office:value-type="float" office:value="1.00978138740821">
                <text:p>1.009781387408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44927893263391">
                <text:p>0.144927893263391</text:p>
              </table:table-cell>
              <table:table-cell office:value-type="float" office:value="1.14561105385009">
                <text:p>1.145611053850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32357625885763">
                <text:p>0.0632357625885763</text:p>
              </table:table-cell>
              <table:table-cell office:value-type="float" office:value="1.33763160308202">
                <text:p>1.337631603082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2312894259683">
                <text:p>0.242312894259683</text:p>
              </table:table-cell>
              <table:table-cell office:value-type="float" office:value="1.60922469254324">
                <text:p>1.609224692543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970230838258027">
                <text:p>0.0970230838258027</text:p>
              </table:table-cell>
              <table:table-cell office:value-type="float" office:value="1.14860634981758">
                <text:p>1.148606349817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809561654097504">
                <text:p>0.0809561654097504</text:p>
              </table:table-cell>
              <table:table-cell office:value-type="float" office:value="1.75953132695415">
                <text:p>1.759531326954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4230489023289">
                <text:p>0.164230489023289</text:p>
              </table:table-cell>
              <table:table-cell office:value-type="float" office:value="0.953967061385305">
                <text:p>0.9539670613853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981421885132376">
                <text:p>0.0981421885132376</text:p>
              </table:table-cell>
              <table:table-cell office:value-type="float" office:value="1.13207782085778">
                <text:p>1.132077820857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390203945054155">
                <text:p>0.0390203945054155</text:p>
              </table:table-cell>
              <table:table-cell office:value-type="float" office:value="1.07543898882189">
                <text:p>1.075438988821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56914359694605">
                <text:p>0.156914359694605</text:p>
              </table:table-cell>
              <table:table-cell office:value-type="float" office:value="1.13623900602882">
                <text:p>1.136239006028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68405193805746">
                <text:p>0.268405193805746</text:p>
              </table:table-cell>
              <table:table-cell office:value-type="float" office:value="1.23204343243399">
                <text:p>1.232043432433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46617489328815">
                <text:p>0.0846617489328815</text:p>
              </table:table-cell>
              <table:table-cell office:value-type="float" office:value="1.15480748874446">
                <text:p>1.154807488744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00829747910353">
                <text:p>0.100829747910353</text:p>
              </table:table-cell>
              <table:table-cell office:value-type="float" office:value="0.9472118354299">
                <text:p>0.94721183542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11887575825676">
                <text:p>0.0611887575825676</text:p>
              </table:table-cell>
              <table:table-cell office:value-type="float" office:value="0.93740956340399">
                <text:p>0.937409563403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453893947673755">
                <text:p>0.0453893947673755</text:p>
              </table:table-cell>
              <table:table-cell office:value-type="float" office:value="1.0309251538452">
                <text:p>1.03092515384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32339222223446">
                <text:p>0.132339222223446</text:p>
              </table:table-cell>
              <table:table-cell office:value-type="float" office:value="0.977119270518112">
                <text:p>0.977119270518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384887163213635">
                <text:p>0.0384887163213635</text:p>
              </table:table-cell>
              <table:table-cell office:value-type="float" office:value="1.12058932525623">
                <text:p>1.120589325256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44740063222384">
                <text:p>0.0544740063222384</text:p>
              </table:table-cell>
              <table:table-cell office:value-type="float" office:value="1.04071770977074">
                <text:p>1.040717709770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821092272125599">
                <text:p>0.0821092272125599</text:p>
              </table:table-cell>
              <table:table-cell office:value-type="float" office:value="1.39747307657833">
                <text:p>1.397473076578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39490761868526">
                <text:p>0.139490761868526</text:p>
              </table:table-cell>
              <table:table-cell office:value-type="float" office:value="0.789713283211717">
                <text:p>0.7897132832117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10028543140894">
                <text:p>0.110028543140894</text:p>
              </table:table-cell>
              <table:table-cell office:value-type="float" office:value="1.6761268293097">
                <text:p>1.67612682930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05764292176658">
                <text:p>0.205764292176658</text:p>
              </table:table-cell>
              <table:table-cell office:value-type="float" office:value="1.97965599617196">
                <text:p>1.979655996171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05299884008451">
                <text:p>0.205299884008451</text:p>
              </table:table-cell>
              <table:table-cell office:value-type="float" office:value="1.64345211992299">
                <text:p>1.643452119922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15114842319033">
                <text:p>0.115114842319033</text:p>
              </table:table-cell>
              <table:table-cell office:value-type="float" office:value="1.56352545649538">
                <text:p>1.563525456495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540165795828216">
                <text:p>0.0540165795828216</text:p>
              </table:table-cell>
              <table:table-cell office:value-type="float" office:value="1.58030553870938">
                <text:p>1.580305538709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06498222533588">
                <text:p>0.106498222533588</text:p>
              </table:table-cell>
              <table:table-cell office:value-type="float" office:value="1.80045563487026">
                <text:p>1.800455634870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37093525244078">
                <text:p>0.0137093525244078</text:p>
              </table:table-cell>
              <table:table-cell office:value-type="float" office:value="1.82148012743629">
                <text:p>1.821480127436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07436062976356">
                <text:p>0.0407436062976356</text:p>
              </table:table-cell>
              <table:table-cell office:value-type="float" office:value="1.53866855926915">
                <text:p>1.538668559269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84944911368398">
                <text:p>0.184944911368398</text:p>
              </table:table-cell>
              <table:table-cell office:value-type="float" office:value="1.37818114128378">
                <text:p>1.378181141283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75570298819285">
                <text:p>0.0875570298819285</text:p>
              </table:table-cell>
              <table:table-cell office:value-type="float" office:value="1.45700335078355">
                <text:p>1.457003350783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956853392546893">
                <text:p>0.0956853392546893</text:p>
              </table:table-cell>
              <table:table-cell office:value-type="float" office:value="1.20611847616318">
                <text:p>1.206118476163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985044758249488">
                <text:p>0.0985044758249488</text:p>
              </table:table-cell>
              <table:table-cell office:value-type="float" office:value="1.29212335430525">
                <text:p>1.292123354305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78219065883766">
                <text:p>0.078219065883766</text:p>
              </table:table-cell>
              <table:table-cell office:value-type="float" office:value="1.42461791688887">
                <text:p>1.4246179168888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69509417718897">
                <text:p>0.0869509417718897</text:p>
              </table:table-cell>
              <table:table-cell office:value-type="float" office:value="1.11050047083861">
                <text:p>1.110500470838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644343304059779">
                <text:p>0.0644343304059779</text:p>
              </table:table-cell>
              <table:table-cell office:value-type="float" office:value="1.52165241661068">
                <text:p>1.521652416610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12089997042333">
                <text:p>0.112089997042333</text:p>
              </table:table-cell>
              <table:table-cell office:value-type="float" office:value="1.05686370355801">
                <text:p>1.056863703558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277796052266947">
                <text:p>0.00277796052266947</text:p>
              </table:table-cell>
              <table:table-cell office:value-type="float" office:value="1.04208833576801">
                <text:p>1.042088335768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3907872394581">
                <text:p>0.013907872394581</text:p>
              </table:table-cell>
              <table:table-cell office:value-type="float" office:value="1.26958482533357">
                <text:p>1.269584825333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20030392736145">
                <text:p>0.0320030392736145</text:p>
              </table:table-cell>
              <table:table-cell office:value-type="float" office:value="1.2579346564275">
                <text:p>1.25793465642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74538746881687">
                <text:p>0.174538746881687</text:p>
              </table:table-cell>
              <table:table-cell office:value-type="float" office:value="0.57430301002589">
                <text:p>0.574303010025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268494751097427">
                <text:p>0.0268494751097427</text:p>
              </table:table-cell>
              <table:table-cell office:value-type="float" office:value="1.20495928220528">
                <text:p>1.204959282205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30851539716564">
                <text:p>0.130851539716564</text:p>
              </table:table-cell>
              <table:table-cell office:value-type="float" office:value="1.38405297172721">
                <text:p>1.384052971727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06779502973788">
                <text:p>0.206779502973788</text:p>
              </table:table-cell>
              <table:table-cell office:value-type="float" office:value="1.48065149352058">
                <text:p>1.480651493520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12254204072006">
                <text:p>0.0812254204072006</text:p>
              </table:table-cell>
              <table:table-cell office:value-type="float" office:value="1.36029240223838">
                <text:p>1.3602924022383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66044550330197">
                <text:p>0.066044550330197</text:p>
              </table:table-cell>
              <table:table-cell office:value-type="float" office:value="1.74339096345163">
                <text:p>1.743390963451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431519781614447">
                <text:p>0.0431519781614447</text:p>
              </table:table-cell>
              <table:table-cell office:value-type="float" office:value="1.02267987224817">
                <text:p>1.022679872248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251698499982012">
                <text:p>0.0251698499982012</text:p>
              </table:table-cell>
              <table:table-cell office:value-type="float" office:value="1.05375941055698">
                <text:p>1.053759410556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09656382234405">
                <text:p>0.0809656382234405</text:p>
              </table:table-cell>
              <table:table-cell office:value-type="float" office:value="0.708658898436827">
                <text:p>0.7086588984368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12340202921769">
                <text:p>0.312340202921769</text:p>
              </table:table-cell>
              <table:table-cell office:value-type="float" office:value="1.07729734235262">
                <text:p>1.077297342352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489282604798468">
                <text:p>0.0489282604798468</text:p>
              </table:table-cell>
              <table:table-cell office:value-type="float" office:value="1.11388368125255">
                <text:p>1.113883681252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52168870787136">
                <text:p>0.0152168870787136</text:p>
              </table:table-cell>
              <table:table-cell office:value-type="float" office:value="1.12643641335631">
                <text:p>1.126436413356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771638629802813">
                <text:p>0.0771638629802813</text:p>
              </table:table-cell>
              <table:table-cell office:value-type="float" office:value="1.23474988899478">
                <text:p>1.2347498889947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705336850938491">
                <text:p>0.0705336850938491</text:p>
              </table:table-cell>
              <table:table-cell office:value-type="float" office:value="1.44474894651729">
                <text:p>1.444748946517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33900739964641">
                <text:p>0.033900739964641</text:p>
              </table:table-cell>
              <table:table-cell office:value-type="float" office:value="1.882208669791">
                <text:p>1.8822086697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778211294188319">
                <text:p>0.00778211294188319</text:p>
              </table:table-cell>
              <table:table-cell office:value-type="float" office:value="1.24439253780939">
                <text:p>1.244392537809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234983204896303">
                <text:p>0.0234983204896303</text:p>
              </table:table-cell>
              <table:table-cell office:value-type="float" office:value="0.901208517956547">
                <text:p>0.90120851795654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953466238715919">
                <text:p>0.00953466238715919</text:p>
              </table:table-cell>
              <table:table-cell office:value-type="float" office:value="1.06727203264341">
                <text:p>1.067272032643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481373505792969">
                <text:p>0.0481373505792969</text:p>
              </table:table-cell>
              <table:table-cell office:value-type="float" office:value="0.96617075803321">
                <text:p>0.966170758033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803206229563027">
                <text:p>0.00803206229563027</text:p>
              </table:table-cell>
              <table:table-cell office:value-type="float" office:value="0.742257239091689">
                <text:p>0.7422572390916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00712335867704">
                <text:p>0.0800712335867704</text:p>
              </table:table-cell>
              <table:table-cell office:value-type="float" office:value="1.22552609578027">
                <text:p>1.225526095780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42626976191888">
                <text:p>0.142626976191888</text:p>
              </table:table-cell>
              <table:table-cell office:value-type="float" office:value="1.26243725611777">
                <text:p>1.262437256117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67439232858467">
                <text:p>0.067439232858467</text:p>
              </table:table-cell>
              <table:table-cell office:value-type="float" office:value="1.18951157492443">
                <text:p>1.189511574924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72626181237865">
                <text:p>0.172626181237865</text:p>
              </table:table-cell>
              <table:table-cell office:value-type="float" office:value="1.66548746477606">
                <text:p>1.665487464776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92396385899176">
                <text:p>0.0192396385899176</text:p>
              </table:table-cell>
              <table:table-cell office:value-type="float" office:value="1.15532995403596">
                <text:p>1.155329954035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84875577822742">
                <text:p>0.0884875577822742</text:p>
              </table:table-cell>
              <table:table-cell office:value-type="float" office:value="1.448368401244">
                <text:p>1.4483684012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64140707058444">
                <text:p>0.064140707058444</text:p>
              </table:table-cell>
              <table:table-cell office:value-type="float" office:value="1.48516250225334">
                <text:p>1.485162502253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77474794298178">
                <text:p>0.177474794298178</text:p>
              </table:table-cell>
              <table:table-cell office:value-type="float" office:value="1.12079137942055">
                <text:p>1.120791379420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227549168412224">
                <text:p>0.0227549168412224</text:p>
              </table:table-cell>
              <table:table-cell office:value-type="float" office:value="1.36869898951004">
                <text:p>1.368698989510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39891912955661">
                <text:p>0.139891912955661</text:p>
              </table:table-cell>
              <table:table-cell office:value-type="float" office:value="1.79269080683621">
                <text:p>1.792690806836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231175177646542">
                <text:p>0.0231175177646542</text:p>
              </table:table-cell>
              <table:table-cell office:value-type="float" office:value="1.49874193710113">
                <text:p>1.498741937101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739225175367513">
                <text:p>0.0739225175367513</text:p>
              </table:table-cell>
              <table:table-cell office:value-type="float" office:value="1.35685609989903">
                <text:p>1.356856099899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11335809707655">
                <text:p>0.111335809707655</text:p>
              </table:table-cell>
              <table:table-cell office:value-type="float" office:value="1.30951281790395">
                <text:p>1.309512817903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36455896657814">
                <text:p>0.036455896657814</text:p>
              </table:table-cell>
              <table:table-cell office:value-type="float" office:value="1.45358591246703">
                <text:p>1.453585912467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06673940542775">
                <text:p>0.206673940542775</text:p>
              </table:table-cell>
              <table:table-cell office:value-type="float" office:value="1.7197537263726">
                <text:p>1.71975372637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44055434220031">
                <text:p>0.0844055434220031</text:p>
              </table:table-cell>
              <table:table-cell office:value-type="float" office:value="1.39452791370827">
                <text:p>1.394527913708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58582452522306">
                <text:p>0.0758582452522306</text:p>
              </table:table-cell>
              <table:table-cell office:value-type="float" office:value="1.45576154113385">
                <text:p>1.455761541133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384259973681765">
                <text:p>0.0384259973681765</text:p>
              </table:table-cell>
              <table:table-cell office:value-type="float" office:value="1.44613302576019">
                <text:p>1.446133025760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486496378839042">
                <text:p>0.0486496378839042</text:p>
              </table:table-cell>
              <table:table-cell office:value-type="float" office:value="1.56710604441145">
                <text:p>1.56710604441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05670092913917">
                <text:p>0.00305670092913917</text:p>
              </table:table-cell>
              <table:table-cell office:value-type="float" office:value="1.1763412467052">
                <text:p>1.17634124670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7147132960769">
                <text:p>0.047147132960769</text:p>
              </table:table-cell>
              <table:table-cell office:value-type="float" office:value="1.37627850368558">
                <text:p>1.376278503685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459358249098942">
                <text:p>0.0459358249098942</text:p>
              </table:table-cell>
              <table:table-cell office:value-type="float" office:value="1.26442822828863">
                <text:p>1.264428228288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93701169140533">
                <text:p>0.193701169140533</text:p>
              </table:table-cell>
              <table:table-cell office:value-type="float" office:value="1.04357918351889">
                <text:p>1.043579183518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18794810179841">
                <text:p>0.118794810179841</text:p>
              </table:table-cell>
              <table:table-cell office:value-type="float" office:value="1.75312762118928">
                <text:p>1.753127621189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97856886097644">
                <text:p>0.0897856886097644</text:p>
              </table:table-cell>
              <table:table-cell office:value-type="float" office:value="1.28007660626059">
                <text:p>1.2800766062605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34955735605521">
                <text:p>0.0134955735605521</text:p>
              </table:table-cell>
              <table:table-cell office:value-type="float" office:value="1.22720961041503">
                <text:p>1.227209610415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70188600436086">
                <text:p>0.170188600436086</text:p>
              </table:table-cell>
              <table:table-cell office:value-type="float" office:value="2.55808746318022">
                <text:p>2.558087463180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443981805040191">
                <text:p>0.0443981805040191</text:p>
              </table:table-cell>
              <table:table-cell office:value-type="float" office:value="2.30065060505068">
                <text:p>2.300650605050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05408430824496">
                <text:p>0.105408430824496</text:p>
              </table:table-cell>
              <table:table-cell office:value-type="float" office:value="1.75753190722834">
                <text:p>1.757531907228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368838848274512">
                <text:p>0.0368838848274512</text:p>
              </table:table-cell>
              <table:table-cell office:value-type="float" office:value="1.54359887609219">
                <text:p>1.543598876092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02997163262141">
                <text:p>0.0102997163262141</text:p>
              </table:table-cell>
              <table:table-cell office:value-type="float" office:value="1.47217804503453">
                <text:p>1.472178045034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19008611700135">
                <text:p>0.0119008611700135</text:p>
              </table:table-cell>
              <table:table-cell office:value-type="float" office:value="1.5901538629599">
                <text:p>1.59015386295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548557791561406">
                <text:p>0.00548557791561406</text:p>
              </table:table-cell>
              <table:table-cell office:value-type="float" office:value="1.62711949463766">
                <text:p>1.627119494637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03031488377504">
                <text:p>0.103031488377504</text:p>
              </table:table-cell>
              <table:table-cell office:value-type="float" office:value="1.14378112664498">
                <text:p>1.143781126644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05168450364403">
                <text:p>0.205168450364403</text:p>
              </table:table-cell>
              <table:table-cell office:value-type="float" office:value="1.15723922794698">
                <text:p>1.157239227946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372266067337478">
                <text:p>0.0372266067337478</text:p>
              </table:table-cell>
              <table:table-cell office:value-type="float" office:value="1.61071853452854">
                <text:p>1.610718534528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32595094563698">
                <text:p>0.332595094563698</text:p>
              </table:table-cell>
              <table:table-cell office:value-type="float" office:value="1.33712750612499">
                <text:p>1.337127506124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23027845507345">
                <text:p>0.323027845507345</text:p>
              </table:table-cell>
              <table:table-cell office:value-type="float" office:value="1.96300777446918">
                <text:p>1.963007774469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99066071349403">
                <text:p>0.0899066071349403</text:p>
              </table:table-cell>
              <table:table-cell office:value-type="float" office:value="1.35665552263769">
                <text:p>1.356655522637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266068081268006">
                <text:p>0.0266068081268006</text:p>
              </table:table-cell>
              <table:table-cell office:value-type="float" office:value="1.51505802222528">
                <text:p>1.515058022225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76829570229004">
                <text:p>0.176829570229004</text:p>
              </table:table-cell>
              <table:table-cell office:value-type="float" office:value="1.27080920872686">
                <text:p>1.270809208726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33885448121388">
                <text:p>0.233885448121388</text:p>
              </table:table-cell>
              <table:table-cell office:value-type="float" office:value="1.3775929244261">
                <text:p>1.37759292442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48033183649467">
                <text:p>0.348033183649467</text:p>
              </table:table-cell>
              <table:table-cell office:value-type="float" office:value="1.41174448158644">
                <text:p>1.411744481586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688215599000816">
                <text:p>0.0688215599000816</text:p>
              </table:table-cell>
              <table:table-cell office:value-type="float" office:value="1.42268855903401">
                <text:p>1.422688559034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84293955985858">
                <text:p>0.0284293955985858</text:p>
              </table:table-cell>
              <table:table-cell office:value-type="float" office:value="1.36792460186148">
                <text:p>1.367924601861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35207827805425">
                <text:p>0.035207827805425</text:p>
              </table:table-cell>
              <table:table-cell office:value-type="float" office:value="1.48112200732188">
                <text:p>1.481122007321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396899604827114">
                <text:p>0.0396899604827114</text:p>
              </table:table-cell>
              <table:table-cell office:value-type="float" office:value="1.99066441318589">
                <text:p>1.990664413185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09510791976936">
                <text:p>0.109510791976936</text:p>
              </table:table-cell>
              <table:table-cell office:value-type="float" office:value="1.32793433334316">
                <text:p>1.327934333343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76097117283239">
                <text:p>0.176097117283239</text:p>
              </table:table-cell>
              <table:table-cell office:value-type="float" office:value="1.34981019939167">
                <text:p>1.349810199391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641616780873543">
                <text:p>0.00641616780873543</text:p>
              </table:table-cell>
              <table:table-cell office:value-type="float" office:value="1.22209552128819">
                <text:p>1.222095521288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37238635312921">
                <text:p>0.0137238635312921</text:p>
              </table:table-cell>
              <table:table-cell office:value-type="float" office:value="1.44759526932871">
                <text:p>1.447595269328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0729013128827">
                <text:p>0.20729013128827</text:p>
              </table:table-cell>
              <table:table-cell office:value-type="float" office:value="0.711663341225681">
                <text:p>0.7116633412256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659988428647112">
                <text:p>0.0659988428647112</text:p>
              </table:table-cell>
              <table:table-cell office:value-type="float" office:value="0.700343150351222">
                <text:p>0.7003431503512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18701536919818">
                <text:p>0.118701536919818</text:p>
              </table:table-cell>
              <table:table-cell office:value-type="float" office:value="1.45981880149338">
                <text:p>1.459818801493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28770673729984">
                <text:p>0.128770673729984</text:p>
              </table:table-cell>
              <table:table-cell office:value-type="float" office:value="1.01718715537734">
                <text:p>1.017187155377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61519917376831">
                <text:p>0.061519917376831</text:p>
              </table:table-cell>
              <table:table-cell office:value-type="float" office:value="1.05255959480484">
                <text:p>1.052559594804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82719277748644">
                <text:p>0.082719277748644</text:p>
              </table:table-cell>
              <table:table-cell office:value-type="float" office:value="1.67463015216183">
                <text:p>1.674630152161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30583657830721">
                <text:p>0.0730583657830721</text:p>
              </table:table-cell>
              <table:table-cell office:value-type="float" office:value="1.52967596165642">
                <text:p>1.529675961656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18150336009502">
                <text:p>0.118150336009502</text:p>
              </table:table-cell>
              <table:table-cell office:value-type="float" office:value="1.36690091695184">
                <text:p>1.366900916951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383009571158456">
                <text:p>0.0383009571158456</text:p>
              </table:table-cell>
              <table:table-cell office:value-type="float" office:value="1.41249200427167">
                <text:p>1.412492004271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335727088838919">
                <text:p>0.0335727088838919</text:p>
              </table:table-cell>
              <table:table-cell office:value-type="float" office:value="1.05537535482209">
                <text:p>1.055375354822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42661023284179">
                <text:p>0.142661023284179</text:p>
              </table:table-cell>
              <table:table-cell office:value-type="float" office:value="1.05020302678976">
                <text:p>1.050203026789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645275598873721">
                <text:p>0.0645275598873721</text:p>
              </table:table-cell>
              <table:table-cell office:value-type="float" office:value="1.01485994789012">
                <text:p>1.014859947890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501823608423971">
                <text:p>0.0501823608423971</text:p>
              </table:table-cell>
              <table:table-cell office:value-type="float" office:value="1.23449427662611">
                <text:p>1.234494276626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374530153633613">
                <text:p>0.0374530153633613</text:p>
              </table:table-cell>
              <table:table-cell office:value-type="float" office:value="1.15549896625776">
                <text:p>1.155498966257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345939379085192">
                <text:p>0.0345939379085192</text:p>
              </table:table-cell>
              <table:table-cell office:value-type="float" office:value="1.63967813989924">
                <text:p>1.639678139899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385824343765206">
                <text:p>0.0385824343765206</text:p>
              </table:table-cell>
              <table:table-cell office:value-type="float" office:value="2.06612882948118">
                <text:p>2.06612882948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77427622480253">
                <text:p>0.177427622480253</text:p>
              </table:table-cell>
              <table:table-cell office:value-type="float" office:value="1.4908549460977">
                <text:p>1.49085494609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954419611358187">
                <text:p>0.0954419611358187</text:p>
              </table:table-cell>
              <table:table-cell office:value-type="float" office:value="1.1962548841192">
                <text:p>1.19625488411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622314642859338">
                <text:p>0.0622314642859338</text:p>
              </table:table-cell>
              <table:table-cell office:value-type="float" office:value="1.16603489763091">
                <text:p>1.166034897630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485294085147972">
                <text:p>0.00485294085147972</text:p>
              </table:table-cell>
              <table:table-cell office:value-type="float" office:value="1.15915610962677">
                <text:p>1.1591561096267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82088738798888">
                <text:p>0.0182088738798888</text:p>
              </table:table-cell>
              <table:table-cell office:value-type="float" office:value="1.15088515561688">
                <text:p>1.150885155616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82077006256764">
                <text:p>0.0282077006256764</text:p>
              </table:table-cell>
              <table:table-cell office:value-type="float" office:value="1.33033866835629">
                <text:p>1.330338668356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19980039375271">
                <text:p>0.219980039375271</text:p>
              </table:table-cell>
              <table:table-cell office:value-type="float" office:value="1.07194161067309">
                <text:p>1.071941610673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14792152787656">
                <text:p>0.214792152787656</text:p>
              </table:table-cell>
              <table:table-cell office:value-type="float" office:value="1.46709001174572">
                <text:p>1.467090011745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754022345524087">
                <text:p>0.0754022345524087</text:p>
              </table:table-cell>
              <table:table-cell office:value-type="float" office:value="1.39319422723687">
                <text:p>1.393194227236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844809513099285">
                <text:p>0.0844809513099285</text:p>
              </table:table-cell>
              <table:table-cell office:value-type="float" office:value="1.38123690463706">
                <text:p>1.381236904637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861585146731361">
                <text:p>0.0861585146731361</text:p>
              </table:table-cell>
              <table:table-cell office:value-type="float" office:value="1.52888945845512">
                <text:p>1.528889458455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6100563874756">
                <text:p>0.46100563874756</text:p>
              </table:table-cell>
              <table:table-cell office:value-type="float" office:value="1.47620476955813">
                <text:p>1.476204769558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714697369254686">
                <text:p>0.0714697369254686</text:p>
              </table:table-cell>
              <table:table-cell office:value-type="float" office:value="1.31258575145492">
                <text:p>1.312585751454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70151272431313">
                <text:p>0.0170151272431313</text:p>
              </table:table-cell>
              <table:table-cell office:value-type="float" office:value="1.08054395679129">
                <text:p>1.080543956791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95385082633907">
                <text:p>0.00795385082633907</text:p>
              </table:table-cell>
              <table:table-cell office:value-type="float" office:value="1.52980186362887">
                <text:p>1.529801863628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97477338420221">
                <text:p>0.197477338420221</text:p>
              </table:table-cell>
              <table:table-cell office:value-type="float" office:value="1.12035843346449">
                <text:p>1.120358433464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26664716299597">
                <text:p>0.426664716299597</text:p>
              </table:table-cell>
              <table:table-cell office:value-type="float" office:value="1.08253789296658">
                <text:p>1.082537892966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860011549013305">
                <text:p>0.0860011549013305</text:p>
              </table:table-cell>
              <table:table-cell office:value-type="float" office:value="1.14520309355834">
                <text:p>1.145203093558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145235061749">
                <text:p>0.19145235061749</text:p>
              </table:table-cell>
              <table:table-cell office:value-type="float" office:value="1.07149952898423">
                <text:p>1.071499528984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388202095792318">
                <text:p>0.0388202095792318</text:p>
              </table:table-cell>
              <table:table-cell office:value-type="float" office:value="1.51370401004937">
                <text:p>1.513704010049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71553396865622">
                <text:p>0.171553396865622</text:p>
              </table:table-cell>
              <table:table-cell office:value-type="float" office:value="1.44931184374986">
                <text:p>1.44931184374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44265190231575">
                <text:p>0.144265190231575</text:p>
              </table:table-cell>
              <table:table-cell office:value-type="float" office:value="0.834810940425895">
                <text:p>0.8348109404258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89502226767622">
                <text:p>0.0189502226767622</text:p>
              </table:table-cell>
              <table:table-cell office:value-type="float" office:value="0.772329217886889">
                <text:p>0.7723292178868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296879094579102">
                <text:p>0.00296879094579102</text:p>
              </table:table-cell>
              <table:table-cell office:value-type="float" office:value="1.08872085249621">
                <text:p>1.088720852496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522450900833873">
                <text:p>0.0522450900833873</text:p>
              </table:table-cell>
              <table:table-cell office:value-type="float" office:value="0.906499490953542">
                <text:p>0.9064994909535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486861752533716">
                <text:p>0.0486861752533716</text:p>
              </table:table-cell>
              <table:table-cell office:value-type="float" office:value="1.0194075642899">
                <text:p>1.01940756428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205581473222183">
                <text:p>0.0205581473222183</text:p>
              </table:table-cell>
              <table:table-cell office:value-type="float" office:value="1.04397559370005">
                <text:p>1.043975593700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755923177057412">
                <text:p>0.0755923177057412</text:p>
              </table:table-cell>
              <table:table-cell office:value-type="float" office:value="1.10810239242791">
                <text:p>1.108102392427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514399228788938">
                <text:p>0.0514399228788938</text:p>
              </table:table-cell>
              <table:table-cell office:value-type="float" office:value="1.16256109943303">
                <text:p>1.162561099433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261464577795575">
                <text:p>0.00261464577795575</text:p>
              </table:table-cell>
              <table:table-cell office:value-type="float" office:value="1.19773811854247">
                <text:p>1.197738118542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0159657978867">
                <text:p>0.180159657978867</text:p>
              </table:table-cell>
              <table:table-cell office:value-type="float" office:value="1.83499797970742">
                <text:p>1.834997979707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273397767006019">
                <text:p>0.0273397767006019</text:p>
              </table:table-cell>
              <table:table-cell office:value-type="float" office:value="1.09674558545036">
                <text:p>1.096745585450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45305131115149">
                <text:p>0.00745305131115149</text:p>
              </table:table-cell>
              <table:table-cell office:value-type="float" office:value="1.08797681346348">
                <text:p>1.087976813463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924456534118184">
                <text:p>0.0924456534118184</text:p>
              </table:table-cell>
              <table:table-cell office:value-type="float" office:value="1.16599728409023">
                <text:p>1.165997284090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869204618001176">
                <text:p>0.00869204618001176</text:p>
              </table:table-cell>
              <table:table-cell office:value-type="float" office:value="1.24390500639452">
                <text:p>1.243905006394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71680732326543">
                <text:p>0.0371680732326543</text:p>
              </table:table-cell>
              <table:table-cell office:value-type="float" office:value="1.40009423957155">
                <text:p>1.400094239571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28600113269123">
                <text:p>0.128600113269123</text:p>
              </table:table-cell>
              <table:table-cell office:value-type="float" office:value="1.30027256286444">
                <text:p>1.300272562864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17193719279344">
                <text:p>0.117193719279344</text:p>
              </table:table-cell>
              <table:table-cell office:value-type="float" office:value="1.52229842057245">
                <text:p>1.522298420572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453705092727129">
                <text:p>0.0453705092727129</text:p>
              </table:table-cell>
              <table:table-cell office:value-type="float" office:value="1.08935390766742">
                <text:p>1.089353907667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5778720884959">
                <text:p>0.015778720884959</text:p>
              </table:table-cell>
              <table:table-cell office:value-type="float" office:value="1.07657167003749">
                <text:p>1.076571670037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88141481778681">
                <text:p>0.288141481778681</text:p>
              </table:table-cell>
              <table:table-cell office:value-type="float" office:value="1.02708210235627">
                <text:p>1.027082102356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73808114750298">
                <text:p>0.0173808114750298</text:p>
              </table:table-cell>
              <table:table-cell office:value-type="float" office:value="0.997710818981027">
                <text:p>0.9977108189810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396811119879001">
                <text:p>0.00396811119879001</text:p>
              </table:table-cell>
              <table:table-cell office:value-type="float" office:value="0.996197198504686">
                <text:p>0.9961971985046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238412072214285">
                <text:p>0.0238412072214285</text:p>
              </table:table-cell>
              <table:table-cell office:value-type="float" office:value="1.11795892593444">
                <text:p>1.117958925934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684109653735908">
                <text:p>0.0684109653735908</text:p>
              </table:table-cell>
              <table:table-cell office:value-type="float" office:value="0.781120377806171">
                <text:p>0.7811203778061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800831815457463">
                <text:p>0.0800831815457463</text:p>
              </table:table-cell>
              <table:table-cell office:value-type="float" office:value="1.10260413916775">
                <text:p>1.102604139167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85635972516805">
                <text:p>0.0285635972516805</text:p>
              </table:table-cell>
              <table:table-cell office:value-type="float" office:value="1.04110983154371">
                <text:p>1.041109831543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80603385302432">
                <text:p>0.0780603385302432</text:p>
              </table:table-cell>
              <table:table-cell office:value-type="float" office:value="1.36634605789893">
                <text:p>1.366346057898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706713922954805">
                <text:p>0.0706713922954805</text:p>
              </table:table-cell>
              <table:table-cell office:value-type="float" office:value="1.25721338575952">
                <text:p>1.257213385759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96932358903642">
                <text:p>0.0396932358903642</text:p>
              </table:table-cell>
              <table:table-cell office:value-type="float" office:value="1.3138481654977">
                <text:p>1.313848165497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58074058425458">
                <text:p>0.158074058425458</text:p>
              </table:table-cell>
              <table:table-cell office:value-type="float" office:value="1.51659338065009">
                <text:p>1.516593380650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409966109905832">
                <text:p>0.0409966109905832</text:p>
              </table:table-cell>
              <table:table-cell office:value-type="float" office:value="1.35828672464575">
                <text:p>1.358286724645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6296682146656">
                <text:p>0.026296682146656</text:p>
              </table:table-cell>
              <table:table-cell office:value-type="float" office:value="1.32093853021636">
                <text:p>1.320938530216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06434708284926">
                <text:p>0.0106434708284926</text:p>
              </table:table-cell>
              <table:table-cell office:value-type="float" office:value="1.17243497019">
                <text:p>1.172434970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510233619353838">
                <text:p>0.0510233619353838</text:p>
              </table:table-cell>
              <table:table-cell office:value-type="float" office:value="1.18294264812721">
                <text:p>1.182942648127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357982649264159">
                <text:p>0.0357982649264159</text:p>
              </table:table-cell>
              <table:table-cell office:value-type="float" office:value="1.08250693348236">
                <text:p>1.082506933482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570647440318781">
                <text:p>0.00570647440318781</text:p>
              </table:table-cell>
              <table:table-cell office:value-type="float" office:value="1.04111369461235">
                <text:p>1.041113694612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891940496950863">
                <text:p>0.0891940496950863</text:p>
              </table:table-cell>
              <table:table-cell office:value-type="float" office:value="1.26088436936455">
                <text:p>1.260884369364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506385432771317">
                <text:p>0.0506385432771317</text:p>
              </table:table-cell>
              <table:table-cell office:value-type="float" office:value="1.28195537203768">
                <text:p>1.281955372037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35400382163223">
                <text:p>0.0135400382163223</text:p>
              </table:table-cell>
              <table:table-cell office:value-type="float" office:value="1.00961527453587">
                <text:p>1.009615274535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234584482451383">
                <text:p>0.00234584482451383</text:p>
              </table:table-cell>
              <table:table-cell office:value-type="float" office:value="1.22640797457279">
                <text:p>1.226407974572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24047134424392">
                <text:p>0.124047134424392</text:p>
              </table:table-cell>
              <table:table-cell office:value-type="float" office:value="1.23952901480435">
                <text:p>1.239529014804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861812363058561">
                <text:p>0.0861812363058561</text:p>
              </table:table-cell>
              <table:table-cell office:value-type="float" office:value="1.16714738661216">
                <text:p>1.16714738661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07212039373472">
                <text:p>0.107212039373472</text:p>
              </table:table-cell>
              <table:table-cell office:value-type="float" office:value="1.90094192243608">
                <text:p>1.900941922436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73988390395081">
                <text:p>0.173988390395081</text:p>
              </table:table-cell>
              <table:table-cell office:value-type="float" office:value="1.23808179071057">
                <text:p>1.238081790710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981425985656743">
                <text:p>0.0981425985656743</text:p>
              </table:table-cell>
              <table:table-cell office:value-type="float" office:value="1.10048170004383">
                <text:p>1.100481700043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382559043927662">
                <text:p>0.0382559043927662</text:p>
              </table:table-cell>
              <table:table-cell office:value-type="float" office:value="1.11739162492773">
                <text:p>1.117391624927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20585350680954">
                <text:p>0.0020585350680954</text:p>
              </table:table-cell>
              <table:table-cell office:value-type="float" office:value="1.03933823488074">
                <text:p>1.039338234880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50820070374175">
                <text:p>0.0250820070374175</text:p>
              </table:table-cell>
              <table:table-cell office:value-type="float" office:value="1.44292173351318">
                <text:p>1.442921733513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11747012188587">
                <text:p>0.211747012188587</text:p>
              </table:table-cell>
              <table:table-cell office:value-type="float" office:value="1.20439076415561">
                <text:p>1.204390764155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674581294656188">
                <text:p>0.0674581294656188</text:p>
              </table:table-cell>
              <table:table-cell office:value-type="float" office:value="0.587141759418753">
                <text:p>0.5871417594187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3750589459588">
                <text:p>0.13750589459588</text:p>
              </table:table-cell>
              <table:table-cell office:value-type="float" office:value="1.0978869266538">
                <text:p>1.09788692665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72557435545281">
                <text:p>0.00872557435545281</text:p>
              </table:table-cell>
              <table:table-cell office:value-type="float" office:value="1.1442239496747">
                <text:p>1.14422394967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78004162095992">
                <text:p>0.0278004162095992</text:p>
              </table:table-cell>
              <table:table-cell office:value-type="float" office:value="1.13887868414814">
                <text:p>1.138878684148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99844086816301">
                <text:p>0.00899844086816301</text:p>
              </table:table-cell>
              <table:table-cell office:value-type="float" office:value="1.53629895938017">
                <text:p>1.536298959380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661616334352099">
                <text:p>0.00661616334352099</text:p>
              </table:table-cell>
              <table:table-cell office:value-type="float" office:value="1.18958064954172">
                <text:p>1.189580649541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31147251817553">
                <text:p>0.0031147251817553</text:p>
              </table:table-cell>
              <table:table-cell office:value-type="float" office:value="1.2072847406873">
                <text:p>1.20728474068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513915930140583">
                <text:p>0.00513915930140583</text:p>
              </table:table-cell>
              <table:table-cell office:value-type="float" office:value="1.16687927862303">
                <text:p>1.166879278623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318073333231344">
                <text:p>0.00318073333231344</text:p>
              </table:table-cell>
              <table:table-cell office:value-type="float" office:value="1.19297756552098">
                <text:p>1.192977565520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275415674481741">
                <text:p>0.0275415674481741</text:p>
              </table:table-cell>
              <table:table-cell office:value-type="float" office:value="1.51859090748379">
                <text:p>1.518590907483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0797397421508">
                <text:p>0.20797397421508</text:p>
              </table:table-cell>
              <table:table-cell office:value-type="float" office:value="1.56718224223813">
                <text:p>1.567182242238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561914449950564">
                <text:p>0.0561914449950564</text:p>
              </table:table-cell>
              <table:table-cell office:value-type="float" office:value="1.32621869699667">
                <text:p>1.326218696996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932257396730064">
                <text:p>0.0932257396730064</text:p>
              </table:table-cell>
              <table:table-cell office:value-type="float" office:value="1.35268945940738">
                <text:p>1.3526894594073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315474107318247">
                <text:p>0.0315474107318247</text:p>
              </table:table-cell>
              <table:table-cell office:value-type="float" office:value="1.4737181394133">
                <text:p>1.47371813941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60321030035912">
                <text:p>0.0260321030035912</text:p>
              </table:table-cell>
              <table:table-cell office:value-type="float" office:value="1.34142413299156">
                <text:p>1.341424132991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12369701219318">
                <text:p>0.112369701219318</text:p>
              </table:table-cell>
              <table:table-cell office:value-type="float" office:value="1.95700864253902">
                <text:p>1.957008642539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772875695368081">
                <text:p>0.0772875695368081</text:p>
              </table:table-cell>
              <table:table-cell office:value-type="float" office:value="1.7568473339755">
                <text:p>1.75684733397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968663803500628">
                <text:p>0.0968663803500628</text:p>
              </table:table-cell>
              <table:table-cell office:value-type="float" office:value="1.84965132836482">
                <text:p>1.849651328364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7776072230125">
                <text:p>0.197776072230125</text:p>
              </table:table-cell>
              <table:table-cell office:value-type="float" office:value="1.5016536520448">
                <text:p>1.50165365204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975306145135417">
                <text:p>0.00975306145135417</text:p>
              </table:table-cell>
              <table:table-cell office:value-type="float" office:value="1.37221499768202">
                <text:p>1.372214997682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16600530221897">
                <text:p>0.216600530221897</text:p>
              </table:table-cell>
              <table:table-cell office:value-type="float" office:value="1.1798987926769">
                <text:p>1.17989879267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46885086232861">
                <text:p>0.046885086232861</text:p>
              </table:table-cell>
              <table:table-cell office:value-type="float" office:value="1.25179872322931">
                <text:p>1.251798723229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58428588365334">
                <text:p>0.0058428588365334</text:p>
              </table:table-cell>
              <table:table-cell office:value-type="float" office:value="1.20122682848564">
                <text:p>1.201226828485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797696752528686">
                <text:p>0.00797696752528686</text:p>
              </table:table-cell>
              <table:table-cell office:value-type="float" office:value="1.15844549831834">
                <text:p>1.158445498318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47882626600848">
                <text:p>0.0347882626600848</text:p>
              </table:table-cell>
              <table:table-cell office:value-type="float" office:value="1.30226788199959">
                <text:p>1.302267881999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08276422619302">
                <text:p>0.208276422619302</text:p>
              </table:table-cell>
              <table:table-cell office:value-type="float" office:value="1.73808329042772">
                <text:p>1.738083290427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864158750304746">
                <text:p>0.0864158750304746</text:p>
              </table:table-cell>
              <table:table-cell office:value-type="float" office:value="2.09541214019474">
                <text:p>2.095412140194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27288333085986">
                <text:p>0.227288333085986</text:p>
              </table:table-cell>
              <table:table-cell office:value-type="float" office:value="1.1536011554207">
                <text:p>1.15360115542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380082994350232">
                <text:p>0.0380082994350232</text:p>
              </table:table-cell>
              <table:table-cell office:value-type="float" office:value="1.1463786483655">
                <text:p>1.14637864836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693683659264934">
                <text:p>0.0693683659264934</text:p>
              </table:table-cell>
              <table:table-cell office:value-type="float" office:value="1.2880125116628">
                <text:p>1.2880125116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